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3728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1.5508in"/>
    </style:style>
    <style:style style:name="co10" style:family="table-column">
      <style:table-column-properties fo:break-before="auto" style:column-width="2.2583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7437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2.022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1.872in"/>
    </style:style>
    <style:style style:name="co17" style:family="table-column">
      <style:table-column-properties fo:break-before="auto" style:column-width="2.0799in"/>
    </style:style>
    <style:style style:name="co18" style:family="table-column">
      <style:table-column-properties fo:break-before="auto" style:column-width="1.5154in"/>
    </style:style>
    <style:style style:name="co19" style:family="table-column">
      <style:table-column-properties fo:break-before="auto" style:column-width="1.6075in"/>
    </style:style>
    <style:style style:name="co20" style:family="table-column">
      <style:table-column-properties fo:break-before="auto" style:column-width="1.5575in"/>
    </style:style>
    <style:style style:name="co21" style:family="table-column">
      <style:table-column-properties fo:break-before="auto" style:column-width="1.7366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1.572in"/>
    </style:style>
    <style:style style:name="co24" style:family="table-column">
      <style:table-column-properties fo:break-before="auto" style:column-width="1.5862in"/>
    </style:style>
    <style:style style:name="co25" style:family="table-column">
      <style:table-column-properties fo:break-before="auto" style:column-width="2.9016in"/>
    </style:style>
    <style:style style:name="co26" style:family="table-column">
      <style:table-column-properties fo:break-before="auto" style:column-width="1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53322043632295" calcext:value-type="float">
            <text:p>-0,153322043632295</text:p>
          </table:table-cell>
          <table:table-cell office:value-type="float" office:value="-0.333447907719056" calcext:value-type="float">
            <text:p>-0,333447907719056</text:p>
          </table:table-cell>
          <table:table-cell office:value-type="float" office:value="0.0268038204544648" calcext:value-type="float">
            <text:p>0,0268038204544648</text:p>
          </table:table-cell>
          <table:table-cell office:value-type="float" office:value="0.857853411093243" calcext:value-type="float">
            <text:p>0,857853411093243</text:p>
          </table:table-cell>
          <table:table-cell office:value-type="float" office:value="0.716449219141907" calcext:value-type="float">
            <text:p>0,716449219141907</text:p>
          </table:table-cell>
          <table:table-cell office:value-type="float" office:value="1.0271662739834" calcext:value-type="float">
            <text:p>1,0271662739834</text:p>
          </table:table-cell>
          <table:table-cell office:value-type="float" office:value="0.142146588906757" calcext:value-type="float">
            <text:p>0,142146588906757</text:p>
          </table:table-cell>
          <table:table-cell office:value-type="float" office:value="0.283550780858093" calcext:value-type="float">
            <text:p>0,283550780858093</text:p>
          </table:table-cell>
          <table:table-cell office:value-type="float" office:value="-0.0271662739834044" calcext:value-type="float">
            <text:p>-0,0271662739834044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12619820954804" calcext:value-type="float">
            <text:p>-2,12619820954804</text:p>
          </table:table-cell>
          <table:table-cell office:value-type="float" office:value="-2.22528159471833" calcext:value-type="float">
            <text:p>-2,22528159471833</text:p>
          </table:table-cell>
          <table:table-cell office:value-type="float" office:value="-2.02711482437776" calcext:value-type="float">
            <text:p>-2,02711482437776</text:p>
          </table:table-cell>
          <table:table-cell office:value-type="float" office:value="0.11928994824488" calcext:value-type="float">
            <text:p>0,11928994824488</text:p>
          </table:table-cell>
          <table:table-cell office:value-type="float" office:value="0.10803699170475" calcext:value-type="float">
            <text:p>0,10803699170475</text:p>
          </table:table-cell>
          <table:table-cell office:value-type="float" office:value="0.131714994352629" calcext:value-type="float">
            <text:p>0,131714994352629</text:p>
          </table:table-cell>
          <table:table-cell office:value-type="float" office:value="0.88071005175512" calcext:value-type="float">
            <text:p>0,88071005175512</text:p>
          </table:table-cell>
          <table:table-cell office:value-type="float" office:value="0.89196300829525" calcext:value-type="float">
            <text:p>0,89196300829525</text:p>
          </table:table-cell>
          <table:table-cell office:value-type="float" office:value="0.868285005647371" calcext:value-type="float">
            <text:p>0,868285005647371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80889948359254" calcext:value-type="float">
            <text:p>-1,80889948359254</text:p>
          </table:table-cell>
          <table:table-cell office:value-type="float" office:value="-1.87314961592563" calcext:value-type="float">
            <text:p>-1,87314961592563</text:p>
          </table:table-cell>
          <table:table-cell office:value-type="float" office:value="-1.74464935125944" calcext:value-type="float">
            <text:p>-1,74464935125944</text:p>
          </table:table-cell>
          <table:table-cell office:value-type="float" office:value="0.163834340005508" calcext:value-type="float">
            <text:p>0,163834340005508</text:p>
          </table:table-cell>
          <table:table-cell office:value-type="float" office:value="0.153638995132973" calcext:value-type="float">
            <text:p>0,153638995132973</text:p>
          </table:table-cell>
          <table:table-cell office:value-type="float" office:value="0.174706238750189" calcext:value-type="float">
            <text:p>0,174706238750189</text:p>
          </table:table-cell>
          <table:table-cell office:value-type="float" office:value="0.836165659994492" calcext:value-type="float">
            <text:p>0,836165659994492</text:p>
          </table:table-cell>
          <table:table-cell office:value-type="float" office:value="0.846361004867027" calcext:value-type="float">
            <text:p>0,846361004867027</text:p>
          </table:table-cell>
          <table:table-cell office:value-type="float" office:value="0.825293761249811" calcext:value-type="float">
            <text:p>0,825293761249811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1496414037765" calcext:value-type="float">
            <text:p>-1,21496414037765</text:p>
          </table:table-cell>
          <table:table-cell office:value-type="float" office:value="-1.31001301409948" calcext:value-type="float">
            <text:p>-1,31001301409948</text:p>
          </table:table-cell>
          <table:table-cell office:value-type="float" office:value="-1.11991526665581" calcext:value-type="float">
            <text:p>-1,11991526665581</text:p>
          </table:table-cell>
          <table:table-cell office:value-type="float" office:value="0.29672065439388" calcext:value-type="float">
            <text:p>0,29672065439388</text:p>
          </table:table-cell>
          <table:table-cell office:value-type="float" office:value="0.26981654494248" calcext:value-type="float">
            <text:p>0,26981654494248</text:p>
          </table:table-cell>
          <table:table-cell office:value-type="float" office:value="0.326307442572514" calcext:value-type="float">
            <text:p>0,326307442572514</text:p>
          </table:table-cell>
          <table:table-cell office:value-type="float" office:value="0.70327934560612" calcext:value-type="float">
            <text:p>0,70327934560612</text:p>
          </table:table-cell>
          <table:table-cell office:value-type="float" office:value="0.73018345505752" calcext:value-type="float">
            <text:p>0,73018345505752</text:p>
          </table:table-cell>
          <table:table-cell office:value-type="float" office:value="0.673692557427486" calcext:value-type="float">
            <text:p>0,673692557427486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950056920781282" calcext:value-type="float">
            <text:p>-0,950056920781282</text:p>
          </table:table-cell>
          <table:table-cell office:value-type="float" office:value="-1.41625547627516" calcext:value-type="float">
            <text:p>-1,41625547627516</text:p>
          </table:table-cell>
          <table:table-cell office:value-type="float" office:value="-0.483858365287408" calcext:value-type="float">
            <text:p>-0,483858365287408</text:p>
          </table:table-cell>
          <table:table-cell office:value-type="float" office:value="0.386719010479796" calcext:value-type="float">
            <text:p>0,386719010479796</text:p>
          </table:table-cell>
          <table:table-cell office:value-type="float" office:value="0.242620817476521" calcext:value-type="float">
            <text:p>0,242620817476521</text:p>
          </table:table-cell>
          <table:table-cell office:value-type="float" office:value="0.616400499437543" calcext:value-type="float">
            <text:p>0,616400499437543</text:p>
          </table:table-cell>
          <table:table-cell office:value-type="float" office:value="0.613280989520204" calcext:value-type="float">
            <text:p>0,613280989520204</text:p>
          </table:table-cell>
          <table:table-cell office:value-type="float" office:value="0.757379182523479" calcext:value-type="float">
            <text:p>0,757379182523479</text:p>
          </table:table-cell>
          <table:table-cell office:value-type="float" office:value="0.383599500562457" calcext:value-type="float">
            <text:p>0,383599500562457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717302309996614" calcext:value-type="float">
            <text:p>-0,717302309996614</text:p>
          </table:table-cell>
          <table:table-cell office:value-type="float" office:value="-0.903185781150019" calcext:value-type="float">
            <text:p>-0,903185781150019</text:p>
          </table:table-cell>
          <table:table-cell office:value-type="float" office:value="-0.531418838843209" calcext:value-type="float">
            <text:p>-0,531418838843209</text:p>
          </table:table-cell>
          <table:table-cell office:value-type="float" office:value="0.488067135426173" calcext:value-type="float">
            <text:p>0,488067135426173</text:p>
          </table:table-cell>
          <table:table-cell office:value-type="float" office:value="0.405276478771934" calcext:value-type="float">
            <text:p>0,405276478771934</text:p>
          </table:table-cell>
          <table:table-cell office:value-type="float" office:value="0.587770426265377" calcext:value-type="float">
            <text:p>0,587770426265377</text:p>
          </table:table-cell>
          <table:table-cell office:value-type="float" office:value="0.511932864573827" calcext:value-type="float">
            <text:p>0,511932864573827</text:p>
          </table:table-cell>
          <table:table-cell office:value-type="float" office:value="0.594723521228066" calcext:value-type="float">
            <text:p>0,594723521228066</text:p>
          </table:table-cell>
          <table:table-cell office:value-type="float" office:value="0.412229573734623" calcext:value-type="float">
            <text:p>0,412229573734623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87371359237931" calcext:value-type="float">
            <text:p>-0,587371359237931</text:p>
          </table:table-cell>
          <table:table-cell office:value-type="float" office:value="-0.747680243710526" calcext:value-type="float">
            <text:p>-0,747680243710526</text:p>
          </table:table-cell>
          <table:table-cell office:value-type="float" office:value="-0.427062474765337" calcext:value-type="float">
            <text:p>-0,427062474765337</text:p>
          </table:table-cell>
          <table:table-cell office:value-type="float" office:value="0.555786328841958" calcext:value-type="float">
            <text:p>0,555786328841958</text:p>
          </table:table-cell>
          <table:table-cell office:value-type="float" office:value="0.473463599971821" calcext:value-type="float">
            <text:p>0,473463599971821</text:p>
          </table:table-cell>
          <table:table-cell office:value-type="float" office:value="0.652422790993872" calcext:value-type="float">
            <text:p>0,652422790993872</text:p>
          </table:table-cell>
          <table:table-cell office:value-type="float" office:value="0.444213671158042" calcext:value-type="float">
            <text:p>0,444213671158042</text:p>
          </table:table-cell>
          <table:table-cell office:value-type="float" office:value="0.526536400028179" calcext:value-type="float">
            <text:p>0,526536400028179</text:p>
          </table:table-cell>
          <table:table-cell office:value-type="float" office:value="0.347577209006128" calcext:value-type="float">
            <text:p>0,34757720900612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515007864162098" calcext:value-type="float">
            <text:p>-0,515007864162098</text:p>
          </table:table-cell>
          <table:table-cell office:value-type="float" office:value="-0.661975223327074" calcext:value-type="float">
            <text:p>-0,661975223327074</text:p>
          </table:table-cell>
          <table:table-cell office:value-type="float" office:value="-0.368040504997121" calcext:value-type="float">
            <text:p>-0,368040504997121</text:p>
          </table:table-cell>
          <table:table-cell office:value-type="float" office:value="0.597495895795184" calcext:value-type="float">
            <text:p>0,597495895795184</text:p>
          </table:table-cell>
          <table:table-cell office:value-type="float" office:value="0.51583144526527" calcext:value-type="float">
            <text:p>0,51583144526527</text:p>
          </table:table-cell>
          <table:table-cell office:value-type="float" office:value="0.692089148052033" calcext:value-type="float">
            <text:p>0,692089148052033</text:p>
          </table:table-cell>
          <table:table-cell office:value-type="float" office:value="0.402504104204816" calcext:value-type="float">
            <text:p>0,402504104204816</text:p>
          </table:table-cell>
          <table:table-cell office:value-type="float" office:value="0.48416855473473" calcext:value-type="float">
            <text:p>0,48416855473473</text:p>
          </table:table-cell>
          <table:table-cell office:value-type="float" office:value="0.307910851947967" calcext:value-type="float">
            <text:p>0,30791085194796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514597765435377" calcext:value-type="float">
            <text:p>-0,514597765435377</text:p>
          </table:table-cell>
          <table:table-cell office:value-type="float" office:value="-0.611383917363552" calcext:value-type="float">
            <text:p>-0,611383917363552</text:p>
          </table:table-cell>
          <table:table-cell office:value-type="float" office:value="-0.417811613507202" calcext:value-type="float">
            <text:p>-0,417811613507202</text:p>
          </table:table-cell>
          <table:table-cell office:value-type="float" office:value="0.597740978351858" calcext:value-type="float">
            <text:p>0,597740978351858</text:p>
          </table:table-cell>
          <table:table-cell office:value-type="float" office:value="0.542599436452543" calcext:value-type="float">
            <text:p>0,542599436452543</text:p>
          </table:table-cell>
          <table:table-cell office:value-type="float" office:value="0.658486266659228" calcext:value-type="float">
            <text:p>0,658486266659228</text:p>
          </table:table-cell>
          <table:table-cell office:value-type="float" office:value="0.402259021648142" calcext:value-type="float">
            <text:p>0,402259021648142</text:p>
          </table:table-cell>
          <table:table-cell office:value-type="float" office:value="0.457400563547457" calcext:value-type="float">
            <text:p>0,457400563547457</text:p>
          </table:table-cell>
          <table:table-cell office:value-type="float" office:value="0.341513733340772" calcext:value-type="float">
            <text:p>0,341513733340772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440510835061368" calcext:value-type="float">
            <text:p>-0,440510835061368</text:p>
          </table:table-cell>
          <table:table-cell office:value-type="float" office:value="-0.553426668600168" calcext:value-type="float">
            <text:p>-0,553426668600168</text:p>
          </table:table-cell>
          <table:table-cell office:value-type="float" office:value="-0.327595001522567" calcext:value-type="float">
            <text:p>-0,327595001522567</text:p>
          </table:table-cell>
          <table:table-cell office:value-type="float" office:value="0.643707508715592" calcext:value-type="float">
            <text:p>0,643707508715592</text:p>
          </table:table-cell>
          <table:table-cell office:value-type="float" office:value="0.574976178004637" calcext:value-type="float">
            <text:p>0,574976178004637</text:p>
          </table:table-cell>
          <table:table-cell office:value-type="float" office:value="0.720654824717785" calcext:value-type="float">
            <text:p>0,720654824717785</text:p>
          </table:table-cell>
          <table:table-cell office:value-type="float" office:value="0.356292491284408" calcext:value-type="float">
            <text:p>0,356292491284408</text:p>
          </table:table-cell>
          <table:table-cell office:value-type="float" office:value="0.425023821995363" calcext:value-type="float">
            <text:p>0,425023821995363</text:p>
          </table:table-cell>
          <table:table-cell office:value-type="float" office:value="0.279345175282215" calcext:value-type="float">
            <text:p>0,279345175282215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151421733669132" calcext:value-type="float">
            <text:p>0,0151421733669132</text:p>
          </table:table-cell>
          <table:table-cell office:value-type="float" office:value="-0.128019075056732" calcext:value-type="float">
            <text:p>-0,128019075056732</text:p>
          </table:table-cell>
          <table:table-cell office:value-type="float" office:value="0.158303421790558" calcext:value-type="float">
            <text:p>0,158303421790558</text:p>
          </table:table-cell>
          <table:table-cell office:value-type="float" office:value="1.01525739691777" calcext:value-type="float">
            <text:p>1,01525739691777</text:p>
          </table:table-cell>
          <table:table-cell office:value-type="float" office:value="0.879836596051591" calcext:value-type="float">
            <text:p>0,879836596051591</text:p>
          </table:table-cell>
          <table:table-cell office:value-type="float" office:value="1.17152160596854" calcext:value-type="float">
            <text:p>1,17152160596854</text:p>
          </table:table-cell>
          <table:table-cell office:value-type="float" office:value="-0.0152573969177745" calcext:value-type="float">
            <text:p>-0,0152573969177745</text:p>
          </table:table-cell>
          <table:table-cell office:value-type="float" office:value="0.120163403948409" calcext:value-type="float">
            <text:p>0,120163403948409</text:p>
          </table:table-cell>
          <table:table-cell office:value-type="float" office:value="-0.171521605968542" calcext:value-type="float">
            <text:p>-0,171521605968542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325746956914144" calcext:value-type="float">
            <text:p>0,325746956914144</text:p>
          </table:table-cell>
          <table:table-cell office:value-type="float" office:value="0.0286708750542041" calcext:value-type="float">
            <text:p>0,0286708750542041</text:p>
          </table:table-cell>
          <table:table-cell office:value-type="float" office:value="0.622823038774084" calcext:value-type="float">
            <text:p>0,622823038774084</text:p>
          </table:table-cell>
          <table:table-cell office:value-type="float" office:value="1.38506484344354" calcext:value-type="float">
            <text:p>1,38506484344354</text:p>
          </table:table-cell>
          <table:table-cell office:value-type="float" office:value="1.02908584091046" calcext:value-type="float">
            <text:p>1,02908584091046</text:p>
          </table:table-cell>
          <table:table-cell office:value-type="float" office:value="1.86418328217015" calcext:value-type="float">
            <text:p>1,86418328217015</text:p>
          </table:table-cell>
          <table:table-cell office:value-type="float" office:value="-0.385064843443541" calcext:value-type="float">
            <text:p>-0,385064843443541</text:p>
          </table:table-cell>
          <table:table-cell office:value-type="float" office:value="-0.0290858409104555" calcext:value-type="float">
            <text:p>-0,0290858409104555</text:p>
          </table:table-cell>
          <table:table-cell office:value-type="float" office:value="-0.86418328217015" calcext:value-type="float">
            <text:p>-0,86418328217015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49499864200858" calcext:value-type="float">
            <text:p>0,049499864200858</text:p>
          </table:table-cell>
          <table:table-cell office:value-type="float" office:value="-1.91588340976726" calcext:value-type="float">
            <text:p>-1,91588340976726</text:p>
          </table:table-cell>
          <table:table-cell office:value-type="float" office:value="2.01488313816898" calcext:value-type="float">
            <text:p>2,01488313816898</text:p>
          </table:table-cell>
          <table:table-cell office:value-type="float" office:value="1.05074544952448" calcext:value-type="float">
            <text:p>1,05074544952448</text:p>
          </table:table-cell>
          <table:table-cell office:value-type="float" office:value="0.14721172684893" calcext:value-type="float">
            <text:p>0,14721172684893</text:p>
          </table:table-cell>
          <table:table-cell office:value-type="float" office:value="7.49985088368274" calcext:value-type="float">
            <text:p>7,49985088368274</text:p>
          </table:table-cell>
          <table:table-cell office:value-type="float" office:value="-0.0507454495244841" calcext:value-type="float">
            <text:p>-0,0507454495244841</text:p>
          </table:table-cell>
          <table:table-cell office:value-type="float" office:value="0.85278827315107" calcext:value-type="float">
            <text:p>0,85278827315107</text:p>
          </table:table-cell>
          <table:table-cell office:value-type="float" office:value="-6.49985088368274" calcext:value-type="float">
            <text:p>-6,49985088368274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4.76451107215816" calcext:value-type="float">
            <text:p>-4,76451107215816</text:p>
          </table:table-cell>
          <table:table-cell office:value-type="float" office:value="-5.38538638766591" calcext:value-type="float">
            <text:p>-5,38538638766591</text:p>
          </table:table-cell>
          <table:table-cell office:value-type="float" office:value="-4.1436357566504" calcext:value-type="float">
            <text:p>-4,1436357566504</text:p>
          </table:table-cell>
          <table:table-cell office:value-type="float" office:value="0.00852705633862142" calcext:value-type="float">
            <text:p>0,00852705633862142</text:p>
          </table:table-cell>
          <table:table-cell office:value-type="float" office:value="0.00458306913869359" calcext:value-type="float">
            <text:p>0,00458306913869359</text:p>
          </table:table-cell>
          <table:table-cell office:value-type="float" office:value="0.0158650650037434" calcext:value-type="float">
            <text:p>0,0158650650037434</text:p>
          </table:table-cell>
          <table:table-cell office:value-type="float" office:value="0.991472943661379" calcext:value-type="float">
            <text:p>0,991472943661379</text:p>
          </table:table-cell>
          <table:table-cell office:value-type="float" office:value="0.995416930861306" calcext:value-type="float">
            <text:p>0,995416930861306</text:p>
          </table:table-cell>
          <table:table-cell office:value-type="float" office:value="0.984134934996257" calcext:value-type="float">
            <text:p>0,984134934996257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4.24352420080141" calcext:value-type="float">
            <text:p>-4,24352420080141</text:p>
          </table:table-cell>
          <table:table-cell office:value-type="float" office:value="-4.76857986076207" calcext:value-type="float">
            <text:p>-4,76857986076207</text:p>
          </table:table-cell>
          <table:table-cell office:value-type="float" office:value="-3.71846854084075" calcext:value-type="float">
            <text:p>-3,71846854084075</text:p>
          </table:table-cell>
          <table:table-cell office:value-type="float" office:value="0.014356905962463" calcext:value-type="float">
            <text:p>0,014356905962463</text:p>
          </table:table-cell>
          <table:table-cell office:value-type="float" office:value="0.00849243203621668" calcext:value-type="float">
            <text:p>0,00849243203621668</text:p>
          </table:table-cell>
          <table:table-cell office:value-type="float" office:value="0.0242711096110026" calcext:value-type="float">
            <text:p>0,0242711096110026</text:p>
          </table:table-cell>
          <table:table-cell office:value-type="float" office:value="0.985643094037537" calcext:value-type="float">
            <text:p>0,985643094037537</text:p>
          </table:table-cell>
          <table:table-cell office:value-type="float" office:value="0.991507567963783" calcext:value-type="float">
            <text:p>0,991507567963783</text:p>
          </table:table-cell>
          <table:table-cell office:value-type="float" office:value="0.975728890388997" calcext:value-type="float">
            <text:p>0,97572889038899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5.16416018656089" calcext:value-type="float">
            <text:p>-5,16416018656089</text:p>
          </table:table-cell>
          <table:table-cell office:value-type="float" office:value="-7.12484182959567" calcext:value-type="float">
            <text:p>-7,12484182959567</text:p>
          </table:table-cell>
          <table:table-cell office:value-type="float" office:value="-3.2034785435261" calcext:value-type="float">
            <text:p>-3,2034785435261</text:p>
          </table:table-cell>
          <table:table-cell office:value-type="float" office:value="0.00571786276119079" calcext:value-type="float">
            <text:p>0,00571786276119079</text:p>
          </table:table-cell>
          <table:table-cell office:value-type="float" office:value="0.000804860305137087" calcext:value-type="float">
            <text:p>0,000804860305137087</text:p>
          </table:table-cell>
          <table:table-cell office:value-type="float" office:value="0.0406206572086368" calcext:value-type="float">
            <text:p>0,0406206572086368</text:p>
          </table:table-cell>
          <table:table-cell office:value-type="float" office:value="0.994282137238809" calcext:value-type="float">
            <text:p>0,994282137238809</text:p>
          </table:table-cell>
          <table:table-cell office:value-type="float" office:value="0.999195139694863" calcext:value-type="float">
            <text:p>0,999195139694863</text:p>
          </table:table-cell>
          <table:table-cell office:value-type="float" office:value="0.959379342791363" calcext:value-type="float">
            <text:p>0,95937934279136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4.70266842691614" calcext:value-type="float">
            <text:p>-4,70266842691614</text:p>
          </table:table-cell>
          <table:table-cell office:value-type="float" office:value="-5.83503030341786" calcext:value-type="float">
            <text:p>-5,83503030341786</text:p>
          </table:table-cell>
          <table:table-cell office:value-type="float" office:value="-3.57030655041442" calcext:value-type="float">
            <text:p>-3,57030655041442</text:p>
          </table:table-cell>
          <table:table-cell office:value-type="float" office:value="0.00907103937215491" calcext:value-type="float">
            <text:p>0,00907103937215491</text:p>
          </table:table-cell>
          <table:table-cell office:value-type="float" office:value="0.00292333467177682" calcext:value-type="float">
            <text:p>0,00292333467177682</text:p>
          </table:table-cell>
          <table:table-cell office:value-type="float" office:value="0.0281472238144981" calcext:value-type="float">
            <text:p>0,0281472238144981</text:p>
          </table:table-cell>
          <table:table-cell office:value-type="float" office:value="0.990928960627845" calcext:value-type="float">
            <text:p>0,990928960627845</text:p>
          </table:table-cell>
          <table:table-cell office:value-type="float" office:value="0.997076665328223" calcext:value-type="float">
            <text:p>0,997076665328223</text:p>
          </table:table-cell>
          <table:table-cell office:value-type="float" office:value="0.971852776185502" calcext:value-type="float">
            <text:p>0,97185277618550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3.19662837111264" calcext:value-type="float">
            <text:p>-3,19662837111264</text:p>
          </table:table-cell>
          <table:table-cell office:value-type="float" office:value="-3.66007243311191" calcext:value-type="float">
            <text:p>-3,66007243311191</text:p>
          </table:table-cell>
          <table:table-cell office:value-type="float" office:value="-2.73318430911337" calcext:value-type="float">
            <text:p>-2,73318430911337</text:p>
          </table:table-cell>
          <table:table-cell office:value-type="float" office:value="0.0408998709533718" calcext:value-type="float">
            <text:p>0,0408998709533718</text:p>
          </table:table-cell>
          <table:table-cell office:value-type="float" office:value="0.0257306489078878" calcext:value-type="float">
            <text:p>0,0257306489078878</text:p>
          </table:table-cell>
          <table:table-cell office:value-type="float" office:value="0.0650119415950551" calcext:value-type="float">
            <text:p>0,0650119415950551</text:p>
          </table:table-cell>
          <table:table-cell office:value-type="float" office:value="0.959100129046628" calcext:value-type="float">
            <text:p>0,959100129046628</text:p>
          </table:table-cell>
          <table:table-cell office:value-type="float" office:value="0.974269351092112" calcext:value-type="float">
            <text:p>0,974269351092112</text:p>
          </table:table-cell>
          <table:table-cell office:value-type="float" office:value="0.934988058404945" calcext:value-type="float">
            <text:p>0,934988058404945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3.00308461541637" calcext:value-type="float">
            <text:p>-3,00308461541637</text:p>
          </table:table-cell>
          <table:table-cell office:value-type="float" office:value="-3.59526795446219" calcext:value-type="float">
            <text:p>-3,59526795446219</text:p>
          </table:table-cell>
          <table:table-cell office:value-type="float" office:value="-2.41090127637055" calcext:value-type="float">
            <text:p>-2,41090127637055</text:p>
          </table:table-cell>
          <table:table-cell office:value-type="float" office:value="0.0496337310241894" calcext:value-type="float">
            <text:p>0,0496337310241894</text:p>
          </table:table-cell>
          <table:table-cell office:value-type="float" office:value="0.0274533259491692" calcext:value-type="float">
            <text:p>0,0274533259491692</text:p>
          </table:table-cell>
          <table:table-cell office:value-type="float" office:value="0.0897343826370202" calcext:value-type="float">
            <text:p>0,0897343826370202</text:p>
          </table:table-cell>
          <table:table-cell office:value-type="float" office:value="0.950366268975811" calcext:value-type="float">
            <text:p>0,950366268975811</text:p>
          </table:table-cell>
          <table:table-cell office:value-type="float" office:value="0.972546674050831" calcext:value-type="float">
            <text:p>0,972546674050831</text:p>
          </table:table-cell>
          <table:table-cell office:value-type="float" office:value="0.91026561736298" calcext:value-type="float">
            <text:p>0,91026561736298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74188880894186" calcext:value-type="float">
            <text:p>-2,74188880894186</text:p>
          </table:table-cell>
          <table:table-cell office:value-type="float" office:value="-3.36300434505336" calcext:value-type="float">
            <text:p>-3,36300434505336</text:p>
          </table:table-cell>
          <table:table-cell office:value-type="float" office:value="-2.12077327283037" calcext:value-type="float">
            <text:p>-2,12077327283037</text:p>
          </table:table-cell>
          <table:table-cell office:value-type="float" office:value="0.0644485009526532" calcext:value-type="float">
            <text:p>0,0644485009526532</text:p>
          </table:table-cell>
          <table:table-cell office:value-type="float" office:value="0.0346310588462526" calcext:value-type="float">
            <text:p>0,0346310588462526</text:p>
          </table:table-cell>
          <table:table-cell office:value-type="float" office:value="0.119938847191604" calcext:value-type="float">
            <text:p>0,119938847191604</text:p>
          </table:table-cell>
          <table:table-cell office:value-type="float" office:value="0.935551499047347" calcext:value-type="float">
            <text:p>0,935551499047347</text:p>
          </table:table-cell>
          <table:table-cell office:value-type="float" office:value="0.965368941153747" calcext:value-type="float">
            <text:p>0,965368941153747</text:p>
          </table:table-cell>
          <table:table-cell office:value-type="float" office:value="0.880061152808396" calcext:value-type="float">
            <text:p>0,880061152808396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4.18735342500699" calcext:value-type="float">
            <text:p>-4,18735342500699</text:p>
          </table:table-cell>
          <table:table-cell office:value-type="float" office:value="-6.14770770950238" calcext:value-type="float">
            <text:p>-6,14770770950238</text:p>
          </table:table-cell>
          <table:table-cell office:value-type="float" office:value="-2.2269991405116" calcext:value-type="float">
            <text:p>-2,2269991405116</text:p>
          </table:table-cell>
          <table:table-cell office:value-type="float" office:value="0.0151864237436657" calcext:value-type="float">
            <text:p>0,0151864237436657</text:p>
          </table:table-cell>
          <table:table-cell office:value-type="float" office:value="0.00213837793960355" calcext:value-type="float">
            <text:p>0,00213837793960355</text:p>
          </table:table-cell>
          <table:table-cell office:value-type="float" office:value="0.107851592485532" calcext:value-type="float">
            <text:p>0,107851592485532</text:p>
          </table:table-cell>
          <table:table-cell office:value-type="float" office:value="0.984813576256334" calcext:value-type="float">
            <text:p>0,984813576256334</text:p>
          </table:table-cell>
          <table:table-cell office:value-type="float" office:value="0.997861622060396" calcext:value-type="float">
            <text:p>0,997861622060396</text:p>
          </table:table-cell>
          <table:table-cell office:value-type="float" office:value="0.892148407514468" calcext:value-type="float">
            <text:p>0,892148407514468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91837875653288" calcext:value-type="float">
            <text:p>-1,91837875653288</text:p>
          </table:table-cell>
          <table:table-cell office:value-type="float" office:value="-3.05057981845232" calcext:value-type="float">
            <text:p>-3,05057981845232</text:p>
          </table:table-cell>
          <table:table-cell office:value-type="float" office:value="-0.786177694613438" calcext:value-type="float">
            <text:p>-0,786177694613438</text:p>
          </table:table-cell>
          <table:table-cell office:value-type="float" office:value="0.146844840487201" calcext:value-type="float">
            <text:p>0,146844840487201</text:p>
          </table:table-cell>
          <table:table-cell office:value-type="float" office:value="0.0473314727721437" calcext:value-type="float">
            <text:p>0,0473314727721437</text:p>
          </table:table-cell>
          <table:table-cell office:value-type="float" office:value="0.455582848256568" calcext:value-type="float">
            <text:p>0,455582848256568</text:p>
          </table:table-cell>
          <table:table-cell office:value-type="float" office:value="0.853155159512799" calcext:value-type="float">
            <text:p>0,853155159512799</text:p>
          </table:table-cell>
          <table:table-cell office:value-type="float" office:value="0.952668527227856" calcext:value-type="float">
            <text:p>0,952668527227856</text:p>
          </table:table-cell>
          <table:table-cell office:value-type="float" office:value="0.544417151743432" calcext:value-type="float">
            <text:p>0,54441715174343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71633693203249" calcext:value-type="float">
            <text:p>-2,71633693203249</text:p>
          </table:table-cell>
          <table:table-cell office:value-type="float" office:value="-3.24179168059838" calcext:value-type="float">
            <text:p>-3,24179168059838</text:p>
          </table:table-cell>
          <table:table-cell office:value-type="float" office:value="-2.1908821834666" calcext:value-type="float">
            <text:p>-2,1908821834666</text:p>
          </table:table-cell>
          <table:table-cell office:value-type="float" office:value="0.0661165006252748" calcext:value-type="float">
            <text:p>0,0661165006252748</text:p>
          </table:table-cell>
          <table:table-cell office:value-type="float" office:value="0.0390937887308454" calcext:value-type="float">
            <text:p>0,0390937887308454</text:p>
          </table:table-cell>
          <table:table-cell office:value-type="float" office:value="0.111818061048734" calcext:value-type="float">
            <text:p>0,111818061048734</text:p>
          </table:table-cell>
          <table:table-cell office:value-type="float" office:value="0.933883499374725" calcext:value-type="float">
            <text:p>0,933883499374725</text:p>
          </table:table-cell>
          <table:table-cell office:value-type="float" office:value="0.960906211269155" calcext:value-type="float">
            <text:p>0,960906211269155</text:p>
          </table:table-cell>
          <table:table-cell office:value-type="float" office:value="0.888181938951267" calcext:value-type="float">
            <text:p>0,888181938951267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4238113442007" calcext:value-type="float">
            <text:p>-2,4238113442007</text:p>
          </table:table-cell>
          <table:table-cell office:value-type="float" office:value="-3.3017728536434" calcext:value-type="float">
            <text:p>-3,3017728536434</text:p>
          </table:table-cell>
          <table:table-cell office:value-type="float" office:value="-1.54584983475801" calcext:value-type="float">
            <text:p>-1,54584983475801</text:p>
          </table:table-cell>
          <table:table-cell office:value-type="float" office:value="0.0885833516016533" calcext:value-type="float">
            <text:p>0,0885833516016533</text:p>
          </table:table-cell>
          <table:table-cell office:value-type="float" office:value="0.0368178368713777" calcext:value-type="float">
            <text:p>0,0368178368713777</text:p>
          </table:table-cell>
          <table:table-cell office:value-type="float" office:value="0.213130668387594" calcext:value-type="float">
            <text:p>0,213130668387594</text:p>
          </table:table-cell>
          <table:table-cell office:value-type="float" office:value="0.911416648398347" calcext:value-type="float">
            <text:p>0,911416648398347</text:p>
          </table:table-cell>
          <table:table-cell office:value-type="float" office:value="0.963182163128622" calcext:value-type="float">
            <text:p>0,963182163128622</text:p>
          </table:table-cell>
          <table:table-cell office:value-type="float" office:value="0.786869331612406" calcext:value-type="float">
            <text:p>0,78686933161240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9061818691732" calcext:value-type="float">
            <text:p>-1,9061818691732</text:p>
          </table:table-cell>
          <table:table-cell office:value-type="float" office:value="-2.41373826080544" calcext:value-type="float">
            <text:p>-2,41373826080544</text:p>
          </table:table-cell>
          <table:table-cell office:value-type="float" office:value="-1.39862547754096" calcext:value-type="float">
            <text:p>-1,39862547754096</text:p>
          </table:table-cell>
          <table:table-cell office:value-type="float" office:value="0.148646857626447" calcext:value-type="float">
            <text:p>0,148646857626447</text:p>
          </table:table-cell>
          <table:table-cell office:value-type="float" office:value="0.0894801683616791" calcext:value-type="float">
            <text:p>0,0894801683616791</text:p>
          </table:table-cell>
          <table:table-cell office:value-type="float" office:value="0.246936150062945" calcext:value-type="float">
            <text:p>0,246936150062945</text:p>
          </table:table-cell>
          <table:table-cell office:value-type="float" office:value="0.851353142373553" calcext:value-type="float">
            <text:p>0,851353142373553</text:p>
          </table:table-cell>
          <table:table-cell office:value-type="float" office:value="0.910519831638321" calcext:value-type="float">
            <text:p>0,910519831638321</text:p>
          </table:table-cell>
          <table:table-cell office:value-type="float" office:value="0.753063849937055" calcext:value-type="float">
            <text:p>0,753063849937055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2.23169110678344" calcext:value-type="float">
            <text:p>-2,23169110678344</text:p>
          </table:table-cell>
          <table:table-cell office:value-type="float" office:value="-2.79866780279179" calcext:value-type="float">
            <text:p>-2,79866780279179</text:p>
          </table:table-cell>
          <table:table-cell office:value-type="float" office:value="-1.66471441077508" calcext:value-type="float">
            <text:p>-1,66471441077508</text:p>
          </table:table-cell>
          <table:table-cell office:value-type="float" office:value="0.107346741748712" calcext:value-type="float">
            <text:p>0,107346741748712</text:p>
          </table:table-cell>
          <table:table-cell office:value-type="float" office:value="0.0608911276061597" calcext:value-type="float">
            <text:p>0,0608911276061597</text:p>
          </table:table-cell>
          <table:table-cell office:value-type="float" office:value="0.189244696511401" calcext:value-type="float">
            <text:p>0,189244696511401</text:p>
          </table:table-cell>
          <table:table-cell office:value-type="float" office:value="0.892653258251288" calcext:value-type="float">
            <text:p>0,892653258251288</text:p>
          </table:table-cell>
          <table:table-cell office:value-type="float" office:value="0.93910887239384" calcext:value-type="float">
            <text:p>0,93910887239384</text:p>
          </table:table-cell>
          <table:table-cell office:value-type="float" office:value="0.810755303488599" calcext:value-type="float">
            <text:p>0,81075530348859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3.78065880775012" calcext:value-type="float">
            <text:p>-3,78065880775012</text:p>
          </table:table-cell>
          <table:table-cell office:value-type="float" office:value="-5.16702453483332" calcext:value-type="float">
            <text:p>-5,16702453483332</text:p>
          </table:table-cell>
          <table:table-cell office:value-type="float" office:value="-2.39429308066692" calcext:value-type="float">
            <text:p>-2,39429308066692</text:p>
          </table:table-cell>
          <table:table-cell office:value-type="float" office:value="0.0228076606108556" calcext:value-type="float">
            <text:p>0,0228076606108556</text:p>
          </table:table-cell>
          <table:table-cell office:value-type="float" office:value="0.00570150824456619" calcext:value-type="float">
            <text:p>0,00570150824456619</text:p>
          </table:table-cell>
          <table:table-cell office:value-type="float" office:value="0.0912371534384324" calcext:value-type="float">
            <text:p>0,0912371534384324</text:p>
          </table:table-cell>
          <table:table-cell office:value-type="float" office:value="0.977192339389144" calcext:value-type="float">
            <text:p>0,977192339389144</text:p>
          </table:table-cell>
          <table:table-cell office:value-type="float" office:value="0.994298491755434" calcext:value-type="float">
            <text:p>0,994298491755434</text:p>
          </table:table-cell>
          <table:table-cell office:value-type="float" office:value="0.908762846561568" calcext:value-type="float">
            <text:p>0,908762846561568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3.71380093386959" calcext:value-type="float">
            <text:p>-3,71380093386959</text:p>
          </table:table-cell>
          <table:table-cell office:value-type="float" office:value="-5.67417687637225" calcext:value-type="float">
            <text:p>-5,67417687637225</text:p>
          </table:table-cell>
          <table:table-cell office:value-type="float" office:value="-1.75342499136692" calcext:value-type="float">
            <text:p>-1,75342499136692</text:p>
          </table:table-cell>
          <table:table-cell office:value-type="float" office:value="0.0243846624151905" calcext:value-type="float">
            <text:p>0,0243846624151905</text:p>
          </table:table-cell>
          <table:table-cell office:value-type="float" office:value="0.00343349400350491" calcext:value-type="float">
            <text:p>0,00343349400350491</text:p>
          </table:table-cell>
          <table:table-cell office:value-type="float" office:value="0.17317978726505" calcext:value-type="float">
            <text:p>0,17317978726505</text:p>
          </table:table-cell>
          <table:table-cell office:value-type="float" office:value="0.975615337584809" calcext:value-type="float">
            <text:p>0,975615337584809</text:p>
          </table:table-cell>
          <table:table-cell office:value-type="float" office:value="0.996566505996495" calcext:value-type="float">
            <text:p>0,996566505996495</text:p>
          </table:table-cell>
          <table:table-cell office:value-type="float" office:value="0.82682021273495" calcext:value-type="float">
            <text:p>0,82682021273495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940493855425" calcext:value-type="float">
            <text:p>-1,1940493855425</text:p>
          </table:table-cell>
          <table:table-cell office:value-type="float" office:value="-1.58265170848932" calcext:value-type="float">
            <text:p>-1,58265170848932</text:p>
          </table:table-cell>
          <table:table-cell office:value-type="float" office:value="-0.805447062595682" calcext:value-type="float">
            <text:p>-0,805447062595682</text:p>
          </table:table-cell>
          <table:table-cell office:value-type="float" office:value="0.302991845752595" calcext:value-type="float">
            <text:p>0,302991845752595</text:p>
          </table:table-cell>
          <table:table-cell office:value-type="float" office:value="0.205429635811635" calcext:value-type="float">
            <text:p>0,205429635811635</text:p>
          </table:table-cell>
          <table:table-cell office:value-type="float" office:value="0.44688809494236" calcext:value-type="float">
            <text:p>0,44688809494236</text:p>
          </table:table-cell>
          <table:table-cell office:value-type="float" office:value="0.697008154247405" calcext:value-type="float">
            <text:p>0,697008154247405</text:p>
          </table:table-cell>
          <table:table-cell office:value-type="float" office:value="0.794570364188365" calcext:value-type="float">
            <text:p>0,794570364188365</text:p>
          </table:table-cell>
          <table:table-cell office:value-type="float" office:value="0.553111905057641" calcext:value-type="float">
            <text:p>0,553111905057641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2910123731177" calcext:value-type="float">
            <text:p>-2,12910123731177</text:p>
          </table:table-cell>
          <table:table-cell office:value-type="float" office:value="-2.96789281853453" calcext:value-type="float">
            <text:p>-2,96789281853453</text:p>
          </table:table-cell>
          <table:table-cell office:value-type="float" office:value="-1.290309656089" calcext:value-type="float">
            <text:p>-1,290309656089</text:p>
          </table:table-cell>
          <table:table-cell office:value-type="float" office:value="0.118944148389337" calcext:value-type="float">
            <text:p>0,118944148389337</text:p>
          </table:table-cell>
          <table:table-cell office:value-type="float" office:value="0.0514115296954431" calcext:value-type="float">
            <text:p>0,0514115296954431</text:p>
          </table:table-cell>
          <table:table-cell office:value-type="float" office:value="0.275185557011713" calcext:value-type="float">
            <text:p>0,275185557011713</text:p>
          </table:table-cell>
          <table:table-cell office:value-type="float" office:value="0.881055851610662" calcext:value-type="float">
            <text:p>0,881055851610662</text:p>
          </table:table-cell>
          <table:table-cell office:value-type="float" office:value="0.948588470304557" calcext:value-type="float">
            <text:p>0,948588470304557</text:p>
          </table:table-cell>
          <table:table-cell office:value-type="float" office:value="0.724814442988287" calcext:value-type="float">
            <text:p>0,724814442988287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60860130293132" calcext:value-type="float">
            <text:p>-1,60860130293132</text:p>
          </table:table-cell>
          <table:table-cell office:value-type="float" office:value="-2.62046071862105" calcext:value-type="float">
            <text:p>-2,62046071862105</text:p>
          </table:table-cell>
          <table:table-cell office:value-type="float" office:value="-0.596741887241581" calcext:value-type="float">
            <text:p>-0,596741887241581</text:p>
          </table:table-cell>
          <table:table-cell office:value-type="float" office:value="0.200167391911625" calcext:value-type="float">
            <text:p>0,200167391911625</text:p>
          </table:table-cell>
          <table:table-cell office:value-type="float" office:value="0.0727693289183064" calcext:value-type="float">
            <text:p>0,0727693289183064</text:p>
          </table:table-cell>
          <table:table-cell office:value-type="float" office:value="0.550602642353386" calcext:value-type="float">
            <text:p>0,550602642353386</text:p>
          </table:table-cell>
          <table:table-cell office:value-type="float" office:value="0.799832608088375" calcext:value-type="float">
            <text:p>0,799832608088375</text:p>
          </table:table-cell>
          <table:table-cell office:value-type="float" office:value="0.927230671081694" calcext:value-type="float">
            <text:p>0,927230671081694</text:p>
          </table:table-cell>
          <table:table-cell office:value-type="float" office:value="0.449397357646614" calcext:value-type="float">
            <text:p>0,44939735764661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654510055306931" calcext:value-type="float">
            <text:p>-0,654510055306931</text:p>
          </table:table-cell>
          <table:table-cell office:value-type="float" office:value="-1.07838781259118" calcext:value-type="float">
            <text:p>-1,07838781259118</text:p>
          </table:table-cell>
          <table:table-cell office:value-type="float" office:value="-0.230632298022678" calcext:value-type="float">
            <text:p>-0,230632298022678</text:p>
          </table:table-cell>
          <table:table-cell office:value-type="float" office:value="0.519696622824096" calcext:value-type="float">
            <text:p>0,519696622824096</text:p>
          </table:table-cell>
          <table:table-cell office:value-type="float" office:value="0.340143458842295" calcext:value-type="float">
            <text:p>0,340143458842295</text:p>
          </table:table-cell>
          <table:table-cell office:value-type="float" office:value="0.794031379271631" calcext:value-type="float">
            <text:p>0,794031379271631</text:p>
          </table:table-cell>
          <table:table-cell office:value-type="float" office:value="0.480303377175904" calcext:value-type="float">
            <text:p>0,480303377175904</text:p>
          </table:table-cell>
          <table:table-cell office:value-type="float" office:value="0.659856541157705" calcext:value-type="float">
            <text:p>0,659856541157705</text:p>
          </table:table-cell>
          <table:table-cell office:value-type="float" office:value="0.205968620728369" calcext:value-type="float">
            <text:p>0,205968620728369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33604211535771" calcext:value-type="float">
            <text:p>-0,433604211535771</text:p>
          </table:table-cell>
          <table:table-cell office:value-type="float" office:value="-0.857253577872771" calcext:value-type="float">
            <text:p>-0,857253577872771</text:p>
          </table:table-cell>
          <table:table-cell office:value-type="float" office:value="-0.00995484519877127" calcext:value-type="float">
            <text:p>-0,00995484519877127</text:p>
          </table:table-cell>
          <table:table-cell office:value-type="float" office:value="0.648168742435844" calcext:value-type="float">
            <text:p>0,648168742435844</text:p>
          </table:table-cell>
          <table:table-cell office:value-type="float" office:value="0.424325861406835" calcext:value-type="float">
            <text:p>0,424325861406835</text:p>
          </table:table-cell>
          <table:table-cell office:value-type="float" office:value="0.990094540261967" calcext:value-type="float">
            <text:p>0,990094540261967</text:p>
          </table:table-cell>
          <table:table-cell office:value-type="float" office:value="0.351831257564156" calcext:value-type="float">
            <text:p>0,351831257564156</text:p>
          </table:table-cell>
          <table:table-cell office:value-type="float" office:value="0.575674138593165" calcext:value-type="float">
            <text:p>0,575674138593165</text:p>
          </table:table-cell>
          <table:table-cell office:value-type="float" office:value="0.00990545973803325" calcext:value-type="float">
            <text:p>0,0099054597380332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66816150563548" calcext:value-type="float">
            <text:p>-0,66816150563548</text:p>
          </table:table-cell>
          <table:table-cell office:value-type="float" office:value="-1.09603093101234" calcext:value-type="float">
            <text:p>-1,09603093101234</text:p>
          </table:table-cell>
          <table:table-cell office:value-type="float" office:value="-0.240292080258622" calcext:value-type="float">
            <text:p>-0,240292080258622</text:p>
          </table:table-cell>
          <table:table-cell office:value-type="float" office:value="0.512650216456541" calcext:value-type="float">
            <text:p>0,512650216456541</text:p>
          </table:table-cell>
          <table:table-cell office:value-type="float" office:value="0.334194897409356" calcext:value-type="float">
            <text:p>0,334194897409356</text:p>
          </table:table-cell>
          <table:table-cell office:value-type="float" office:value="0.786398136148143" calcext:value-type="float">
            <text:p>0,786398136148143</text:p>
          </table:table-cell>
          <table:table-cell office:value-type="float" office:value="0.487349783543459" calcext:value-type="float">
            <text:p>0,487349783543459</text:p>
          </table:table-cell>
          <table:table-cell office:value-type="float" office:value="0.665805102590644" calcext:value-type="float">
            <text:p>0,665805102590644</text:p>
          </table:table-cell>
          <table:table-cell office:value-type="float" office:value="0.213601863851857" calcext:value-type="float">
            <text:p>0,213601863851857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65149174312028" calcext:value-type="float">
            <text:p>-0,265149174312028</text:p>
          </table:table-cell>
          <table:table-cell office:value-type="float" office:value="-0.647905256602742" calcext:value-type="float">
            <text:p>-0,647905256602742</text:p>
          </table:table-cell>
          <table:table-cell office:value-type="float" office:value="0.117606907978687" calcext:value-type="float">
            <text:p>0,117606907978687</text:p>
          </table:table-cell>
          <table:table-cell office:value-type="float" office:value="0.767091511091968" calcext:value-type="float">
            <text:p>0,767091511091968</text:p>
          </table:table-cell>
          <table:table-cell office:value-type="float" office:value="0.52314047486047" calcext:value-type="float">
            <text:p>0,52314047486047</text:p>
          </table:table-cell>
          <table:table-cell office:value-type="float" office:value="1.12480187381086" calcext:value-type="float">
            <text:p>1,12480187381086</text:p>
          </table:table-cell>
          <table:table-cell office:value-type="float" office:value="0.232908488908032" calcext:value-type="float">
            <text:p>0,232908488908032</text:p>
          </table:table-cell>
          <table:table-cell office:value-type="float" office:value="0.47685952513953" calcext:value-type="float">
            <text:p>0,47685952513953</text:p>
          </table:table-cell>
          <table:table-cell office:value-type="float" office:value="-0.124801873810857" calcext:value-type="float">
            <text:p>-0,12480187381085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535368851980282" calcext:value-type="float">
            <text:p>0,535368851980282</text:p>
          </table:table-cell>
          <table:table-cell office:value-type="float" office:value="0.223467725245891" calcext:value-type="float">
            <text:p>0,223467725245891</text:p>
          </table:table-cell>
          <table:table-cell office:value-type="float" office:value="0.847269978714673" calcext:value-type="float">
            <text:p>0,847269978714673</text:p>
          </table:table-cell>
          <table:table-cell office:value-type="float" office:value="1.70807815408457" calcext:value-type="float">
            <text:p>1,70807815408457</text:p>
          </table:table-cell>
          <table:table-cell office:value-type="float" office:value="1.25040528310216" calcext:value-type="float">
            <text:p>1,25040528310216</text:p>
          </table:table-cell>
          <table:table-cell office:value-type="float" office:value="2.33326827700437" calcext:value-type="float">
            <text:p>2,33326827700437</text:p>
          </table:table-cell>
          <table:table-cell office:value-type="float" office:value="-0.708078154084567" calcext:value-type="float">
            <text:p>-0,708078154084567</text:p>
          </table:table-cell>
          <table:table-cell office:value-type="float" office:value="-0.25040528310216" calcext:value-type="float">
            <text:p>-0,25040528310216</text:p>
          </table:table-cell>
          <table:table-cell office:value-type="float" office:value="-1.33326827700437" calcext:value-type="float">
            <text:p>-1,33326827700437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01252808974335" calcext:value-type="float">
            <text:p>1,01252808974335</text:p>
          </table:table-cell>
          <table:table-cell office:value-type="float" office:value="0.712123088285837" calcext:value-type="float">
            <text:p>0,712123088285837</text:p>
          </table:table-cell>
          <table:table-cell office:value-type="float" office:value="1.31293309120087" calcext:value-type="float">
            <text:p>1,31293309120087</text:p>
          </table:table-cell>
          <table:table-cell office:value-type="float" office:value="2.75255092207516" calcext:value-type="float">
            <text:p>2,75255092207516</text:p>
          </table:table-cell>
          <table:table-cell office:value-type="float" office:value="2.03831418901909" calcext:value-type="float">
            <text:p>2,03831418901909</text:p>
          </table:table-cell>
          <table:table-cell office:value-type="float" office:value="3.7170602154631" calcext:value-type="float">
            <text:p>3,7170602154631</text:p>
          </table:table-cell>
          <table:table-cell office:value-type="float" office:value="-1.75255092207516" calcext:value-type="float">
            <text:p>-1,75255092207516</text:p>
          </table:table-cell>
          <table:table-cell office:value-type="float" office:value="-1.03831418901909" calcext:value-type="float">
            <text:p>-1,03831418901909</text:p>
          </table:table-cell>
          <table:table-cell office:value-type="float" office:value="-2.7170602154631" calcext:value-type="float">
            <text:p>-2,7170602154631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1405798188221" calcext:value-type="float">
            <text:p>1,61405798188221</text:p>
          </table:table-cell>
          <table:table-cell office:value-type="float" office:value="1.33293558309693" calcext:value-type="float">
            <text:p>1,33293558309693</text:p>
          </table:table-cell>
          <table:table-cell office:value-type="float" office:value="1.89518038066748" calcext:value-type="float">
            <text:p>1,89518038066748</text:p>
          </table:table-cell>
          <table:table-cell office:value-type="float" office:value="5.02315379211945" calcext:value-type="float">
            <text:p>5,02315379211945</text:p>
          </table:table-cell>
          <table:table-cell office:value-type="float" office:value="3.79215926243055" calcext:value-type="float">
            <text:p>3,79215926243055</text:p>
          </table:table-cell>
          <table:table-cell office:value-type="float" office:value="6.65374850398867" calcext:value-type="float">
            <text:p>6,65374850398867</text:p>
          </table:table-cell>
          <table:table-cell office:value-type="float" office:value="-4.02315379211945" calcext:value-type="float">
            <text:p>-4,02315379211945</text:p>
          </table:table-cell>
          <table:table-cell office:value-type="float" office:value="-2.79215926243055" calcext:value-type="float">
            <text:p>-2,79215926243055</text:p>
          </table:table-cell>
          <table:table-cell office:value-type="float" office:value="-5.65374850398867" calcext:value-type="float">
            <text:p>-5,65374850398867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15871653730686" calcext:value-type="float">
            <text:p>2,15871653730686</text:p>
          </table:table-cell>
          <table:table-cell office:value-type="float" office:value="1.88653237716921" calcext:value-type="float">
            <text:p>1,88653237716921</text:p>
          </table:table-cell>
          <table:table-cell office:value-type="float" office:value="2.43090069744451" calcext:value-type="float">
            <text:p>2,43090069744451</text:p>
          </table:table-cell>
          <table:table-cell office:value-type="float" office:value="8.66001571559782" calcext:value-type="float">
            <text:p>8,66001571559782</text:p>
          </table:table-cell>
          <table:table-cell office:value-type="float" office:value="6.59645495811396" calcext:value-type="float">
            <text:p>6,59645495811396</text:p>
          </table:table-cell>
          <table:table-cell office:value-type="float" office:value="11.369117604927" calcext:value-type="float">
            <text:p>11,369117604927</text:p>
          </table:table-cell>
          <table:table-cell office:value-type="float" office:value="-7.66001571559782" calcext:value-type="float">
            <text:p>-7,66001571559782</text:p>
          </table:table-cell>
          <table:table-cell office:value-type="float" office:value="-5.59645495811396" calcext:value-type="float">
            <text:p>-5,59645495811396</text:p>
          </table:table-cell>
          <table:table-cell office:value-type="float" office:value="-10.369117604927" calcext:value-type="float">
            <text:p>-10,369117604927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4702411902656" calcext:value-type="float">
            <text:p>2,74702411902656</text:p>
          </table:table-cell>
          <table:table-cell office:value-type="float" office:value="2.4847324141488" calcext:value-type="float">
            <text:p>2,4847324141488</text:p>
          </table:table-cell>
          <table:table-cell office:value-type="float" office:value="3.00931582390433" calcext:value-type="float">
            <text:p>3,00931582390433</text:p>
          </table:table-cell>
          <table:table-cell office:value-type="float" office:value="15.5961504694711" calcext:value-type="float">
            <text:p>15,5961504694711</text:p>
          </table:table-cell>
          <table:table-cell office:value-type="float" office:value="11.9979093544673" calcext:value-type="float">
            <text:p>11,9979093544673</text:p>
          </table:table-cell>
          <table:table-cell office:value-type="float" office:value="20.2735245183209" calcext:value-type="float">
            <text:p>20,2735245183209</text:p>
          </table:table-cell>
          <table:table-cell office:value-type="float" office:value="-14.5961504694711" calcext:value-type="float">
            <text:p>-14,5961504694711</text:p>
          </table:table-cell>
          <table:table-cell office:value-type="float" office:value="-10.9979093544673" calcext:value-type="float">
            <text:p>-10,9979093544673</text:p>
          </table:table-cell>
          <table:table-cell office:value-type="float" office:value="-19.2735245183209" calcext:value-type="float">
            <text:p>-19,2735245183209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2194036519581" calcext:value-type="float">
            <text:p>3,32194036519581</text:p>
          </table:table-cell>
          <table:table-cell office:value-type="float" office:value="3.06380317103887" calcext:value-type="float">
            <text:p>3,06380317103887</text:p>
          </table:table-cell>
          <table:table-cell office:value-type="float" office:value="3.58007755935276" calcext:value-type="float">
            <text:p>3,58007755935276</text:p>
          </table:table-cell>
          <table:table-cell office:value-type="float" office:value="27.714073844586" calcext:value-type="float">
            <text:p>27,714073844586</text:p>
          </table:table-cell>
          <table:table-cell office:value-type="float" office:value="21.4088239475436" calcext:value-type="float">
            <text:p>21,4088239475436</text:p>
          </table:table-cell>
          <table:table-cell office:value-type="float" office:value="35.8763232835726" calcext:value-type="float">
            <text:p>35,8763232835726</text:p>
          </table:table-cell>
          <table:table-cell office:value-type="float" office:value="-26.714073844586" calcext:value-type="float">
            <text:p>-26,714073844586</text:p>
          </table:table-cell>
          <table:table-cell office:value-type="float" office:value="-20.4088239475436" calcext:value-type="float">
            <text:p>-20,4088239475436</text:p>
          </table:table-cell>
          <table:table-cell office:value-type="float" office:value="-34.8763232835726" calcext:value-type="float">
            <text:p>-34,876323283572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75865073449287" calcext:value-type="float">
            <text:p>3,75865073449287</text:p>
          </table:table-cell>
          <table:table-cell office:value-type="float" office:value="3.50157299283761" calcext:value-type="float">
            <text:p>3,50157299283761</text:p>
          </table:table-cell>
          <table:table-cell office:value-type="float" office:value="4.01572847614813" calcext:value-type="float">
            <text:p>4,01572847614813</text:p>
          </table:table-cell>
          <table:table-cell office:value-type="float" office:value="42.890516225606" calcext:value-type="float">
            <text:p>42,890516225606</text:p>
          </table:table-cell>
          <table:table-cell office:value-type="float" office:value="33.1675833178157" calcext:value-type="float">
            <text:p>33,1675833178157</text:p>
          </table:table-cell>
          <table:table-cell office:value-type="float" office:value="55.4636846607647" calcext:value-type="float">
            <text:p>55,4636846607647</text:p>
          </table:table-cell>
          <table:table-cell office:value-type="float" office:value="-41.890516225606" calcext:value-type="float">
            <text:p>-41,890516225606</text:p>
          </table:table-cell>
          <table:table-cell office:value-type="float" office:value="-32.1675833178157" calcext:value-type="float">
            <text:p>-32,1675833178157</text:p>
          </table:table-cell>
          <table:table-cell office:value-type="float" office:value="-54.4636846607647" calcext:value-type="float">
            <text:p>-54,4636846607647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24427065823491" calcext:value-type="float">
            <text:p>4,24427065823491</text:p>
          </table:table-cell>
          <table:table-cell office:value-type="float" office:value="3.98974689640676" calcext:value-type="float">
            <text:p>3,98974689640676</text:p>
          </table:table-cell>
          <table:table-cell office:value-type="float" office:value="4.49879442006305" calcext:value-type="float">
            <text:p>4,49879442006305</text:p>
          </table:table-cell>
          <table:table-cell office:value-type="float" office:value="69.7049029030836" calcext:value-type="float">
            <text:p>69,7049029030836</text:p>
          </table:table-cell>
          <table:table-cell office:value-type="float" office:value="54.0412096078675" calcext:value-type="float">
            <text:p>54,0412096078675</text:p>
          </table:table-cell>
          <table:table-cell office:value-type="float" office:value="89.9086738432472" calcext:value-type="float">
            <text:p>89,9086738432472</text:p>
          </table:table-cell>
          <table:table-cell office:value-type="float" office:value="-68.7049029030836" calcext:value-type="float">
            <text:p>-68,7049029030836</text:p>
          </table:table-cell>
          <table:table-cell office:value-type="float" office:value="-53.0412096078675" calcext:value-type="float">
            <text:p>-53,0412096078675</text:p>
          </table:table-cell>
          <table:table-cell office:value-type="float" office:value="-88.9086738432472" calcext:value-type="float">
            <text:p>-88,9086738432472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4912029926464" calcext:value-type="float">
            <text:p>0,44912029926464</text:p>
          </table:table-cell>
          <table:table-cell office:value-type="float" office:value="0.403324231815783" calcext:value-type="float">
            <text:p>0,403324231815783</text:p>
          </table:table-cell>
          <table:table-cell office:value-type="float" office:value="0.494916366713497" calcext:value-type="float">
            <text:p>0,494916366713497</text:p>
          </table:table-cell>
          <table:table-cell office:value-type="float" office:value="1.56693314676694" calcext:value-type="float">
            <text:p>1,56693314676694</text:p>
          </table:table-cell>
          <table:table-cell office:value-type="float" office:value="1.49679212062312" calcext:value-type="float">
            <text:p>1,49679212062312</text:p>
          </table:table-cell>
          <table:table-cell office:value-type="float" office:value="1.6403610445349" calcext:value-type="float">
            <text:p>1,6403610445349</text:p>
          </table:table-cell>
          <table:table-cell office:value-type="float" office:value="-0.566933146766942" calcext:value-type="float">
            <text:p>-0,566933146766942</text:p>
          </table:table-cell>
          <table:table-cell office:value-type="float" office:value="-0.496792120623117" calcext:value-type="float">
            <text:p>-0,496792120623117</text:p>
          </table:table-cell>
          <table:table-cell office:value-type="float" office:value="-0.640361044534904" calcext:value-type="float">
            <text:p>-0,640361044534904</text:p>
          </table:table-cell>
        </table:table-row>
      </table:table>
      <table:table table:name="ProxyBA12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541028188434795" calcext:value-type="float">
            <text:p>0,541028188434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481647321010896" calcext:value-type="float">
            <text:p>0,481647321010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422266453586997" calcext:value-type="float">
            <text:p>0,422266453586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362885586163098" calcext:value-type="float">
            <text:p>0,362885586163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303504718739199" calcext:value-type="float">
            <text:p>0,303504718739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2441238513153" calcext:value-type="float">
            <text:p>0,2441238513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184742983891401" calcext:value-type="float">
            <text:p>0,184742983891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0.125362116467502" calcext:value-type="float">
            <text:p>0,125362116467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01-061</text:p>
          </table:table-cell>
          <table:table-cell office:value-type="float" office:value="0.890006280718401" calcext:value-type="float">
            <text:p>0,8900062807184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62-122</text:p>
          </table:table-cell>
          <table:table-cell office:value-type="float" office:value="0.824203767715543" calcext:value-type="float">
            <text:p>0,824203767715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23-183</text:p>
          </table:table-cell>
          <table:table-cell office:value-type="float" office:value="0.758401254712685" calcext:value-type="float">
            <text:p>0,7584012547126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84-244</text:p>
          </table:table-cell>
          <table:table-cell office:value-type="float" office:value="0.692598741709827" calcext:value-type="float">
            <text:p>0,692598741709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inf_062-122</text:p>
          </table:table-cell>
          <table:table-cell office:value-type="float" office:value="0.920910623920703" calcext:value-type="float">
            <text:p>0,920910623920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inf_123-183</text:p>
          </table:table-cell>
          <table:table-cell office:value-type="float" office:value="0.927176195128104" calcext:value-type="float">
            <text:p>0,927176195128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inf_306-366</text:p>
          </table:table-cell>
          <table:table-cell office:value-type="float" office:value="0.945972908750305" calcext:value-type="float">
            <text:p>0,945972908750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inf_367-427</text:p>
          </table:table-cell>
          <table:table-cell office:value-type="float" office:value="0.952238479957706" calcext:value-type="float">
            <text:p>0,9522384799577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inf_428-488</text:p>
          </table:table-cell>
          <table:table-cell office:value-type="float" office:value="0.958504051165107" calcext:value-type="float">
            <text:p>0,958504051165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489-549</text:p>
          </table:table-cell>
          <table:table-cell office:value-type="float" office:value="0.964769622372507" calcext:value-type="float">
            <text:p>0,9647696223725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85627531912975" calcext:value-type="float">
            <text:p>0,9856275319129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76982709779377" calcext:value-type="float">
            <text:p>0,9769827097793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968337887645779" calcext:value-type="float">
            <text:p>0,9683378876457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959693065512181" calcext:value-type="float">
            <text:p>0,9596930655121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951048243378583" calcext:value-type="float">
            <text:p>0,9510482433785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942403421244985" calcext:value-type="float">
            <text:p>0,942403421244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90400182997168" calcext:value-type="float">
            <text:p>0,9904001829971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89941572408835" calcext:value-type="float">
            <text:p>0,9899415724088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89482961820502" calcext:value-type="float">
            <text:p>0,989482961820502</text:p>
          </table:table-cell>
        </table:table-row>
      </table:table>
      <table:table table:name="ProxyBA12E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296904337119495" calcext:value-type="float">
            <text:p>0,0296904337119495</text:p>
          </table:table-cell>
          <table:table-cell office:value-type="float" office:value="0.0185787720900317" calcext:value-type="float">
            <text:p>0,0185787720900317</text:p>
          </table:table-cell>
          <table:table-cell office:value-type="float" office:value="0.0408020953338672" calcext:value-type="float">
            <text:p>0,0408020953338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32901256501429" calcext:value-type="float">
            <text:p>0,032901256501429</text:p>
          </table:table-cell>
          <table:table-cell office:value-type="float" office:value="0.0269304903864317" calcext:value-type="float">
            <text:p>0,0269304903864317</text:p>
          </table:table-cell>
          <table:table-cell office:value-type="float" office:value="0.0388720226164263" calcext:value-type="float">
            <text:p>0,0388720226164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0313278560370027" calcext:value-type="float">
            <text:p>-0,00313278560370027</text:p>
          </table:table-cell>
          <table:table-cell office:value-type="float" office:value="-0.00643001595658737" calcext:value-type="float">
            <text:p>-0,00643001595658737</text:p>
          </table:table-cell>
          <table:table-cell table:style-name="ce1" office:value-type="float" office:value="0.000164444749186833" calcext:value-type="float">
            <text:p>1,64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0432241106679898" calcext:value-type="float">
            <text:p>0,00432241106679898</text:p>
          </table:table-cell>
          <table:table-cell office:value-type="float" office:value="0.00102518071391187" calcext:value-type="float">
            <text:p>0,00102518071391187</text:p>
          </table:table-cell>
          <table:table-cell office:value-type="float" office:value="0.00761964141968608" calcext:value-type="float">
            <text:p>0,007619641419686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table:style-name="ce1" office:value-type="float" office:value="0.000229305294166492" calcext:value-type="float">
            <text:p>2,29E-04</text:p>
          </table:table-cell>
          <table:table-cell office:value-type="float" office:value="-0.0026042338356145" calcext:value-type="float">
            <text:p>-0,0026042338356145</text:p>
          </table:table-cell>
          <table:table-cell office:value-type="float" office:value="0.00306284442394748" calcext:value-type="float">
            <text:p>0,00306284442394748</text:p>
          </table:table-cell>
        </table:table-row>
      </table:table>
      <table:table table:name="ProxyNewC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363153340823158" calcext:value-type="float">
            <text:p>-0,363153340823158</text:p>
          </table:table-cell>
          <table:table-cell office:value-type="float" office:value="-0.497704682024978" calcext:value-type="float">
            <text:p>-0,497704682024978</text:p>
          </table:table-cell>
          <table:table-cell office:value-type="float" office:value="-0.228601999621338" calcext:value-type="float">
            <text:p>-0,228601999621338</text:p>
          </table:table-cell>
          <table:table-cell office:value-type="float" office:value="0.695479779880191" calcext:value-type="float">
            <text:p>0,695479779880191</text:p>
          </table:table-cell>
          <table:table-cell office:value-type="float" office:value="0.607924439410145" calcext:value-type="float">
            <text:p>0,607924439410145</text:p>
          </table:table-cell>
          <table:table-cell office:value-type="float" office:value="0.795645137562678" calcext:value-type="float">
            <text:p>0,795645137562678</text:p>
          </table:table-cell>
          <table:table-cell office:value-type="float" office:value="0.304520220119809" calcext:value-type="float">
            <text:p>0,304520220119809</text:p>
          </table:table-cell>
          <table:table-cell office:value-type="float" office:value="0.392075560589855" calcext:value-type="float">
            <text:p>0,392075560589855</text:p>
          </table:table-cell>
          <table:table-cell office:value-type="float" office:value="0.204354862437322" calcext:value-type="float">
            <text:p>0,204354862437322</text:p>
          </table:table-cell>
        </table:table-row>
        <table:table-row table:style-name="ro1">
          <table:table-cell office:value-type="string" calcext:value-type="string">
            <text:p>Immunitybnew_001-061</text:p>
          </table:table-cell>
          <table:table-cell office:value-type="float" office:value="-1.1124299776823" calcext:value-type="float">
            <text:p>-1,1124299776823</text:p>
          </table:table-cell>
          <table:table-cell office:value-type="float" office:value="-3.07357022453419" calcext:value-type="float">
            <text:p>-3,07357022453419</text:p>
          </table:table-cell>
          <table:table-cell office:value-type="float" office:value="0.848710269169588" calcext:value-type="float">
            <text:p>0,848710269169588</text:p>
          </table:table-cell>
          <table:table-cell office:value-type="float" office:value="0.328759112355621" calcext:value-type="float">
            <text:p>0,328759112355621</text:p>
          </table:table-cell>
          <table:table-cell office:value-type="float" office:value="0.0462557164133798" calcext:value-type="float">
            <text:p>0,0462557164133798</text:p>
          </table:table-cell>
          <table:table-cell office:value-type="float" office:value="2.33663128230335" calcext:value-type="float">
            <text:p>2,33663128230335</text:p>
          </table:table-cell>
          <table:table-cell office:value-type="float" office:value="0.671240887644379" calcext:value-type="float">
            <text:p>0,671240887644379</text:p>
          </table:table-cell>
          <table:table-cell office:value-type="float" office:value="0.95374428358662" calcext:value-type="float">
            <text:p>0,95374428358662</text:p>
          </table:table-cell>
          <table:table-cell office:value-type="float" office:value="-1.33663128230335" calcext:value-type="float">
            <text:p>-1,33663128230335</text:p>
          </table:table-cell>
        </table:table-row>
        <table:table-row table:style-name="ro1">
          <table:table-cell office:value-type="string" calcext:value-type="string">
            <text:p>Immunitybnew_062-122</text:p>
          </table:table-cell>
          <table:table-cell office:value-type="float" office:value="-0.145332509380387" calcext:value-type="float">
            <text:p>-0,145332509380387</text:p>
          </table:table-cell>
          <table:table-cell office:value-type="float" office:value="-1.53333746436867" calcext:value-type="float">
            <text:p>-1,53333746436867</text:p>
          </table:table-cell>
          <table:table-cell office:value-type="float" office:value="1.24267244560789" calcext:value-type="float">
            <text:p>1,24267244560789</text:p>
          </table:table-cell>
          <table:table-cell office:value-type="float" office:value="0.864734712898247" calcext:value-type="float">
            <text:p>0,864734712898247</text:p>
          </table:table-cell>
          <table:table-cell office:value-type="float" office:value="0.215814191860797" calcext:value-type="float">
            <text:p>0,215814191860797</text:p>
          </table:table-cell>
          <table:table-cell office:value-type="float" office:value="3.46486075472522" calcext:value-type="float">
            <text:p>3,46486075472522</text:p>
          </table:table-cell>
          <table:table-cell office:value-type="float" office:value="0.135265287101753" calcext:value-type="float">
            <text:p>0,135265287101753</text:p>
          </table:table-cell>
          <table:table-cell office:value-type="float" office:value="0.784185808139203" calcext:value-type="float">
            <text:p>0,784185808139203</text:p>
          </table:table-cell>
          <table:table-cell office:value-type="float" office:value="-2.46486075472522" calcext:value-type="float">
            <text:p>-2,4648607547252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580598243966049" calcext:value-type="float">
            <text:p>-0,580598243966049</text:p>
          </table:table-cell>
          <table:table-cell office:value-type="float" office:value="-1.38291882555913" calcext:value-type="float">
            <text:p>-1,38291882555913</text:p>
          </table:table-cell>
          <table:table-cell office:value-type="float" office:value="0.221722337627029" calcext:value-type="float">
            <text:p>0,221722337627029</text:p>
          </table:table-cell>
          <table:table-cell office:value-type="float" office:value="0.559563510918676" calcext:value-type="float">
            <text:p>0,559563510918676</text:p>
          </table:table-cell>
          <table:table-cell office:value-type="float" office:value="0.250845309774154" calcext:value-type="float">
            <text:p>0,250845309774154</text:p>
          </table:table-cell>
          <table:table-cell office:value-type="float" office:value="1.2482247446984" calcext:value-type="float">
            <text:p>1,2482247446984</text:p>
          </table:table-cell>
          <table:table-cell office:value-type="float" office:value="0.440436489081324" calcext:value-type="float">
            <text:p>0,440436489081324</text:p>
          </table:table-cell>
          <table:table-cell office:value-type="float" office:value="0.749154690225846" calcext:value-type="float">
            <text:p>0,749154690225846</text:p>
          </table:table-cell>
          <table:table-cell office:value-type="float" office:value="-0.248224744698402" calcext:value-type="float">
            <text:p>-0,248224744698402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82521446911152" calcext:value-type="float">
            <text:p>-0,982521446911152</text:p>
          </table:table-cell>
          <table:table-cell office:value-type="float" office:value="-1.86084652062329" calcext:value-type="float">
            <text:p>-1,86084652062329</text:p>
          </table:table-cell>
          <table:table-cell office:value-type="float" office:value="-0.104196373199015" calcext:value-type="float">
            <text:p>-0,104196373199015</text:p>
          </table:table-cell>
          <table:table-cell office:value-type="float" office:value="0.374365963895028" calcext:value-type="float">
            <text:p>0,374365963895028</text:p>
          </table:table-cell>
          <table:table-cell office:value-type="float" office:value="0.155540906037456" calcext:value-type="float">
            <text:p>0,155540906037456</text:p>
          </table:table-cell>
          <table:table-cell office:value-type="float" office:value="0.9010483383021" calcext:value-type="float">
            <text:p>0,9010483383021</text:p>
          </table:table-cell>
          <table:table-cell office:value-type="float" office:value="0.625634036104972" calcext:value-type="float">
            <text:p>0,625634036104972</text:p>
          </table:table-cell>
          <table:table-cell office:value-type="float" office:value="0.844459093962544" calcext:value-type="float">
            <text:p>0,844459093962544</text:p>
          </table:table-cell>
          <table:table-cell office:value-type="float" office:value="0.0989516616979003" calcext:value-type="float">
            <text:p>0,0989516616979003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812572460809838" calcext:value-type="float">
            <text:p>-0,812572460809838</text:p>
          </table:table-cell>
          <table:table-cell office:value-type="float" office:value="-1.29365857454841" calcext:value-type="float">
            <text:p>-1,29365857454841</text:p>
          </table:table-cell>
          <table:table-cell office:value-type="float" office:value="-0.331486347071263" calcext:value-type="float">
            <text:p>-0,331486347071263</text:p>
          </table:table-cell>
          <table:table-cell office:value-type="float" office:value="0.443715156956563" calcext:value-type="float">
            <text:p>0,443715156956563</text:p>
          </table:table-cell>
          <table:table-cell office:value-type="float" office:value="0.274265524436975" calcext:value-type="float">
            <text:p>0,274265524436975</text:p>
          </table:table-cell>
          <table:table-cell office:value-type="float" office:value="0.717855956986055" calcext:value-type="float">
            <text:p>0,717855956986055</text:p>
          </table:table-cell>
          <table:table-cell office:value-type="float" office:value="0.556284843043437" calcext:value-type="float">
            <text:p>0,556284843043437</text:p>
          </table:table-cell>
          <table:table-cell office:value-type="float" office:value="0.725734475563025" calcext:value-type="float">
            <text:p>0,725734475563025</text:p>
          </table:table-cell>
          <table:table-cell office:value-type="float" office:value="0.282144043013945" calcext:value-type="float">
            <text:p>0,28214404301394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60173445813752" calcext:value-type="float">
            <text:p>-0,60173445813752</text:p>
          </table:table-cell>
          <table:table-cell office:value-type="float" office:value="-0.743474786953594" calcext:value-type="float">
            <text:p>-0,743474786953594</text:p>
          </table:table-cell>
          <table:table-cell office:value-type="float" office:value="-0.459994129321445" calcext:value-type="float">
            <text:p>-0,459994129321445</text:p>
          </table:table-cell>
          <table:table-cell office:value-type="float" office:value="0.547860570316154" calcext:value-type="float">
            <text:p>0,547860570316154</text:p>
          </table:table-cell>
          <table:table-cell office:value-type="float" office:value="0.475458923349823" calcext:value-type="float">
            <text:p>0,475458923349823</text:p>
          </table:table-cell>
          <table:table-cell office:value-type="float" office:value="0.631287351581164" calcext:value-type="float">
            <text:p>0,631287351581164</text:p>
          </table:table-cell>
          <table:table-cell office:value-type="float" office:value="0.452139429683846" calcext:value-type="float">
            <text:p>0,452139429683846</text:p>
          </table:table-cell>
          <table:table-cell office:value-type="float" office:value="0.524541076650177" calcext:value-type="float">
            <text:p>0,524541076650177</text:p>
          </table:table-cell>
          <table:table-cell office:value-type="float" office:value="0.368712648418836" calcext:value-type="float">
            <text:p>0,36871264841883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519938222588032" calcext:value-type="float">
            <text:p>-0,519938222588032</text:p>
          </table:table-cell>
          <table:table-cell office:value-type="float" office:value="-0.609996484964061" calcext:value-type="float">
            <text:p>-0,609996484964061</text:p>
          </table:table-cell>
          <table:table-cell office:value-type="float" office:value="-0.429879960212003" calcext:value-type="float">
            <text:p>-0,429879960212003</text:p>
          </table:table-cell>
          <table:table-cell office:value-type="float" office:value="0.594557277045512" calcext:value-type="float">
            <text:p>0,594557277045512</text:p>
          </table:table-cell>
          <table:table-cell office:value-type="float" office:value="0.543352778975689" calcext:value-type="float">
            <text:p>0,543352778975689</text:p>
          </table:table-cell>
          <table:table-cell office:value-type="float" office:value="0.650587186384097" calcext:value-type="float">
            <text:p>0,650587186384097</text:p>
          </table:table-cell>
          <table:table-cell office:value-type="float" office:value="0.405442722954488" calcext:value-type="float">
            <text:p>0,405442722954488</text:p>
          </table:table-cell>
          <table:table-cell office:value-type="float" office:value="0.456647221024311" calcext:value-type="float">
            <text:p>0,456647221024311</text:p>
          </table:table-cell>
          <table:table-cell office:value-type="float" office:value="0.349412813615903" calcext:value-type="float">
            <text:p>0,349412813615903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457113962768689" calcext:value-type="float">
            <text:p>-0,457113962768689</text:p>
          </table:table-cell>
          <table:table-cell office:value-type="float" office:value="-0.550612546102294" calcext:value-type="float">
            <text:p>-0,550612546102294</text:p>
          </table:table-cell>
          <table:table-cell office:value-type="float" office:value="-0.363615379435083" calcext:value-type="float">
            <text:p>-0,363615379435083</text:p>
          </table:table-cell>
          <table:table-cell office:value-type="float" office:value="0.63310818518969" calcext:value-type="float">
            <text:p>0,63310818518969</text:p>
          </table:table-cell>
          <table:table-cell office:value-type="float" office:value="0.576596510240278" calcext:value-type="float">
            <text:p>0,576596510240278</text:p>
          </table:table-cell>
          <table:table-cell office:value-type="float" office:value="0.695158515592041" calcext:value-type="float">
            <text:p>0,695158515592041</text:p>
          </table:table-cell>
          <table:table-cell office:value-type="float" office:value="0.36689181481031" calcext:value-type="float">
            <text:p>0,36689181481031</text:p>
          </table:table-cell>
          <table:table-cell office:value-type="float" office:value="0.423403489759722" calcext:value-type="float">
            <text:p>0,423403489759722</text:p>
          </table:table-cell>
          <table:table-cell office:value-type="float" office:value="0.304841484407959" calcext:value-type="float">
            <text:p>0,304841484407959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94214333595466" calcext:value-type="float">
            <text:p>-0,494214333595466</text:p>
          </table:table-cell>
          <table:table-cell office:value-type="float" office:value="-0.614403936691531" calcext:value-type="float">
            <text:p>-0,614403936691531</text:p>
          </table:table-cell>
          <table:table-cell office:value-type="float" office:value="-0.374024730499401" calcext:value-type="float">
            <text:p>-0,374024730499401</text:p>
          </table:table-cell>
          <table:table-cell office:value-type="float" office:value="0.610050014864068" calcext:value-type="float">
            <text:p>0,610050014864068</text:p>
          </table:table-cell>
          <table:table-cell office:value-type="float" office:value="0.540963247571702" calcext:value-type="float">
            <text:p>0,540963247571702</text:p>
          </table:table-cell>
          <table:table-cell office:value-type="float" office:value="0.687959898026754" calcext:value-type="float">
            <text:p>0,687959898026754</text:p>
          </table:table-cell>
          <table:table-cell office:value-type="float" office:value="0.389949985135932" calcext:value-type="float">
            <text:p>0,389949985135932</text:p>
          </table:table-cell>
          <table:table-cell office:value-type="float" office:value="0.459036752428298" calcext:value-type="float">
            <text:p>0,459036752428298</text:p>
          </table:table-cell>
          <table:table-cell office:value-type="float" office:value="0.312040101973246" calcext:value-type="float">
            <text:p>0,312040101973246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386964112960266" calcext:value-type="float">
            <text:p>-0,386964112960266</text:p>
          </table:table-cell>
          <table:table-cell office:value-type="float" office:value="-0.519850345634399" calcext:value-type="float">
            <text:p>-0,519850345634399</text:p>
          </table:table-cell>
          <table:table-cell office:value-type="float" office:value="-0.254077880286133" calcext:value-type="float">
            <text:p>-0,254077880286133</text:p>
          </table:table-cell>
          <table:table-cell office:value-type="float" office:value="0.679115465933042" calcext:value-type="float">
            <text:p>0,679115465933042</text:p>
          </table:table-cell>
          <table:table-cell office:value-type="float" office:value="0.594609527223538" calcext:value-type="float">
            <text:p>0,594609527223538</text:p>
          </table:table-cell>
          <table:table-cell office:value-type="float" office:value="0.775631393299338" calcext:value-type="float">
            <text:p>0,775631393299338</text:p>
          </table:table-cell>
          <table:table-cell office:value-type="float" office:value="0.320884534066958" calcext:value-type="float">
            <text:p>0,320884534066958</text:p>
          </table:table-cell>
          <table:table-cell office:value-type="float" office:value="0.405390472776462" calcext:value-type="float">
            <text:p>0,405390472776462</text:p>
          </table:table-cell>
          <table:table-cell office:value-type="float" office:value="0.224368606700662" calcext:value-type="float">
            <text:p>0,224368606700662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-0.515023768607218" calcext:value-type="float">
            <text:p>-0,515023768607218</text:p>
          </table:table-cell>
          <table:table-cell office:value-type="float" office:value="-0.747151017449267" calcext:value-type="float">
            <text:p>-0,747151017449267</text:p>
          </table:table-cell>
          <table:table-cell office:value-type="float" office:value="-0.282896519765169" calcext:value-type="float">
            <text:p>-0,282896519765169</text:p>
          </table:table-cell>
          <table:table-cell office:value-type="float" office:value="0.597486393030068" calcext:value-type="float">
            <text:p>0,597486393030068</text:p>
          </table:table-cell>
          <table:table-cell office:value-type="float" office:value="0.47371423565832" calcext:value-type="float">
            <text:p>0,47371423565832</text:p>
          </table:table-cell>
          <table:table-cell office:value-type="float" office:value="0.753597766298859" calcext:value-type="float">
            <text:p>0,753597766298859</text:p>
          </table:table-cell>
          <table:table-cell office:value-type="float" office:value="0.402513606969932" calcext:value-type="float">
            <text:p>0,402513606969932</text:p>
          </table:table-cell>
          <table:table-cell office:value-type="float" office:value="0.52628576434168" calcext:value-type="float">
            <text:p>0,52628576434168</text:p>
          </table:table-cell>
          <table:table-cell office:value-type="float" office:value="0.246402233701141" calcext:value-type="float">
            <text:p>0,246402233701141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445734026287699" calcext:value-type="float">
            <text:p>0,445734026287699</text:p>
          </table:table-cell>
          <table:table-cell office:value-type="float" office:value="-0.298781972025327" calcext:value-type="float">
            <text:p>-0,298781972025327</text:p>
          </table:table-cell>
          <table:table-cell office:value-type="float" office:value="1.19025002460072" calcext:value-type="float">
            <text:p>1,19025002460072</text:p>
          </table:table-cell>
          <table:table-cell office:value-type="float" office:value="1.56163605715282" calcext:value-type="float">
            <text:p>1,56163605715282</text:p>
          </table:table-cell>
          <table:table-cell office:value-type="float" office:value="0.741721107757888" calcext:value-type="float">
            <text:p>0,741721107757888</text:p>
          </table:table-cell>
          <table:table-cell office:value-type="float" office:value="3.28790316129961" calcext:value-type="float">
            <text:p>3,28790316129961</text:p>
          </table:table-cell>
          <table:table-cell office:value-type="float" office:value="-0.561636057152821" calcext:value-type="float">
            <text:p>-0,561636057152821</text:p>
          </table:table-cell>
          <table:table-cell office:value-type="float" office:value="0.258278892242112" calcext:value-type="float">
            <text:p>0,258278892242112</text:p>
          </table:table-cell>
          <table:table-cell office:value-type="float" office:value="-2.28790316129961" calcext:value-type="float">
            <text:p>-2,28790316129961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275180994332968" calcext:value-type="float">
            <text:p>0,275180994332968</text:p>
          </table:table-cell>
          <table:table-cell office:value-type="float" office:value="-0.0430210862854414" calcext:value-type="float">
            <text:p>-0,0430210862854414</text:p>
          </table:table-cell>
          <table:table-cell office:value-type="float" office:value="0.593383074951378" calcext:value-type="float">
            <text:p>0,593383074951378</text:p>
          </table:table-cell>
          <table:table-cell office:value-type="float" office:value="1.31676898102433" calcext:value-type="float">
            <text:p>1,31676898102433</text:p>
          </table:table-cell>
          <table:table-cell office:value-type="float" office:value="0.957891191486989" calcext:value-type="float">
            <text:p>0,957891191486989</text:p>
          </table:table-cell>
          <table:table-cell office:value-type="float" office:value="1.81010177857076" calcext:value-type="float">
            <text:p>1,81010177857076</text:p>
          </table:table-cell>
          <table:table-cell office:value-type="float" office:value="-0.316768981024333" calcext:value-type="float">
            <text:p>-0,316768981024333</text:p>
          </table:table-cell>
          <table:table-cell office:value-type="float" office:value="0.0421088085130106" calcext:value-type="float">
            <text:p>0,0421088085130106</text:p>
          </table:table-cell>
          <table:table-cell office:value-type="float" office:value="-0.810101778570755" calcext:value-type="float">
            <text:p>-0,810101778570755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571419311072833" calcext:value-type="float">
            <text:p>-0,0571419311072833</text:p>
          </table:table-cell>
          <table:table-cell office:value-type="float" office:value="-0.32418401887807" calcext:value-type="float">
            <text:p>-0,32418401887807</text:p>
          </table:table-cell>
          <table:table-cell office:value-type="float" office:value="0.209900156663503" calcext:value-type="float">
            <text:p>0,209900156663503</text:p>
          </table:table-cell>
          <table:table-cell office:value-type="float" office:value="0.944460011598034" calcext:value-type="float">
            <text:p>0,944460011598034</text:p>
          </table:table-cell>
          <table:table-cell office:value-type="float" office:value="0.723117162926617" calcext:value-type="float">
            <text:p>0,723117162926617</text:p>
          </table:table-cell>
          <table:table-cell office:value-type="float" office:value="1.23355489157195" calcext:value-type="float">
            <text:p>1,23355489157195</text:p>
          </table:table-cell>
          <table:table-cell office:value-type="float" office:value="0.0555399884019663" calcext:value-type="float">
            <text:p>0,0555399884019663</text:p>
          </table:table-cell>
          <table:table-cell office:value-type="float" office:value="0.276882837073383" calcext:value-type="float">
            <text:p>0,276882837073383</text:p>
          </table:table-cell>
          <table:table-cell office:value-type="float" office:value="-0.233554891571948" calcext:value-type="float">
            <text:p>-0,23355489157194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984953914812256" calcext:value-type="float">
            <text:p>-0,0984953914812256</text:p>
          </table:table-cell>
          <table:table-cell office:value-type="float" office:value="-0.358381735628171" calcext:value-type="float">
            <text:p>-0,358381735628171</text:p>
          </table:table-cell>
          <table:table-cell office:value-type="float" office:value="0.161390952665719" calcext:value-type="float">
            <text:p>0,161390952665719</text:p>
          </table:table-cell>
          <table:table-cell office:value-type="float" office:value="0.906199868843757" calcext:value-type="float">
            <text:p>0,906199868843757</text:p>
          </table:table-cell>
          <table:table-cell office:value-type="float" office:value="0.698806264835815" calcext:value-type="float">
            <text:p>0,698806264835815</text:p>
          </table:table-cell>
          <table:table-cell office:value-type="float" office:value="1.17514430481728" calcext:value-type="float">
            <text:p>1,17514430481728</text:p>
          </table:table-cell>
          <table:table-cell office:value-type="float" office:value="0.0938001311562434" calcext:value-type="float">
            <text:p>0,0938001311562434</text:p>
          </table:table-cell>
          <table:table-cell office:value-type="float" office:value="0.301193735164185" calcext:value-type="float">
            <text:p>0,301193735164185</text:p>
          </table:table-cell>
          <table:table-cell office:value-type="float" office:value="-0.175144304817277" calcext:value-type="float">
            <text:p>-0,175144304817277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114705696588947" calcext:value-type="float">
            <text:p>-0,114705696588947</text:p>
          </table:table-cell>
          <table:table-cell office:value-type="float" office:value="-0.302854709819596" calcext:value-type="float">
            <text:p>-0,302854709819596</text:p>
          </table:table-cell>
          <table:table-cell office:value-type="float" office:value="0.0734433166417012" calcext:value-type="float">
            <text:p>0,0734433166417012</text:p>
          </table:table-cell>
          <table:table-cell office:value-type="float" office:value="0.891628514609883" calcext:value-type="float">
            <text:p>0,891628514609883</text:p>
          </table:table-cell>
          <table:table-cell office:value-type="float" office:value="0.73870641536245" calcext:value-type="float">
            <text:p>0,73870641536245</text:p>
          </table:table-cell>
          <table:table-cell office:value-type="float" office:value="1.0762075318858" calcext:value-type="float">
            <text:p>1,0762075318858</text:p>
          </table:table-cell>
          <table:table-cell office:value-type="float" office:value="0.108371485390117" calcext:value-type="float">
            <text:p>0,108371485390117</text:p>
          </table:table-cell>
          <table:table-cell office:value-type="float" office:value="0.26129358463755" calcext:value-type="float">
            <text:p>0,26129358463755</text:p>
          </table:table-cell>
          <table:table-cell office:value-type="float" office:value="-0.0762075318857962" calcext:value-type="float">
            <text:p>-0,076207531885796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671407335415766" calcext:value-type="float">
            <text:p>-0,0671407335415766</text:p>
          </table:table-cell>
          <table:table-cell office:value-type="float" office:value="-0.229848512203516" calcext:value-type="float">
            <text:p>-0,229848512203516</text:p>
          </table:table-cell>
          <table:table-cell office:value-type="float" office:value="0.095567045120363" calcext:value-type="float">
            <text:p>0,095567045120363</text:p>
          </table:table-cell>
          <table:table-cell office:value-type="float" office:value="0.935063597264798" calcext:value-type="float">
            <text:p>0,935063597264798</text:p>
          </table:table-cell>
          <table:table-cell office:value-type="float" office:value="0.794653973765168" calcext:value-type="float">
            <text:p>0,794653973765168</text:p>
          </table:table-cell>
          <table:table-cell office:value-type="float" office:value="1.10028258813963" calcext:value-type="float">
            <text:p>1,10028258813963</text:p>
          </table:table-cell>
          <table:table-cell office:value-type="float" office:value="0.0649364027352022" calcext:value-type="float">
            <text:p>0,0649364027352022</text:p>
          </table:table-cell>
          <table:table-cell office:value-type="float" office:value="0.205346026234832" calcext:value-type="float">
            <text:p>0,205346026234832</text:p>
          </table:table-cell>
          <table:table-cell office:value-type="float" office:value="-0.100282588139634" calcext:value-type="float">
            <text:p>-0,100282588139634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-0.117463952081154" calcext:value-type="float">
            <text:p>-0,117463952081154</text:p>
          </table:table-cell>
          <table:table-cell office:value-type="float" office:value="-0.306398926039914" calcext:value-type="float">
            <text:p>-0,306398926039914</text:p>
          </table:table-cell>
          <table:table-cell office:value-type="float" office:value="0.071471021877606" calcext:value-type="float">
            <text:p>0,071471021877606</text:p>
          </table:table-cell>
          <table:table-cell office:value-type="float" office:value="0.889172563989163" calcext:value-type="float">
            <text:p>0,889172563989163</text:p>
          </table:table-cell>
          <table:table-cell office:value-type="float" office:value="0.736092914245378" calcext:value-type="float">
            <text:p>0,736092914245378</text:p>
          </table:table-cell>
          <table:table-cell office:value-type="float" office:value="1.07408702522506" calcext:value-type="float">
            <text:p>1,07408702522506</text:p>
          </table:table-cell>
          <table:table-cell office:value-type="float" office:value="0.110827436010837" calcext:value-type="float">
            <text:p>0,110827436010837</text:p>
          </table:table-cell>
          <table:table-cell office:value-type="float" office:value="0.263907085754622" calcext:value-type="float">
            <text:p>0,263907085754622</text:p>
          </table:table-cell>
          <table:table-cell office:value-type="float" office:value="-0.0740870252250583" calcext:value-type="float">
            <text:p>-0,074087025225058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71167894166264" calcext:value-type="float">
            <text:p>-3,71167894166264</text:p>
          </table:table-cell>
          <table:table-cell office:value-type="float" office:value="-4.51376782563014" calcext:value-type="float">
            <text:p>-4,51376782563014</text:p>
          </table:table-cell>
          <table:table-cell office:value-type="float" office:value="-2.90959005769515" calcext:value-type="float">
            <text:p>-2,90959005769515</text:p>
          </table:table-cell>
          <table:table-cell office:value-type="float" office:value="0.0244364614179076" calcext:value-type="float">
            <text:p>0,0244364614179076</text:p>
          </table:table-cell>
          <table:table-cell office:value-type="float" office:value="0.0109570978675803" calcext:value-type="float">
            <text:p>0,0109570978675803</text:p>
          </table:table-cell>
          <table:table-cell office:value-type="float" office:value="0.0544980663534731" calcext:value-type="float">
            <text:p>0,0544980663534731</text:p>
          </table:table-cell>
          <table:table-cell office:value-type="float" office:value="0.975563538582092" calcext:value-type="float">
            <text:p>0,975563538582092</text:p>
          </table:table-cell>
          <table:table-cell office:value-type="float" office:value="0.98904290213242" calcext:value-type="float">
            <text:p>0,98904290213242</text:p>
          </table:table-cell>
          <table:table-cell office:value-type="float" office:value="0.945501933646527" calcext:value-type="float">
            <text:p>0,945501933646527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68134014221058" calcext:value-type="float">
            <text:p>-2,68134014221058</text:p>
          </table:table-cell>
          <table:table-cell office:value-type="float" office:value="-3.22791094814817" calcext:value-type="float">
            <text:p>-3,22791094814817</text:p>
          </table:table-cell>
          <table:table-cell office:value-type="float" office:value="-2.13476933627299" calcext:value-type="float">
            <text:p>-2,13476933627299</text:p>
          </table:table-cell>
          <table:table-cell office:value-type="float" office:value="0.0684713313188768" calcext:value-type="float">
            <text:p>0,0684713313188768</text:p>
          </table:table-cell>
          <table:table-cell office:value-type="float" office:value="0.0396402228318194" calcext:value-type="float">
            <text:p>0,0396402228318194</text:p>
          </table:table-cell>
          <table:table-cell office:value-type="float" office:value="0.118271868260439" calcext:value-type="float">
            <text:p>0,118271868260439</text:p>
          </table:table-cell>
          <table:table-cell office:value-type="float" office:value="0.931528668681123" calcext:value-type="float">
            <text:p>0,931528668681123</text:p>
          </table:table-cell>
          <table:table-cell office:value-type="float" office:value="0.960359777168181" calcext:value-type="float">
            <text:p>0,960359777168181</text:p>
          </table:table-cell>
          <table:table-cell office:value-type="float" office:value="0.881728131739561" calcext:value-type="float">
            <text:p>0,881728131739561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3.5529102782708" calcext:value-type="float">
            <text:p>-3,5529102782708</text:p>
          </table:table-cell>
          <table:table-cell office:value-type="float" office:value="-4.35506513304989" calcext:value-type="float">
            <text:p>-4,35506513304989</text:p>
          </table:table-cell>
          <table:table-cell office:value-type="float" office:value="-2.75075542349171" calcext:value-type="float">
            <text:p>-2,75075542349171</text:p>
          </table:table-cell>
          <table:table-cell office:value-type="float" office:value="0.0286411644865181" calcext:value-type="float">
            <text:p>0,0286411644865181</text:p>
          </table:table-cell>
          <table:table-cell office:value-type="float" office:value="0.0128416031441606" calcext:value-type="float">
            <text:p>0,0128416031441606</text:p>
          </table:table-cell>
          <table:table-cell office:value-type="float" office:value="0.0638795868346701" calcext:value-type="float">
            <text:p>0,0638795868346701</text:p>
          </table:table-cell>
          <table:table-cell office:value-type="float" office:value="0.971358835513482" calcext:value-type="float">
            <text:p>0,971358835513482</text:p>
          </table:table-cell>
          <table:table-cell office:value-type="float" office:value="0.987158396855839" calcext:value-type="float">
            <text:p>0,987158396855839</text:p>
          </table:table-cell>
          <table:table-cell office:value-type="float" office:value="0.93612041316533" calcext:value-type="float">
            <text:p>0,93612041316533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3.19024290267562" calcext:value-type="float">
            <text:p>-3,19024290267562</text:p>
          </table:table-cell>
          <table:table-cell office:value-type="float" office:value="-3.78397808575399" calcext:value-type="float">
            <text:p>-3,78397808575399</text:p>
          </table:table-cell>
          <table:table-cell office:value-type="float" office:value="-2.59650771959724" calcext:value-type="float">
            <text:p>-2,59650771959724</text:p>
          </table:table-cell>
          <table:table-cell office:value-type="float" office:value="0.0411618713959635" calcext:value-type="float">
            <text:p>0,0411618713959635</text:p>
          </table:table-cell>
          <table:table-cell office:value-type="float" office:value="0.0227320811486854" calcext:value-type="float">
            <text:p>0,0227320811486854</text:p>
          </table:table-cell>
          <table:table-cell office:value-type="float" office:value="0.0745334158247901" calcext:value-type="float">
            <text:p>0,0745334158247901</text:p>
          </table:table-cell>
          <table:table-cell office:value-type="float" office:value="0.958838128604036" calcext:value-type="float">
            <text:p>0,958838128604036</text:p>
          </table:table-cell>
          <table:table-cell office:value-type="float" office:value="0.977267918851315" calcext:value-type="float">
            <text:p>0,977267918851315</text:p>
          </table:table-cell>
          <table:table-cell office:value-type="float" office:value="0.92546658417521" calcext:value-type="float">
            <text:p>0,92546658417521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3.44707542627038" calcext:value-type="float">
            <text:p>-3,44707542627038</text:p>
          </table:table-cell>
          <table:table-cell office:value-type="float" office:value="-4.10293431653228" calcext:value-type="float">
            <text:p>-4,10293431653228</text:p>
          </table:table-cell>
          <table:table-cell office:value-type="float" office:value="-2.79121653600847" calcext:value-type="float">
            <text:p>-2,79121653600847</text:p>
          </table:table-cell>
          <table:table-cell office:value-type="float" office:value="0.0318386147269964" calcext:value-type="float">
            <text:p>0,0318386147269964</text:p>
          </table:table-cell>
          <table:table-cell office:value-type="float" office:value="0.0165241172037487" calcext:value-type="float">
            <text:p>0,0165241172037487</text:p>
          </table:table-cell>
          <table:table-cell office:value-type="float" office:value="0.0613465382286288" calcext:value-type="float">
            <text:p>0,0613465382286288</text:p>
          </table:table-cell>
          <table:table-cell office:value-type="float" office:value="0.968161385273004" calcext:value-type="float">
            <text:p>0,968161385273004</text:p>
          </table:table-cell>
          <table:table-cell office:value-type="float" office:value="0.983475882796251" calcext:value-type="float">
            <text:p>0,983475882796251</text:p>
          </table:table-cell>
          <table:table-cell office:value-type="float" office:value="0.938653461771371" calcext:value-type="float">
            <text:p>0,938653461771371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76652412013368" calcext:value-type="float">
            <text:p>-2,76652412013368</text:p>
          </table:table-cell>
          <table:table-cell office:value-type="float" office:value="-3.36030377101857" calcext:value-type="float">
            <text:p>-3,36030377101857</text:p>
          </table:table-cell>
          <table:table-cell office:value-type="float" office:value="-2.17274446924878" calcext:value-type="float">
            <text:p>-2,17274446924878</text:p>
          </table:table-cell>
          <table:table-cell office:value-type="float" office:value="0.0628801893148308" calcext:value-type="float">
            <text:p>0,0628801893148308</text:p>
          </table:table-cell>
          <table:table-cell office:value-type="float" office:value="0.034724708982216" calcext:value-type="float">
            <text:p>0,034724708982216</text:p>
          </table:table-cell>
          <table:table-cell office:value-type="float" office:value="0.113864689558491" calcext:value-type="float">
            <text:p>0,113864689558491</text:p>
          </table:table-cell>
          <table:table-cell office:value-type="float" office:value="0.937119810685169" calcext:value-type="float">
            <text:p>0,937119810685169</text:p>
          </table:table-cell>
          <table:table-cell office:value-type="float" office:value="0.965275291017784" calcext:value-type="float">
            <text:p>0,965275291017784</text:p>
          </table:table-cell>
          <table:table-cell office:value-type="float" office:value="0.886135310441509" calcext:value-type="float">
            <text:p>0,886135310441509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2.29645725887529" calcext:value-type="float">
            <text:p>-2,29645725887529</text:p>
          </table:table-cell>
          <table:table-cell office:value-type="float" office:value="-2.89153548179339" calcext:value-type="float">
            <text:p>-2,89153548179339</text:p>
          </table:table-cell>
          <table:table-cell office:value-type="float" office:value="-1.70137903595718" calcext:value-type="float">
            <text:p>-1,70137903595718</text:p>
          </table:table-cell>
          <table:table-cell office:value-type="float" office:value="0.100614664770346" calcext:value-type="float">
            <text:p>0,100614664770346</text:p>
          </table:table-cell>
          <table:table-cell office:value-type="float" office:value="0.0554909418314912" calcext:value-type="float">
            <text:p>0,0554909418314912</text:p>
          </table:table-cell>
          <table:table-cell office:value-type="float" office:value="0.182431770532757" calcext:value-type="float">
            <text:p>0,182431770532757</text:p>
          </table:table-cell>
          <table:table-cell office:value-type="float" office:value="0.899385335229654" calcext:value-type="float">
            <text:p>0,899385335229654</text:p>
          </table:table-cell>
          <table:table-cell office:value-type="float" office:value="0.944509058168509" calcext:value-type="float">
            <text:p>0,944509058168509</text:p>
          </table:table-cell>
          <table:table-cell office:value-type="float" office:value="0.817568229467243" calcext:value-type="float">
            <text:p>0,817568229467243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2.38100228616189" calcext:value-type="float">
            <text:p>-2,38100228616189</text:p>
          </table:table-cell>
          <table:table-cell office:value-type="float" office:value="-3.18582524338504" calcext:value-type="float">
            <text:p>-3,18582524338504</text:p>
          </table:table-cell>
          <table:table-cell office:value-type="float" office:value="-1.57617932893873" calcext:value-type="float">
            <text:p>-1,57617932893873</text:p>
          </table:table-cell>
          <table:table-cell office:value-type="float" office:value="0.092457861818819" calcext:value-type="float">
            <text:p>0,092457861818819</text:p>
          </table:table-cell>
          <table:table-cell office:value-type="float" office:value="0.0413441127633074" calcext:value-type="float">
            <text:p>0,0413441127633074</text:p>
          </table:table-cell>
          <table:table-cell office:value-type="float" office:value="0.206763566581952" calcext:value-type="float">
            <text:p>0,206763566581952</text:p>
          </table:table-cell>
          <table:table-cell office:value-type="float" office:value="0.907542138181181" calcext:value-type="float">
            <text:p>0,907542138181181</text:p>
          </table:table-cell>
          <table:table-cell office:value-type="float" office:value="0.958655887236693" calcext:value-type="float">
            <text:p>0,958655887236693</text:p>
          </table:table-cell>
          <table:table-cell office:value-type="float" office:value="0.793236433418048" calcext:value-type="float">
            <text:p>0,793236433418048</text:p>
          </table:table-cell>
        </table:table-row>
        <table:table-row table:style-name="ro1">
          <table:table-cell office:value-type="string" calcext:value-type="string">
            <text:p>Immunityhybridboost_489-549</text:p>
          </table:table-cell>
          <table:table-cell office:value-type="float" office:value="-1.88222272643261" calcext:value-type="float">
            <text:p>-1,88222272643261</text:p>
          </table:table-cell>
          <table:table-cell office:value-type="float" office:value="-3.27368962353489" calcext:value-type="float">
            <text:p>-3,27368962353489</text:p>
          </table:table-cell>
          <table:table-cell office:value-type="float" office:value="-0.49075582933033" calcext:value-type="float">
            <text:p>-0,49075582933033</text:p>
          </table:table-cell>
          <table:table-cell office:value-type="float" office:value="0.152251316353027" calcext:value-type="float">
            <text:p>0,152251316353027</text:p>
          </table:table-cell>
          <table:table-cell office:value-type="float" office:value="0.0378664560463508" calcext:value-type="float">
            <text:p>0,0378664560463508</text:p>
          </table:table-cell>
          <table:table-cell office:value-type="float" office:value="0.612163528133061" calcext:value-type="float">
            <text:p>0,612163528133061</text:p>
          </table:table-cell>
          <table:table-cell office:value-type="float" office:value="0.847748683646973" calcext:value-type="float">
            <text:p>0,847748683646973</text:p>
          </table:table-cell>
          <table:table-cell office:value-type="float" office:value="0.962133543953649" calcext:value-type="float">
            <text:p>0,962133543953649</text:p>
          </table:table-cell>
          <table:table-cell office:value-type="float" office:value="0.387836471866939" calcext:value-type="float">
            <text:p>0,387836471866939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52396858056483" calcext:value-type="float">
            <text:p>-2,52396858056483</text:p>
          </table:table-cell>
          <table:table-cell office:value-type="float" office:value="-4.48472565564105" calcext:value-type="float">
            <text:p>-4,48472565564105</text:p>
          </table:table-cell>
          <table:table-cell office:value-type="float" office:value="-0.563211505488617" calcext:value-type="float">
            <text:p>-0,563211505488617</text:p>
          </table:table-cell>
          <table:table-cell office:value-type="float" office:value="0.0801409290851791" calcext:value-type="float">
            <text:p>0,0801409290851791</text:p>
          </table:table-cell>
          <table:table-cell office:value-type="float" office:value="0.0112799816956337" calcext:value-type="float">
            <text:p>0,0112799816956337</text:p>
          </table:table-cell>
          <table:table-cell office:value-type="float" office:value="0.569377565313054" calcext:value-type="float">
            <text:p>0,569377565313054</text:p>
          </table:table-cell>
          <table:table-cell office:value-type="float" office:value="0.919859070914821" calcext:value-type="float">
            <text:p>0,919859070914821</text:p>
          </table:table-cell>
          <table:table-cell office:value-type="float" office:value="0.988720018304366" calcext:value-type="float">
            <text:p>0,988720018304366</text:p>
          </table:table-cell>
          <table:table-cell office:value-type="float" office:value="0.430622434686946" calcext:value-type="float">
            <text:p>0,43062243468694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3.14053002668611" calcext:value-type="float">
            <text:p>-3,14053002668611</text:p>
          </table:table-cell>
          <table:table-cell office:value-type="float" office:value="-5.10150773782049" calcext:value-type="float">
            <text:p>-5,10150773782049</text:p>
          </table:table-cell>
          <table:table-cell office:value-type="float" office:value="-1.17955231555173" calcext:value-type="float">
            <text:p>-1,17955231555173</text:p>
          </table:table-cell>
          <table:table-cell office:value-type="float" office:value="0.0432598629426355" calcext:value-type="float">
            <text:p>0,0432598629426355</text:p>
          </table:table-cell>
          <table:table-cell office:value-type="float" office:value="0.00608756119644109" calcext:value-type="float">
            <text:p>0,00608756119644109</text:p>
          </table:table-cell>
          <table:table-cell office:value-type="float" office:value="0.307416333310895" calcext:value-type="float">
            <text:p>0,307416333310895</text:p>
          </table:table-cell>
          <table:table-cell office:value-type="float" office:value="0.956740137057364" calcext:value-type="float">
            <text:p>0,956740137057364</text:p>
          </table:table-cell>
          <table:table-cell office:value-type="float" office:value="0.993912438803559" calcext:value-type="float">
            <text:p>0,993912438803559</text:p>
          </table:table-cell>
          <table:table-cell office:value-type="float" office:value="0.692583666689105" calcext:value-type="float">
            <text:p>0,69258366668910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90954024260752" calcext:value-type="float">
            <text:p>-2,90954024260752</text:p>
          </table:table-cell>
          <table:table-cell office:value-type="float" office:value="-4.04310044240993" calcext:value-type="float">
            <text:p>-4,04310044240993</text:p>
          </table:table-cell>
          <table:table-cell office:value-type="float" office:value="-1.7759800428051" calcext:value-type="float">
            <text:p>-1,7759800428051</text:p>
          </table:table-cell>
          <table:table-cell office:value-type="float" office:value="0.054500781247045" calcext:value-type="float">
            <text:p>0,054500781247045</text:p>
          </table:table-cell>
          <table:table-cell office:value-type="float" office:value="0.0175429969584854" calcext:value-type="float">
            <text:p>0,0175429969584854</text:p>
          </table:table-cell>
          <table:table-cell office:value-type="float" office:value="0.169317429830684" calcext:value-type="float">
            <text:p>0,169317429830684</text:p>
          </table:table-cell>
          <table:table-cell office:value-type="float" office:value="0.945499218752955" calcext:value-type="float">
            <text:p>0,945499218752955</text:p>
          </table:table-cell>
          <table:table-cell office:value-type="float" office:value="0.982457003041515" calcext:value-type="float">
            <text:p>0,982457003041515</text:p>
          </table:table-cell>
          <table:table-cell office:value-type="float" office:value="0.830682570169316" calcext:value-type="float">
            <text:p>0,830682570169316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2.47725584383184" calcext:value-type="float">
            <text:p>-2,47725584383184</text:p>
          </table:table-cell>
          <table:table-cell office:value-type="float" office:value="-3.22066335762847" calcext:value-type="float">
            <text:p>-3,22066335762847</text:p>
          </table:table-cell>
          <table:table-cell office:value-type="float" office:value="-1.73384833003522" calcext:value-type="float">
            <text:p>-1,73384833003522</text:p>
          </table:table-cell>
          <table:table-cell office:value-type="float" office:value="0.0839733456795668" calcext:value-type="float">
            <text:p>0,0839733456795668</text:p>
          </table:table-cell>
          <table:table-cell office:value-type="float" office:value="0.0399285625569959" calcext:value-type="float">
            <text:p>0,0399285625569959</text:p>
          </table:table-cell>
          <table:table-cell office:value-type="float" office:value="0.176603472127361" calcext:value-type="float">
            <text:p>0,176603472127361</text:p>
          </table:table-cell>
          <table:table-cell office:value-type="float" office:value="0.916026654320433" calcext:value-type="float">
            <text:p>0,916026654320433</text:p>
          </table:table-cell>
          <table:table-cell office:value-type="float" office:value="0.960071437443004" calcext:value-type="float">
            <text:p>0,960071437443004</text:p>
          </table:table-cell>
          <table:table-cell office:value-type="float" office:value="0.823396527872639" calcext:value-type="float">
            <text:p>0,823396527872639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93888154695568" calcext:value-type="float">
            <text:p>-1,93888154695568</text:p>
          </table:table-cell>
          <table:table-cell office:value-type="float" office:value="-2.53274177501378" calcext:value-type="float">
            <text:p>-2,53274177501378</text:p>
          </table:table-cell>
          <table:table-cell office:value-type="float" office:value="-1.34502131889759" calcext:value-type="float">
            <text:p>-1,34502131889759</text:p>
          </table:table-cell>
          <table:table-cell office:value-type="float" office:value="0.14386476581364" calcext:value-type="float">
            <text:p>0,14386476581364</text:p>
          </table:table-cell>
          <table:table-cell office:value-type="float" office:value="0.0794409123125841" calcext:value-type="float">
            <text:p>0,0794409123125841</text:p>
          </table:table-cell>
          <table:table-cell office:value-type="float" office:value="0.260534153499833" calcext:value-type="float">
            <text:p>0,260534153499833</text:p>
          </table:table-cell>
          <table:table-cell office:value-type="float" office:value="0.85613523418636" calcext:value-type="float">
            <text:p>0,85613523418636</text:p>
          </table:table-cell>
          <table:table-cell office:value-type="float" office:value="0.920559087687416" calcext:value-type="float">
            <text:p>0,920559087687416</text:p>
          </table:table-cell>
          <table:table-cell office:value-type="float" office:value="0.739465846500167" calcext:value-type="float">
            <text:p>0,739465846500167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2.02341043328193" calcext:value-type="float">
            <text:p>-2,02341043328193</text:p>
          </table:table-cell>
          <table:table-cell office:value-type="float" office:value="-2.67941606790217" calcext:value-type="float">
            <text:p>-2,67941606790217</text:p>
          </table:table-cell>
          <table:table-cell office:value-type="float" office:value="-1.36740479866169" calcext:value-type="float">
            <text:p>-1,36740479866169</text:p>
          </table:table-cell>
          <table:table-cell office:value-type="float" office:value="0.13220382305224" calcext:value-type="float">
            <text:p>0,13220382305224</text:p>
          </table:table-cell>
          <table:table-cell office:value-type="float" office:value="0.0686032020722112" calcext:value-type="float">
            <text:p>0,0686032020722112</text:p>
          </table:table-cell>
          <table:table-cell office:value-type="float" office:value="0.254767274729114" calcext:value-type="float">
            <text:p>0,254767274729114</text:p>
          </table:table-cell>
          <table:table-cell office:value-type="float" office:value="0.86779617694776" calcext:value-type="float">
            <text:p>0,86779617694776</text:p>
          </table:table-cell>
          <table:table-cell office:value-type="float" office:value="0.931396797927789" calcext:value-type="float">
            <text:p>0,931396797927789</text:p>
          </table:table-cell>
          <table:table-cell office:value-type="float" office:value="0.745232725270886" calcext:value-type="float">
            <text:p>0,745232725270886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2.35327985510942" calcext:value-type="float">
            <text:p>-2,35327985510942</text:p>
          </table:table-cell>
          <table:table-cell office:value-type="float" office:value="-3.23191855849952" calcext:value-type="float">
            <text:p>-3,23191855849952</text:p>
          </table:table-cell>
          <table:table-cell office:value-type="float" office:value="-1.47464115171932" calcext:value-type="float">
            <text:p>-1,47464115171932</text:p>
          </table:table-cell>
          <table:table-cell office:value-type="float" office:value="0.0950568775856941" calcext:value-type="float">
            <text:p>0,0950568775856941</text:p>
          </table:table-cell>
          <table:table-cell office:value-type="float" office:value="0.0394816781692821" calcext:value-type="float">
            <text:p>0,0394816781692821</text:p>
          </table:table-cell>
          <table:table-cell office:value-type="float" office:value="0.228860838629999" calcext:value-type="float">
            <text:p>0,228860838629999</text:p>
          </table:table-cell>
          <table:table-cell office:value-type="float" office:value="0.904943122414306" calcext:value-type="float">
            <text:p>0,904943122414306</text:p>
          </table:table-cell>
          <table:table-cell office:value-type="float" office:value="0.960518321830718" calcext:value-type="float">
            <text:p>0,960518321830718</text:p>
          </table:table-cell>
          <table:table-cell office:value-type="float" office:value="0.771139161370001" calcext:value-type="float">
            <text:p>0,771139161370001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7181983684154" calcext:value-type="float">
            <text:p>-1,7181983684154</text:p>
          </table:table-cell>
          <table:table-cell office:value-type="float" office:value="-2.59699588371869" calcext:value-type="float">
            <text:p>-2,59699588371869</text:p>
          </table:table-cell>
          <table:table-cell office:value-type="float" office:value="-0.8394008531121" calcext:value-type="float">
            <text:p>-0,8394008531121</text:p>
          </table:table-cell>
          <table:table-cell office:value-type="float" office:value="0.179389049927197" calcext:value-type="float">
            <text:p>0,179389049927197</text:p>
          </table:table-cell>
          <table:table-cell office:value-type="float" office:value="0.0744970401647035" calcext:value-type="float">
            <text:p>0,0744970401647035</text:p>
          </table:table-cell>
          <table:table-cell office:value-type="float" office:value="0.431969258948217" calcext:value-type="float">
            <text:p>0,431969258948217</text:p>
          </table:table-cell>
          <table:table-cell office:value-type="float" office:value="0.820610950072803" calcext:value-type="float">
            <text:p>0,820610950072803</text:p>
          </table:table-cell>
          <table:table-cell office:value-type="float" office:value="0.925502959835297" calcext:value-type="float">
            <text:p>0,925502959835297</text:p>
          </table:table-cell>
          <table:table-cell office:value-type="float" office:value="0.568030741051783" calcext:value-type="float">
            <text:p>0,56803074105178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48865917023093" calcext:value-type="float">
            <text:p>-2,48865917023093</text:p>
          </table:table-cell>
          <table:table-cell office:value-type="float" office:value="-3.8758960442567" calcext:value-type="float">
            <text:p>-3,8758960442567</text:p>
          </table:table-cell>
          <table:table-cell office:value-type="float" office:value="-1.10142229620516" calcext:value-type="float">
            <text:p>-1,10142229620516</text:p>
          </table:table-cell>
          <table:table-cell office:value-type="float" office:value="0.0830212092886139" calcext:value-type="float">
            <text:p>0,0830212092886139</text:p>
          </table:table-cell>
          <table:table-cell office:value-type="float" office:value="0.0207357493977387" calcext:value-type="float">
            <text:p>0,0207357493977387</text:p>
          </table:table-cell>
          <table:table-cell office:value-type="float" office:value="0.332397978946229" calcext:value-type="float">
            <text:p>0,332397978946229</text:p>
          </table:table-cell>
          <table:table-cell office:value-type="float" office:value="0.916978790711386" calcext:value-type="float">
            <text:p>0,916978790711386</text:p>
          </table:table-cell>
          <table:table-cell office:value-type="float" office:value="0.979264250602261" calcext:value-type="float">
            <text:p>0,979264250602261</text:p>
          </table:table-cell>
          <table:table-cell office:value-type="float" office:value="0.667602021053771" calcext:value-type="float">
            <text:p>0,667602021053771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69513296711311" calcext:value-type="float">
            <text:p>-1,69513296711311</text:p>
          </table:table-cell>
          <table:table-cell office:value-type="float" office:value="-2.35161426731707" calcext:value-type="float">
            <text:p>-2,35161426731707</text:p>
          </table:table-cell>
          <table:table-cell office:value-type="float" office:value="-1.03865166690915" calcext:value-type="float">
            <text:p>-1,03865166690915</text:p>
          </table:table-cell>
          <table:table-cell office:value-type="float" office:value="0.183574817991233" calcext:value-type="float">
            <text:p>0,183574817991233</text:p>
          </table:table-cell>
          <table:table-cell office:value-type="float" office:value="0.0952153350863862" calcext:value-type="float">
            <text:p>0,0952153350863862</text:p>
          </table:table-cell>
          <table:table-cell office:value-type="float" office:value="0.353931578037713" calcext:value-type="float">
            <text:p>0,353931578037713</text:p>
          </table:table-cell>
          <table:table-cell office:value-type="float" office:value="0.816425182008767" calcext:value-type="float">
            <text:p>0,816425182008767</text:p>
          </table:table-cell>
          <table:table-cell office:value-type="float" office:value="0.904784664913614" calcext:value-type="float">
            <text:p>0,904784664913614</text:p>
          </table:table-cell>
          <table:table-cell office:value-type="float" office:value="0.646068421962287" calcext:value-type="float">
            <text:p>0,646068421962287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59342391382524" calcext:value-type="float">
            <text:p>-1,59342391382524</text:p>
          </table:table-cell>
          <table:table-cell office:value-type="float" office:value="-2.16274329594869" calcext:value-type="float">
            <text:p>-2,16274329594869</text:p>
          </table:table-cell>
          <table:table-cell office:value-type="float" office:value="-1.02410453170179" calcext:value-type="float">
            <text:p>-1,02410453170179</text:p>
          </table:table-cell>
          <table:table-cell office:value-type="float" office:value="0.203228581978735" calcext:value-type="float">
            <text:p>0,203228581978735</text:p>
          </table:table-cell>
          <table:table-cell office:value-type="float" office:value="0.115009183653746" calcext:value-type="float">
            <text:p>0,115009183653746</text:p>
          </table:table-cell>
          <table:table-cell office:value-type="float" office:value="0.35911790016207" calcext:value-type="float">
            <text:p>0,35911790016207</text:p>
          </table:table-cell>
          <table:table-cell office:value-type="float" office:value="0.796771418021265" calcext:value-type="float">
            <text:p>0,796771418021265</text:p>
          </table:table-cell>
          <table:table-cell office:value-type="float" office:value="0.884990816346254" calcext:value-type="float">
            <text:p>0,884990816346254</text:p>
          </table:table-cell>
          <table:table-cell office:value-type="float" office:value="0.64088209983793" calcext:value-type="float">
            <text:p>0,64088209983793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13563770393695" calcext:value-type="float">
            <text:p>-1,13563770393695</text:p>
          </table:table-cell>
          <table:table-cell office:value-type="float" office:value="-1.62960001412469" calcext:value-type="float">
            <text:p>-1,62960001412469</text:p>
          </table:table-cell>
          <table:table-cell office:value-type="float" office:value="-0.641675393749211" calcext:value-type="float">
            <text:p>-0,641675393749211</text:p>
          </table:table-cell>
          <table:table-cell office:value-type="float" office:value="0.321217214524078" calcext:value-type="float">
            <text:p>0,321217214524078</text:p>
          </table:table-cell>
          <table:table-cell office:value-type="float" office:value="0.196007958864465" calcext:value-type="float">
            <text:p>0,196007958864465</text:p>
          </table:table-cell>
          <table:table-cell office:value-type="float" office:value="0.526409741238897" calcext:value-type="float">
            <text:p>0,526409741238897</text:p>
          </table:table-cell>
          <table:table-cell office:value-type="float" office:value="0.678782785475922" calcext:value-type="float">
            <text:p>0,678782785475922</text:p>
          </table:table-cell>
          <table:table-cell office:value-type="float" office:value="0.803992041135535" calcext:value-type="float">
            <text:p>0,803992041135535</text:p>
          </table:table-cell>
          <table:table-cell office:value-type="float" office:value="0.473590258761103" calcext:value-type="float">
            <text:p>0,473590258761103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2.18819419759605" calcext:value-type="float">
            <text:p>-2,18819419759605</text:p>
          </table:table-cell>
          <table:table-cell office:value-type="float" office:value="-3.17078662847787" calcext:value-type="float">
            <text:p>-3,17078662847787</text:p>
          </table:table-cell>
          <table:table-cell office:value-type="float" office:value="-1.20560176671423" calcext:value-type="float">
            <text:p>-1,20560176671423</text:p>
          </table:table-cell>
          <table:table-cell office:value-type="float" office:value="0.112119030736824" calcext:value-type="float">
            <text:p>0,112119030736824</text:p>
          </table:table-cell>
          <table:table-cell office:value-type="float" office:value="0.0419705696693396" calcext:value-type="float">
            <text:p>0,0419705696693396</text:p>
          </table:table-cell>
          <table:table-cell office:value-type="float" office:value="0.299511709095245" calcext:value-type="float">
            <text:p>0,299511709095245</text:p>
          </table:table-cell>
          <table:table-cell office:value-type="float" office:value="0.887880969263176" calcext:value-type="float">
            <text:p>0,887880969263176</text:p>
          </table:table-cell>
          <table:table-cell office:value-type="float" office:value="0.95802943033066" calcext:value-type="float">
            <text:p>0,95802943033066</text:p>
          </table:table-cell>
          <table:table-cell office:value-type="float" office:value="0.700488290904755" calcext:value-type="float">
            <text:p>0,700488290904755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0394698445242" calcext:value-type="float">
            <text:p>-1,70394698445242</text:p>
          </table:table-cell>
          <table:table-cell office:value-type="float" office:value="-2.68715222059236" calcext:value-type="float">
            <text:p>-2,68715222059236</text:p>
          </table:table-cell>
          <table:table-cell office:value-type="float" office:value="-0.720741748312478" calcext:value-type="float">
            <text:p>-0,720741748312478</text:p>
          </table:table-cell>
          <table:table-cell office:value-type="float" office:value="0.181963896137919" calcext:value-type="float">
            <text:p>0,181963896137919</text:p>
          </table:table-cell>
          <table:table-cell office:value-type="float" office:value="0.0680745248265827" calcext:value-type="float">
            <text:p>0,0680745248265827</text:p>
          </table:table-cell>
          <table:table-cell office:value-type="float" office:value="0.486391342165665" calcext:value-type="float">
            <text:p>0,486391342165665</text:p>
          </table:table-cell>
          <table:table-cell office:value-type="float" office:value="0.818036103862081" calcext:value-type="float">
            <text:p>0,818036103862081</text:p>
          </table:table-cell>
          <table:table-cell office:value-type="float" office:value="0.931925475173417" calcext:value-type="float">
            <text:p>0,931925475173417</text:p>
          </table:table-cell>
          <table:table-cell office:value-type="float" office:value="0.513608657834335" calcext:value-type="float">
            <text:p>0,513608657834335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93311446520306" calcext:value-type="float">
            <text:p>-1,93311446520306</text:p>
          </table:table-cell>
          <table:table-cell office:value-type="float" office:value="-3.06653922959513" calcext:value-type="float">
            <text:p>-3,06653922959513</text:p>
          </table:table-cell>
          <table:table-cell office:value-type="float" office:value="-0.799689700810989" calcext:value-type="float">
            <text:p>-0,799689700810989</text:p>
          </table:table-cell>
          <table:table-cell office:value-type="float" office:value="0.144696842700941" calcext:value-type="float">
            <text:p>0,144696842700941</text:p>
          </table:table-cell>
          <table:table-cell office:value-type="float" office:value="0.0465820861287904" calcext:value-type="float">
            <text:p>0,0465820861287904</text:p>
          </table:table-cell>
          <table:table-cell office:value-type="float" office:value="0.449468412164576" calcext:value-type="float">
            <text:p>0,449468412164576</text:p>
          </table:table-cell>
          <table:table-cell office:value-type="float" office:value="0.855303157299059" calcext:value-type="float">
            <text:p>0,855303157299059</text:p>
          </table:table-cell>
          <table:table-cell office:value-type="float" office:value="0.95341791387121" calcext:value-type="float">
            <text:p>0,95341791387121</text:p>
          </table:table-cell>
          <table:table-cell office:value-type="float" office:value="0.550531587835424" calcext:value-type="float">
            <text:p>0,550531587835424</text:p>
          </table:table-cell>
        </table:table-row>
        <table:table-row table:style-name="ro1">
          <table:table-cell office:value-type="string" calcext:value-type="string">
            <text:p>Immunitysecbnew_001-061</text:p>
          </table:table-cell>
          <table:table-cell office:value-type="float" office:value="-1.67093398156447" calcext:value-type="float">
            <text:p>-1,67093398156447</text:p>
          </table:table-cell>
          <table:table-cell office:value-type="float" office:value="-2.0140438988695" calcext:value-type="float">
            <text:p>-2,0140438988695</text:p>
          </table:table-cell>
          <table:table-cell office:value-type="float" office:value="-1.32782406425943" calcext:value-type="float">
            <text:p>-1,32782406425943</text:p>
          </table:table-cell>
          <table:table-cell office:value-type="float" office:value="0.188071328430307" calcext:value-type="float">
            <text:p>0,188071328430307</text:p>
          </table:table-cell>
          <table:table-cell office:value-type="float" office:value="0.1334479321098" calcext:value-type="float">
            <text:p>0,1334479321098</text:p>
          </table:table-cell>
          <table:table-cell office:value-type="float" office:value="0.265053373389387" calcext:value-type="float">
            <text:p>0,265053373389387</text:p>
          </table:table-cell>
          <table:table-cell office:value-type="float" office:value="0.811928671569693" calcext:value-type="float">
            <text:p>0,811928671569693</text:p>
          </table:table-cell>
          <table:table-cell office:value-type="float" office:value="0.8665520678902" calcext:value-type="float">
            <text:p>0,8665520678902</text:p>
          </table:table-cell>
          <table:table-cell office:value-type="float" office:value="0.734946626610613" calcext:value-type="float">
            <text:p>0,734946626610613</text:p>
          </table:table-cell>
        </table:table-row>
        <table:table-row table:style-name="ro1">
          <table:table-cell office:value-type="string" calcext:value-type="string">
            <text:p>Immunitysecbnew_062-122</text:p>
          </table:table-cell>
          <table:table-cell office:value-type="float" office:value="-1.19848547646004" calcext:value-type="float">
            <text:p>-1,19848547646004</text:p>
          </table:table-cell>
          <table:table-cell office:value-type="float" office:value="-1.51051085146761" calcext:value-type="float">
            <text:p>-1,51051085146761</text:p>
          </table:table-cell>
          <table:table-cell office:value-type="float" office:value="-0.886460101452472" calcext:value-type="float">
            <text:p>-0,886460101452472</text:p>
          </table:table-cell>
          <table:table-cell office:value-type="float" office:value="0.301650723247563" calcext:value-type="float">
            <text:p>0,301650723247563</text:p>
          </table:table-cell>
          <table:table-cell office:value-type="float" office:value="0.220797154593373" calcext:value-type="float">
            <text:p>0,220797154593373</text:p>
          </table:table-cell>
          <table:table-cell office:value-type="float" office:value="0.412112008433052" calcext:value-type="float">
            <text:p>0,412112008433052</text:p>
          </table:table-cell>
          <table:table-cell office:value-type="float" office:value="0.698349276752437" calcext:value-type="float">
            <text:p>0,698349276752437</text:p>
          </table:table-cell>
          <table:table-cell office:value-type="float" office:value="0.779202845406627" calcext:value-type="float">
            <text:p>0,779202845406627</text:p>
          </table:table-cell>
          <table:table-cell office:value-type="float" office:value="0.587887991566948" calcext:value-type="float">
            <text:p>0,587887991566948</text:p>
          </table:table-cell>
        </table:table-row>
        <table:table-row table:style-name="ro1">
          <table:table-cell office:value-type="string" calcext:value-type="string">
            <text:p>Immunitysecbnew_123-183</text:p>
          </table:table-cell>
          <table:table-cell office:value-type="float" office:value="-0.625295158280788" calcext:value-type="float">
            <text:p>-0,625295158280788</text:p>
          </table:table-cell>
          <table:table-cell office:value-type="float" office:value="-0.905473678391107" calcext:value-type="float">
            <text:p>-0,905473678391107</text:p>
          </table:table-cell>
          <table:table-cell office:value-type="float" office:value="-0.345116638170469" calcext:value-type="float">
            <text:p>-0,345116638170469</text:p>
          </table:table-cell>
          <table:table-cell office:value-type="float" office:value="0.535103464989245" calcext:value-type="float">
            <text:p>0,535103464989245</text:p>
          </table:table-cell>
          <table:table-cell office:value-type="float" office:value="0.40435030773036" calcext:value-type="float">
            <text:p>0,40435030773036</text:p>
          </table:table-cell>
          <table:table-cell office:value-type="float" office:value="0.708137752758774" calcext:value-type="float">
            <text:p>0,708137752758774</text:p>
          </table:table-cell>
          <table:table-cell office:value-type="float" office:value="0.464896535010755" calcext:value-type="float">
            <text:p>0,464896535010755</text:p>
          </table:table-cell>
          <table:table-cell office:value-type="float" office:value="0.595649692269639" calcext:value-type="float">
            <text:p>0,595649692269639</text:p>
          </table:table-cell>
          <table:table-cell office:value-type="float" office:value="0.291862247241226" calcext:value-type="float">
            <text:p>0,291862247241226</text:p>
          </table:table-cell>
        </table:table-row>
        <table:table-row table:style-name="ro1">
          <table:table-cell office:value-type="string" calcext:value-type="string">
            <text:p>Immunitysecbnew_184-244</text:p>
          </table:table-cell>
          <table:table-cell office:value-type="float" office:value="-0.796132397875563" calcext:value-type="float">
            <text:p>-0,796132397875563</text:p>
          </table:table-cell>
          <table:table-cell office:value-type="float" office:value="-1.69259311630645" calcext:value-type="float">
            <text:p>-1,69259311630645</text:p>
          </table:table-cell>
          <table:table-cell office:value-type="float" office:value="0.100328320555328" calcext:value-type="float">
            <text:p>0,100328320555328</text:p>
          </table:table-cell>
          <table:table-cell office:value-type="float" office:value="0.451070154719204" calcext:value-type="float">
            <text:p>0,451070154719204</text:p>
          </table:table-cell>
          <table:table-cell office:value-type="float" office:value="0.18404166324848" calcext:value-type="float">
            <text:p>0,18404166324848</text:p>
          </table:table-cell>
          <table:table-cell office:value-type="float" office:value="1.10553382797733" calcext:value-type="float">
            <text:p>1,10553382797733</text:p>
          </table:table-cell>
          <table:table-cell office:value-type="float" office:value="0.548929845280796" calcext:value-type="float">
            <text:p>0,548929845280796</text:p>
          </table:table-cell>
          <table:table-cell office:value-type="float" office:value="0.81595833675152" calcext:value-type="float">
            <text:p>0,81595833675152</text:p>
          </table:table-cell>
          <table:table-cell office:value-type="float" office:value="-0.105533827977332" calcext:value-type="float">
            <text:p>-0,10553382797733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4044309212622" calcext:value-type="float">
            <text:p>-1,24044309212622</text:p>
          </table:table-cell>
          <table:table-cell office:value-type="float" office:value="-1.44439476073856" calcext:value-type="float">
            <text:p>-1,44439476073856</text:p>
          </table:table-cell>
          <table:table-cell office:value-type="float" office:value="-1.03649142351388" calcext:value-type="float">
            <text:p>-1,03649142351388</text:p>
          </table:table-cell>
          <table:table-cell office:value-type="float" office:value="0.289256022473927" calcext:value-type="float">
            <text:p>0,289256022473927</text:p>
          </table:table-cell>
          <table:table-cell office:value-type="float" office:value="0.235888802524448" calcext:value-type="float">
            <text:p>0,235888802524448</text:p>
          </table:table-cell>
          <table:table-cell office:value-type="float" office:value="0.354696982824207" calcext:value-type="float">
            <text:p>0,354696982824207</text:p>
          </table:table-cell>
          <table:table-cell office:value-type="float" office:value="0.710743977526073" calcext:value-type="float">
            <text:p>0,710743977526073</text:p>
          </table:table-cell>
          <table:table-cell office:value-type="float" office:value="0.764111197475552" calcext:value-type="float">
            <text:p>0,764111197475552</text:p>
          </table:table-cell>
          <table:table-cell office:value-type="float" office:value="0.645303017175793" calcext:value-type="float">
            <text:p>0,645303017175793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36719313204781" calcext:value-type="float">
            <text:p>-0,836719313204781</text:p>
          </table:table-cell>
          <table:table-cell office:value-type="float" office:value="-1.04177001675112" calcext:value-type="float">
            <text:p>-1,04177001675112</text:p>
          </table:table-cell>
          <table:table-cell office:value-type="float" office:value="-0.63166860965844" calcext:value-type="float">
            <text:p>-0,63166860965844</text:p>
          </table:table-cell>
          <table:table-cell office:value-type="float" office:value="0.433129156215191" calcext:value-type="float">
            <text:p>0,433129156215191</text:p>
          </table:table-cell>
          <table:table-cell office:value-type="float" office:value="0.352829614603987" calcext:value-type="float">
            <text:p>0,352829614603987</text:p>
          </table:table-cell>
          <table:table-cell office:value-type="float" office:value="0.531703854208056" calcext:value-type="float">
            <text:p>0,531703854208056</text:p>
          </table:table-cell>
          <table:table-cell office:value-type="float" office:value="0.566870843784809" calcext:value-type="float">
            <text:p>0,566870843784809</text:p>
          </table:table-cell>
          <table:table-cell office:value-type="float" office:value="0.647170385396013" calcext:value-type="float">
            <text:p>0,647170385396013</text:p>
          </table:table-cell>
          <table:table-cell office:value-type="float" office:value="0.468296145791944" calcext:value-type="float">
            <text:p>0,468296145791944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480028393201406" calcext:value-type="float">
            <text:p>-0,480028393201406</text:p>
          </table:table-cell>
          <table:table-cell office:value-type="float" office:value="-0.679143979145811" calcext:value-type="float">
            <text:p>-0,679143979145811</text:p>
          </table:table-cell>
          <table:table-cell office:value-type="float" office:value="-0.280912807257001" calcext:value-type="float">
            <text:p>-0,280912807257001</text:p>
          </table:table-cell>
          <table:table-cell office:value-type="float" office:value="0.618765822814092" calcext:value-type="float">
            <text:p>0,618765822814092</text:p>
          </table:table-cell>
          <table:table-cell office:value-type="float" office:value="0.507050852746414" calcext:value-type="float">
            <text:p>0,507050852746414</text:p>
          </table:table-cell>
          <table:table-cell office:value-type="float" office:value="0.755094171341984" calcext:value-type="float">
            <text:p>0,755094171341984</text:p>
          </table:table-cell>
          <table:table-cell office:value-type="float" office:value="0.381234177185908" calcext:value-type="float">
            <text:p>0,381234177185908</text:p>
          </table:table-cell>
          <table:table-cell office:value-type="float" office:value="0.492949147253586" calcext:value-type="float">
            <text:p>0,492949147253586</text:p>
          </table:table-cell>
          <table:table-cell office:value-type="float" office:value="0.244905828658016" calcext:value-type="float">
            <text:p>0,244905828658016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255478572048481" calcext:value-type="float">
            <text:p>-0,255478572048481</text:p>
          </table:table-cell>
          <table:table-cell office:value-type="float" office:value="-0.487549504851177" calcext:value-type="float">
            <text:p>-0,487549504851177</text:p>
          </table:table-cell>
          <table:table-cell office:value-type="float" office:value="-0.023407639245785" calcext:value-type="float">
            <text:p>-0,023407639245785</text:p>
          </table:table-cell>
          <table:table-cell office:value-type="float" office:value="0.774545733311126" calcext:value-type="float">
            <text:p>0,774545733311126</text:p>
          </table:table-cell>
          <table:table-cell office:value-type="float" office:value="0.614129473083024" calcext:value-type="float">
            <text:p>0,614129473083024</text:p>
          </table:table-cell>
          <table:table-cell office:value-type="float" office:value="0.97686419441616" calcext:value-type="float">
            <text:p>0,97686419441616</text:p>
          </table:table-cell>
          <table:table-cell office:value-type="float" office:value="0.225454266688874" calcext:value-type="float">
            <text:p>0,225454266688874</text:p>
          </table:table-cell>
          <table:table-cell office:value-type="float" office:value="0.385870526916976" calcext:value-type="float">
            <text:p>0,385870526916976</text:p>
          </table:table-cell>
          <table:table-cell office:value-type="float" office:value="0.0231358055838403" calcext:value-type="float">
            <text:p>0,0231358055838403</text:p>
          </table:table-cell>
        </table:table-row>
        <table:table-row table:style-name="ro1">
          <table:table-cell office:value-type="string" calcext:value-type="string">
            <text:p>Immunitysecboost_245-305</text:p>
          </table:table-cell>
          <table:table-cell office:value-type="float" office:value="-0.631414133981272" calcext:value-type="float">
            <text:p>-0,631414133981272</text:p>
          </table:table-cell>
          <table:table-cell office:value-type="float" office:value="-1.34158372432454" calcext:value-type="float">
            <text:p>-1,34158372432454</text:p>
          </table:table-cell>
          <table:table-cell office:value-type="float" office:value="0.0787554563619971" calcext:value-type="float">
            <text:p>0,0787554563619971</text:p>
          </table:table-cell>
          <table:table-cell office:value-type="float" office:value="0.531839177123874" calcext:value-type="float">
            <text:p>0,531839177123874</text:p>
          </table:table-cell>
          <table:table-cell office:value-type="float" office:value="0.261431305430828" calcext:value-type="float">
            <text:p>0,261431305430828</text:p>
          </table:table-cell>
          <table:table-cell office:value-type="float" office:value="1.08193970824447" calcext:value-type="float">
            <text:p>1,08193970824447</text:p>
          </table:table-cell>
          <table:table-cell office:value-type="float" office:value="0.468160822876126" calcext:value-type="float">
            <text:p>0,468160822876126</text:p>
          </table:table-cell>
          <table:table-cell office:value-type="float" office:value="0.738568694569173" calcext:value-type="float">
            <text:p>0,738568694569173</text:p>
          </table:table-cell>
          <table:table-cell office:value-type="float" office:value="-0.0819397082444657" calcext:value-type="float">
            <text:p>-0,0819397082444657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0.98899660661228" calcext:value-type="float">
            <text:p>-0,98899660661228</text:p>
          </table:table-cell>
          <table:table-cell office:value-type="float" office:value="-1.44407906099698" calcext:value-type="float">
            <text:p>-1,44407906099698</text:p>
          </table:table-cell>
          <table:table-cell office:value-type="float" office:value="-0.533914152227585" calcext:value-type="float">
            <text:p>-0,533914152227585</text:p>
          </table:table-cell>
          <table:table-cell office:value-type="float" office:value="0.371949715730814" calcext:value-type="float">
            <text:p>0,371949715730814</text:p>
          </table:table-cell>
          <table:table-cell office:value-type="float" office:value="0.235963284314771" calcext:value-type="float">
            <text:p>0,235963284314771</text:p>
          </table:table-cell>
          <table:table-cell office:value-type="float" office:value="0.586305583235068" calcext:value-type="float">
            <text:p>0,586305583235068</text:p>
          </table:table-cell>
          <table:table-cell office:value-type="float" office:value="0.628050284269186" calcext:value-type="float">
            <text:p>0,628050284269186</text:p>
          </table:table-cell>
          <table:table-cell office:value-type="float" office:value="0.764036715685229" calcext:value-type="float">
            <text:p>0,764036715685229</text:p>
          </table:table-cell>
          <table:table-cell office:value-type="float" office:value="0.413694416764932" calcext:value-type="float">
            <text:p>0,413694416764932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3.50560424303358" calcext:value-type="float">
            <text:p>-3,50560424303358</text:p>
          </table:table-cell>
          <table:table-cell office:value-type="float" office:value="-5.48652801637702" calcext:value-type="float">
            <text:p>-5,48652801637702</text:p>
          </table:table-cell>
          <table:table-cell office:value-type="float" office:value="-1.52468046969014" calcext:value-type="float">
            <text:p>-1,52468046969014</text:p>
          </table:table-cell>
          <table:table-cell office:value-type="float" office:value="0.030028623274777" calcext:value-type="float">
            <text:p>0,030028623274777</text:p>
          </table:table-cell>
          <table:table-cell office:value-type="float" office:value="0.0041422008903461" calcext:value-type="float">
            <text:p>0,0041422008903461</text:p>
          </table:table-cell>
          <table:table-cell office:value-type="float" office:value="0.217690604499661" calcext:value-type="float">
            <text:p>0,217690604499661</text:p>
          </table:table-cell>
          <table:table-cell office:value-type="float" office:value="0.969971376725223" calcext:value-type="float">
            <text:p>0,969971376725223</text:p>
          </table:table-cell>
          <table:table-cell office:value-type="float" office:value="0.995857799109654" calcext:value-type="float">
            <text:p>0,995857799109654</text:p>
          </table:table-cell>
          <table:table-cell office:value-type="float" office:value="0.782309395500339" calcext:value-type="float">
            <text:p>0,78230939550033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63490084631019" calcext:value-type="float">
            <text:p>-2,63490084631019</text:p>
          </table:table-cell>
          <table:table-cell office:value-type="float" office:value="-4.61573085446628" calcext:value-type="float">
            <text:p>-4,61573085446628</text:p>
          </table:table-cell>
          <table:table-cell office:value-type="float" office:value="-0.654070838154113" calcext:value-type="float">
            <text:p>-0,654070838154113</text:p>
          </table:table-cell>
          <table:table-cell office:value-type="float" office:value="0.0717260809615992" calcext:value-type="float">
            <text:p>0,0717260809615992</text:p>
          </table:table-cell>
          <table:table-cell office:value-type="float" office:value="0.00989494899597133" calcext:value-type="float">
            <text:p>0,00989494899597133</text:p>
          </table:table-cell>
          <table:table-cell office:value-type="float" office:value="0.519924932630223" calcext:value-type="float">
            <text:p>0,519924932630223</text:p>
          </table:table-cell>
          <table:table-cell office:value-type="float" office:value="0.928273919038401" calcext:value-type="float">
            <text:p>0,928273919038401</text:p>
          </table:table-cell>
          <table:table-cell office:value-type="float" office:value="0.990105051004029" calcext:value-type="float">
            <text:p>0,990105051004029</text:p>
          </table:table-cell>
          <table:table-cell office:value-type="float" office:value="0.480075067369777" calcext:value-type="float">
            <text:p>0,480075067369777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86951683357156" calcext:value-type="float">
            <text:p>-1,86951683357156</text:p>
          </table:table-cell>
          <table:table-cell office:value-type="float" office:value="-2.6637309541633" calcext:value-type="float">
            <text:p>-2,6637309541633</text:p>
          </table:table-cell>
          <table:table-cell office:value-type="float" office:value="-1.07530271297982" calcext:value-type="float">
            <text:p>-1,07530271297982</text:p>
          </table:table-cell>
          <table:table-cell office:value-type="float" office:value="0.154198147187315" calcext:value-type="float">
            <text:p>0,154198147187315</text:p>
          </table:table-cell>
          <table:table-cell office:value-type="float" office:value="0.0696877343709128" calcext:value-type="float">
            <text:p>0,0696877343709128</text:p>
          </table:table-cell>
          <table:table-cell office:value-type="float" office:value="0.341194455676337" calcext:value-type="float">
            <text:p>0,341194455676337</text:p>
          </table:table-cell>
          <table:table-cell office:value-type="float" office:value="0.845801852812685" calcext:value-type="float">
            <text:p>0,845801852812685</text:p>
          </table:table-cell>
          <table:table-cell office:value-type="float" office:value="0.930312265629087" calcext:value-type="float">
            <text:p>0,930312265629087</text:p>
          </table:table-cell>
          <table:table-cell office:value-type="float" office:value="0.658805544323663" calcext:value-type="float">
            <text:p>0,65880554432366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47168987460527" calcext:value-type="float">
            <text:p>-1,47168987460527</text:p>
          </table:table-cell>
          <table:table-cell office:value-type="float" office:value="-2.22137494444284" calcext:value-type="float">
            <text:p>-2,22137494444284</text:p>
          </table:table-cell>
          <table:table-cell office:value-type="float" office:value="-0.72200480476771" calcext:value-type="float">
            <text:p>-0,72200480476771</text:p>
          </table:table-cell>
          <table:table-cell office:value-type="float" office:value="0.229537268059719" calcext:value-type="float">
            <text:p>0,229537268059719</text:p>
          </table:table-cell>
          <table:table-cell office:value-type="float" office:value="0.108459879948554" calcext:value-type="float">
            <text:p>0,108459879948554</text:p>
          </table:table-cell>
          <table:table-cell office:value-type="float" office:value="0.485777390250759" calcext:value-type="float">
            <text:p>0,485777390250759</text:p>
          </table:table-cell>
          <table:table-cell office:value-type="float" office:value="0.770462731940281" calcext:value-type="float">
            <text:p>0,770462731940281</text:p>
          </table:table-cell>
          <table:table-cell office:value-type="float" office:value="0.891540120051446" calcext:value-type="float">
            <text:p>0,891540120051446</text:p>
          </table:table-cell>
          <table:table-cell office:value-type="float" office:value="0.514222609749241" calcext:value-type="float">
            <text:p>0,514222609749241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1.19676909045978" calcext:value-type="float">
            <text:p>-1,19676909045978</text:p>
          </table:table-cell>
          <table:table-cell office:value-type="float" office:value="-1.81101646865588" calcext:value-type="float">
            <text:p>-1,81101646865588</text:p>
          </table:table-cell>
          <table:table-cell office:value-type="float" office:value="-0.582521712263676" calcext:value-type="float">
            <text:p>-0,582521712263676</text:p>
          </table:table-cell>
          <table:table-cell office:value-type="float" office:value="0.302168916908872" calcext:value-type="float">
            <text:p>0,302168916908872</text:p>
          </table:table-cell>
          <table:table-cell office:value-type="float" office:value="0.163487872018026" calcext:value-type="float">
            <text:p>0,163487872018026</text:p>
          </table:table-cell>
          <table:table-cell office:value-type="float" office:value="0.558488242698598" calcext:value-type="float">
            <text:p>0,558488242698598</text:p>
          </table:table-cell>
          <table:table-cell office:value-type="float" office:value="0.697831083091128" calcext:value-type="float">
            <text:p>0,697831083091128</text:p>
          </table:table-cell>
          <table:table-cell office:value-type="float" office:value="0.836512127981974" calcext:value-type="float">
            <text:p>0,836512127981974</text:p>
          </table:table-cell>
          <table:table-cell office:value-type="float" office:value="0.441511757301402" calcext:value-type="float">
            <text:p>0,441511757301402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19246825884933" calcext:value-type="float">
            <text:p>-0,819246825884933</text:p>
          </table:table-cell>
          <table:table-cell office:value-type="float" office:value="-1.35210661826705" calcext:value-type="float">
            <text:p>-1,35210661826705</text:p>
          </table:table-cell>
          <table:table-cell office:value-type="float" office:value="-0.286387033502817" calcext:value-type="float">
            <text:p>-0,286387033502817</text:p>
          </table:table-cell>
          <table:table-cell office:value-type="float" office:value="0.440763501181105" calcext:value-type="float">
            <text:p>0,440763501181105</text:p>
          </table:table-cell>
          <table:table-cell office:value-type="float" office:value="0.258694715207007" calcext:value-type="float">
            <text:p>0,258694715207007</text:p>
          </table:table-cell>
          <table:table-cell office:value-type="float" office:value="0.750971908405508" calcext:value-type="float">
            <text:p>0,750971908405508</text:p>
          </table:table-cell>
          <table:table-cell office:value-type="float" office:value="0.559236498818895" calcext:value-type="float">
            <text:p>0,559236498818895</text:p>
          </table:table-cell>
          <table:table-cell office:value-type="float" office:value="0.741305284792993" calcext:value-type="float">
            <text:p>0,741305284792993</text:p>
          </table:table-cell>
          <table:table-cell office:value-type="float" office:value="0.249028091594492" calcext:value-type="float">
            <text:p>0,24902809159449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249613729859386" calcext:value-type="float">
            <text:p>-0,249613729859386</text:p>
          </table:table-cell>
          <table:table-cell office:value-type="float" office:value="-0.665806699885201" calcext:value-type="float">
            <text:p>-0,665806699885201</text:p>
          </table:table-cell>
          <table:table-cell office:value-type="float" office:value="0.166579240166429" calcext:value-type="float">
            <text:p>0,166579240166429</text:p>
          </table:table-cell>
          <table:table-cell office:value-type="float" office:value="0.779101668667212" calcext:value-type="float">
            <text:p>0,779101668667212</text:p>
          </table:table-cell>
          <table:table-cell office:value-type="float" office:value="0.513858830601412" calcext:value-type="float">
            <text:p>0,513858830601412</text:p>
          </table:table-cell>
          <table:table-cell office:value-type="float" office:value="1.1812571351739" calcext:value-type="float">
            <text:p>1,1812571351739</text:p>
          </table:table-cell>
          <table:table-cell office:value-type="float" office:value="0.220898331332788" calcext:value-type="float">
            <text:p>0,220898331332788</text:p>
          </table:table-cell>
          <table:table-cell office:value-type="float" office:value="0.486141169398588" calcext:value-type="float">
            <text:p>0,486141169398588</text:p>
          </table:table-cell>
          <table:table-cell office:value-type="float" office:value="-0.181257135173899" calcext:value-type="float">
            <text:p>-0,18125713517389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48514300535877" calcext:value-type="float">
            <text:p>0,48514300535877</text:p>
          </table:table-cell>
          <table:table-cell office:value-type="float" office:value="0.115452917671657" calcext:value-type="float">
            <text:p>0,115452917671657</text:p>
          </table:table-cell>
          <table:table-cell office:value-type="float" office:value="0.854833093045882" calcext:value-type="float">
            <text:p>0,854833093045882</text:p>
          </table:table-cell>
          <table:table-cell office:value-type="float" office:value="1.62440729118249" calcext:value-type="float">
            <text:p>1,62440729118249</text:p>
          </table:table-cell>
          <table:table-cell office:value-type="float" office:value="1.12238166896198" calcext:value-type="float">
            <text:p>1,12238166896198</text:p>
          </table:table-cell>
          <table:table-cell office:value-type="float" office:value="2.35098195258944" calcext:value-type="float">
            <text:p>2,35098195258944</text:p>
          </table:table-cell>
          <table:table-cell office:value-type="float" office:value="-0.624407291182487" calcext:value-type="float">
            <text:p>-0,624407291182487</text:p>
          </table:table-cell>
          <table:table-cell office:value-type="float" office:value="-0.122381668961979" calcext:value-type="float">
            <text:p>-0,122381668961979</text:p>
          </table:table-cell>
          <table:table-cell office:value-type="float" office:value="-1.35098195258944" calcext:value-type="float">
            <text:p>-1,35098195258944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489741324137" calcext:value-type="float">
            <text:p>1,14489741324137</text:p>
          </table:table-cell>
          <table:table-cell office:value-type="float" office:value="0.810787717521276" calcext:value-type="float">
            <text:p>0,810787717521276</text:p>
          </table:table-cell>
          <table:table-cell office:value-type="float" office:value="1.47900710896146" calcext:value-type="float">
            <text:p>1,47900710896146</text:p>
          </table:table-cell>
          <table:table-cell office:value-type="float" office:value="3.1421190005012" calcext:value-type="float">
            <text:p>3,1421190005012</text:p>
          </table:table-cell>
          <table:table-cell office:value-type="float" office:value="2.24967940077916" calcext:value-type="float">
            <text:p>2,24967940077916</text:p>
          </table:table-cell>
          <table:table-cell office:value-type="float" office:value="4.38858612915745" calcext:value-type="float">
            <text:p>4,38858612915745</text:p>
          </table:table-cell>
          <table:table-cell office:value-type="float" office:value="-2.1421190005012" calcext:value-type="float">
            <text:p>-2,1421190005012</text:p>
          </table:table-cell>
          <table:table-cell office:value-type="float" office:value="-1.24967940077916" calcext:value-type="float">
            <text:p>-1,24967940077916</text:p>
          </table:table-cell>
          <table:table-cell office:value-type="float" office:value="-3.38858612915745" calcext:value-type="float">
            <text:p>-3,3885861291574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1383633309747" calcext:value-type="float">
            <text:p>1,71383633309747</text:p>
          </table:table-cell>
          <table:table-cell office:value-type="float" office:value="1.39603706816741" calcext:value-type="float">
            <text:p>1,39603706816741</text:p>
          </table:table-cell>
          <table:table-cell office:value-type="float" office:value="2.03163559802752" calcext:value-type="float">
            <text:p>2,03163559802752</text:p>
          </table:table-cell>
          <table:table-cell office:value-type="float" office:value="5.55021315372524" calcext:value-type="float">
            <text:p>5,55021315372524</text:p>
          </table:table-cell>
          <table:table-cell office:value-type="float" office:value="4.03916128689661" calcext:value-type="float">
            <text:p>4,03916128689661</text:p>
          </table:table-cell>
          <table:table-cell office:value-type="float" office:value="7.62655013349388" calcext:value-type="float">
            <text:p>7,62655013349388</text:p>
          </table:table-cell>
          <table:table-cell office:value-type="float" office:value="-4.55021315372524" calcext:value-type="float">
            <text:p>-4,55021315372524</text:p>
          </table:table-cell>
          <table:table-cell office:value-type="float" office:value="-3.03916128689661" calcext:value-type="float">
            <text:p>-3,03916128689661</text:p>
          </table:table-cell>
          <table:table-cell office:value-type="float" office:value="-6.62655013349388" calcext:value-type="float">
            <text:p>-6,6265501334938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6918875242058" calcext:value-type="float">
            <text:p>2,46918875242058</text:p>
          </table:table-cell>
          <table:table-cell office:value-type="float" office:value="2.16937656138494" calcext:value-type="float">
            <text:p>2,16937656138494</text:p>
          </table:table-cell>
          <table:table-cell office:value-type="float" office:value="2.76900094345621" calcext:value-type="float">
            <text:p>2,76900094345621</text:p>
          </table:table-cell>
          <table:table-cell office:value-type="float" office:value="11.8128598095133" calcext:value-type="float">
            <text:p>11,8128598095133</text:p>
          </table:table-cell>
          <table:table-cell office:value-type="float" office:value="8.75282548998065" calcext:value-type="float">
            <text:p>8,75282548998065</text:p>
          </table:table-cell>
          <table:table-cell office:value-type="float" office:value="15.9426983936729" calcext:value-type="float">
            <text:p>15,9426983936729</text:p>
          </table:table-cell>
          <table:table-cell office:value-type="float" office:value="-10.8128598095133" calcext:value-type="float">
            <text:p>-10,8128598095133</text:p>
          </table:table-cell>
          <table:table-cell office:value-type="float" office:value="-7.75282548998065" calcext:value-type="float">
            <text:p>-7,75282548998065</text:p>
          </table:table-cell>
          <table:table-cell office:value-type="float" office:value="-14.9426983936729" calcext:value-type="float">
            <text:p>-14,9426983936729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09995929700016" calcext:value-type="float">
            <text:p>3,09995929700016</text:p>
          </table:table-cell>
          <table:table-cell office:value-type="float" office:value="2.80561755193501" calcext:value-type="float">
            <text:p>2,80561755193501</text:p>
          </table:table-cell>
          <table:table-cell office:value-type="float" office:value="3.39430104206532" calcext:value-type="float">
            <text:p>3,39430104206532</text:p>
          </table:table-cell>
          <table:table-cell office:value-type="float" office:value="22.1970477766221" calcext:value-type="float">
            <text:p>22,1970477766221</text:p>
          </table:table-cell>
          <table:table-cell office:value-type="float" office:value="16.537285385886" calcext:value-type="float">
            <text:p>16,537285385886</text:p>
          </table:table-cell>
          <table:table-cell office:value-type="float" office:value="29.7938215674836" calcext:value-type="float">
            <text:p>29,7938215674836</text:p>
          </table:table-cell>
          <table:table-cell office:value-type="float" office:value="-21.1970477766221" calcext:value-type="float">
            <text:p>-21,1970477766221</text:p>
          </table:table-cell>
          <table:table-cell office:value-type="float" office:value="-15.537285385886" calcext:value-type="float">
            <text:p>-15,537285385886</text:p>
          </table:table-cell>
          <table:table-cell office:value-type="float" office:value="-28.7938215674836" calcext:value-type="float">
            <text:p>-28,793821567483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63965137378178" calcext:value-type="float">
            <text:p>3,63965137378178</text:p>
          </table:table-cell>
          <table:table-cell office:value-type="float" office:value="3.34695372323744" calcext:value-type="float">
            <text:p>3,34695372323744</text:p>
          </table:table-cell>
          <table:table-cell office:value-type="float" office:value="3.93234902432611" calcext:value-type="float">
            <text:p>3,93234902432611</text:p>
          </table:table-cell>
          <table:table-cell office:value-type="float" office:value="38.0785592269927" calcext:value-type="float">
            <text:p>38,0785592269927</text:p>
          </table:table-cell>
          <table:table-cell office:value-type="float" office:value="28.4160385442751" calcext:value-type="float">
            <text:p>28,4160385442751</text:p>
          </table:table-cell>
          <table:table-cell office:value-type="float" office:value="51.0266999583485" calcext:value-type="float">
            <text:p>51,0266999583485</text:p>
          </table:table-cell>
          <table:table-cell office:value-type="float" office:value="-37.0785592269927" calcext:value-type="float">
            <text:p>-37,0785592269927</text:p>
          </table:table-cell>
          <table:table-cell office:value-type="float" office:value="-27.4160385442751" calcext:value-type="float">
            <text:p>-27,4160385442751</text:p>
          </table:table-cell>
          <table:table-cell office:value-type="float" office:value="-50.0266999583485" calcext:value-type="float">
            <text:p>-50,026699958348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33859444220769" calcext:value-type="float">
            <text:p>4,33859444220769</text:p>
          </table:table-cell>
          <table:table-cell office:value-type="float" office:value="4.04874288700629" calcext:value-type="float">
            <text:p>4,04874288700629</text:p>
          </table:table-cell>
          <table:table-cell office:value-type="float" office:value="4.6284459974091" calcext:value-type="float">
            <text:p>4,6284459974091</text:p>
          </table:table-cell>
          <table:table-cell office:value-type="float" office:value="76.5997981945899" calcext:value-type="float">
            <text:p>76,5997981945899</text:p>
          </table:table-cell>
          <table:table-cell office:value-type="float" office:value="57.3253472909397" calcext:value-type="float">
            <text:p>57,3253472909397</text:p>
          </table:table-cell>
          <table:table-cell office:value-type="float" office:value="102.354880707007" calcext:value-type="float">
            <text:p>102,354880707007</text:p>
          </table:table-cell>
          <table:table-cell office:value-type="float" office:value="-75.5997981945899" calcext:value-type="float">
            <text:p>-75,5997981945899</text:p>
          </table:table-cell>
          <table:table-cell office:value-type="float" office:value="-56.3253472909397" calcext:value-type="float">
            <text:p>-56,3253472909397</text:p>
          </table:table-cell>
          <table:table-cell office:value-type="float" office:value="-101.354880707007" calcext:value-type="float">
            <text:p>-101,354880707007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3675868271942" calcext:value-type="float">
            <text:p>0,53675868271942</text:p>
          </table:table-cell>
          <table:table-cell office:value-type="float" office:value="0.484969262287763" calcext:value-type="float">
            <text:p>0,484969262287763</text:p>
          </table:table-cell>
          <table:table-cell office:value-type="float" office:value="0.588548103151076" calcext:value-type="float">
            <text:p>0,588548103151076</text:p>
          </table:table-cell>
          <table:table-cell office:value-type="float" office:value="1.71045374405955" calcext:value-type="float">
            <text:p>1,71045374405955</text:p>
          </table:table-cell>
          <table:table-cell office:value-type="float" office:value="1.62412508618744" calcext:value-type="float">
            <text:p>1,62412508618744</text:p>
          </table:table-cell>
          <table:table-cell office:value-type="float" office:value="1.80137111078998" calcext:value-type="float">
            <text:p>1,80137111078998</text:p>
          </table:table-cell>
          <table:table-cell office:value-type="float" office:value="-0.710453744059552" calcext:value-type="float">
            <text:p>-0,710453744059552</text:p>
          </table:table-cell>
          <table:table-cell office:value-type="float" office:value="-0.624125086187444" calcext:value-type="float">
            <text:p>-0,624125086187444</text:p>
          </table:table-cell>
          <table:table-cell office:value-type="float" office:value="-0.801371110789976" calcext:value-type="float">
            <text:p>-0,801371110789976</text:p>
          </table:table-cell>
        </table:table-row>
      </table:table>
      <table:table table:name="ProxyNew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123-183</text:p>
          </table:table-cell>
          <table:table-cell office:value-type="float" office:value="-0.0722182766032766" calcext:value-type="float">
            <text:p>-0,0722182766032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184-244</text:p>
          </table:table-cell>
          <table:table-cell office:value-type="float" office:value="-0.0382155176595382" calcext:value-type="float">
            <text:p>-0,0382155176595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245-305</text:p>
          </table:table-cell>
          <table:table-cell office:value-type="float" office:value="-0.00421275871579985" calcext:value-type="float">
            <text:p>-0,00421275871579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306-366</text:p>
          </table:table-cell>
          <table:table-cell office:value-type="float" office:value="0.0297900002279385" calcext:value-type="float">
            <text:p>0,0297900002279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367-427</text:p>
          </table:table-cell>
          <table:table-cell office:value-type="float" office:value="0.0637927591716769" calcext:value-type="float">
            <text:p>0,0637927591716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428-488</text:p>
          </table:table-cell>
          <table:table-cell office:value-type="float" office:value="0.0977955181154153" calcext:value-type="float">
            <text:p>0,0977955181154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489-549</text:p>
          </table:table-cell>
          <table:table-cell office:value-type="float" office:value="0.131798277059154" calcext:value-type="float">
            <text:p>0,131798277059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001-061</text:p>
          </table:table-cell>
          <table:table-cell office:value-type="float" office:value="0.515095363069577" calcext:value-type="float">
            <text:p>0,515095363069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62-122</text:p>
          </table:table-cell>
          <table:table-cell office:value-type="float" office:value="0.490433866878268" calcext:value-type="float">
            <text:p>0,490433866878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123-183</text:p>
          </table:table-cell>
          <table:table-cell office:value-type="float" office:value="0.465772370686958" calcext:value-type="float">
            <text:p>0,4657723706869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84-244</text:p>
          </table:table-cell>
          <table:table-cell office:value-type="float" office:value="0.441110874495648" calcext:value-type="float">
            <text:p>0,441110874495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245-305</text:p>
          </table:table-cell>
          <table:table-cell office:value-type="float" office:value="0.416449378304339" calcext:value-type="float">
            <text:p>0,416449378304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boost_306-366</text:p>
          </table:table-cell>
          <table:table-cell office:value-type="float" office:value="0.391787882113029" calcext:value-type="float">
            <text:p>0,391787882113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boost_367-427</text:p>
          </table:table-cell>
          <table:table-cell office:value-type="float" office:value="0.36712638592172" calcext:value-type="float">
            <text:p>0,36712638592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boost_428-488</text:p>
          </table:table-cell>
          <table:table-cell office:value-type="float" office:value="0.34246488973041" calcext:value-type="float">
            <text:p>0,342464889730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boost_489-549</text:p>
          </table:table-cell>
          <table:table-cell office:value-type="float" office:value="0.3178033935391" calcext:value-type="float">
            <text:p>0,31780339353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7017075158189" calcext:value-type="float">
            <text:p>0,7070170751581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secboost_062-122</text:p>
          </table:table-cell>
          <table:table-cell office:value-type="float" office:value="0.563772908435326" calcext:value-type="float">
            <text:p>0,5637729084353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secboost_123-183</text:p>
          </table:table-cell>
          <table:table-cell office:value-type="float" office:value="0.420528741712463" calcext:value-type="float">
            <text:p>0,4205287417124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secboost_184-244</text:p>
          </table:table-cell>
          <table:table-cell office:value-type="float" office:value="0.277284574989599" calcext:value-type="float">
            <text:p>0,2772845749895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secboost_245-305</text:p>
          </table:table-cell>
          <table:table-cell office:value-type="float" office:value="0.134040408266736" calcext:value-type="float">
            <text:p>0,134040408266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secbnew_001-061</text:p>
          </table:table-cell>
          <table:table-cell office:value-type="float" office:value="0.816175395524167" calcext:value-type="float">
            <text:p>0,8161753955241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secbnew_062-122</text:p>
          </table:table-cell>
          <table:table-cell office:value-type="float" office:value="0.673028533758659" calcext:value-type="float">
            <text:p>0,6730285337586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secbnew_123-183</text:p>
          </table:table-cell>
          <table:table-cell office:value-type="float" office:value="0.529881671993151" calcext:value-type="float">
            <text:p>0,5298816719931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secbnew_184-244</text:p>
          </table:table-cell>
          <table:table-cell office:value-type="float" office:value="0.386734810227643" calcext:value-type="float">
            <text:p>0,3867348102276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123-183</text:p>
          </table:table-cell>
          <table:table-cell office:value-type="float" office:value="0.849393964845701" calcext:value-type="float">
            <text:p>0,8493939648457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184-244</text:p>
          </table:table-cell>
          <table:table-cell office:value-type="float" office:value="0.844447993099297" calcext:value-type="float">
            <text:p>0,8444479930992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245-305</text:p>
          </table:table-cell>
          <table:table-cell office:value-type="float" office:value="0.839502021352892" calcext:value-type="float">
            <text:p>0,8395020213528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306-366</text:p>
          </table:table-cell>
          <table:table-cell office:value-type="float" office:value="0.834556049606488" calcext:value-type="float">
            <text:p>0,8345560496064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367-427</text:p>
          </table:table-cell>
          <table:table-cell office:value-type="float" office:value="0.829610077860084" calcext:value-type="float">
            <text:p>0,8296100778600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inf_428-488</text:p>
          </table:table-cell>
          <table:table-cell office:value-type="float" office:value="0.824664106113679" calcext:value-type="float">
            <text:p>0,8246641061136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inf_489-549</text:p>
          </table:table-cell>
          <table:table-cell office:value-type="float" office:value="0.819718134367275" calcext:value-type="float">
            <text:p>0,8197181343672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62828423696804" calcext:value-type="float">
            <text:p>0,9628284236968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946908878872227" calcext:value-type="float">
            <text:p>0,9469088788722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930989334047651" calcext:value-type="float">
            <text:p>0,930989334047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915069789223075" calcext:value-type="float">
            <text:p>0,9150697892230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99150244398499" calcext:value-type="float">
            <text:p>0,8991502443984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883230699573922" calcext:value-type="float">
            <text:p>0,8832306995739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867311154749346" calcext:value-type="float">
            <text:p>0,8673111547493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85139160992477" calcext:value-type="float">
            <text:p>0,851391609924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75647352430068" calcext:value-type="float">
            <text:p>0,9756473524300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69864940833483" calcext:value-type="float">
            <text:p>0,9698649408334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64082529236897" calcext:value-type="float">
            <text:p>0,9640825292368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958300117640311" calcext:value-type="float">
            <text:p>0,9583001176403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952517706043725" calcext:value-type="float">
            <text:p>0,9525177060437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94673529444714" calcext:value-type="float">
            <text:p>0,946735294447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940952882850554" calcext:value-type="float">
            <text:p>0,9409528828505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935170471253968" calcext:value-type="float">
            <text:p>0,935170471253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munityhybridboost_489-549</text:p>
          </table:table-cell>
          <table:table-cell office:value-type="float" office:value="0.929388059657382" calcext:value-type="float">
            <text:p>0,929388059657382</text:p>
          </table:table-cell>
        </table:table-row>
      </table:table>
      <table:table table:name="ProxyNew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-0.0170013794718692" calcext:value-type="float">
            <text:p>-0,0170013794718692</text:p>
          </table:table-cell>
          <table:table-cell office:value-type="float" office:value="-0.0445942536244471" calcext:value-type="float">
            <text:p>-0,0445942536244471</text:p>
          </table:table-cell>
          <table:table-cell office:value-type="float" office:value="0.0105914946807087" calcext:value-type="float">
            <text:p>0,0105914946807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23307480956548" calcext:value-type="float">
            <text:p>0,0123307480956548</text:p>
          </table:table-cell>
          <table:table-cell office:value-type="float" office:value="0.00169424867150215" calcext:value-type="float">
            <text:p>0,00169424867150215</text:p>
          </table:table-cell>
          <table:table-cell office:value-type="float" office:value="0.0229672475198075" calcext:value-type="float">
            <text:p>0,0229672475198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office:value-type="float" office:value="0.0716220833614317" calcext:value-type="float">
            <text:p>0,0716220833614317</text:p>
          </table:table-cell>
          <table:table-cell office:value-type="float" office:value="0.0486490772890867" calcext:value-type="float">
            <text:p>0,0486490772890867</text:p>
          </table:table-cell>
          <table:table-cell office:value-type="float" office:value="0.0945950894337767" calcext:value-type="float">
            <text:p>0,09459508943377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office:value-type="float" office:value="0.071573430882754" calcext:value-type="float">
            <text:p>0,071573430882754</text:p>
          </table:table-cell>
          <table:table-cell office:value-type="float" office:value="0.0380373784018791" calcext:value-type="float">
            <text:p>0,0380373784018791</text:p>
          </table:table-cell>
          <table:table-cell office:value-type="float" office:value="0.105109483363629" calcext:value-type="float">
            <text:p>0,1051094833636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247298587320216" calcext:value-type="float">
            <text:p>0,00247298587320216</text:p>
          </table:table-cell>
          <table:table-cell table:style-name="ce1" office:value-type="float" office:value="-0.0104719201519492" calcext:value-type="float">
            <text:p>-1,05E-02</text:p>
          </table:table-cell>
          <table:table-cell office:value-type="float" office:value="0.0154178918983535" calcext:value-type="float">
            <text:p>0,01541789189835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0795977241228812" calcext:value-type="float">
            <text:p>0,00795977241228812</text:p>
          </table:table-cell>
          <table:table-cell table:style-name="ce1" office:value-type="float" office:value="-0.000276892932376552" calcext:value-type="float">
            <text:p>-2,77E-04</text:p>
          </table:table-cell>
          <table:table-cell office:value-type="float" office:value="0.0161964377569528" calcext:value-type="float">
            <text:p>0,0161964377569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0289120579829288" calcext:value-type="float">
            <text:p>0,00289120579829288</text:p>
          </table:table-cell>
          <table:table-cell office:value-type="float" office:value="0.000261589856753129" calcext:value-type="float">
            <text:p>0,000261589856753129</text:p>
          </table:table-cell>
          <table:table-cell office:value-type="float" office:value="0.00552082173983263" calcext:value-type="float">
            <text:p>0,00552082173983263</text:p>
          </table:table-cell>
        </table:table-row>
      </table:table>
      <table:table table:name="LCAllC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CAl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LCAll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CInfL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Pr(&gt;|z|)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4.64625" calcext:value-type="float">
            <text:p>-4,64625</text:p>
          </table:table-cell>
          <table:table-cell office:value-type="float" office:value="0.03296" calcext:value-type="float">
            <text:p>0,03296</text:p>
          </table:table-cell>
          <table:table-cell office:value-type="float" office:value="-140.955" calcext:value-type="float">
            <text:p>-140,955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4896" calcext:value-type="float">
            <text:p>-0,04896</text:p>
          </table:table-cell>
          <table:table-cell office:value-type="float" office:value="0.07645" calcext:value-type="float">
            <text:p>0,07645</text:p>
          </table:table-cell>
          <table:table-cell office:value-type="float" office:value="-0.64" calcext:value-type="float">
            <text:p>-0,64</text:p>
          </table:table-cell>
          <table:table-cell office:value-type="float" office:value="0.521928" calcext:value-type="float">
            <text:p>0,52192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28264" calcext:value-type="float">
            <text:p>-0,28264</text:p>
          </table:table-cell>
          <table:table-cell office:value-type="float" office:value="0.03182" calcext:value-type="float">
            <text:p>0,03182</text:p>
          </table:table-cell>
          <table:table-cell office:value-type="float" office:value="-8.881" calcext:value-type="float">
            <text:p>-8,881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0525" calcext:value-type="float">
            <text:p>-0,20525</text:p>
          </table:table-cell>
          <table:table-cell office:value-type="float" office:value="0.02911" calcext:value-type="float">
            <text:p>0,02911</text:p>
          </table:table-cell>
          <table:table-cell office:value-type="float" office:value="-7.051" calcext:value-type="float">
            <text:p>-7,051</text:p>
          </table:table-cell>
          <table:table-cell table:style-name="ce1" office:value-type="float" office:value="0.00000000000178" calcext:value-type="float">
            <text:p>1,78E-12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12495" calcext:value-type="float">
            <text:p>-0,12495</text:p>
          </table:table-cell>
          <table:table-cell office:value-type="float" office:value="0.04007" calcext:value-type="float">
            <text:p>0,04007</text:p>
          </table:table-cell>
          <table:table-cell office:value-type="float" office:value="-3.118" calcext:value-type="float">
            <text:p>-3,118</text:p>
          </table:table-cell>
          <table:table-cell table:style-name="ce1" office:value-type="float" office:value="0.001818" calcext:value-type="float">
            <text:p>1,82E-03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0738" calcext:value-type="float">
            <text:p>-0,0738</text:p>
          </table:table-cell>
          <table:table-cell office:value-type="float" office:value="0.03842" calcext:value-type="float">
            <text:p>0,03842</text:p>
          </table:table-cell>
          <table:table-cell office:value-type="float" office:value="-1.921" calcext:value-type="float">
            <text:p>-1,921</text:p>
          </table:table-cell>
          <table:table-cell office:value-type="float" office:value="0.05478" calcext:value-type="float">
            <text:p>0,05478</text:p>
          </table:table-cell>
          <table:table-cell table:style-name="Default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10142" calcext:value-type="float">
            <text:p>-0,10142</text:p>
          </table:table-cell>
          <table:table-cell office:value-type="float" office:value="0.03999" calcext:value-type="float">
            <text:p>0,03999</text:p>
          </table:table-cell>
          <table:table-cell office:value-type="float" office:value="-2.536" calcext:value-type="float">
            <text:p>-2,536</text:p>
          </table:table-cell>
          <table:table-cell office:value-type="float" office:value="0.011199" calcext:value-type="float">
            <text:p>0,011199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20862" calcext:value-type="float">
            <text:p>-0,20862</text:p>
          </table:table-cell>
          <table:table-cell office:value-type="float" office:value="0.0975" calcext:value-type="float">
            <text:p>0,0975</text:p>
          </table:table-cell>
          <table:table-cell office:value-type="float" office:value="-2.14" calcext:value-type="float">
            <text:p>-2,14</text:p>
          </table:table-cell>
          <table:table-cell office:value-type="float" office:value="0.032375" calcext:value-type="float">
            <text:p>0,03237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11055" calcext:value-type="float">
            <text:p>-0,11055</text:p>
          </table:table-cell>
          <table:table-cell office:value-type="float" office:value="0.06777" calcext:value-type="float">
            <text:p>0,06777</text:p>
          </table:table-cell>
          <table:table-cell office:value-type="float" office:value="-1.631" calcext:value-type="float">
            <text:p>-1,631</text:p>
          </table:table-cell>
          <table:table-cell table:style-name="ce1" office:value-type="float" office:value="0.102859" calcext:value-type="float">
            <text:p>1,03E-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08822" calcext:value-type="float">
            <text:p>-0,08822</text:p>
          </table:table-cell>
          <table:table-cell office:value-type="float" office:value="0.06061" calcext:value-type="float">
            <text:p>0,06061</text:p>
          </table:table-cell>
          <table:table-cell office:value-type="float" office:value="-1.455" calcext:value-type="float">
            <text:p>-1,455</text:p>
          </table:table-cell>
          <table:table-cell table:style-name="ce1" office:value-type="float" office:value="0.145538" calcext:value-type="float">
            <text:p>1,46E-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18039" calcext:value-type="float">
            <text:p>-0,18039</text:p>
          </table:table-cell>
          <table:table-cell office:value-type="float" office:value="0.04145" calcext:value-type="float">
            <text:p>0,04145</text:p>
          </table:table-cell>
          <table:table-cell office:value-type="float" office:value="-4.352" calcext:value-type="float">
            <text:p>-4,352</text:p>
          </table:table-cell>
          <table:table-cell table:style-name="ce1" office:value-type="float" office:value="0.0000135" calcext:value-type="float">
            <text:p>1,35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6359" calcext:value-type="float">
            <text:p>-0,16359</text:p>
          </table:table-cell>
          <table:table-cell office:value-type="float" office:value="0.03318" calcext:value-type="float">
            <text:p>0,03318</text:p>
          </table:table-cell>
          <table:table-cell office:value-type="float" office:value="-4.931" calcext:value-type="float">
            <text:p>-4,931</text:p>
          </table:table-cell>
          <table:table-cell table:style-name="ce1" office:value-type="float" office:value="0.000000819" calcext:value-type="float">
            <text:p>8,19E-07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1753" calcext:value-type="float">
            <text:p>-0,01753</text:p>
          </table:table-cell>
          <table:table-cell office:value-type="float" office:value="0.04835" calcext:value-type="float">
            <text:p>0,04835</text:p>
          </table:table-cell>
          <table:table-cell office:value-type="float" office:value="-0.363" calcext:value-type="float">
            <text:p>-0,363</text:p>
          </table:table-cell>
          <table:table-cell office:value-type="float" office:value="0.716967" calcext:value-type="float">
            <text:p>0,71696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243" calcext:value-type="float">
            <text:p>-0,0243</text:p>
          </table:table-cell>
          <table:table-cell office:value-type="float" office:value="0.07234" calcext:value-type="float">
            <text:p>0,07234</text:p>
          </table:table-cell>
          <table:table-cell office:value-type="float" office:value="-0.336" calcext:value-type="float">
            <text:p>-0,336</text:p>
          </table:table-cell>
          <table:table-cell office:value-type="float" office:value="0.736899" calcext:value-type="float">
            <text:p>0,73689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1938" calcext:value-type="float">
            <text:p>0,01938</text:p>
          </table:table-cell>
          <table:table-cell office:value-type="float" office:value="0.07766" calcext:value-type="float">
            <text:p>0,07766</text:p>
          </table:table-cell>
          <table:table-cell office:value-type="float" office:value="0.25" calcext:value-type="float">
            <text:p>0,25</text:p>
          </table:table-cell>
          <table:table-cell office:value-type="float" office:value="0.802917" calcext:value-type="float">
            <text:p>0,80291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9558" calcext:value-type="float">
            <text:p>0,09558</text:p>
          </table:table-cell>
          <table:table-cell office:value-type="float" office:value="0.12197" calcext:value-type="float">
            <text:p>0,12197</text:p>
          </table:table-cell>
          <table:table-cell office:value-type="float" office:value="0.784" calcext:value-type="float">
            <text:p>0,784</text:p>
          </table:table-cell>
          <table:table-cell office:value-type="float" office:value="0.433244" calcext:value-type="float">
            <text:p>0,43324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25332" calcext:value-type="float">
            <text:p>0,25332</text:p>
          </table:table-cell>
          <table:table-cell office:value-type="float" office:value="0.22917" calcext:value-type="float">
            <text:p>0,22917</text:p>
          </table:table-cell>
          <table:table-cell office:value-type="float" office:value="1.105" calcext:value-type="float">
            <text:p>1,105</text:p>
          </table:table-cell>
          <table:table-cell office:value-type="float" office:value="0.268995" calcext:value-type="float">
            <text:p>0,26899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0.43648" calcext:value-type="float">
            <text:p>-0,43648</text:p>
          </table:table-cell>
          <table:table-cell office:value-type="float" office:value="0.08105" calcext:value-type="float">
            <text:p>0,08105</text:p>
          </table:table-cell>
          <table:table-cell office:value-type="float" office:value="-5.385" calcext:value-type="float">
            <text:p>-5,385</text:p>
          </table:table-cell>
          <table:table-cell table:style-name="ce1" office:value-type="float" office:value="0.0000000724" calcext:value-type="float">
            <text:p>7,24E-08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29528" calcext:value-type="float">
            <text:p>-0,29528</text:p>
          </table:table-cell>
          <table:table-cell office:value-type="float" office:value="0.07698" calcext:value-type="float">
            <text:p>0,07698</text:p>
          </table:table-cell>
          <table:table-cell office:value-type="float" office:value="-3.836" calcext:value-type="float">
            <text:p>-3,836</text:p>
          </table:table-cell>
          <table:table-cell office:value-type="float" office:value="0.000125" calcext:value-type="float">
            <text:p>0,00012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16629" calcext:value-type="float">
            <text:p>-0,16629</text:p>
          </table:table-cell>
          <table:table-cell office:value-type="float" office:value="0.10367" calcext:value-type="float">
            <text:p>0,10367</text:p>
          </table:table-cell>
          <table:table-cell office:value-type="float" office:value="-1.604" calcext:value-type="float">
            <text:p>-1,604</text:p>
          </table:table-cell>
          <table:table-cell office:value-type="float" office:value="0.108697" calcext:value-type="float">
            <text:p>0,10869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0.34219" calcext:value-type="float">
            <text:p>-0,34219</text:p>
          </table:table-cell>
          <table:table-cell office:value-type="float" office:value="0.08864" calcext:value-type="float">
            <text:p>0,08864</text:p>
          </table:table-cell>
          <table:table-cell office:value-type="float" office:value="-3.86" calcext:value-type="float">
            <text:p>-3,86</text:p>
          </table:table-cell>
          <table:table-cell office:value-type="float" office:value="0.000113" calcext:value-type="float">
            <text:p>0,000113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0.17174" calcext:value-type="float">
            <text:p>-0,17174</text:p>
          </table:table-cell>
          <table:table-cell office:value-type="float" office:value="0.10545" calcext:value-type="float">
            <text:p>0,10545</text:p>
          </table:table-cell>
          <table:table-cell office:value-type="float" office:value="-1.629" calcext:value-type="float">
            <text:p>-1,629</text:p>
          </table:table-cell>
          <table:table-cell office:value-type="float" office:value="0.10339" calcext:value-type="float">
            <text:p>0,1033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0.74181" calcext:value-type="float">
            <text:p>-0,74181</text:p>
          </table:table-cell>
          <table:table-cell office:value-type="float" office:value="0.45109" calcext:value-type="float">
            <text:p>0,45109</text:p>
          </table:table-cell>
          <table:table-cell office:value-type="float" office:value="-1.644" calcext:value-type="float">
            <text:p>-1,644</text:p>
          </table:table-cell>
          <table:table-cell table:style-name="ce1" office:value-type="float" office:value="0.100075" calcext:value-type="float">
            <text:p>1,00E-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0.2057" calcext:value-type="float">
            <text:p>-0,2057</text:p>
          </table:table-cell>
          <table:table-cell office:value-type="float" office:value="0.17878" calcext:value-type="float">
            <text:p>0,17878</text:p>
          </table:table-cell>
          <table:table-cell office:value-type="float" office:value="-1.151" calcext:value-type="float">
            <text:p>-1,151</text:p>
          </table:table-cell>
          <table:table-cell office:value-type="float" office:value="0.249916" calcext:value-type="float">
            <text:p>0,24991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0.3854" calcext:value-type="float">
            <text:p>-0,3854</text:p>
          </table:table-cell>
          <table:table-cell office:value-type="float" office:value="0.1042" calcext:value-type="float">
            <text:p>0,1042</text:p>
          </table:table-cell>
          <table:table-cell office:value-type="float" office:value="-3.699" calcext:value-type="float">
            <text:p>-3,699</text:p>
          </table:table-cell>
          <table:table-cell table:style-name="ce1" office:value-type="float" office:value="0.000217" calcext:value-type="float">
            <text:p>2,17E-04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20989" calcext:value-type="float">
            <text:p>-0,20989</text:p>
          </table:table-cell>
          <table:table-cell office:value-type="float" office:value="0.07552" calcext:value-type="float">
            <text:p>0,07552</text:p>
          </table:table-cell>
          <table:table-cell office:value-type="float" office:value="-2.779" calcext:value-type="float">
            <text:p>-2,779</text:p>
          </table:table-cell>
          <table:table-cell office:value-type="float" office:value="0.005451" calcext:value-type="float">
            <text:p>0,005451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25433" calcext:value-type="float">
            <text:p>-0,25433</text:p>
          </table:table-cell>
          <table:table-cell office:value-type="float" office:value="0.06448" calcext:value-type="float">
            <text:p>0,06448</text:p>
          </table:table-cell>
          <table:table-cell office:value-type="float" office:value="-3.944" calcext:value-type="float">
            <text:p>-3,944</text:p>
          </table:table-cell>
          <table:table-cell table:style-name="ce1" office:value-type="float" office:value="0.0000801" calcext:value-type="float">
            <text:p>8,01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26559" calcext:value-type="float">
            <text:p>-0,26559</text:p>
          </table:table-cell>
          <table:table-cell office:value-type="float" office:value="0.09371" calcext:value-type="float">
            <text:p>0,09371</text:p>
          </table:table-cell>
          <table:table-cell office:value-type="float" office:value="-2.834" calcext:value-type="float">
            <text:p>-2,834</text:p>
          </table:table-cell>
          <table:table-cell office:value-type="float" office:value="0.004594" calcext:value-type="float">
            <text:p>0,004594</text:p>
          </table:table-cell>
          <table:table-cell table:style-name="Default"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0.09726" calcext:value-type="float">
            <text:p>-0,09726</text:p>
          </table:table-cell>
          <table:table-cell office:value-type="float" office:value="0.13257" calcext:value-type="float">
            <text:p>0,13257</text:p>
          </table:table-cell>
          <table:table-cell office:value-type="float" office:value="-0.734" calcext:value-type="float">
            <text:p>-0,734</text:p>
          </table:table-cell>
          <table:table-cell office:value-type="float" office:value="0.463151" calcext:value-type="float">
            <text:p>0,4631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11056" calcext:value-type="float">
            <text:p>-0,11056</text:p>
          </table:table-cell>
          <table:table-cell office:value-type="float" office:value="0.16682" calcext:value-type="float">
            <text:p>0,16682</text:p>
          </table:table-cell>
          <table:table-cell office:value-type="float" office:value="-0.663" calcext:value-type="float">
            <text:p>-0,663</text:p>
          </table:table-cell>
          <table:table-cell office:value-type="float" office:value="0.507477" calcext:value-type="float">
            <text:p>0,50747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0.11461" calcext:value-type="float">
            <text:p>0,11461</text:p>
          </table:table-cell>
          <table:table-cell office:value-type="float" office:value="0.26219" calcext:value-type="float">
            <text:p>0,26219</text:p>
          </table:table-cell>
          <table:table-cell office:value-type="float" office:value="0.437" calcext:value-type="float">
            <text:p>0,437</text:p>
          </table:table-cell>
          <table:table-cell office:value-type="float" office:value="0.662028" calcext:value-type="float">
            <text:p>0,662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0.09359" calcext:value-type="float">
            <text:p>0,09359</text:p>
          </table:table-cell>
          <table:table-cell office:value-type="float" office:value="0.58591" calcext:value-type="float">
            <text:p>0,58591</text:p>
          </table:table-cell>
          <table:table-cell office:value-type="float" office:value="0.16" calcext:value-type="float">
            <text:p>0,16</text:p>
          </table:table-cell>
          <table:table-cell office:value-type="float" office:value="0.87309" calcext:value-type="float">
            <text:p>0,87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25269" calcext:value-type="float">
            <text:p>0,25269</text:p>
          </table:table-cell>
          <table:table-cell office:value-type="float" office:value="0.07967" calcext:value-type="float">
            <text:p>0,07967</text:p>
          </table:table-cell>
          <table:table-cell office:value-type="float" office:value="3.172" calcext:value-type="float">
            <text:p>3,172</text:p>
          </table:table-cell>
          <table:table-cell office:value-type="float" office:value="0.001516" calcext:value-type="float">
            <text:p>0,001516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22008" calcext:value-type="float">
            <text:p>-0,22008</text:p>
          </table:table-cell>
          <table:table-cell office:value-type="float" office:value="0.12073" calcext:value-type="float">
            <text:p>0,12073</text:p>
          </table:table-cell>
          <table:table-cell office:value-type="float" office:value="-1.823" calcext:value-type="float">
            <text:p>-1,823</text:p>
          </table:table-cell>
          <table:table-cell office:value-type="float" office:value="0.068326" calcext:value-type="float">
            <text:p>0,068326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0795" calcext:value-type="float">
            <text:p>-0,20795</text:p>
          </table:table-cell>
          <table:table-cell office:value-type="float" office:value="0.11832" calcext:value-type="float">
            <text:p>0,11832</text:p>
          </table:table-cell>
          <table:table-cell office:value-type="float" office:value="-1.758" calcext:value-type="float">
            <text:p>-1,758</text:p>
          </table:table-cell>
          <table:table-cell office:value-type="float" office:value="0.078828" calcext:value-type="float">
            <text:p>0,078828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29496" calcext:value-type="float">
            <text:p>-0,29496</text:p>
          </table:table-cell>
          <table:table-cell office:value-type="float" office:value="0.1251" calcext:value-type="float">
            <text:p>0,1251</text:p>
          </table:table-cell>
          <table:table-cell office:value-type="float" office:value="-2.358" calcext:value-type="float">
            <text:p>-2,358</text:p>
          </table:table-cell>
          <table:table-cell table:style-name="ce1" office:value-type="float" office:value="0.018381" calcext:value-type="float">
            <text:p>1,84E-0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22461" calcext:value-type="float">
            <text:p>-0,22461</text:p>
          </table:table-cell>
          <table:table-cell office:value-type="float" office:value="0.08627" calcext:value-type="float">
            <text:p>0,08627</text:p>
          </table:table-cell>
          <table:table-cell office:value-type="float" office:value="-2.604" calcext:value-type="float">
            <text:p>-2,604</text:p>
          </table:table-cell>
          <table:table-cell table:style-name="ce1" office:value-type="float" office:value="0.009228" calcext:value-type="float">
            <text:p>9,23E-0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268" calcext:value-type="float">
            <text:p>-0,268</text:p>
          </table:table-cell>
          <table:table-cell office:value-type="float" office:value="0.08569" calcext:value-type="float">
            <text:p>0,08569</text:p>
          </table:table-cell>
          <table:table-cell office:value-type="float" office:value="-3.127" calcext:value-type="float">
            <text:p>-3,127</text:p>
          </table:table-cell>
          <table:table-cell office:value-type="float" office:value="0.001763" calcext:value-type="float">
            <text:p>0,00176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24595" calcext:value-type="float">
            <text:p>-0,24595</text:p>
          </table:table-cell>
          <table:table-cell office:value-type="float" office:value="0.08749" calcext:value-type="float">
            <text:p>0,08749</text:p>
          </table:table-cell>
          <table:table-cell office:value-type="float" office:value="-2.811" calcext:value-type="float">
            <text:p>-2,811</text:p>
          </table:table-cell>
          <table:table-cell table:style-name="ce1" office:value-type="float" office:value="0.004935" calcext:value-type="float">
            <text:p>4,94E-0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0.14803" calcext:value-type="float">
            <text:p>-0,14803</text:p>
          </table:table-cell>
          <table:table-cell office:value-type="float" office:value="0.11932" calcext:value-type="float">
            <text:p>0,11932</text:p>
          </table:table-cell>
          <table:table-cell office:value-type="float" office:value="-1.241" calcext:value-type="float">
            <text:p>-1,241</text:p>
          </table:table-cell>
          <table:table-cell table:style-name="ce1" office:value-type="float" office:value="0.214727" calcext:value-type="float">
            <text:p>2,15E-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0.12477" calcext:value-type="float">
            <text:p>-0,12477</text:p>
          </table:table-cell>
          <table:table-cell office:value-type="float" office:value="0.15127" calcext:value-type="float">
            <text:p>0,15127</text:p>
          </table:table-cell>
          <table:table-cell office:value-type="float" office:value="-0.825" calcext:value-type="float">
            <text:p>-0,825</text:p>
          </table:table-cell>
          <table:table-cell office:value-type="float" office:value="0.409464" calcext:value-type="float">
            <text:p>0,409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45633" calcext:value-type="float">
            <text:p>0,45633</text:p>
          </table:table-cell>
          <table:table-cell office:value-type="float" office:value="0.72512" calcext:value-type="float">
            <text:p>0,72512</text:p>
          </table:table-cell>
          <table:table-cell office:value-type="float" office:value="0.629" calcext:value-type="float">
            <text:p>0,629</text:p>
          </table:table-cell>
          <table:table-cell table:style-name="ce1" office:value-type="float" office:value="0.529146" calcext:value-type="float">
            <text:p>5,29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2054" calcext:value-type="float">
            <text:p>0,52054</text:p>
          </table:table-cell>
          <table:table-cell office:value-type="float" office:value="0.02096" calcext:value-type="float">
            <text:p>0,02096</text:p>
          </table:table-cell>
          <table:table-cell office:value-type="float" office:value="24.838" calcext:value-type="float">
            <text:p>24,83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2</text:p>
          </table:table-cell>
          <table:table-cell office:value-type="float" office:value="0.6603" calcext:value-type="float">
            <text:p>0,6603</text:p>
          </table:table-cell>
          <table:table-cell office:value-type="float" office:value="0.02587" calcext:value-type="float">
            <text:p>0,02587</text:p>
          </table:table-cell>
          <table:table-cell office:value-type="float" office:value="25.522" calcext:value-type="float">
            <text:p>25,522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3</text:p>
          </table:table-cell>
          <table:table-cell office:value-type="float" office:value="0.78517" calcext:value-type="float">
            <text:p>0,78517</text:p>
          </table:table-cell>
          <table:table-cell office:value-type="float" office:value="0.03156" calcext:value-type="float">
            <text:p>0,03156</text:p>
          </table:table-cell>
          <table:table-cell office:value-type="float" office:value="24.881" calcext:value-type="float">
            <text:p>24,881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4</text:p>
          </table:table-cell>
          <table:table-cell office:value-type="float" office:value="0.87255" calcext:value-type="float">
            <text:p>0,87255</text:p>
          </table:table-cell>
          <table:table-cell office:value-type="float" office:value="0.03891" calcext:value-type="float">
            <text:p>0,03891</text:p>
          </table:table-cell>
          <table:table-cell office:value-type="float" office:value="22.424" calcext:value-type="float">
            <text:p>22,42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5</text:p>
          </table:table-cell>
          <table:table-cell office:value-type="float" office:value="0.92372" calcext:value-type="float">
            <text:p>0,92372</text:p>
          </table:table-cell>
          <table:table-cell office:value-type="float" office:value="0.04876" calcext:value-type="float">
            <text:p>0,04876</text:p>
          </table:table-cell>
          <table:table-cell office:value-type="float" office:value="18.943" calcext:value-type="float">
            <text:p>18,943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6+</text:p>
          </table:table-cell>
          <table:table-cell office:value-type="float" office:value="1.01226" calcext:value-type="float">
            <text:p>1,01226</text:p>
          </table:table-cell>
          <table:table-cell office:value-type="float" office:value="0.04081" calcext:value-type="float">
            <text:p>0,04081</text:p>
          </table:table-cell>
          <table:table-cell office:value-type="float" office:value="24.804" calcext:value-type="float">
            <text:p>24,80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nodcci</text:p>
          </table:table-cell>
          <table:table-cell office:value-type="float" office:value="-1.56292" calcext:value-type="float">
            <text:p>-1,56292</text:p>
          </table:table-cell>
          <table:table-cell office:value-type="float" office:value="0.16758" calcext:value-type="float">
            <text:p>0,16758</text:p>
          </table:table-cell>
          <table:table-cell office:value-type="float" office:value="-9.327" calcext:value-type="float">
            <text:p>-9,327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2.28208" calcext:value-type="float">
            <text:p>-2,28208</text:p>
          </table:table-cell>
          <table:table-cell office:value-type="float" office:value="0.09695" calcext:value-type="float">
            <text:p>0,09695</text:p>
          </table:table-cell>
          <table:table-cell office:value-type="float" office:value="-23.54" calcext:value-type="float">
            <text:p>-23,5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46479" calcext:value-type="float">
            <text:p>-2,46479</text:p>
          </table:table-cell>
          <table:table-cell office:value-type="float" office:value="0.13128" calcext:value-type="float">
            <text:p>0,13128</text:p>
          </table:table-cell>
          <table:table-cell office:value-type="float" office:value="-18.775" calcext:value-type="float">
            <text:p>-18,775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90454" calcext:value-type="float">
            <text:p>-1,90454</text:p>
          </table:table-cell>
          <table:table-cell office:value-type="float" office:value="0.14594" calcext:value-type="float">
            <text:p>0,14594</text:p>
          </table:table-cell>
          <table:table-cell office:value-type="float" office:value="-13.05" calcext:value-type="float">
            <text:p>-13,05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7541" calcext:value-type="float">
            <text:p>-0,7541</text:p>
          </table:table-cell>
          <table:table-cell office:value-type="float" office:value="0.05349" calcext:value-type="float">
            <text:p>0,05349</text:p>
          </table:table-cell>
          <table:table-cell office:value-type="float" office:value="-14.098" calcext:value-type="float">
            <text:p>-14,09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8237" calcext:value-type="float">
            <text:p>-0,48237</text:p>
          </table:table-cell>
          <table:table-cell office:value-type="float" office:value="0.04919" calcext:value-type="float">
            <text:p>0,04919</text:p>
          </table:table-cell>
          <table:table-cell office:value-type="float" office:value="-9.807" calcext:value-type="float">
            <text:p>-9,807</text:p>
          </table:table-cell>
          <table:table-cell table:style-name="ce1"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33946" calcext:value-type="float">
            <text:p>-0,33946</text:p>
          </table:table-cell>
          <table:table-cell office:value-type="float" office:value="0.04407" calcext:value-type="float">
            <text:p>0,04407</text:p>
          </table:table-cell>
          <table:table-cell office:value-type="float" office:value="-7.702" calcext:value-type="float">
            <text:p>-7,702</text:p>
          </table:table-cell>
          <table:table-cell table:style-name="ce1" office:value-type="float" office:value="0.0000000000000134" calcext:value-type="float">
            <text:p>1,34E-14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042" calcext:value-type="float">
            <text:p>-0,17042</text:p>
          </table:table-cell>
          <table:table-cell office:value-type="float" office:value="0.04141" calcext:value-type="float">
            <text:p>0,04141</text:p>
          </table:table-cell>
          <table:table-cell office:value-type="float" office:value="-4.116" calcext:value-type="float">
            <text:p>-4,116</text:p>
          </table:table-cell>
          <table:table-cell table:style-name="ce1" office:value-type="float" office:value="0.0000386" calcext:value-type="float">
            <text:p>3,86E-05</text:p>
          </table:table-cell>
          <table:table-cell table:style-name="Default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0828" calcext:value-type="float">
            <text:p>0,20828</text:p>
          </table:table-cell>
          <table:table-cell office:value-type="float" office:value="0.03588" calcext:value-type="float">
            <text:p>0,03588</text:p>
          </table:table-cell>
          <table:table-cell office:value-type="float" office:value="5.805" calcext:value-type="float">
            <text:p>5,805</text:p>
          </table:table-cell>
          <table:table-cell table:style-name="ce1" office:value-type="float" office:value="0.00000000643" calcext:value-type="float">
            <text:p>6,43E-0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3431" calcext:value-type="float">
            <text:p>0,33431</text:p>
          </table:table-cell>
          <table:table-cell office:value-type="float" office:value="0.03709" calcext:value-type="float">
            <text:p>0,03709</text:p>
          </table:table-cell>
          <table:table-cell office:value-type="float" office:value="9.013" calcext:value-type="float">
            <text:p>9,013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638" calcext:value-type="float">
            <text:p>0,4638</text:p>
          </table:table-cell>
          <table:table-cell office:value-type="float" office:value="0.03658" calcext:value-type="float">
            <text:p>0,03658</text:p>
          </table:table-cell>
          <table:table-cell office:value-type="float" office:value="12.679" calcext:value-type="float">
            <text:p>12,679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48926" calcext:value-type="float">
            <text:p>0,48926</text:p>
          </table:table-cell>
          <table:table-cell office:value-type="float" office:value="0.03978" calcext:value-type="float">
            <text:p>0,03978</text:p>
          </table:table-cell>
          <table:table-cell office:value-type="float" office:value="12.298" calcext:value-type="float">
            <text:p>12,29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57777" calcext:value-type="float">
            <text:p>0,57777</text:p>
          </table:table-cell>
          <table:table-cell office:value-type="float" office:value="0.04032" calcext:value-type="float">
            <text:p>0,04032</text:p>
          </table:table-cell>
          <table:table-cell office:value-type="float" office:value="14.328" calcext:value-type="float">
            <text:p>14,32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63929" calcext:value-type="float">
            <text:p>0,63929</text:p>
          </table:table-cell>
          <table:table-cell office:value-type="float" office:value="0.04144" calcext:value-type="float">
            <text:p>0,04144</text:p>
          </table:table-cell>
          <table:table-cell office:value-type="float" office:value="15.428" calcext:value-type="float">
            <text:p>15,42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69002" calcext:value-type="float">
            <text:p>0,69002</text:p>
          </table:table-cell>
          <table:table-cell office:value-type="float" office:value="0.04444" calcext:value-type="float">
            <text:p>0,04444</text:p>
          </table:table-cell>
          <table:table-cell office:value-type="float" office:value="15.529" calcext:value-type="float">
            <text:p>15,529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0.73742" calcext:value-type="float">
            <text:p>0,73742</text:p>
          </table:table-cell>
          <table:table-cell office:value-type="float" office:value="0.04362" calcext:value-type="float">
            <text:p>0,04362</text:p>
          </table:table-cell>
          <table:table-cell office:value-type="float" office:value="16.907" calcext:value-type="float">
            <text:p>16,907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8886" calcext:value-type="float">
            <text:p>-0,18886</text:p>
          </table:table-cell>
          <table:table-cell office:value-type="float" office:value="0.01645" calcext:value-type="float">
            <text:p>0,01645</text:p>
          </table:table-cell>
          <table:table-cell office:value-type="float" office:value="-11.483" calcext:value-type="float">
            <text:p>-11,483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,00E-16</text:p>
          </table:table-cell>
          <table:table-cell office:value-type="string" calcext:value-type="string">
            <text:p>***</text:p>
          </table:table-cell>
        </table:table-row>
      </table:table>
      <table:table table:name="LCInfC" table:style-name="ta1">
        <office:forms form:automatic-focus="false" form:apply-design-mode="false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table:formula="of:=[$LCInfL.A3]" office:value-type="string" office:string-value="Immunity_other" calcext:value-type="string">
            <text:p>Immunity_other</text:p>
          </table:table-cell>
          <table:table-cell table:formula="of:=[$LCInfL.B3]" office:value-type="float" office:value="-0.04896" calcext:value-type="float">
            <text:p>-0,04896</text:p>
          </table:table-cell>
          <table:table-cell table:formula="of:=[$LCInfL.B3]-[$LCInfL.C3]*1.96" office:value-type="float" office:value="-0.198802" calcext:value-type="float">
            <text:p>-0,198802</text:p>
          </table:table-cell>
          <table:table-cell table:formula="of:=[$LCInfL.B3]+[$LCInfL.C3]*1.96" office:value-type="float" office:value="0.100882" calcext:value-type="float">
            <text:p>0,100882</text:p>
          </table:table-cell>
          <table:table-cell table:formula="of:=EXP([.B2])" office:value-type="float" office:value="0.952219217705448" calcext:value-type="float">
            <text:p>0,952219217705448</text:p>
          </table:table-cell>
          <table:table-cell table:formula="of:=EXP([.C2])" office:value-type="float" office:value="0.819712180277683" calcext:value-type="float">
            <text:p>0,819712180277683</text:p>
          </table:table-cell>
          <table:table-cell table:formula="of:=EXP([.D2])" office:value-type="float" office:value="1.10614610882129" calcext:value-type="float">
            <text:p>1,10614610882129</text:p>
          </table:table-cell>
          <table:table-cell table:formula="of:=1-[.E2]" office:value-type="float" office:value="0.0477807822945522" calcext:value-type="float">
            <text:p>0,0477807822945522</text:p>
          </table:table-cell>
          <table:table-cell table:formula="of:=1-[.F2]" office:value-type="float" office:value="0.180287819722317" calcext:value-type="float">
            <text:p>0,180287819722317</text:p>
          </table:table-cell>
          <table:table-cell table:formula="of:=1-[.G2]" office:value-type="float" office:value="-0.106146108821291" calcext:value-type="float">
            <text:p>-0,106146108821291</text:p>
          </table:table-cell>
        </table:table-row>
        <table:table-row table:style-name="ro1">
          <table:table-cell table:formula="of:=[$LCInfL.A4]" office:value-type="string" office:string-value="Immunityboost_001-061" calcext:value-type="string">
            <text:p>Immunityboost_001-061</text:p>
          </table:table-cell>
          <table:table-cell table:formula="of:=[$LCInfL.B4]" office:value-type="float" office:value="-0.28264" calcext:value-type="float">
            <text:p>-0,28264</text:p>
          </table:table-cell>
          <table:table-cell table:formula="of:=[$LCInfL.B4]-[$LCInfL.C4]*1.96" office:value-type="float" office:value="-0.3450072" calcext:value-type="float">
            <text:p>-0,3450072</text:p>
          </table:table-cell>
          <table:table-cell table:formula="of:=[$LCInfL.B4]+[$LCInfL.C4]*1.96" office:value-type="float" office:value="-0.2202728" calcext:value-type="float">
            <text:p>-0,2202728</text:p>
          </table:table-cell>
          <table:table-cell table:formula="of:=EXP([.B3])" office:value-type="float" office:value="0.753791103817289" calcext:value-type="float">
            <text:p>0,753791103817289</text:p>
          </table:table-cell>
          <table:table-cell table:formula="of:=EXP([.C3])" office:value-type="float" office:value="0.708215254299612" calcext:value-type="float">
            <text:p>0,708215254299612</text:p>
          </table:table-cell>
          <table:table-cell table:formula="of:=EXP([.D3])" office:value-type="float" office:value="0.802299900693339" calcext:value-type="float">
            <text:p>0,802299900693339</text:p>
          </table:table-cell>
          <table:table-cell table:formula="of:=1-[.E3]" office:value-type="float" office:value="0.246208896182711" calcext:value-type="float">
            <text:p>0,246208896182711</text:p>
          </table:table-cell>
          <table:table-cell table:formula="of:=1-[.F3]" office:value-type="float" office:value="0.291784745700388" calcext:value-type="float">
            <text:p>0,291784745700388</text:p>
          </table:table-cell>
          <table:table-cell table:formula="of:=1-[.G3]" office:value-type="float" office:value="0.197700099306661" calcext:value-type="float">
            <text:p>0,197700099306661</text:p>
          </table:table-cell>
        </table:table-row>
        <table:table-row table:style-name="ro1">
          <table:table-cell table:formula="of:=[$LCInfL.A5]" office:value-type="string" office:string-value="Immunityboost_062-122" calcext:value-type="string">
            <text:p>Immunityboost_062-122</text:p>
          </table:table-cell>
          <table:table-cell table:formula="of:=[$LCInfL.B5]" office:value-type="float" office:value="-0.20525" calcext:value-type="float">
            <text:p>-0,20525</text:p>
          </table:table-cell>
          <table:table-cell table:formula="of:=[$LCInfL.B5]-[$LCInfL.C5]*1.96" office:value-type="float" office:value="-0.2623056" calcext:value-type="float">
            <text:p>-0,2623056</text:p>
          </table:table-cell>
          <table:table-cell table:formula="of:=[$LCInfL.B5]+[$LCInfL.C5]*1.96" office:value-type="float" office:value="-0.1481944" calcext:value-type="float">
            <text:p>-0,1481944</text:p>
          </table:table-cell>
          <table:table-cell table:formula="of:=EXP([.B4])" office:value-type="float" office:value="0.814443680037919" calcext:value-type="float">
            <text:p>0,814443680037919</text:p>
          </table:table-cell>
          <table:table-cell table:formula="of:=EXP([.C4])" office:value-type="float" office:value="0.769275897067911" calcext:value-type="float">
            <text:p>0,769275897067911</text:p>
          </table:table-cell>
          <table:table-cell table:formula="of:=EXP([.D4])" office:value-type="float" office:value="0.862263474628467" calcext:value-type="float">
            <text:p>0,862263474628467</text:p>
          </table:table-cell>
          <table:table-cell table:formula="of:=1-[.E4]" office:value-type="float" office:value="0.185556319962081" calcext:value-type="float">
            <text:p>0,185556319962081</text:p>
          </table:table-cell>
          <table:table-cell table:formula="of:=1-[.F4]" office:value-type="float" office:value="0.230724102932089" calcext:value-type="float">
            <text:p>0,230724102932089</text:p>
          </table:table-cell>
          <table:table-cell table:formula="of:=1-[.G4]" office:value-type="float" office:value="0.137736525371533" calcext:value-type="float">
            <text:p>0,137736525371533</text:p>
          </table:table-cell>
        </table:table-row>
        <table:table-row table:style-name="ro1">
          <table:table-cell table:formula="of:=[$LCInfL.A6]" office:value-type="string" office:string-value="Immunityboost_123-183" calcext:value-type="string">
            <text:p>Immunityboost_123-183</text:p>
          </table:table-cell>
          <table:table-cell table:formula="of:=[$LCInfL.B6]" office:value-type="float" office:value="-0.12495" calcext:value-type="float">
            <text:p>-0,12495</text:p>
          </table:table-cell>
          <table:table-cell table:formula="of:=[$LCInfL.B6]-[$LCInfL.C6]*1.96" office:value-type="float" office:value="-0.2034872" calcext:value-type="float">
            <text:p>-0,2034872</text:p>
          </table:table-cell>
          <table:table-cell table:formula="of:=[$LCInfL.B6]+[$LCInfL.C6]*1.96" office:value-type="float" office:value="-0.0464128" calcext:value-type="float">
            <text:p>-0,0464128</text:p>
          </table:table-cell>
          <table:table-cell table:formula="of:=EXP([.B5])" office:value-type="float" office:value="0.882541028532864" calcext:value-type="float">
            <text:p>0,882541028532864</text:p>
          </table:table-cell>
          <table:table-cell table:formula="of:=EXP([.C5])" office:value-type="float" office:value="0.815880647528125" calcext:value-type="float">
            <text:p>0,815880647528125</text:p>
          </table:table-cell>
          <table:table-cell table:formula="of:=EXP([.D5])" office:value-type="float" office:value="0.954647802228936" calcext:value-type="float">
            <text:p>0,954647802228936</text:p>
          </table:table-cell>
          <table:table-cell table:formula="of:=1-[.E5]" office:value-type="float" office:value="0.117458971467136" calcext:value-type="float">
            <text:p>0,117458971467136</text:p>
          </table:table-cell>
          <table:table-cell table:formula="of:=1-[.F5]" office:value-type="float" office:value="0.184119352471875" calcext:value-type="float">
            <text:p>0,184119352471875</text:p>
          </table:table-cell>
          <table:table-cell table:formula="of:=1-[.G5]" office:value-type="float" office:value="0.0453521977710644" calcext:value-type="float">
            <text:p>0,0453521977710644</text:p>
          </table:table-cell>
        </table:table-row>
        <table:table-row table:style-name="ro1">
          <table:table-cell table:formula="of:=[$LCInfL.A7]" office:value-type="string" office:string-value="Immunityboost_184-244" calcext:value-type="string">
            <text:p>Immunityboost_184-244</text:p>
          </table:table-cell>
          <table:table-cell table:formula="of:=[$LCInfL.B7]" office:value-type="float" office:value="-0.0738" calcext:value-type="float">
            <text:p>-0,0738</text:p>
          </table:table-cell>
          <table:table-cell table:formula="of:=[$LCInfL.B7]-[$LCInfL.C7]*1.96" office:value-type="float" office:value="-0.1491032" calcext:value-type="float">
            <text:p>-0,1491032</text:p>
          </table:table-cell>
          <table:table-cell table:formula="of:=[$LCInfL.B7]+[$LCInfL.C7]*1.96" office:value-type="float" office:value="0.0015032" calcext:value-type="float">
            <text:p>0,0015032</text:p>
          </table:table-cell>
          <table:table-cell table:formula="of:=EXP([.B6])" office:value-type="float" office:value="0.928857446754728" calcext:value-type="float">
            <text:p>0,928857446754728</text:p>
          </table:table-cell>
          <table:table-cell table:formula="of:=EXP([.C6])" office:value-type="float" office:value="0.861480205554102" calcext:value-type="float">
            <text:p>0,861480205554102</text:p>
          </table:table-cell>
          <table:table-cell table:formula="of:=EXP([.D6])" office:value-type="float" office:value="1.00150433037144" calcext:value-type="float">
            <text:p>1,00150433037144</text:p>
          </table:table-cell>
          <table:table-cell table:formula="of:=1-[.E6]" office:value-type="float" office:value="0.0711425532452724" calcext:value-type="float">
            <text:p>0,0711425532452724</text:p>
          </table:table-cell>
          <table:table-cell table:formula="of:=1-[.F6]" office:value-type="float" office:value="0.138519794445898" calcext:value-type="float">
            <text:p>0,138519794445898</text:p>
          </table:table-cell>
          <table:table-cell table:formula="of:=1-[.G6]" office:value-type="float" office:value="-0.0015043303714406" calcext:value-type="float">
            <text:p>-0,0015043303714406</text:p>
          </table:table-cell>
        </table:table-row>
        <table:table-row table:style-name="ro1">
          <table:table-cell table:formula="of:=[$LCInfL.A8]" office:value-type="string" office:string-value="Immunityboost_245-305" calcext:value-type="string">
            <text:p>Immunityboost_245-305</text:p>
          </table:table-cell>
          <table:table-cell table:formula="of:=[$LCInfL.B8]" office:value-type="float" office:value="-0.10142" calcext:value-type="float">
            <text:p>-0,10142</text:p>
          </table:table-cell>
          <table:table-cell table:formula="of:=[$LCInfL.B8]-[$LCInfL.C8]*1.96" office:value-type="float" office:value="-0.1798004" calcext:value-type="float">
            <text:p>-0,1798004</text:p>
          </table:table-cell>
          <table:table-cell table:formula="of:=[$LCInfL.B8]+[$LCInfL.C8]*1.96" office:value-type="float" office:value="-0.0230396" calcext:value-type="float">
            <text:p>-0,0230396</text:p>
          </table:table-cell>
          <table:table-cell table:formula="of:=EXP([.B7])" office:value-type="float" office:value="0.903553460727785" calcext:value-type="float">
            <text:p>0,903553460727785</text:p>
          </table:table-cell>
          <table:table-cell table:formula="of:=EXP([.C7])" office:value-type="float" office:value="0.835436947985226" calcext:value-type="float">
            <text:p>0,835436947985226</text:p>
          </table:table-cell>
          <table:table-cell table:formula="of:=EXP([.D7])" office:value-type="float" office:value="0.977223784945161" calcext:value-type="float">
            <text:p>0,977223784945161</text:p>
          </table:table-cell>
          <table:table-cell table:formula="of:=1-[.E7]" office:value-type="float" office:value="0.096446539272215" calcext:value-type="float">
            <text:p>0,096446539272215</text:p>
          </table:table-cell>
          <table:table-cell table:formula="of:=1-[.F7]" office:value-type="float" office:value="0.164563052014774" calcext:value-type="float">
            <text:p>0,164563052014774</text:p>
          </table:table-cell>
          <table:table-cell table:formula="of:=1-[.G7]" office:value-type="float" office:value="0.0227762150548385" calcext:value-type="float">
            <text:p>0,0227762150548385</text:p>
          </table:table-cell>
        </table:table-row>
        <table:table-row table:style-name="ro1">
          <table:table-cell table:formula="of:=[$LCInfL.A9]" office:value-type="string" office:string-value="Immunityboost_306-366" calcext:value-type="string">
            <text:p>Immunityboost_306-366</text:p>
          </table:table-cell>
          <table:table-cell table:formula="of:=[$LCInfL.B9]" office:value-type="float" office:value="-0.20862" calcext:value-type="float">
            <text:p>-0,20862</text:p>
          </table:table-cell>
          <table:table-cell table:formula="of:=[$LCInfL.B9]-[$LCInfL.C9]*1.96" office:value-type="float" office:value="-0.39972" calcext:value-type="float">
            <text:p>-0,39972</text:p>
          </table:table-cell>
          <table:table-cell table:formula="of:=[$LCInfL.B9]+[$LCInfL.C9]*1.96" office:value-type="float" office:value="-0.01752" calcext:value-type="float">
            <text:p>-0,01752</text:p>
          </table:table-cell>
          <table:table-cell table:formula="of:=EXP([.B8])" office:value-type="float" office:value="0.811703624423113" calcext:value-type="float">
            <text:p>0,811703624423113</text:p>
          </table:table-cell>
          <table:table-cell table:formula="of:=EXP([.C8])" office:value-type="float" office:value="0.670507761927528" calcext:value-type="float">
            <text:p>0,670507761927528</text:p>
          </table:table-cell>
          <table:table-cell table:formula="of:=EXP([.D8])" office:value-type="float" office:value="0.982632582816889" calcext:value-type="float">
            <text:p>0,982632582816889</text:p>
          </table:table-cell>
          <table:table-cell table:formula="of:=1-[.E8]" office:value-type="float" office:value="0.188296375576887" calcext:value-type="float">
            <text:p>0,188296375576887</text:p>
          </table:table-cell>
          <table:table-cell table:formula="of:=1-[.F8]" office:value-type="float" office:value="0.329492238072472" calcext:value-type="float">
            <text:p>0,329492238072472</text:p>
          </table:table-cell>
          <table:table-cell table:formula="of:=1-[.G8]" office:value-type="float" office:value="0.017367417183111" calcext:value-type="float">
            <text:p>0,017367417183111</text:p>
          </table:table-cell>
        </table:table-row>
        <table:table-row table:style-name="ro1">
          <table:table-cell table:formula="of:=[$LCInfL.A10]" office:value-type="string" office:string-value="Immunityfull_001-061" calcext:value-type="string">
            <text:p>Immunityfull_001-061</text:p>
          </table:table-cell>
          <table:table-cell table:formula="of:=[$LCInfL.B10]" office:value-type="float" office:value="-0.11055" calcext:value-type="float">
            <text:p>-0,11055</text:p>
          </table:table-cell>
          <table:table-cell table:formula="of:=[$LCInfL.B10]-[$LCInfL.C10]*1.96" office:value-type="float" office:value="-0.2433792" calcext:value-type="float">
            <text:p>-0,2433792</text:p>
          </table:table-cell>
          <table:table-cell table:formula="of:=[$LCInfL.B10]+[$LCInfL.C10]*1.96" office:value-type="float" office:value="0.0222792" calcext:value-type="float">
            <text:p>0,0222792</text:p>
          </table:table-cell>
          <table:table-cell table:formula="of:=EXP([.B9])" office:value-type="float" office:value="0.895341561992191" calcext:value-type="float">
            <text:p>0,895341561992191</text:p>
          </table:table-cell>
          <table:table-cell table:formula="of:=EXP([.C9])" office:value-type="float" office:value="0.783974174392643" calcext:value-type="float">
            <text:p>0,783974174392643</text:p>
          </table:table-cell>
          <table:table-cell table:formula="of:=EXP([.D9])" office:value-type="float" office:value="1.02252923478207" calcext:value-type="float">
            <text:p>1,02252923478207</text:p>
          </table:table-cell>
          <table:table-cell table:formula="of:=1-[.E9]" office:value-type="float" office:value="0.104658438007809" calcext:value-type="float">
            <text:p>0,104658438007809</text:p>
          </table:table-cell>
          <table:table-cell table:formula="of:=1-[.F9]" office:value-type="float" office:value="0.216025825607356" calcext:value-type="float">
            <text:p>0,216025825607356</text:p>
          </table:table-cell>
          <table:table-cell table:formula="of:=1-[.G9]" office:value-type="float" office:value="-0.0225292347820716" calcext:value-type="float">
            <text:p>-0,0225292347820716</text:p>
          </table:table-cell>
        </table:table-row>
        <table:table-row table:style-name="ro1">
          <table:table-cell table:formula="of:=[$LCInfL.A11]" office:value-type="string" office:string-value="Immunityfull_062-122" calcext:value-type="string">
            <text:p>Immunityfull_062-122</text:p>
          </table:table-cell>
          <table:table-cell table:formula="of:=[$LCInfL.B11]" office:value-type="float" office:value="-0.08822" calcext:value-type="float">
            <text:p>-0,08822</text:p>
          </table:table-cell>
          <table:table-cell table:formula="of:=[$LCInfL.B11]-[$LCInfL.C11]*1.96" office:value-type="float" office:value="-0.2070156" calcext:value-type="float">
            <text:p>-0,2070156</text:p>
          </table:table-cell>
          <table:table-cell table:formula="of:=[$LCInfL.B11]+[$LCInfL.C11]*1.96" office:value-type="float" office:value="0.0305756" calcext:value-type="float">
            <text:p>0,0305756</text:p>
          </table:table-cell>
          <table:table-cell table:formula="of:=EXP([.B10])" office:value-type="float" office:value="0.915559431490235" calcext:value-type="float">
            <text:p>0,915559431490235</text:p>
          </table:table-cell>
          <table:table-cell table:formula="of:=EXP([.C10])" office:value-type="float" office:value="0.813006966979959" calcext:value-type="float">
            <text:p>0,813006966979959</text:p>
          </table:table-cell>
          <table:table-cell table:formula="of:=EXP([.D10])" office:value-type="float" office:value="1.03104783431872" calcext:value-type="float">
            <text:p>1,03104783431872</text:p>
          </table:table-cell>
          <table:table-cell table:formula="of:=1-[.E10]" office:value-type="float" office:value="0.0844405685097653" calcext:value-type="float">
            <text:p>0,0844405685097653</text:p>
          </table:table-cell>
          <table:table-cell table:formula="of:=1-[.F10]" office:value-type="float" office:value="0.186993033020041" calcext:value-type="float">
            <text:p>0,186993033020041</text:p>
          </table:table-cell>
          <table:table-cell table:formula="of:=1-[.G10]" office:value-type="float" office:value="-0.0310478343187248" calcext:value-type="float">
            <text:p>-0,0310478343187248</text:p>
          </table:table-cell>
        </table:table-row>
        <table:table-row table:style-name="ro1">
          <table:table-cell table:formula="of:=[$LCInfL.A12]" office:value-type="string" office:string-value="Immunityfull_123-183" calcext:value-type="string">
            <text:p>Immunityfull_123-183</text:p>
          </table:table-cell>
          <table:table-cell table:formula="of:=[$LCInfL.B12]" office:value-type="float" office:value="-0.18039" calcext:value-type="float">
            <text:p>-0,18039</text:p>
          </table:table-cell>
          <table:table-cell table:formula="of:=[$LCInfL.B12]-[$LCInfL.C12]*1.96" office:value-type="float" office:value="-0.261632" calcext:value-type="float">
            <text:p>-0,261632</text:p>
          </table:table-cell>
          <table:table-cell table:formula="of:=[$LCInfL.B12]+[$LCInfL.C12]*1.96" office:value-type="float" office:value="-0.099148" calcext:value-type="float">
            <text:p>-0,099148</text:p>
          </table:table-cell>
          <table:table-cell table:formula="of:=EXP([.B11])" office:value-type="float" office:value="0.834944519542864" calcext:value-type="float">
            <text:p>0,834944519542864</text:p>
          </table:table-cell>
          <table:table-cell table:formula="of:=EXP([.C11])" office:value-type="float" office:value="0.769794255875823" calcext:value-type="float">
            <text:p>0,769794255875823</text:p>
          </table:table-cell>
          <table:table-cell table:formula="of:=EXP([.D11])" office:value-type="float" office:value="0.905608668021966" calcext:value-type="float">
            <text:p>0,905608668021966</text:p>
          </table:table-cell>
          <table:table-cell table:formula="of:=1-[.E11]" office:value-type="float" office:value="0.165055480457136" calcext:value-type="float">
            <text:p>0,165055480457136</text:p>
          </table:table-cell>
          <table:table-cell table:formula="of:=1-[.F11]" office:value-type="float" office:value="0.230205744124177" calcext:value-type="float">
            <text:p>0,230205744124177</text:p>
          </table:table-cell>
          <table:table-cell table:formula="of:=1-[.G11]" office:value-type="float" office:value="0.0943913319780342" calcext:value-type="float">
            <text:p>0,0943913319780342</text:p>
          </table:table-cell>
        </table:table-row>
        <table:table-row table:style-name="ro1">
          <table:table-cell table:formula="of:=[$LCInfL.A13]" office:value-type="string" office:string-value="Immunityfull_184-244" calcext:value-type="string">
            <text:p>Immunityfull_184-244</text:p>
          </table:table-cell>
          <table:table-cell table:formula="of:=[$LCInfL.B13]" office:value-type="float" office:value="-0.16359" calcext:value-type="float">
            <text:p>-0,16359</text:p>
          </table:table-cell>
          <table:table-cell table:formula="of:=[$LCInfL.B13]-[$LCInfL.C13]*1.96" office:value-type="float" office:value="-0.2286228" calcext:value-type="float">
            <text:p>-0,2286228</text:p>
          </table:table-cell>
          <table:table-cell table:formula="of:=[$LCInfL.B13]+[$LCInfL.C13]*1.96" office:value-type="float" office:value="-0.0985572" calcext:value-type="float">
            <text:p>-0,0985572</text:p>
          </table:table-cell>
          <table:table-cell table:formula="of:=EXP([.B12])" office:value-type="float" office:value="0.849090077455695" calcext:value-type="float">
            <text:p>0,849090077455695</text:p>
          </table:table-cell>
          <table:table-cell table:formula="of:=EXP([.C12])" office:value-type="float" office:value="0.795628588014655" calcext:value-type="float">
            <text:p>0,795628588014655</text:p>
          </table:table-cell>
          <table:table-cell table:formula="of:=EXP([.D12])" office:value-type="float" office:value="0.906143859703089" calcext:value-type="float">
            <text:p>0,906143859703089</text:p>
          </table:table-cell>
          <table:table-cell table:formula="of:=1-[.E12]" office:value-type="float" office:value="0.150909922544305" calcext:value-type="float">
            <text:p>0,150909922544305</text:p>
          </table:table-cell>
          <table:table-cell table:formula="of:=1-[.F12]" office:value-type="float" office:value="0.204371411985345" calcext:value-type="float">
            <text:p>0,204371411985345</text:p>
          </table:table-cell>
          <table:table-cell table:formula="of:=1-[.G12]" office:value-type="float" office:value="0.0938561402969114" calcext:value-type="float">
            <text:p>0,0938561402969114</text:p>
          </table:table-cell>
        </table:table-row>
        <table:table-row table:style-name="ro1">
          <table:table-cell table:formula="of:=[$LCInfL.A14]" office:value-type="string" office:string-value="Immunityfull_245-305" calcext:value-type="string">
            <text:p>Immunityfull_245-305</text:p>
          </table:table-cell>
          <table:table-cell table:formula="of:=[$LCInfL.B14]" office:value-type="float" office:value="-0.01753" calcext:value-type="float">
            <text:p>-0,01753</text:p>
          </table:table-cell>
          <table:table-cell table:formula="of:=[$LCInfL.B14]-[$LCInfL.C14]*1.96" office:value-type="float" office:value="-0.112296" calcext:value-type="float">
            <text:p>-0,112296</text:p>
          </table:table-cell>
          <table:table-cell table:formula="of:=[$LCInfL.B14]+[$LCInfL.C14]*1.96" office:value-type="float" office:value="0.077236" calcext:value-type="float">
            <text:p>0,077236</text:p>
          </table:table-cell>
          <table:table-cell table:formula="of:=EXP([.B13])" office:value-type="float" office:value="0.982622756540192" calcext:value-type="float">
            <text:p>0,982622756540192</text:p>
          </table:table-cell>
          <table:table-cell table:formula="of:=EXP([.C13])" office:value-type="float" office:value="0.893779659562564" calcext:value-type="float">
            <text:p>0,893779659562564</text:p>
          </table:table-cell>
          <table:table-cell table:formula="of:=EXP([.D13])" office:value-type="float" office:value="1.08029699640201" calcext:value-type="float">
            <text:p>1,08029699640201</text:p>
          </table:table-cell>
          <table:table-cell table:formula="of:=1-[.E13]" office:value-type="float" office:value="0.0173772434598077" calcext:value-type="float">
            <text:p>0,0173772434598077</text:p>
          </table:table-cell>
          <table:table-cell table:formula="of:=1-[.F13]" office:value-type="float" office:value="0.106220340437436" calcext:value-type="float">
            <text:p>0,106220340437436</text:p>
          </table:table-cell>
          <table:table-cell table:formula="of:=1-[.G13]" office:value-type="float" office:value="-0.0802969964020068" calcext:value-type="float">
            <text:p>-0,0802969964020068</text:p>
          </table:table-cell>
        </table:table-row>
        <table:table-row table:style-name="ro1">
          <table:table-cell table:formula="of:=[$LCInfL.A15]" office:value-type="string" office:string-value="Immunityfull_306-366" calcext:value-type="string">
            <text:p>Immunityfull_306-366</text:p>
          </table:table-cell>
          <table:table-cell table:formula="of:=[$LCInfL.B15]" office:value-type="float" office:value="-0.0243" calcext:value-type="float">
            <text:p>-0,0243</text:p>
          </table:table-cell>
          <table:table-cell table:formula="of:=[$LCInfL.B15]-[$LCInfL.C15]*1.96" office:value-type="float" office:value="-0.1660864" calcext:value-type="float">
            <text:p>-0,1660864</text:p>
          </table:table-cell>
          <table:table-cell table:formula="of:=[$LCInfL.B15]+[$LCInfL.C15]*1.96" office:value-type="float" office:value="0.1174864" calcext:value-type="float">
            <text:p>0,1174864</text:p>
          </table:table-cell>
          <table:table-cell table:formula="of:=EXP([.B14])" office:value-type="float" office:value="0.975992867973446" calcext:value-type="float">
            <text:p>0,975992867973446</text:p>
          </table:table-cell>
          <table:table-cell table:formula="of:=EXP([.C14])" office:value-type="float" office:value="0.846973052556258" calcext:value-type="float">
            <text:p>0,846973052556258</text:p>
          </table:table-cell>
          <table:table-cell table:formula="of:=EXP([.D14])" office:value-type="float" office:value="1.12466633437758" calcext:value-type="float">
            <text:p>1,12466633437758</text:p>
          </table:table-cell>
          <table:table-cell table:formula="of:=1-[.E14]" office:value-type="float" office:value="0.024007132026554" calcext:value-type="float">
            <text:p>0,024007132026554</text:p>
          </table:table-cell>
          <table:table-cell table:formula="of:=1-[.F14]" office:value-type="float" office:value="0.153026947443742" calcext:value-type="float">
            <text:p>0,153026947443742</text:p>
          </table:table-cell>
          <table:table-cell table:formula="of:=1-[.G14]" office:value-type="float" office:value="-0.124666334377576" calcext:value-type="float">
            <text:p>-0,124666334377576</text:p>
          </table:table-cell>
        </table:table-row>
        <table:table-row table:style-name="ro1">
          <table:table-cell table:formula="of:=[$LCInfL.A16]" office:value-type="string" office:string-value="Immunityfull_367-427" calcext:value-type="string">
            <text:p>Immunityfull_367-427</text:p>
          </table:table-cell>
          <table:table-cell table:formula="of:=[$LCInfL.B16]" office:value-type="float" office:value="0.01938" calcext:value-type="float">
            <text:p>0,01938</text:p>
          </table:table-cell>
          <table:table-cell table:formula="of:=[$LCInfL.B16]-[$LCInfL.C16]*1.96" office:value-type="float" office:value="-0.1328336" calcext:value-type="float">
            <text:p>-0,1328336</text:p>
          </table:table-cell>
          <table:table-cell table:formula="of:=[$LCInfL.B16]+[$LCInfL.C16]*1.96" office:value-type="float" office:value="0.1715936" calcext:value-type="float">
            <text:p>0,1715936</text:p>
          </table:table-cell>
          <table:table-cell table:formula="of:=EXP([.B15])" office:value-type="float" office:value="1.01956901123812" calcext:value-type="float">
            <text:p>1,01956901123812</text:p>
          </table:table-cell>
          <table:table-cell table:formula="of:=EXP([.C15])" office:value-type="float" office:value="0.875610781621129" calcext:value-type="float">
            <text:p>0,875610781621129</text:p>
          </table:table-cell>
          <table:table-cell table:formula="of:=EXP([.D15])" office:value-type="float" office:value="1.18719525900821" calcext:value-type="float">
            <text:p>1,18719525900821</text:p>
          </table:table-cell>
          <table:table-cell table:formula="of:=1-[.E15]" office:value-type="float" office:value="-0.0195690112381193" calcext:value-type="float">
            <text:p>-0,0195690112381193</text:p>
          </table:table-cell>
          <table:table-cell table:formula="of:=1-[.F15]" office:value-type="float" office:value="0.124389218378871" calcext:value-type="float">
            <text:p>0,124389218378871</text:p>
          </table:table-cell>
          <table:table-cell table:formula="of:=1-[.G15]" office:value-type="float" office:value="-0.187195259008208" calcext:value-type="float">
            <text:p>-0,187195259008208</text:p>
          </table:table-cell>
        </table:table-row>
        <table:table-row table:style-name="ro1">
          <table:table-cell table:formula="of:=[$LCInfL.A17]" office:value-type="string" office:string-value="Immunityfull_428-488" calcext:value-type="string">
            <text:p>Immunityfull_428-488</text:p>
          </table:table-cell>
          <table:table-cell table:formula="of:=[$LCInfL.B17]" office:value-type="float" office:value="0.09558" calcext:value-type="float">
            <text:p>0,09558</text:p>
          </table:table-cell>
          <table:table-cell table:formula="of:=[$LCInfL.B17]-[$LCInfL.C17]*1.96" office:value-type="float" office:value="-0.1434812" calcext:value-type="float">
            <text:p>-0,1434812</text:p>
          </table:table-cell>
          <table:table-cell table:formula="of:=[$LCInfL.B17]+[$LCInfL.C17]*1.96" office:value-type="float" office:value="0.3346412" calcext:value-type="float">
            <text:p>0,3346412</text:p>
          </table:table-cell>
          <table:table-cell table:formula="of:=EXP([.B16])" office:value-type="float" office:value="1.10029684226046" calcext:value-type="float">
            <text:p>1,10029684226046</text:p>
          </table:table-cell>
          <table:table-cell table:formula="of:=EXP([.C16])" office:value-type="float" office:value="0.866337087171385" calcext:value-type="float">
            <text:p>0,866337087171385</text:p>
          </table:table-cell>
          <table:table-cell table:formula="of:=EXP([.D16])" office:value-type="float" office:value="1.39743889418512" calcext:value-type="float">
            <text:p>1,39743889418512</text:p>
          </table:table-cell>
          <table:table-cell table:formula="of:=1-[.E16]" office:value-type="float" office:value="-0.10029684226046" calcext:value-type="float">
            <text:p>-0,10029684226046</text:p>
          </table:table-cell>
          <table:table-cell table:formula="of:=1-[.F16]" office:value-type="float" office:value="0.133662912828615" calcext:value-type="float">
            <text:p>0,133662912828615</text:p>
          </table:table-cell>
          <table:table-cell table:formula="of:=1-[.G16]" office:value-type="float" office:value="-0.397438894185121" calcext:value-type="float">
            <text:p>-0,397438894185121</text:p>
          </table:table-cell>
        </table:table-row>
        <table:table-row table:style-name="ro1">
          <table:table-cell table:formula="of:=[$LCInfL.A18]" office:value-type="string" office:string-value="Immunityfull_489-549" calcext:value-type="string">
            <text:p>Immunityfull_489-549</text:p>
          </table:table-cell>
          <table:table-cell table:formula="of:=[$LCInfL.B18]" office:value-type="float" office:value="0.25332" calcext:value-type="float">
            <text:p>0,25332</text:p>
          </table:table-cell>
          <table:table-cell table:formula="of:=[$LCInfL.B18]-[$LCInfL.C18]*1.96" office:value-type="float" office:value="-0.1958532" calcext:value-type="float">
            <text:p>-0,1958532</text:p>
          </table:table-cell>
          <table:table-cell table:formula="of:=[$LCInfL.B18]+[$LCInfL.C18]*1.96" office:value-type="float" office:value="0.7024932" calcext:value-type="float">
            <text:p>0,7024932</text:p>
          </table:table-cell>
          <table:table-cell table:formula="of:=EXP([.B17])" office:value-type="float" office:value="1.28829546542988" calcext:value-type="float">
            <text:p>1,28829546542988</text:p>
          </table:table-cell>
          <table:table-cell table:formula="of:=EXP([.C17])" office:value-type="float" office:value="0.822132914931951" calcext:value-type="float">
            <text:p>0,822132914931951</text:p>
          </table:table-cell>
          <table:table-cell table:formula="of:=EXP([.D17])" office:value-type="float" office:value="2.01877965971543" calcext:value-type="float">
            <text:p>2,01877965971543</text:p>
          </table:table-cell>
          <table:table-cell table:formula="of:=1-[.E17]" office:value-type="float" office:value="-0.288295465429875" calcext:value-type="float">
            <text:p>-0,288295465429875</text:p>
          </table:table-cell>
          <table:table-cell table:formula="of:=1-[.F17]" office:value-type="float" office:value="0.177867085068049" calcext:value-type="float">
            <text:p>0,177867085068049</text:p>
          </table:table-cell>
          <table:table-cell table:formula="of:=1-[.G17]" office:value-type="float" office:value="-1.01877965971543" calcext:value-type="float">
            <text:p>-1,01877965971543</text:p>
          </table:table-cell>
        </table:table-row>
        <table:table-row table:style-name="ro1">
          <table:table-cell table:formula="of:=[$LCInfL.A19]" office:value-type="string" office:string-value="Immunityhybridboost_001-061" calcext:value-type="string">
            <text:p>Immunityhybridboost_001-061</text:p>
          </table:table-cell>
          <table:table-cell table:formula="of:=[$LCInfL.B19]" office:value-type="float" office:value="-0.43648" calcext:value-type="float">
            <text:p>-0,43648</text:p>
          </table:table-cell>
          <table:table-cell table:formula="of:=[$LCInfL.B19]-[$LCInfL.C19]*1.96" office:value-type="float" office:value="-0.595338" calcext:value-type="float">
            <text:p>-0,595338</text:p>
          </table:table-cell>
          <table:table-cell table:formula="of:=[$LCInfL.B19]+[$LCInfL.C19]*1.96" office:value-type="float" office:value="-0.277622" calcext:value-type="float">
            <text:p>-0,277622</text:p>
          </table:table-cell>
          <table:table-cell table:formula="of:=EXP([.B18])" office:value-type="float" office:value="0.646307423905436" calcext:value-type="float">
            <text:p>0,646307423905436</text:p>
          </table:table-cell>
          <table:table-cell table:formula="of:=EXP([.C18])" office:value-type="float" office:value="0.551376169223374" calcext:value-type="float">
            <text:p>0,551376169223374</text:p>
          </table:table-cell>
          <table:table-cell table:formula="of:=EXP([.D18])" office:value-type="float" office:value="0.757583133822485" calcext:value-type="float">
            <text:p>0,757583133822485</text:p>
          </table:table-cell>
          <table:table-cell table:formula="of:=1-[.E18]" office:value-type="float" office:value="0.353692576094564" calcext:value-type="float">
            <text:p>0,353692576094564</text:p>
          </table:table-cell>
          <table:table-cell table:formula="of:=1-[.F18]" office:value-type="float" office:value="0.448623830776626" calcext:value-type="float">
            <text:p>0,448623830776626</text:p>
          </table:table-cell>
          <table:table-cell table:formula="of:=1-[.G18]" office:value-type="float" office:value="0.242416866177515" calcext:value-type="float">
            <text:p>0,242416866177515</text:p>
          </table:table-cell>
        </table:table-row>
        <table:table-row table:style-name="ro1">
          <table:table-cell table:formula="of:=[$LCInfL.A20]" office:value-type="string" office:string-value="Immunityhybridboost_062-122" calcext:value-type="string">
            <text:p>Immunityhybridboost_062-122</text:p>
          </table:table-cell>
          <table:table-cell table:formula="of:=[$LCInfL.B20]" office:value-type="float" office:value="-0.29528" calcext:value-type="float">
            <text:p>-0,29528</text:p>
          </table:table-cell>
          <table:table-cell table:formula="of:=[$LCInfL.B20]-[$LCInfL.C20]*1.96" office:value-type="float" office:value="-0.4461608" calcext:value-type="float">
            <text:p>-0,4461608</text:p>
          </table:table-cell>
          <table:table-cell table:formula="of:=[$LCInfL.B20]+[$LCInfL.C20]*1.96" office:value-type="float" office:value="-0.1443992" calcext:value-type="float">
            <text:p>-0,1443992</text:p>
          </table:table-cell>
          <table:table-cell table:formula="of:=EXP([.B19])" office:value-type="float" office:value="0.744323147804333" calcext:value-type="float">
            <text:p>0,744323147804333</text:p>
          </table:table-cell>
          <table:table-cell table:formula="of:=EXP([.C19])" office:value-type="float" office:value="0.640080838787157" calcext:value-type="float">
            <text:p>0,640080838787157</text:p>
          </table:table-cell>
          <table:table-cell table:formula="of:=EXP([.D19])" office:value-type="float" office:value="0.865542154655213" calcext:value-type="float">
            <text:p>0,865542154655213</text:p>
          </table:table-cell>
          <table:table-cell table:formula="of:=1-[.E19]" office:value-type="float" office:value="0.255676852195667" calcext:value-type="float">
            <text:p>0,255676852195667</text:p>
          </table:table-cell>
          <table:table-cell table:formula="of:=1-[.F19]" office:value-type="float" office:value="0.359919161212843" calcext:value-type="float">
            <text:p>0,359919161212843</text:p>
          </table:table-cell>
          <table:table-cell table:formula="of:=1-[.G19]" office:value-type="float" office:value="0.134457845344787" calcext:value-type="float">
            <text:p>0,134457845344787</text:p>
          </table:table-cell>
        </table:table-row>
        <table:table-row table:style-name="ro1">
          <table:table-cell table:formula="of:=[$LCInfL.A21]" office:value-type="string" office:string-value="Immunityhybridboost_123-183" calcext:value-type="string">
            <text:p>Immunityhybridboost_123-183</text:p>
          </table:table-cell>
          <table:table-cell table:formula="of:=[$LCInfL.B21]" office:value-type="float" office:value="-0.16629" calcext:value-type="float">
            <text:p>-0,16629</text:p>
          </table:table-cell>
          <table:table-cell table:formula="of:=[$LCInfL.B21]-[$LCInfL.C21]*1.96" office:value-type="float" office:value="-0.3694832" calcext:value-type="float">
            <text:p>-0,3694832</text:p>
          </table:table-cell>
          <table:table-cell table:formula="of:=[$LCInfL.B21]+[$LCInfL.C21]*1.96" office:value-type="float" office:value="0.0369032" calcext:value-type="float">
            <text:p>0,0369032</text:p>
          </table:table-cell>
          <table:table-cell table:formula="of:=EXP([.B20])" office:value-type="float" office:value="0.846800626396336" calcext:value-type="float">
            <text:p>0,846800626396336</text:p>
          </table:table-cell>
          <table:table-cell table:formula="of:=EXP([.C20])" office:value-type="float" office:value="0.691091394396756" calcext:value-type="float">
            <text:p>0,691091394396756</text:p>
          </table:table-cell>
          <table:table-cell table:formula="of:=EXP([.D20])" office:value-type="float" office:value="1.0375925770153" calcext:value-type="float">
            <text:p>1,0375925770153</text:p>
          </table:table-cell>
          <table:table-cell table:formula="of:=1-[.E20]" office:value-type="float" office:value="0.153199373603664" calcext:value-type="float">
            <text:p>0,153199373603664</text:p>
          </table:table-cell>
          <table:table-cell table:formula="of:=1-[.F20]" office:value-type="float" office:value="0.308908605603244" calcext:value-type="float">
            <text:p>0,308908605603244</text:p>
          </table:table-cell>
          <table:table-cell table:formula="of:=1-[.G20]" office:value-type="float" office:value="-0.0375925770152994" calcext:value-type="float">
            <text:p>-0,0375925770152994</text:p>
          </table:table-cell>
        </table:table-row>
        <table:table-row table:style-name="ro1">
          <table:table-cell table:formula="of:=[$LCInfL.A22]" office:value-type="string" office:string-value="Immunityhybridboost_184-244" calcext:value-type="string">
            <text:p>Immunityhybridboost_184-244</text:p>
          </table:table-cell>
          <table:table-cell table:formula="of:=[$LCInfL.B22]" office:value-type="float" office:value="-0.34219" calcext:value-type="float">
            <text:p>-0,34219</text:p>
          </table:table-cell>
          <table:table-cell table:formula="of:=[$LCInfL.B22]-[$LCInfL.C22]*1.96" office:value-type="float" office:value="-0.5159244" calcext:value-type="float">
            <text:p>-0,5159244</text:p>
          </table:table-cell>
          <table:table-cell table:formula="of:=[$LCInfL.B22]+[$LCInfL.C22]*1.96" office:value-type="float" office:value="-0.1684556" calcext:value-type="float">
            <text:p>-0,1684556</text:p>
          </table:table-cell>
          <table:table-cell table:formula="of:=EXP([.B21])" office:value-type="float" office:value="0.710213251371256" calcext:value-type="float">
            <text:p>0,710213251371256</text:p>
          </table:table-cell>
          <table:table-cell table:formula="of:=EXP([.C21])" office:value-type="float" office:value="0.596948520276646" calcext:value-type="float">
            <text:p>0,596948520276646</text:p>
          </table:table-cell>
          <table:table-cell table:formula="of:=EXP([.D21])" office:value-type="float" office:value="0.844968779199876" calcext:value-type="float">
            <text:p>0,844968779199876</text:p>
          </table:table-cell>
          <table:table-cell table:formula="of:=1-[.E21]" office:value-type="float" office:value="0.289786748628744" calcext:value-type="float">
            <text:p>0,289786748628744</text:p>
          </table:table-cell>
          <table:table-cell table:formula="of:=1-[.F21]" office:value-type="float" office:value="0.403051479723354" calcext:value-type="float">
            <text:p>0,403051479723354</text:p>
          </table:table-cell>
          <table:table-cell table:formula="of:=1-[.G21]" office:value-type="float" office:value="0.155031220800124" calcext:value-type="float">
            <text:p>0,155031220800124</text:p>
          </table:table-cell>
        </table:table-row>
        <table:table-row table:style-name="ro1">
          <table:table-cell table:formula="of:=[$LCInfL.A23]" office:value-type="string" office:string-value="Immunityhybridboost_245-305" calcext:value-type="string">
            <text:p>Immunityhybridboost_245-305</text:p>
          </table:table-cell>
          <table:table-cell table:formula="of:=[$LCInfL.B23]" office:value-type="float" office:value="-0.17174" calcext:value-type="float">
            <text:p>-0,17174</text:p>
          </table:table-cell>
          <table:table-cell table:formula="of:=[$LCInfL.B23]-[$LCInfL.C23]*1.96" office:value-type="float" office:value="-0.378422" calcext:value-type="float">
            <text:p>-0,378422</text:p>
          </table:table-cell>
          <table:table-cell table:formula="of:=[$LCInfL.B23]+[$LCInfL.C23]*1.96" office:value-type="float" office:value="0.034942" calcext:value-type="float">
            <text:p>0,034942</text:p>
          </table:table-cell>
          <table:table-cell table:formula="of:=EXP([.B22])" office:value-type="float" office:value="0.842198116214886" calcext:value-type="float">
            <text:p>0,842198116214886</text:p>
          </table:table-cell>
          <table:table-cell table:formula="of:=EXP([.C22])" office:value-type="float" office:value="0.684941394400302" calcext:value-type="float">
            <text:p>0,684941394400302</text:p>
          </table:table-cell>
          <table:table-cell table:formula="of:=EXP([.D22])" office:value-type="float" office:value="1.03555964459839" calcext:value-type="float">
            <text:p>1,03555964459839</text:p>
          </table:table-cell>
          <table:table-cell table:formula="of:=1-[.E22]" office:value-type="float" office:value="0.157801883785114" calcext:value-type="float">
            <text:p>0,157801883785114</text:p>
          </table:table-cell>
          <table:table-cell table:formula="of:=1-[.F22]" office:value-type="float" office:value="0.315058605599698" calcext:value-type="float">
            <text:p>0,315058605599698</text:p>
          </table:table-cell>
          <table:table-cell table:formula="of:=1-[.G22]" office:value-type="float" office:value="-0.0355596445983914" calcext:value-type="float">
            <text:p>-0,0355596445983914</text:p>
          </table:table-cell>
        </table:table-row>
        <table:table-row table:style-name="ro1">
          <table:table-cell table:formula="of:=[$LCInfL.A24]" office:value-type="string" office:string-value="Immunityhybridboost_306-366" calcext:value-type="string">
            <text:p>Immunityhybridboost_306-366</text:p>
          </table:table-cell>
          <table:table-cell table:formula="of:=[$LCInfL.B24]" office:value-type="float" office:value="-0.74181" calcext:value-type="float">
            <text:p>-0,74181</text:p>
          </table:table-cell>
          <table:table-cell table:formula="of:=[$LCInfL.B24]-[$LCInfL.C24]*1.96" office:value-type="float" office:value="-1.6259464" calcext:value-type="float">
            <text:p>-1,6259464</text:p>
          </table:table-cell>
          <table:table-cell table:formula="of:=[$LCInfL.B24]+[$LCInfL.C24]*1.96" office:value-type="float" office:value="0.1423264" calcext:value-type="float">
            <text:p>0,1423264</text:p>
          </table:table-cell>
          <table:table-cell table:formula="of:=EXP([.B23])" office:value-type="float" office:value="0.476251120399077" calcext:value-type="float">
            <text:p>0,476251120399077</text:p>
          </table:table-cell>
          <table:table-cell table:formula="of:=EXP([.C23])" office:value-type="float" office:value="0.1967254061512" calcext:value-type="float">
            <text:p>0,1967254061512</text:p>
          </table:table-cell>
          <table:table-cell table:formula="of:=EXP([.D23])" office:value-type="float" office:value="1.15295291095777" calcext:value-type="float">
            <text:p>1,15295291095777</text:p>
          </table:table-cell>
          <table:table-cell table:formula="of:=1-[.E23]" office:value-type="float" office:value="0.523748879600923" calcext:value-type="float">
            <text:p>0,523748879600923</text:p>
          </table:table-cell>
          <table:table-cell table:formula="of:=1-[.F23]" office:value-type="float" office:value="0.8032745938488" calcext:value-type="float">
            <text:p>0,8032745938488</text:p>
          </table:table-cell>
          <table:table-cell table:formula="of:=1-[.G23]" office:value-type="float" office:value="-0.152952910957774" calcext:value-type="float">
            <text:p>-0,152952910957774</text:p>
          </table:table-cell>
        </table:table-row>
        <table:table-row table:style-name="ro1">
          <table:table-cell table:formula="of:=[$LCInfL.A25]" office:value-type="string" office:string-value="Immunityhybridfull_001-061" calcext:value-type="string">
            <text:p>Immunityhybridfull_001-061</text:p>
          </table:table-cell>
          <table:table-cell table:formula="of:=[$LCInfL.B25]" office:value-type="float" office:value="-0.2057" calcext:value-type="float">
            <text:p>-0,2057</text:p>
          </table:table-cell>
          <table:table-cell table:formula="of:=[$LCInfL.B25]-[$LCInfL.C25]*1.96" office:value-type="float" office:value="-0.5561088" calcext:value-type="float">
            <text:p>-0,5561088</text:p>
          </table:table-cell>
          <table:table-cell table:formula="of:=[$LCInfL.B25]+[$LCInfL.C25]*1.96" office:value-type="float" office:value="0.1447088" calcext:value-type="float">
            <text:p>0,1447088</text:p>
          </table:table-cell>
          <table:table-cell table:formula="of:=EXP([.B24])" office:value-type="float" office:value="0.814077262831957" calcext:value-type="float">
            <text:p>0,814077262831957</text:p>
          </table:table-cell>
          <table:table-cell table:formula="of:=EXP([.C24])" office:value-type="float" office:value="0.573436082635794" calcext:value-type="float">
            <text:p>0,573436082635794</text:p>
          </table:table-cell>
          <table:table-cell table:formula="of:=EXP([.D24])" office:value-type="float" office:value="1.155702980555" calcext:value-type="float">
            <text:p>1,155702980555</text:p>
          </table:table-cell>
          <table:table-cell table:formula="of:=1-[.E24]" office:value-type="float" office:value="0.185922737168043" calcext:value-type="float">
            <text:p>0,185922737168043</text:p>
          </table:table-cell>
          <table:table-cell table:formula="of:=1-[.F24]" office:value-type="float" office:value="0.426563917364206" calcext:value-type="float">
            <text:p>0,426563917364206</text:p>
          </table:table-cell>
          <table:table-cell table:formula="of:=1-[.G24]" office:value-type="float" office:value="-0.155702980555" calcext:value-type="float">
            <text:p>-0,155702980555</text:p>
          </table:table-cell>
        </table:table-row>
        <table:table-row table:style-name="ro1">
          <table:table-cell table:formula="of:=[$LCInfL.A26]" office:value-type="string" office:string-value="Immunityhybridfull_062-122" calcext:value-type="string">
            <text:p>Immunityhybridfull_062-122</text:p>
          </table:table-cell>
          <table:table-cell table:formula="of:=[$LCInfL.B26]" office:value-type="float" office:value="-0.3854" calcext:value-type="float">
            <text:p>-0,3854</text:p>
          </table:table-cell>
          <table:table-cell table:formula="of:=[$LCInfL.B26]-[$LCInfL.C26]*1.96" office:value-type="float" office:value="-0.589632" calcext:value-type="float">
            <text:p>-0,589632</text:p>
          </table:table-cell>
          <table:table-cell table:formula="of:=[$LCInfL.B26]+[$LCInfL.C26]*1.96" office:value-type="float" office:value="-0.181168" calcext:value-type="float">
            <text:p>-0,181168</text:p>
          </table:table-cell>
          <table:table-cell table:formula="of:=EXP([.B25])" office:value-type="float" office:value="0.680178510378899" calcext:value-type="float">
            <text:p>0,680178510378899</text:p>
          </table:table-cell>
          <table:table-cell table:formula="of:=EXP([.C25])" office:value-type="float" office:value="0.554531314714503" calcext:value-type="float">
            <text:p>0,554531314714503</text:p>
          </table:table-cell>
          <table:table-cell table:formula="of:=EXP([.D25])" office:value-type="float" office:value="0.834295185330421" calcext:value-type="float">
            <text:p>0,834295185330421</text:p>
          </table:table-cell>
          <table:table-cell table:formula="of:=1-[.E25]" office:value-type="float" office:value="0.319821489621101" calcext:value-type="float">
            <text:p>0,319821489621101</text:p>
          </table:table-cell>
          <table:table-cell table:formula="of:=1-[.F25]" office:value-type="float" office:value="0.445468685285497" calcext:value-type="float">
            <text:p>0,445468685285497</text:p>
          </table:table-cell>
          <table:table-cell table:formula="of:=1-[.G25]" office:value-type="float" office:value="0.165704814669579" calcext:value-type="float">
            <text:p>0,165704814669579</text:p>
          </table:table-cell>
        </table:table-row>
        <table:table-row table:style-name="ro1">
          <table:table-cell table:formula="of:=[$LCInfL.A27]" office:value-type="string" office:string-value="Immunityhybridfull_123-183" calcext:value-type="string">
            <text:p>Immunityhybridfull_123-183</text:p>
          </table:table-cell>
          <table:table-cell table:formula="of:=[$LCInfL.B27]" office:value-type="float" office:value="-0.20989" calcext:value-type="float">
            <text:p>-0,20989</text:p>
          </table:table-cell>
          <table:table-cell table:formula="of:=[$LCInfL.B27]-[$LCInfL.C27]*1.96" office:value-type="float" office:value="-0.3579092" calcext:value-type="float">
            <text:p>-0,3579092</text:p>
          </table:table-cell>
          <table:table-cell table:formula="of:=[$LCInfL.B27]+[$LCInfL.C27]*1.96" office:value-type="float" office:value="-0.0618708" calcext:value-type="float">
            <text:p>-0,0618708</text:p>
          </table:table-cell>
          <table:table-cell table:formula="of:=EXP([.B26])" office:value-type="float" office:value="0.810673415141458" calcext:value-type="float">
            <text:p>0,810673415141458</text:p>
          </table:table-cell>
          <table:table-cell table:formula="of:=EXP([.C26])" office:value-type="float" office:value="0.699136553723626" calcext:value-type="float">
            <text:p>0,699136553723626</text:p>
          </table:table-cell>
          <table:table-cell table:formula="of:=EXP([.D26])" office:value-type="float" office:value="0.940004327504964" calcext:value-type="float">
            <text:p>0,940004327504964</text:p>
          </table:table-cell>
          <table:table-cell table:formula="of:=1-[.E26]" office:value-type="float" office:value="0.189326584858542" calcext:value-type="float">
            <text:p>0,189326584858542</text:p>
          </table:table-cell>
          <table:table-cell table:formula="of:=1-[.F26]" office:value-type="float" office:value="0.300863446276374" calcext:value-type="float">
            <text:p>0,300863446276374</text:p>
          </table:table-cell>
          <table:table-cell table:formula="of:=1-[.G26]" office:value-type="float" office:value="0.0599956724950365" calcext:value-type="float">
            <text:p>0,0599956724950365</text:p>
          </table:table-cell>
        </table:table-row>
        <table:table-row table:style-name="ro1">
          <table:table-cell table:formula="of:=[$LCInfL.A28]" office:value-type="string" office:string-value="Immunityhybridfull_184-244" calcext:value-type="string">
            <text:p>Immunityhybridfull_184-244</text:p>
          </table:table-cell>
          <table:table-cell table:formula="of:=[$LCInfL.B28]" office:value-type="float" office:value="-0.25433" calcext:value-type="float">
            <text:p>-0,25433</text:p>
          </table:table-cell>
          <table:table-cell table:formula="of:=[$LCInfL.B28]-[$LCInfL.C28]*1.96" office:value-type="float" office:value="-0.3807108" calcext:value-type="float">
            <text:p>-0,3807108</text:p>
          </table:table-cell>
          <table:table-cell table:formula="of:=[$LCInfL.B28]+[$LCInfL.C28]*1.96" office:value-type="float" office:value="-0.1279492" calcext:value-type="float">
            <text:p>-0,1279492</text:p>
          </table:table-cell>
          <table:table-cell table:formula="of:=EXP([.B27])" office:value-type="float" office:value="0.775435865983574" calcext:value-type="float">
            <text:p>0,775435865983574</text:p>
          </table:table-cell>
          <table:table-cell table:formula="of:=EXP([.C27])" office:value-type="float" office:value="0.683375493237684" calcext:value-type="float">
            <text:p>0,683375493237684</text:p>
          </table:table-cell>
          <table:table-cell table:formula="of:=EXP([.D27])" office:value-type="float" office:value="0.879898076831616" calcext:value-type="float">
            <text:p>0,879898076831616</text:p>
          </table:table-cell>
          <table:table-cell table:formula="of:=1-[.E27]" office:value-type="float" office:value="0.224564134016426" calcext:value-type="float">
            <text:p>0,224564134016426</text:p>
          </table:table-cell>
          <table:table-cell table:formula="of:=1-[.F27]" office:value-type="float" office:value="0.316624506762316" calcext:value-type="float">
            <text:p>0,316624506762316</text:p>
          </table:table-cell>
          <table:table-cell table:formula="of:=1-[.G27]" office:value-type="float" office:value="0.120101923168384" calcext:value-type="float">
            <text:p>0,120101923168384</text:p>
          </table:table-cell>
        </table:table-row>
        <table:table-row table:style-name="ro1">
          <table:table-cell table:formula="of:=[$LCInfL.A29]" office:value-type="string" office:string-value="Immunityhybridfull_245-305" calcext:value-type="string">
            <text:p>Immunityhybridfull_245-305</text:p>
          </table:table-cell>
          <table:table-cell table:formula="of:=[$LCInfL.B29]" office:value-type="float" office:value="-0.26559" calcext:value-type="float">
            <text:p>-0,26559</text:p>
          </table:table-cell>
          <table:table-cell table:formula="of:=[$LCInfL.B29]-[$LCInfL.C29]*1.96" office:value-type="float" office:value="-0.4492616" calcext:value-type="float">
            <text:p>-0,4492616</text:p>
          </table:table-cell>
          <table:table-cell table:formula="of:=[$LCInfL.B29]+[$LCInfL.C29]*1.96" office:value-type="float" office:value="-0.0819184" calcext:value-type="float">
            <text:p>-0,0819184</text:p>
          </table:table-cell>
          <table:table-cell table:formula="of:=EXP([.B28])" office:value-type="float" office:value="0.766753431971308" calcext:value-type="float">
            <text:p>0,766753431971308</text:p>
          </table:table-cell>
          <table:table-cell table:formula="of:=EXP([.C28])" office:value-type="float" office:value="0.638099150120176" calcext:value-type="float">
            <text:p>0,638099150120176</text:p>
          </table:table-cell>
          <table:table-cell table:formula="of:=EXP([.D28])" office:value-type="float" office:value="0.921347137555434" calcext:value-type="float">
            <text:p>0,921347137555434</text:p>
          </table:table-cell>
          <table:table-cell table:formula="of:=1-[.E28]" office:value-type="float" office:value="0.233246568028692" calcext:value-type="float">
            <text:p>0,233246568028692</text:p>
          </table:table-cell>
          <table:table-cell table:formula="of:=1-[.F28]" office:value-type="float" office:value="0.361900849879824" calcext:value-type="float">
            <text:p>0,361900849879824</text:p>
          </table:table-cell>
          <table:table-cell table:formula="of:=1-[.G28]" office:value-type="float" office:value="0.078652862444566" calcext:value-type="float">
            <text:p>0,078652862444566</text:p>
          </table:table-cell>
        </table:table-row>
        <table:table-row table:style-name="ro1">
          <table:table-cell table:formula="of:=[$LCInfL.A30]" office:value-type="string" office:string-value="Immunityhybridfull_306-366" calcext:value-type="string">
            <text:p>Immunityhybridfull_306-366</text:p>
          </table:table-cell>
          <table:table-cell table:formula="of:=[$LCInfL.B30]" office:value-type="float" office:value="-0.09726" calcext:value-type="float">
            <text:p>-0,09726</text:p>
          </table:table-cell>
          <table:table-cell table:formula="of:=[$LCInfL.B30]-[$LCInfL.C30]*1.96" office:value-type="float" office:value="-0.3570972" calcext:value-type="float">
            <text:p>-0,3570972</text:p>
          </table:table-cell>
          <table:table-cell table:formula="of:=[$LCInfL.B30]+[$LCInfL.C30]*1.96" office:value-type="float" office:value="0.1625772" calcext:value-type="float">
            <text:p>0,1625772</text:p>
          </table:table-cell>
          <table:table-cell table:formula="of:=EXP([.B29])" office:value-type="float" office:value="0.907320072244413" calcext:value-type="float">
            <text:p>0,907320072244413</text:p>
          </table:table-cell>
          <table:table-cell table:formula="of:=EXP([.C29])" office:value-type="float" office:value="0.699704483153393" calcext:value-type="float">
            <text:p>0,699704483153393</text:p>
          </table:table-cell>
          <table:table-cell table:formula="of:=EXP([.D29])" office:value-type="float" office:value="1.17653914376469" calcext:value-type="float">
            <text:p>1,17653914376469</text:p>
          </table:table-cell>
          <table:table-cell table:formula="of:=1-[.E29]" office:value-type="float" office:value="0.0926799277555873" calcext:value-type="float">
            <text:p>0,0926799277555873</text:p>
          </table:table-cell>
          <table:table-cell table:formula="of:=1-[.F29]" office:value-type="float" office:value="0.300295516846607" calcext:value-type="float">
            <text:p>0,300295516846607</text:p>
          </table:table-cell>
          <table:table-cell table:formula="of:=1-[.G29]" office:value-type="float" office:value="-0.176539143764687" calcext:value-type="float">
            <text:p>-0,176539143764687</text:p>
          </table:table-cell>
        </table:table-row>
        <table:table-row table:style-name="ro1">
          <table:table-cell table:formula="of:=[$LCInfL.A31]" office:value-type="string" office:string-value="Immunityhybridfull_367-427" calcext:value-type="string">
            <text:p>Immunityhybridfull_367-427</text:p>
          </table:table-cell>
          <table:table-cell table:formula="of:=[$LCInfL.B31]" office:value-type="float" office:value="-0.11056" calcext:value-type="float">
            <text:p>-0,11056</text:p>
          </table:table-cell>
          <table:table-cell table:formula="of:=[$LCInfL.B31]-[$LCInfL.C31]*1.96" office:value-type="float" office:value="-0.4375272" calcext:value-type="float">
            <text:p>-0,4375272</text:p>
          </table:table-cell>
          <table:table-cell table:formula="of:=[$LCInfL.B31]+[$LCInfL.C31]*1.96" office:value-type="float" office:value="0.2164072" calcext:value-type="float">
            <text:p>0,2164072</text:p>
          </table:table-cell>
          <table:table-cell table:formula="of:=EXP([.B30])" office:value-type="float" office:value="0.895332608621338" calcext:value-type="float">
            <text:p>0,895332608621338</text:p>
          </table:table-cell>
          <table:table-cell table:formula="of:=EXP([.C30])" office:value-type="float" office:value="0.645630965026809" calcext:value-type="float">
            <text:p>0,645630965026809</text:p>
          </table:table-cell>
          <table:table-cell table:formula="of:=EXP([.D30])" office:value-type="float" office:value="1.2416078587981" calcext:value-type="float">
            <text:p>1,2416078587981</text:p>
          </table:table-cell>
          <table:table-cell table:formula="of:=1-[.E30]" office:value-type="float" office:value="0.104667391378662" calcext:value-type="float">
            <text:p>0,104667391378662</text:p>
          </table:table-cell>
          <table:table-cell table:formula="of:=1-[.F30]" office:value-type="float" office:value="0.354369034973191" calcext:value-type="float">
            <text:p>0,354369034973191</text:p>
          </table:table-cell>
          <table:table-cell table:formula="of:=1-[.G30]" office:value-type="float" office:value="-0.241607858798103" calcext:value-type="float">
            <text:p>-0,241607858798103</text:p>
          </table:table-cell>
        </table:table-row>
        <table:table-row table:style-name="ro1">
          <table:table-cell table:formula="of:=[$LCInfL.A32]" office:value-type="string" office:string-value="Immunityhybridfull_428-488" calcext:value-type="string">
            <text:p>Immunityhybridfull_428-488</text:p>
          </table:table-cell>
          <table:table-cell table:formula="of:=[$LCInfL.B32]" office:value-type="float" office:value="0.11461" calcext:value-type="float">
            <text:p>0,11461</text:p>
          </table:table-cell>
          <table:table-cell table:formula="of:=[$LCInfL.B32]-[$LCInfL.C32]*1.96" office:value-type="float" office:value="-0.3992824" calcext:value-type="float">
            <text:p>-0,3992824</text:p>
          </table:table-cell>
          <table:table-cell table:formula="of:=[$LCInfL.B32]+[$LCInfL.C32]*1.96" office:value-type="float" office:value="0.6285024" calcext:value-type="float">
            <text:p>0,6285024</text:p>
          </table:table-cell>
          <table:table-cell table:formula="of:=EXP([.B31])" office:value-type="float" office:value="1.12143599223867" calcext:value-type="float">
            <text:p>1,12143599223867</text:p>
          </table:table-cell>
          <table:table-cell table:formula="of:=EXP([.C31])" office:value-type="float" office:value="0.670801240332539" calcext:value-type="float">
            <text:p>0,670801240332539</text:p>
          </table:table-cell>
          <table:table-cell table:formula="of:=EXP([.D31])" office:value-type="float" office:value="1.87480077416805" calcext:value-type="float">
            <text:p>1,87480077416805</text:p>
          </table:table-cell>
          <table:table-cell table:formula="of:=1-[.E31]" office:value-type="float" office:value="-0.12143599223867" calcext:value-type="float">
            <text:p>-0,12143599223867</text:p>
          </table:table-cell>
          <table:table-cell table:formula="of:=1-[.F31]" office:value-type="float" office:value="0.329198759667461" calcext:value-type="float">
            <text:p>0,329198759667461</text:p>
          </table:table-cell>
          <table:table-cell table:formula="of:=1-[.G31]" office:value-type="float" office:value="-0.874800774168047" calcext:value-type="float">
            <text:p>-0,874800774168047</text:p>
          </table:table-cell>
        </table:table-row>
        <table:table-row table:style-name="ro1">
          <table:table-cell table:formula="of:=[$LCInfL.A33]" office:value-type="string" office:string-value="Immunityhybridfull_489-549" calcext:value-type="string">
            <text:p>Immunityhybridfull_489-549</text:p>
          </table:table-cell>
          <table:table-cell table:formula="of:=[$LCInfL.B33]" office:value-type="float" office:value="0.09359" calcext:value-type="float">
            <text:p>0,09359</text:p>
          </table:table-cell>
          <table:table-cell table:formula="of:=[$LCInfL.B33]-[$LCInfL.C33]*1.96" office:value-type="float" office:value="-1.0547936" calcext:value-type="float">
            <text:p>-1,0547936</text:p>
          </table:table-cell>
          <table:table-cell table:formula="of:=[$LCInfL.B33]+[$LCInfL.C33]*1.96" office:value-type="float" office:value="1.2419736" calcext:value-type="float">
            <text:p>1,2419736</text:p>
          </table:table-cell>
          <table:table-cell table:formula="of:=EXP([.B32])" office:value-type="float" office:value="1.09810942874268" calcext:value-type="float">
            <text:p>1,09810942874268</text:p>
          </table:table-cell>
          <table:table-cell table:formula="of:=EXP([.C32])" office:value-type="float" office:value="0.34826430164037" calcext:value-type="float">
            <text:p>0,34826430164037</text:p>
          </table:table-cell>
          <table:table-cell table:formula="of:=EXP([.D32])" office:value-type="float" office:value="3.46244019790109" calcext:value-type="float">
            <text:p>3,46244019790109</text:p>
          </table:table-cell>
          <table:table-cell table:formula="of:=1-[.E32]" office:value-type="float" office:value="-0.0981094287426767" calcext:value-type="float">
            <text:p>-0,0981094287426767</text:p>
          </table:table-cell>
          <table:table-cell table:formula="of:=1-[.F32]" office:value-type="float" office:value="0.65173569835963" calcext:value-type="float">
            <text:p>0,65173569835963</text:p>
          </table:table-cell>
          <table:table-cell table:formula="of:=1-[.G32]" office:value-type="float" office:value="-2.46244019790109" calcext:value-type="float">
            <text:p>-2,46244019790109</text:p>
          </table:table-cell>
        </table:table-row>
        <table:table-row table:style-name="ro1">
          <table:table-cell table:formula="of:=[$LCInfL.A34]" office:value-type="string" office:string-value="Immunityinf_062-122" calcext:value-type="string">
            <text:p>Immunityinf_062-122</text:p>
          </table:table-cell>
          <table:table-cell table:formula="of:=[$LCInfL.B34]" office:value-type="float" office:value="0.25269" calcext:value-type="float">
            <text:p>0,25269</text:p>
          </table:table-cell>
          <table:table-cell table:formula="of:=[$LCInfL.B34]-[$LCInfL.C34]*1.96" office:value-type="float" office:value="0.0965368" calcext:value-type="float">
            <text:p>0,0965368</text:p>
          </table:table-cell>
          <table:table-cell table:formula="of:=[$LCInfL.B34]+[$LCInfL.C34]*1.96" office:value-type="float" office:value="0.4088432" calcext:value-type="float">
            <text:p>0,4088432</text:p>
          </table:table-cell>
          <table:table-cell table:formula="of:=EXP([.B33])" office:value-type="float" office:value="1.28748409489521" calcext:value-type="float">
            <text:p>1,28748409489521</text:p>
          </table:table-cell>
          <table:table-cell table:formula="of:=EXP([.C33])" office:value-type="float" office:value="1.10135011008211" calcext:value-type="float">
            <text:p>1,10135011008211</text:p>
          </table:table-cell>
          <table:table-cell table:formula="of:=EXP([.D33])" office:value-type="float" office:value="1.5050757061118" calcext:value-type="float">
            <text:p>1,5050757061118</text:p>
          </table:table-cell>
          <table:table-cell table:formula="of:=1-[.E33]" office:value-type="float" office:value="-0.287484094895209" calcext:value-type="float">
            <text:p>-0,287484094895209</text:p>
          </table:table-cell>
          <table:table-cell table:formula="of:=1-[.F33]" office:value-type="float" office:value="-0.101350110082108" calcext:value-type="float">
            <text:p>-0,101350110082108</text:p>
          </table:table-cell>
          <table:table-cell table:formula="of:=1-[.G33]" office:value-type="float" office:value="-0.505075706111798" calcext:value-type="float">
            <text:p>-0,505075706111798</text:p>
          </table:table-cell>
        </table:table-row>
        <table:table-row table:style-name="ro1">
          <table:table-cell table:formula="of:=[$LCInfL.A35]" office:value-type="string" office:string-value="Immunityinf_123-183" calcext:value-type="string">
            <text:p>Immunityinf_123-183</text:p>
          </table:table-cell>
          <table:table-cell table:formula="of:=[$LCInfL.B35]" office:value-type="float" office:value="-0.22008" calcext:value-type="float">
            <text:p>-0,22008</text:p>
          </table:table-cell>
          <table:table-cell table:formula="of:=[$LCInfL.B35]-[$LCInfL.C35]*1.96" office:value-type="float" office:value="-0.4567108" calcext:value-type="float">
            <text:p>-0,4567108</text:p>
          </table:table-cell>
          <table:table-cell table:formula="of:=[$LCInfL.B35]+[$LCInfL.C35]*1.96" office:value-type="float" office:value="0.0165508" calcext:value-type="float">
            <text:p>0,0165508</text:p>
          </table:table-cell>
          <table:table-cell table:formula="of:=EXP([.B34])" office:value-type="float" office:value="0.802454599026633" calcext:value-type="float">
            <text:p>0,802454599026633</text:p>
          </table:table-cell>
          <table:table-cell table:formula="of:=EXP([.C34])" office:value-type="float" office:value="0.633363482298197" calcext:value-type="float">
            <text:p>0,633363482298197</text:p>
          </table:table-cell>
          <table:table-cell table:formula="of:=EXP([.D34])" office:value-type="float" office:value="1.01668852325121" calcext:value-type="float">
            <text:p>1,01668852325121</text:p>
          </table:table-cell>
          <table:table-cell table:formula="of:=1-[.E34]" office:value-type="float" office:value="0.197545400973367" calcext:value-type="float">
            <text:p>0,197545400973367</text:p>
          </table:table-cell>
          <table:table-cell table:formula="of:=1-[.F34]" office:value-type="float" office:value="0.366636517701803" calcext:value-type="float">
            <text:p>0,366636517701803</text:p>
          </table:table-cell>
          <table:table-cell table:formula="of:=1-[.G34]" office:value-type="float" office:value="-0.0166885232512053" calcext:value-type="float">
            <text:p>-0,0166885232512053</text:p>
          </table:table-cell>
        </table:table-row>
        <table:table-row table:style-name="ro1">
          <table:table-cell table:formula="of:=[$LCInfL.A36]" office:value-type="string" office:string-value="Immunityinf_184-244" calcext:value-type="string">
            <text:p>Immunityinf_184-244</text:p>
          </table:table-cell>
          <table:table-cell table:formula="of:=[$LCInfL.B36]" office:value-type="float" office:value="-0.20795" calcext:value-type="float">
            <text:p>-0,20795</text:p>
          </table:table-cell>
          <table:table-cell table:formula="of:=[$LCInfL.B36]-[$LCInfL.C36]*1.96" office:value-type="float" office:value="-0.4398572" calcext:value-type="float">
            <text:p>-0,4398572</text:p>
          </table:table-cell>
          <table:table-cell table:formula="of:=[$LCInfL.B36]+[$LCInfL.C36]*1.96" office:value-type="float" office:value="0.0239572" calcext:value-type="float">
            <text:p>0,0239572</text:p>
          </table:table-cell>
          <table:table-cell table:formula="of:=EXP([.B35])" office:value-type="float" office:value="0.81224764807905" calcext:value-type="float">
            <text:p>0,81224764807905</text:p>
          </table:table-cell>
          <table:table-cell table:formula="of:=EXP([.C35])" office:value-type="float" office:value="0.644128396050928" calcext:value-type="float">
            <text:p>0,644128396050928</text:p>
          </table:table-cell>
          <table:table-cell table:formula="of:=EXP([.D35])" office:value-type="float" office:value="1.02424647920317" calcext:value-type="float">
            <text:p>1,02424647920317</text:p>
          </table:table-cell>
          <table:table-cell table:formula="of:=1-[.E35]" office:value-type="float" office:value="0.18775235192095" calcext:value-type="float">
            <text:p>0,18775235192095</text:p>
          </table:table-cell>
          <table:table-cell table:formula="of:=1-[.F35]" office:value-type="float" office:value="0.355871603949072" calcext:value-type="float">
            <text:p>0,355871603949072</text:p>
          </table:table-cell>
          <table:table-cell table:formula="of:=1-[.G35]" office:value-type="float" office:value="-0.0242464792031705" calcext:value-type="float">
            <text:p>-0,0242464792031705</text:p>
          </table:table-cell>
        </table:table-row>
        <table:table-row table:style-name="ro1">
          <table:table-cell table:formula="of:=[$LCInfL.A37]" office:value-type="string" office:string-value="Immunityinf_245-305" calcext:value-type="string">
            <text:p>Immunityinf_245-305</text:p>
          </table:table-cell>
          <table:table-cell table:formula="of:=[$LCInfL.B37]" office:value-type="float" office:value="-0.29496" calcext:value-type="float">
            <text:p>-0,29496</text:p>
          </table:table-cell>
          <table:table-cell table:formula="of:=[$LCInfL.B37]-[$LCInfL.C37]*1.96" office:value-type="float" office:value="-0.540156" calcext:value-type="float">
            <text:p>-0,540156</text:p>
          </table:table-cell>
          <table:table-cell table:formula="of:=[$LCInfL.B37]+[$LCInfL.C37]*1.96" office:value-type="float" office:value="-0.049764" calcext:value-type="float">
            <text:p>-0,049764</text:p>
          </table:table-cell>
          <table:table-cell table:formula="of:=EXP([.B36])" office:value-type="float" office:value="0.744561369325041" calcext:value-type="float">
            <text:p>0,744561369325041</text:p>
          </table:table-cell>
          <table:table-cell table:formula="of:=EXP([.C36])" office:value-type="float" office:value="0.582657350737131" calcext:value-type="float">
            <text:p>0,582657350737131</text:p>
          </table:table-cell>
          <table:table-cell table:formula="of:=EXP([.D36])" office:value-type="float" office:value="0.951453941136817" calcext:value-type="float">
            <text:p>0,951453941136817</text:p>
          </table:table-cell>
          <table:table-cell table:formula="of:=1-[.E36]" office:value-type="float" office:value="0.255438630674959" calcext:value-type="float">
            <text:p>0,255438630674959</text:p>
          </table:table-cell>
          <table:table-cell table:formula="of:=1-[.F36]" office:value-type="float" office:value="0.417342649262869" calcext:value-type="float">
            <text:p>0,417342649262869</text:p>
          </table:table-cell>
          <table:table-cell table:formula="of:=1-[.G36]" office:value-type="float" office:value="0.0485460588631829" calcext:value-type="float">
            <text:p>0,0485460588631829</text:p>
          </table:table-cell>
        </table:table-row>
        <table:table-row table:style-name="ro1">
          <table:table-cell table:formula="of:=[$LCInfL.A38]" office:value-type="string" office:string-value="Immunityinf_306-366" calcext:value-type="string">
            <text:p>Immunityinf_306-366</text:p>
          </table:table-cell>
          <table:table-cell table:formula="of:=[$LCInfL.B38]" office:value-type="float" office:value="-0.22461" calcext:value-type="float">
            <text:p>-0,22461</text:p>
          </table:table-cell>
          <table:table-cell table:formula="of:=[$LCInfL.B38]-[$LCInfL.C38]*1.96" office:value-type="float" office:value="-0.3936992" calcext:value-type="float">
            <text:p>-0,3936992</text:p>
          </table:table-cell>
          <table:table-cell table:formula="of:=[$LCInfL.B38]+[$LCInfL.C38]*1.96" office:value-type="float" office:value="-0.0555208" calcext:value-type="float">
            <text:p>-0,0555208</text:p>
          </table:table-cell>
          <table:table-cell table:formula="of:=EXP([.B37])" office:value-type="float" office:value="0.798827700819747" calcext:value-type="float">
            <text:p>0,798827700819747</text:p>
          </table:table-cell>
          <table:table-cell table:formula="of:=EXP([.C37])" office:value-type="float" office:value="0.674556932451614" calcext:value-type="float">
            <text:p>0,674556932451614</text:p>
          </table:table-cell>
          <table:table-cell table:formula="of:=EXP([.D37])" office:value-type="float" office:value="0.945992346824982" calcext:value-type="float">
            <text:p>0,945992346824982</text:p>
          </table:table-cell>
          <table:table-cell table:formula="of:=1-[.E37]" office:value-type="float" office:value="0.201172299180253" calcext:value-type="float">
            <text:p>0,201172299180253</text:p>
          </table:table-cell>
          <table:table-cell table:formula="of:=1-[.F37]" office:value-type="float" office:value="0.325443067548386" calcext:value-type="float">
            <text:p>0,325443067548386</text:p>
          </table:table-cell>
          <table:table-cell table:formula="of:=1-[.G37]" office:value-type="float" office:value="0.0540076531750178" calcext:value-type="float">
            <text:p>0,0540076531750178</text:p>
          </table:table-cell>
        </table:table-row>
        <table:table-row table:style-name="ro1">
          <table:table-cell table:formula="of:=[$LCInfL.A39]" office:value-type="string" office:string-value="Immunityinf_367-427" calcext:value-type="string">
            <text:p>Immunityinf_367-427</text:p>
          </table:table-cell>
          <table:table-cell table:formula="of:=[$LCInfL.B39]" office:value-type="float" office:value="-0.268" calcext:value-type="float">
            <text:p>-0,268</text:p>
          </table:table-cell>
          <table:table-cell table:formula="of:=[$LCInfL.B39]-[$LCInfL.C39]*1.96" office:value-type="float" office:value="-0.4359524" calcext:value-type="float">
            <text:p>-0,4359524</text:p>
          </table:table-cell>
          <table:table-cell table:formula="of:=[$LCInfL.B39]+[$LCInfL.C39]*1.96" office:value-type="float" office:value="-0.1000476" calcext:value-type="float">
            <text:p>-0,1000476</text:p>
          </table:table-cell>
          <table:table-cell table:formula="of:=EXP([.B38])" office:value-type="float" office:value="0.764907781102864" calcext:value-type="float">
            <text:p>0,764907781102864</text:p>
          </table:table-cell>
          <table:table-cell table:formula="of:=EXP([.C38])" office:value-type="float" office:value="0.646648505671746" calcext:value-type="float">
            <text:p>0,646648505671746</text:p>
          </table:table-cell>
          <table:table-cell table:formula="of:=EXP([.D38])" office:value-type="float" office:value="0.904794348799917" calcext:value-type="float">
            <text:p>0,904794348799917</text:p>
          </table:table-cell>
          <table:table-cell table:formula="of:=1-[.E38]" office:value-type="float" office:value="0.235092218897136" calcext:value-type="float">
            <text:p>0,235092218897136</text:p>
          </table:table-cell>
          <table:table-cell table:formula="of:=1-[.F38]" office:value-type="float" office:value="0.353351494328254" calcext:value-type="float">
            <text:p>0,353351494328254</text:p>
          </table:table-cell>
          <table:table-cell table:formula="of:=1-[.G38]" office:value-type="float" office:value="0.0952056512000829" calcext:value-type="float">
            <text:p>0,0952056512000829</text:p>
          </table:table-cell>
        </table:table-row>
        <table:table-row table:style-name="ro1">
          <table:table-cell table:formula="of:=[$LCInfL.A40]" office:value-type="string" office:string-value="Immunityinf_428-488" calcext:value-type="string">
            <text:p>Immunityinf_428-488</text:p>
          </table:table-cell>
          <table:table-cell table:formula="of:=[$LCInfL.B40]" office:value-type="float" office:value="-0.24595" calcext:value-type="float">
            <text:p>-0,24595</text:p>
          </table:table-cell>
          <table:table-cell table:formula="of:=[$LCInfL.B40]-[$LCInfL.C40]*1.96" office:value-type="float" office:value="-0.4174304" calcext:value-type="float">
            <text:p>-0,4174304</text:p>
          </table:table-cell>
          <table:table-cell table:formula="of:=[$LCInfL.B40]+[$LCInfL.C40]*1.96" office:value-type="float" office:value="-0.0744696" calcext:value-type="float">
            <text:p>-0,0744696</text:p>
          </table:table-cell>
          <table:table-cell table:formula="of:=EXP([.B39])" office:value-type="float" office:value="0.781961322014143" calcext:value-type="float">
            <text:p>0,781961322014143</text:p>
          </table:table-cell>
          <table:table-cell table:formula="of:=EXP([.C39])" office:value-type="float" office:value="0.658737338371309" calcext:value-type="float">
            <text:p>0,658737338371309</text:p>
          </table:table-cell>
          <table:table-cell table:formula="of:=EXP([.D39])" office:value-type="float" office:value="0.928235691995105" calcext:value-type="float">
            <text:p>0,928235691995105</text:p>
          </table:table-cell>
          <table:table-cell table:formula="of:=1-[.E39]" office:value-type="float" office:value="0.218038677985857" calcext:value-type="float">
            <text:p>0,218038677985857</text:p>
          </table:table-cell>
          <table:table-cell table:formula="of:=1-[.F39]" office:value-type="float" office:value="0.341262661628691" calcext:value-type="float">
            <text:p>0,341262661628691</text:p>
          </table:table-cell>
          <table:table-cell table:formula="of:=1-[.G39]" office:value-type="float" office:value="0.0717643080048947" calcext:value-type="float">
            <text:p>0,0717643080048947</text:p>
          </table:table-cell>
        </table:table-row>
        <table:table-row table:style-name="ro1">
          <table:table-cell table:formula="of:=[$LCInfL.A41]" office:value-type="string" office:string-value="Immunityinf_489-549" calcext:value-type="string">
            <text:p>Immunityinf_489-549</text:p>
          </table:table-cell>
          <table:table-cell table:formula="of:=[$LCInfL.B41]" office:value-type="float" office:value="-0.14803" calcext:value-type="float">
            <text:p>-0,14803</text:p>
          </table:table-cell>
          <table:table-cell table:formula="of:=[$LCInfL.B41]-[$LCInfL.C41]*1.96" office:value-type="float" office:value="-0.3818972" calcext:value-type="float">
            <text:p>-0,3818972</text:p>
          </table:table-cell>
          <table:table-cell table:formula="of:=[$LCInfL.B41]+[$LCInfL.C41]*1.96" office:value-type="float" office:value="0.0858372" calcext:value-type="float">
            <text:p>0,0858372</text:p>
          </table:table-cell>
          <table:table-cell table:formula="of:=EXP([.B40])" office:value-type="float" office:value="0.862405242396687" calcext:value-type="float">
            <text:p>0,862405242396687</text:p>
          </table:table-cell>
          <table:table-cell table:formula="of:=EXP([.C40])" office:value-type="float" office:value="0.682565217303232" calcext:value-type="float">
            <text:p>0,682565217303232</text:p>
          </table:table-cell>
          <table:table-cell table:formula="of:=EXP([.D40])" office:value-type="float" office:value="1.08962892227612" calcext:value-type="float">
            <text:p>1,08962892227612</text:p>
          </table:table-cell>
          <table:table-cell table:formula="of:=1-[.E40]" office:value-type="float" office:value="0.137594757603313" calcext:value-type="float">
            <text:p>0,137594757603313</text:p>
          </table:table-cell>
          <table:table-cell table:formula="of:=1-[.F40]" office:value-type="float" office:value="0.317434782696767" calcext:value-type="float">
            <text:p>0,317434782696767</text:p>
          </table:table-cell>
          <table:table-cell table:formula="of:=1-[.G40]" office:value-type="float" office:value="-0.0896289222761231" calcext:value-type="float">
            <text:p>-0,0896289222761231</text:p>
          </table:table-cell>
        </table:table-row>
        <table:table-row table:style-name="ro1">
          <table:table-cell table:formula="of:=[$LCInfL.A42]" office:value-type="string" office:string-value="Immunitysecboost_001-061" calcext:value-type="string">
            <text:p>Immunitysecboost_001-061</text:p>
          </table:table-cell>
          <table:table-cell table:formula="of:=[$LCInfL.B42]" office:value-type="float" office:value="-0.12477" calcext:value-type="float">
            <text:p>-0,12477</text:p>
          </table:table-cell>
          <table:table-cell table:formula="of:=[$LCInfL.B42]-[$LCInfL.C42]*1.96" office:value-type="float" office:value="-0.4212592" calcext:value-type="float">
            <text:p>-0,4212592</text:p>
          </table:table-cell>
          <table:table-cell table:formula="of:=[$LCInfL.B42]+[$LCInfL.C42]*1.96" office:value-type="float" office:value="0.1717192" calcext:value-type="float">
            <text:p>0,1717192</text:p>
          </table:table-cell>
          <table:table-cell table:formula="of:=EXP([.B41])" office:value-type="float" office:value="0.882699900216023" calcext:value-type="float">
            <text:p>0,882699900216023</text:p>
          </table:table-cell>
          <table:table-cell table:formula="of:=EXP([.C41])" office:value-type="float" office:value="0.656219987142647" calcext:value-type="float">
            <text:p>0,656219987142647</text:p>
          </table:table-cell>
          <table:table-cell table:formula="of:=EXP([.D41])" office:value-type="float" office:value="1.18734438009735" calcext:value-type="float">
            <text:p>1,18734438009735</text:p>
          </table:table-cell>
          <table:table-cell table:formula="of:=1-[.E41]" office:value-type="float" office:value="0.117300099783977" calcext:value-type="float">
            <text:p>0,117300099783977</text:p>
          </table:table-cell>
          <table:table-cell table:formula="of:=1-[.F41]" office:value-type="float" office:value="0.343780012857353" calcext:value-type="float">
            <text:p>0,343780012857353</text:p>
          </table:table-cell>
          <table:table-cell table:formula="of:=1-[.G41]" office:value-type="float" office:value="-0.187344380097348" calcext:value-type="float">
            <text:p>-0,187344380097348</text:p>
          </table:table-cell>
        </table:table-row>
        <table:table-row table:style-name="ro1">
          <table:table-cell table:formula="of:=[$LCInfL.A43]" office:value-type="string" office:string-value="Immunitysecboost_062-122" calcext:value-type="string">
            <text:p>Immunitysecboost_062-122</text:p>
          </table:table-cell>
          <table:table-cell table:formula="of:=[$LCInfL.B43]" office:value-type="float" office:value="0.45633" calcext:value-type="float">
            <text:p>0,45633</text:p>
          </table:table-cell>
          <table:table-cell table:formula="of:=[$LCInfL.B43]-[$LCInfL.C43]*1.96" office:value-type="float" office:value="-0.9649052" calcext:value-type="float">
            <text:p>-0,9649052</text:p>
          </table:table-cell>
          <table:table-cell table:formula="of:=[$LCInfL.B43]+[$LCInfL.C43]*1.96" office:value-type="float" office:value="1.8775652" calcext:value-type="float">
            <text:p>1,8775652</text:p>
          </table:table-cell>
          <table:table-cell table:formula="of:=EXP([.B42])" office:value-type="float" office:value="1.57827108829821" calcext:value-type="float">
            <text:p>1,57827108829821</text:p>
          </table:table-cell>
          <table:table-cell table:formula="of:=EXP([.C42])" office:value-type="float" office:value="0.381019318658682" calcext:value-type="float">
            <text:p>0,381019318658682</text:p>
          </table:table-cell>
          <table:table-cell table:formula="of:=EXP([.D42])" office:value-type="float" office:value="6.53756779820762" calcext:value-type="float">
            <text:p>6,53756779820762</text:p>
          </table:table-cell>
          <table:table-cell table:formula="of:=1-[.E42]" office:value-type="float" office:value="-0.578271088298208" calcext:value-type="float">
            <text:p>-0,578271088298208</text:p>
          </table:table-cell>
          <table:table-cell table:formula="of:=1-[.F42]" office:value-type="float" office:value="0.618980681341318" calcext:value-type="float">
            <text:p>0,618980681341318</text:p>
          </table:table-cell>
          <table:table-cell table:formula="of:=1-[.G42]" office:value-type="float" office:value="-5.53756779820762" calcext:value-type="float">
            <text:p>-5,53756779820762</text:p>
          </table:table-cell>
        </table:table-row>
        <table:table-row table:style-name="ro1">
          <table:table-cell table:formula="of:=[$LCInfL.A44]" office:value-type="string" office:string-value="DCCI1" calcext:value-type="string">
            <text:p>DCCI1</text:p>
          </table:table-cell>
          <table:table-cell table:formula="of:=[$LCInfL.B44]" office:value-type="float" office:value="0.52054" calcext:value-type="float">
            <text:p>0,52054</text:p>
          </table:table-cell>
          <table:table-cell table:formula="of:=[$LCInfL.B44]-[$LCInfL.C44]*1.96" office:value-type="float" office:value="0.4794584" calcext:value-type="float">
            <text:p>0,4794584</text:p>
          </table:table-cell>
          <table:table-cell table:formula="of:=[$LCInfL.B44]+[$LCInfL.C44]*1.96" office:value-type="float" office:value="0.5616216" calcext:value-type="float">
            <text:p>0,5616216</text:p>
          </table:table-cell>
          <table:table-cell table:formula="of:=EXP([.B43])" office:value-type="float" office:value="1.6829361899135" calcext:value-type="float">
            <text:p>1,6829361899135</text:p>
          </table:table-cell>
          <table:table-cell table:formula="of:=EXP([.C43])" office:value-type="float" office:value="1.61519937327589" calcext:value-type="float">
            <text:p>1,61519937327589</text:p>
          </table:table-cell>
          <table:table-cell table:formula="of:=EXP([.D43])" office:value-type="float" office:value="1.75351369383971" calcext:value-type="float">
            <text:p>1,75351369383971</text:p>
          </table:table-cell>
          <table:table-cell table:formula="of:=1-[.E43]" office:value-type="float" office:value="-0.682936189913504" calcext:value-type="float">
            <text:p>-0,682936189913504</text:p>
          </table:table-cell>
          <table:table-cell table:formula="of:=1-[.F43]" office:value-type="float" office:value="-0.615199373275886" calcext:value-type="float">
            <text:p>-0,615199373275886</text:p>
          </table:table-cell>
          <table:table-cell table:formula="of:=1-[.G43]" office:value-type="float" office:value="-0.75351369383971" calcext:value-type="float">
            <text:p>-0,75351369383971</text:p>
          </table:table-cell>
        </table:table-row>
        <table:table-row table:style-name="ro1">
          <table:table-cell table:formula="of:=[$LCInfL.A45]" office:value-type="string" office:string-value="DCCI2" calcext:value-type="string">
            <text:p>DCCI2</text:p>
          </table:table-cell>
          <table:table-cell table:formula="of:=[$LCInfL.B45]" office:value-type="float" office:value="0.6603" calcext:value-type="float">
            <text:p>0,6603</text:p>
          </table:table-cell>
          <table:table-cell table:formula="of:=[$LCInfL.B45]-[$LCInfL.C45]*1.96" office:value-type="float" office:value="0.6095948" calcext:value-type="float">
            <text:p>0,6095948</text:p>
          </table:table-cell>
          <table:table-cell table:formula="of:=[$LCInfL.B45]+[$LCInfL.C45]*1.96" office:value-type="float" office:value="0.7110052" calcext:value-type="float">
            <text:p>0,7110052</text:p>
          </table:table-cell>
          <table:table-cell table:formula="of:=EXP([.B44])" office:value-type="float" office:value="1.93537285917671" calcext:value-type="float">
            <text:p>1,93537285917671</text:p>
          </table:table-cell>
          <table:table-cell table:formula="of:=EXP([.C44])" office:value-type="float" office:value="1.83968580704594" calcext:value-type="float">
            <text:p>1,83968580704594</text:p>
          </table:table-cell>
          <table:table-cell table:formula="of:=EXP([.D44])" office:value-type="float" office:value="2.03603685460423" calcext:value-type="float">
            <text:p>2,03603685460423</text:p>
          </table:table-cell>
          <table:table-cell table:formula="of:=1-[.E44]" office:value-type="float" office:value="-0.935372859176714" calcext:value-type="float">
            <text:p>-0,935372859176714</text:p>
          </table:table-cell>
          <table:table-cell table:formula="of:=1-[.F44]" office:value-type="float" office:value="-0.839685807045938" calcext:value-type="float">
            <text:p>-0,839685807045938</text:p>
          </table:table-cell>
          <table:table-cell table:formula="of:=1-[.G44]" office:value-type="float" office:value="-1.03603685460423" calcext:value-type="float">
            <text:p>-1,03603685460423</text:p>
          </table:table-cell>
        </table:table-row>
        <table:table-row table:style-name="ro1">
          <table:table-cell table:formula="of:=[$LCInfL.A46]" office:value-type="string" office:string-value="DCCI3" calcext:value-type="string">
            <text:p>DCCI3</text:p>
          </table:table-cell>
          <table:table-cell table:formula="of:=[$LCInfL.B46]" office:value-type="float" office:value="0.78517" calcext:value-type="float">
            <text:p>0,78517</text:p>
          </table:table-cell>
          <table:table-cell table:formula="of:=[$LCInfL.B46]-[$LCInfL.C46]*1.96" office:value-type="float" office:value="0.7233124" calcext:value-type="float">
            <text:p>0,7233124</text:p>
          </table:table-cell>
          <table:table-cell table:formula="of:=[$LCInfL.B46]+[$LCInfL.C46]*1.96" office:value-type="float" office:value="0.8470276" calcext:value-type="float">
            <text:p>0,8470276</text:p>
          </table:table-cell>
          <table:table-cell table:formula="of:=EXP([.B45])" office:value-type="float" office:value="2.19277968159522" calcext:value-type="float">
            <text:p>2,19277968159522</text:p>
          </table:table-cell>
          <table:table-cell table:formula="of:=EXP([.C45])" office:value-type="float" office:value="2.06124959827958" calcext:value-type="float">
            <text:p>2,06124959827958</text:p>
          </table:table-cell>
          <table:table-cell table:formula="of:=EXP([.D45])" office:value-type="float" office:value="2.33270281096964" calcext:value-type="float">
            <text:p>2,33270281096964</text:p>
          </table:table-cell>
          <table:table-cell table:formula="of:=1-[.E45]" office:value-type="float" office:value="-1.19277968159522" calcext:value-type="float">
            <text:p>-1,19277968159522</text:p>
          </table:table-cell>
          <table:table-cell table:formula="of:=1-[.F45]" office:value-type="float" office:value="-1.06124959827958" calcext:value-type="float">
            <text:p>-1,06124959827958</text:p>
          </table:table-cell>
          <table:table-cell table:formula="of:=1-[.G45]" office:value-type="float" office:value="-1.33270281096964" calcext:value-type="float">
            <text:p>-1,33270281096964</text:p>
          </table:table-cell>
        </table:table-row>
        <table:table-row table:style-name="ro1">
          <table:table-cell table:formula="of:=[$LCInfL.A47]" office:value-type="string" office:string-value="DCCI4" calcext:value-type="string">
            <text:p>DCCI4</text:p>
          </table:table-cell>
          <table:table-cell table:formula="of:=[$LCInfL.B47]" office:value-type="float" office:value="0.87255" calcext:value-type="float">
            <text:p>0,87255</text:p>
          </table:table-cell>
          <table:table-cell table:formula="of:=[$LCInfL.B47]-[$LCInfL.C47]*1.96" office:value-type="float" office:value="0.7962864" calcext:value-type="float">
            <text:p>0,7962864</text:p>
          </table:table-cell>
          <table:table-cell table:formula="of:=[$LCInfL.B47]+[$LCInfL.C47]*1.96" office:value-type="float" office:value="0.9488136" calcext:value-type="float">
            <text:p>0,9488136</text:p>
          </table:table-cell>
          <table:table-cell table:formula="of:=EXP([.B46])" office:value-type="float" office:value="2.39300524324526" calcext:value-type="float">
            <text:p>2,39300524324526</text:p>
          </table:table-cell>
          <table:table-cell table:formula="of:=EXP([.C46])" office:value-type="float" office:value="2.2172914867444" calcext:value-type="float">
            <text:p>2,2172914867444</text:p>
          </table:table-cell>
          <table:table-cell table:formula="of:=EXP([.D46])" office:value-type="float" office:value="2.5826437924079" calcext:value-type="float">
            <text:p>2,5826437924079</text:p>
          </table:table-cell>
          <table:table-cell table:formula="of:=1-[.E46]" office:value-type="float" office:value="-1.39300524324526" calcext:value-type="float">
            <text:p>-1,39300524324526</text:p>
          </table:table-cell>
          <table:table-cell table:formula="of:=1-[.F46]" office:value-type="float" office:value="-1.2172914867444" calcext:value-type="float">
            <text:p>-1,2172914867444</text:p>
          </table:table-cell>
          <table:table-cell table:formula="of:=1-[.G46]" office:value-type="float" office:value="-1.5826437924079" calcext:value-type="float">
            <text:p>-1,5826437924079</text:p>
          </table:table-cell>
        </table:table-row>
        <table:table-row table:style-name="ro1">
          <table:table-cell table:formula="of:=[$LCInfL.A48]" office:value-type="string" office:string-value="DCCI5" calcext:value-type="string">
            <text:p>DCCI5</text:p>
          </table:table-cell>
          <table:table-cell table:formula="of:=[$LCInfL.B48]" office:value-type="float" office:value="0.92372" calcext:value-type="float">
            <text:p>0,92372</text:p>
          </table:table-cell>
          <table:table-cell table:formula="of:=[$LCInfL.B48]-[$LCInfL.C48]*1.96" office:value-type="float" office:value="0.8281504" calcext:value-type="float">
            <text:p>0,8281504</text:p>
          </table:table-cell>
          <table:table-cell table:formula="of:=[$LCInfL.B48]+[$LCInfL.C48]*1.96" office:value-type="float" office:value="1.0192896" calcext:value-type="float">
            <text:p>1,0192896</text:p>
          </table:table-cell>
          <table:table-cell table:formula="of:=EXP([.B47])" office:value-type="float" office:value="2.51864233401819" calcext:value-type="float">
            <text:p>2,51864233401819</text:p>
          </table:table-cell>
          <table:table-cell table:formula="of:=EXP([.C47])" office:value-type="float" office:value="2.28908093824963" calcext:value-type="float">
            <text:p>2,28908093824963</text:p>
          </table:table-cell>
          <table:table-cell table:formula="of:=EXP([.D47])" office:value-type="float" office:value="2.77122538600985" calcext:value-type="float">
            <text:p>2,77122538600985</text:p>
          </table:table-cell>
          <table:table-cell table:formula="of:=1-[.E47]" office:value-type="float" office:value="-1.51864233401819" calcext:value-type="float">
            <text:p>-1,51864233401819</text:p>
          </table:table-cell>
          <table:table-cell table:formula="of:=1-[.F47]" office:value-type="float" office:value="-1.28908093824963" calcext:value-type="float">
            <text:p>-1,28908093824963</text:p>
          </table:table-cell>
          <table:table-cell table:formula="of:=1-[.G47]" office:value-type="float" office:value="-1.77122538600985" calcext:value-type="float">
            <text:p>-1,77122538600985</text:p>
          </table:table-cell>
        </table:table-row>
        <table:table-row table:style-name="ro1">
          <table:table-cell table:formula="of:=[$LCInfL.A49]" office:value-type="string" office:string-value="DCCI6+" calcext:value-type="string">
            <text:p>DCCI6+</text:p>
          </table:table-cell>
          <table:table-cell table:formula="of:=[$LCInfL.B49]" office:value-type="float" office:value="1.01226" calcext:value-type="float">
            <text:p>1,01226</text:p>
          </table:table-cell>
          <table:table-cell table:formula="of:=[$LCInfL.B49]-[$LCInfL.C49]*1.96" office:value-type="float" office:value="0.9322724" calcext:value-type="float">
            <text:p>0,9322724</text:p>
          </table:table-cell>
          <table:table-cell table:formula="of:=[$LCInfL.B49]+[$LCInfL.C49]*1.96" office:value-type="float" office:value="1.0922476" calcext:value-type="float">
            <text:p>1,0922476</text:p>
          </table:table-cell>
          <table:table-cell table:formula="of:=EXP([.B48])" office:value-type="float" office:value="2.75181309031187" calcext:value-type="float">
            <text:p>2,75181309031187</text:p>
          </table:table-cell>
          <table:table-cell table:formula="of:=EXP([.C48])" office:value-type="float" office:value="2.54027514508412" calcext:value-type="float">
            <text:p>2,54027514508412</text:p>
          </table:table-cell>
          <table:table-cell table:formula="of:=EXP([.D48])" office:value-type="float" office:value="2.98096656917888" calcext:value-type="float">
            <text:p>2,98096656917888</text:p>
          </table:table-cell>
          <table:table-cell table:formula="of:=1-[.E48]" office:value-type="float" office:value="-1.75181309031187" calcext:value-type="float">
            <text:p>-1,75181309031187</text:p>
          </table:table-cell>
          <table:table-cell table:formula="of:=1-[.F48]" office:value-type="float" office:value="-1.54027514508412" calcext:value-type="float">
            <text:p>-1,54027514508412</text:p>
          </table:table-cell>
          <table:table-cell table:formula="of:=1-[.G48]" office:value-type="float" office:value="-1.98096656917888" calcext:value-type="float">
            <text:p>-1,98096656917888</text:p>
          </table:table-cell>
        </table:table-row>
        <table:table-row table:style-name="ro1">
          <table:table-cell table:formula="of:=[$LCInfL.A50]" office:value-type="string" office:string-value="DCCInodcci" calcext:value-type="string">
            <text:p>DCCInodcci</text:p>
          </table:table-cell>
          <table:table-cell table:formula="of:=[$LCInfL.B50]" office:value-type="float" office:value="-1.56292" calcext:value-type="float">
            <text:p>-1,56292</text:p>
          </table:table-cell>
          <table:table-cell table:formula="of:=[$LCInfL.B50]-[$LCInfL.C50]*1.96" office:value-type="float" office:value="-1.8913768" calcext:value-type="float">
            <text:p>-1,8913768</text:p>
          </table:table-cell>
          <table:table-cell table:formula="of:=[$LCInfL.B50]+[$LCInfL.C50]*1.96" office:value-type="float" office:value="-1.2344632" calcext:value-type="float">
            <text:p>-1,2344632</text:p>
          </table:table-cell>
          <table:table-cell table:formula="of:=EXP([.B49])" office:value-type="float" office:value="0.209523368853631" calcext:value-type="float">
            <text:p>0,209523368853631</text:p>
          </table:table-cell>
          <table:table-cell table:formula="of:=EXP([.C49])" office:value-type="float" office:value="0.150863956288492" calcext:value-type="float">
            <text:p>0,150863956288492</text:p>
          </table:table-cell>
          <table:table-cell table:formula="of:=EXP([.D49])" office:value-type="float" office:value="0.290990924378424" calcext:value-type="float">
            <text:p>0,290990924378424</text:p>
          </table:table-cell>
          <table:table-cell table:formula="of:=1-[.E49]" office:value-type="float" office:value="0.790476631146369" calcext:value-type="float">
            <text:p>0,790476631146369</text:p>
          </table:table-cell>
          <table:table-cell table:formula="of:=1-[.F49]" office:value-type="float" office:value="0.849136043711508" calcext:value-type="float">
            <text:p>0,849136043711508</text:p>
          </table:table-cell>
          <table:table-cell table:formula="of:=1-[.G49]" office:value-type="float" office:value="0.709009075621576" calcext:value-type="float">
            <text:p>0,709009075621576</text:p>
          </table:table-cell>
        </table:table-row>
        <table:table-row table:style-name="ro1">
          <table:table-cell table:formula="of:=[$LCInfL.A51]" office:value-type="string" office:string-value="AgeGr0-11" calcext:value-type="string">
            <text:p>AgeGr0-11</text:p>
          </table:table-cell>
          <table:table-cell table:formula="of:=[$LCInfL.B51]" office:value-type="float" office:value="-2.28208" calcext:value-type="float">
            <text:p>-2,28208</text:p>
          </table:table-cell>
          <table:table-cell table:formula="of:=[$LCInfL.B51]-[$LCInfL.C51]*1.96" office:value-type="float" office:value="-2.472102" calcext:value-type="float">
            <text:p>-2,472102</text:p>
          </table:table-cell>
          <table:table-cell table:formula="of:=[$LCInfL.B51]+[$LCInfL.C51]*1.96" office:value-type="float" office:value="-2.092058" calcext:value-type="float">
            <text:p>-2,092058</text:p>
          </table:table-cell>
          <table:table-cell table:formula="of:=EXP([.B50])" office:value-type="float" office:value="0.102071676673437" calcext:value-type="float">
            <text:p>0,102071676673437</text:p>
          </table:table-cell>
          <table:table-cell table:formula="of:=EXP([.C50])" office:value-type="float" office:value="0.0844072483621218" calcext:value-type="float">
            <text:p>0,0844072483621218</text:p>
          </table:table-cell>
          <table:table-cell table:formula="of:=EXP([.D50])" office:value-type="float" office:value="0.123432849442372" calcext:value-type="float">
            <text:p>0,123432849442372</text:p>
          </table:table-cell>
          <table:table-cell table:formula="of:=1-[.E50]" office:value-type="float" office:value="0.897928323326563" calcext:value-type="float">
            <text:p>0,897928323326563</text:p>
          </table:table-cell>
          <table:table-cell table:formula="of:=1-[.F50]" office:value-type="float" office:value="0.915592751637878" calcext:value-type="float">
            <text:p>0,915592751637878</text:p>
          </table:table-cell>
          <table:table-cell table:formula="of:=1-[.G50]" office:value-type="float" office:value="0.876567150557628" calcext:value-type="float">
            <text:p>0,876567150557628</text:p>
          </table:table-cell>
        </table:table-row>
        <table:table-row table:style-name="ro1">
          <table:table-cell table:formula="of:=[$LCInfL.A52]" office:value-type="string" office:string-value="AgeGr12-15" calcext:value-type="string">
            <text:p>AgeGr12-15</text:p>
          </table:table-cell>
          <table:table-cell table:formula="of:=[$LCInfL.B52]" office:value-type="float" office:value="-2.46479" calcext:value-type="float">
            <text:p>-2,46479</text:p>
          </table:table-cell>
          <table:table-cell table:formula="of:=[$LCInfL.B52]-[$LCInfL.C52]*1.96" office:value-type="float" office:value="-2.7220988" calcext:value-type="float">
            <text:p>-2,7220988</text:p>
          </table:table-cell>
          <table:table-cell table:formula="of:=[$LCInfL.B52]+[$LCInfL.C52]*1.96" office:value-type="float" office:value="-2.2074812" calcext:value-type="float">
            <text:p>-2,2074812</text:p>
          </table:table-cell>
          <table:table-cell table:formula="of:=EXP([.B51])" office:value-type="float" office:value="0.0850266961031738" calcext:value-type="float">
            <text:p>0,0850266961031738</text:p>
          </table:table-cell>
          <table:table-cell table:formula="of:=EXP([.C51])" office:value-type="float" office:value="0.0657366414782392" calcext:value-type="float">
            <text:p>0,0657366414782392</text:p>
          </table:table-cell>
          <table:table-cell table:formula="of:=EXP([.D51])" office:value-type="float" office:value="0.109977310791192" calcext:value-type="float">
            <text:p>0,109977310791192</text:p>
          </table:table-cell>
          <table:table-cell table:formula="of:=1-[.E51]" office:value-type="float" office:value="0.914973303896826" calcext:value-type="float">
            <text:p>0,914973303896826</text:p>
          </table:table-cell>
          <table:table-cell table:formula="of:=1-[.F51]" office:value-type="float" office:value="0.934263358521761" calcext:value-type="float">
            <text:p>0,934263358521761</text:p>
          </table:table-cell>
          <table:table-cell table:formula="of:=1-[.G51]" office:value-type="float" office:value="0.890022689208808" calcext:value-type="float">
            <text:p>0,890022689208808</text:p>
          </table:table-cell>
        </table:table-row>
        <table:table-row table:style-name="ro1">
          <table:table-cell table:formula="of:=[$LCInfL.A53]" office:value-type="string" office:string-value="AgeGr16-17" calcext:value-type="string">
            <text:p>AgeGr16-17</text:p>
          </table:table-cell>
          <table:table-cell table:formula="of:=[$LCInfL.B53]" office:value-type="float" office:value="-1.90454" calcext:value-type="float">
            <text:p>-1,90454</text:p>
          </table:table-cell>
          <table:table-cell table:formula="of:=[$LCInfL.B53]-[$LCInfL.C53]*1.96" office:value-type="float" office:value="-2.1905824" calcext:value-type="float">
            <text:p>-2,1905824</text:p>
          </table:table-cell>
          <table:table-cell table:formula="of:=[$LCInfL.B53]+[$LCInfL.C53]*1.96" office:value-type="float" office:value="-1.6184976" calcext:value-type="float">
            <text:p>-1,6184976</text:p>
          </table:table-cell>
          <table:table-cell table:formula="of:=EXP([.B52])" office:value-type="float" office:value="0.148891116785597" calcext:value-type="float">
            <text:p>0,148891116785597</text:p>
          </table:table-cell>
          <table:table-cell table:formula="of:=EXP([.C52])" office:value-type="float" office:value="0.111851587279757" calcext:value-type="float">
            <text:p>0,111851587279757</text:p>
          </table:table-cell>
          <table:table-cell table:formula="of:=EXP([.D52])" office:value-type="float" office:value="0.198196245550055" calcext:value-type="float">
            <text:p>0,198196245550055</text:p>
          </table:table-cell>
          <table:table-cell table:formula="of:=1-[.E52]" office:value-type="float" office:value="0.851108883214403" calcext:value-type="float">
            <text:p>0,851108883214403</text:p>
          </table:table-cell>
          <table:table-cell table:formula="of:=1-[.F52]" office:value-type="float" office:value="0.888148412720243" calcext:value-type="float">
            <text:p>0,888148412720243</text:p>
          </table:table-cell>
          <table:table-cell table:formula="of:=1-[.G52]" office:value-type="float" office:value="0.801803754449945" calcext:value-type="float">
            <text:p>0,801803754449945</text:p>
          </table:table-cell>
        </table:table-row>
        <table:table-row table:style-name="ro1">
          <table:table-cell table:formula="of:=[$LCInfL.A54]" office:value-type="string" office:string-value="AgeGr18-24" calcext:value-type="string">
            <text:p>AgeGr18-24</text:p>
          </table:table-cell>
          <table:table-cell table:formula="of:=[$LCInfL.B54]" office:value-type="float" office:value="-0.7541" calcext:value-type="float">
            <text:p>-0,7541</text:p>
          </table:table-cell>
          <table:table-cell table:formula="of:=[$LCInfL.B54]-[$LCInfL.C54]*1.96" office:value-type="float" office:value="-0.8589404" calcext:value-type="float">
            <text:p>-0,8589404</text:p>
          </table:table-cell>
          <table:table-cell table:formula="of:=[$LCInfL.B54]+[$LCInfL.C54]*1.96" office:value-type="float" office:value="-0.6492596" calcext:value-type="float">
            <text:p>-0,6492596</text:p>
          </table:table-cell>
          <table:table-cell table:formula="of:=EXP([.B53])" office:value-type="float" office:value="0.470433814695214" calcext:value-type="float">
            <text:p>0,470433814695214</text:p>
          </table:table-cell>
          <table:table-cell table:formula="of:=EXP([.C53])" office:value-type="float" office:value="0.42361070249717" calcext:value-type="float">
            <text:p>0,42361070249717</text:p>
          </table:table-cell>
          <table:table-cell table:formula="of:=EXP([.D53])" office:value-type="float" office:value="0.522432442580152" calcext:value-type="float">
            <text:p>0,522432442580152</text:p>
          </table:table-cell>
          <table:table-cell table:formula="of:=1-[.E53]" office:value-type="float" office:value="0.529566185304786" calcext:value-type="float">
            <text:p>0,529566185304786</text:p>
          </table:table-cell>
          <table:table-cell table:formula="of:=1-[.F53]" office:value-type="float" office:value="0.57638929750283" calcext:value-type="float">
            <text:p>0,57638929750283</text:p>
          </table:table-cell>
          <table:table-cell table:formula="of:=1-[.G53]" office:value-type="float" office:value="0.477567557419848" calcext:value-type="float">
            <text:p>0,477567557419848</text:p>
          </table:table-cell>
        </table:table-row>
        <table:table-row table:style-name="ro1">
          <table:table-cell table:formula="of:=[$LCInfL.A55]" office:value-type="string" office:string-value="AgeGr25-29" calcext:value-type="string">
            <text:p>AgeGr25-29</text:p>
          </table:table-cell>
          <table:table-cell table:formula="of:=[$LCInfL.B55]" office:value-type="float" office:value="-0.48237" calcext:value-type="float">
            <text:p>-0,48237</text:p>
          </table:table-cell>
          <table:table-cell table:formula="of:=[$LCInfL.B55]-[$LCInfL.C55]*1.96" office:value-type="float" office:value="-0.5787824" calcext:value-type="float">
            <text:p>-0,5787824</text:p>
          </table:table-cell>
          <table:table-cell table:formula="of:=[$LCInfL.B55]+[$LCInfL.C55]*1.96" office:value-type="float" office:value="-0.3859576" calcext:value-type="float">
            <text:p>-0,3859576</text:p>
          </table:table-cell>
          <table:table-cell table:formula="of:=EXP([.B54])" office:value-type="float" office:value="0.61731861161771" calcext:value-type="float">
            <text:p>0,61731861161771</text:p>
          </table:table-cell>
          <table:table-cell table:formula="of:=EXP([.C54])" office:value-type="float" office:value="0.560580514023628" calcext:value-type="float">
            <text:p>0,560580514023628</text:p>
          </table:table-cell>
          <table:table-cell table:formula="of:=EXP([.D54])" office:value-type="float" office:value="0.679799348561651" calcext:value-type="float">
            <text:p>0,679799348561651</text:p>
          </table:table-cell>
          <table:table-cell table:formula="of:=1-[.E54]" office:value-type="float" office:value="0.382681388382289" calcext:value-type="float">
            <text:p>0,382681388382289</text:p>
          </table:table-cell>
          <table:table-cell table:formula="of:=1-[.F54]" office:value-type="float" office:value="0.439419485976372" calcext:value-type="float">
            <text:p>0,439419485976372</text:p>
          </table:table-cell>
          <table:table-cell table:formula="of:=1-[.G54]" office:value-type="float" office:value="0.320200651438349" calcext:value-type="float">
            <text:p>0,320200651438349</text:p>
          </table:table-cell>
        </table:table-row>
        <table:table-row table:style-name="ro1">
          <table:table-cell table:formula="of:=[$LCInfL.A56]" office:value-type="string" office:string-value="AgeGr30-34" calcext:value-type="string">
            <text:p>AgeGr30-34</text:p>
          </table:table-cell>
          <table:table-cell table:formula="of:=[$LCInfL.B56]" office:value-type="float" office:value="-0.33946" calcext:value-type="float">
            <text:p>-0,33946</text:p>
          </table:table-cell>
          <table:table-cell table:formula="of:=[$LCInfL.B56]-[$LCInfL.C56]*1.96" office:value-type="float" office:value="-0.4258372" calcext:value-type="float">
            <text:p>-0,4258372</text:p>
          </table:table-cell>
          <table:table-cell table:formula="of:=[$LCInfL.B56]+[$LCInfL.C56]*1.96" office:value-type="float" office:value="-0.2530828" calcext:value-type="float">
            <text:p>-0,2530828</text:p>
          </table:table-cell>
          <table:table-cell table:formula="of:=EXP([.B55])" office:value-type="float" office:value="0.712154782531697" calcext:value-type="float">
            <text:p>0,712154782531697</text:p>
          </table:table-cell>
          <table:table-cell table:formula="of:=EXP([.C55])" office:value-type="float" office:value="0.653222678116688" calcext:value-type="float">
            <text:p>0,653222678116688</text:p>
          </table:table-cell>
          <table:table-cell table:formula="of:=EXP([.D55])" office:value-type="float" office:value="0.776403592944719" calcext:value-type="float">
            <text:p>0,776403592944719</text:p>
          </table:table-cell>
          <table:table-cell table:formula="of:=1-[.E55]" office:value-type="float" office:value="0.287845217468303" calcext:value-type="float">
            <text:p>0,287845217468303</text:p>
          </table:table-cell>
          <table:table-cell table:formula="of:=1-[.F55]" office:value-type="float" office:value="0.346777321883312" calcext:value-type="float">
            <text:p>0,346777321883312</text:p>
          </table:table-cell>
          <table:table-cell table:formula="of:=1-[.G55]" office:value-type="float" office:value="0.223596407055281" calcext:value-type="float">
            <text:p>0,223596407055281</text:p>
          </table:table-cell>
        </table:table-row>
        <table:table-row table:style-name="ro1">
          <table:table-cell table:formula="of:=[$LCInfL.A57]" office:value-type="string" office:string-value="AgeGr35-39" calcext:value-type="string">
            <text:p>AgeGr35-39</text:p>
          </table:table-cell>
          <table:table-cell table:formula="of:=[$LCInfL.B57]" office:value-type="float" office:value="-0.17042" calcext:value-type="float">
            <text:p>-0,17042</text:p>
          </table:table-cell>
          <table:table-cell table:formula="of:=[$LCInfL.B57]-[$LCInfL.C57]*1.96" office:value-type="float" office:value="-0.2515836" calcext:value-type="float">
            <text:p>-0,2515836</text:p>
          </table:table-cell>
          <table:table-cell table:formula="of:=[$LCInfL.B57]+[$LCInfL.C57]*1.96" office:value-type="float" office:value="-0.0892564" calcext:value-type="float">
            <text:p>-0,0892564</text:p>
          </table:table-cell>
          <table:table-cell table:formula="of:=EXP([.B56])" office:value-type="float" office:value="0.843310551774234" calcext:value-type="float">
            <text:p>0,843310551774234</text:p>
          </table:table-cell>
          <table:table-cell table:formula="of:=EXP([.C56])" office:value-type="float" office:value="0.77756845017006" calcext:value-type="float">
            <text:p>0,77756845017006</text:p>
          </table:table-cell>
          <table:table-cell table:formula="of:=EXP([.D56])" office:value-type="float" office:value="0.914611037238231" calcext:value-type="float">
            <text:p>0,914611037238231</text:p>
          </table:table-cell>
          <table:table-cell table:formula="of:=1-[.E56]" office:value-type="float" office:value="0.156689448225766" calcext:value-type="float">
            <text:p>0,156689448225766</text:p>
          </table:table-cell>
          <table:table-cell table:formula="of:=1-[.F56]" office:value-type="float" office:value="0.22243154982994" calcext:value-type="float">
            <text:p>0,22243154982994</text:p>
          </table:table-cell>
          <table:table-cell table:formula="of:=1-[.G56]" office:value-type="float" office:value="0.0853889627617693" calcext:value-type="float">
            <text:p>0,0853889627617693</text:p>
          </table:table-cell>
        </table:table-row>
        <table:table-row table:style-name="ro1">
          <table:table-cell table:formula="of:=[$LCInfL.A58]" office:value-type="string" office:string-value="AgeGr45-49" calcext:value-type="string">
            <text:p>AgeGr45-49</text:p>
          </table:table-cell>
          <table:table-cell table:formula="of:=[$LCInfL.B58]" office:value-type="float" office:value="0.20828" calcext:value-type="float">
            <text:p>0,20828</text:p>
          </table:table-cell>
          <table:table-cell table:formula="of:=[$LCInfL.B58]-[$LCInfL.C58]*1.96" office:value-type="float" office:value="0.1379552" calcext:value-type="float">
            <text:p>0,1379552</text:p>
          </table:table-cell>
          <table:table-cell table:formula="of:=[$LCInfL.B58]+[$LCInfL.C58]*1.96" office:value-type="float" office:value="0.2786048" calcext:value-type="float">
            <text:p>0,2786048</text:p>
          </table:table-cell>
          <table:table-cell table:formula="of:=EXP([.B57])" office:value-type="float" office:value="1.2315579575044" calcext:value-type="float">
            <text:p>1,2315579575044</text:p>
          </table:table-cell>
          <table:table-cell table:formula="of:=EXP([.C57])" office:value-type="float" office:value="1.14792412212153" calcext:value-type="float">
            <text:p>1,14792412212153</text:p>
          </table:table-cell>
          <table:table-cell table:formula="of:=EXP([.D57])" office:value-type="float" office:value="1.32128506881559" calcext:value-type="float">
            <text:p>1,32128506881559</text:p>
          </table:table-cell>
          <table:table-cell table:formula="of:=1-[.E57]" office:value-type="float" office:value="-0.231557957504402" calcext:value-type="float">
            <text:p>-0,231557957504402</text:p>
          </table:table-cell>
          <table:table-cell table:formula="of:=1-[.F57]" office:value-type="float" office:value="-0.147924122121526" calcext:value-type="float">
            <text:p>-0,147924122121526</text:p>
          </table:table-cell>
          <table:table-cell table:formula="of:=1-[.G57]" office:value-type="float" office:value="-0.32128506881559" calcext:value-type="float">
            <text:p>-0,32128506881559</text:p>
          </table:table-cell>
        </table:table-row>
        <table:table-row table:style-name="ro1">
          <table:table-cell table:formula="of:=[$LCInfL.A59]" office:value-type="string" office:string-value="AgeGr50-54" calcext:value-type="string">
            <text:p>AgeGr50-54</text:p>
          </table:table-cell>
          <table:table-cell table:formula="of:=[$LCInfL.B59]" office:value-type="float" office:value="0.33431" calcext:value-type="float">
            <text:p>0,33431</text:p>
          </table:table-cell>
          <table:table-cell table:formula="of:=[$LCInfL.B59]-[$LCInfL.C59]*1.96" office:value-type="float" office:value="0.2616136" calcext:value-type="float">
            <text:p>0,2616136</text:p>
          </table:table-cell>
          <table:table-cell table:formula="of:=[$LCInfL.B59]+[$LCInfL.C59]*1.96" office:value-type="float" office:value="0.4070064" calcext:value-type="float">
            <text:p>0,4070064</text:p>
          </table:table-cell>
          <table:table-cell table:formula="of:=EXP([.B58])" office:value-type="float" office:value="1.39697613905985" calcext:value-type="float">
            <text:p>1,39697613905985</text:p>
          </table:table-cell>
          <table:table-cell table:formula="of:=EXP([.C58])" office:value-type="float" office:value="1.29902450237377" calcext:value-type="float">
            <text:p>1,29902450237377</text:p>
          </table:table-cell>
          <table:table-cell table:formula="of:=EXP([.D58])" office:value-type="float" office:value="1.50231372043899" calcext:value-type="float">
            <text:p>1,50231372043899</text:p>
          </table:table-cell>
          <table:table-cell table:formula="of:=1-[.E58]" office:value-type="float" office:value="-0.396976139059846" calcext:value-type="float">
            <text:p>-0,396976139059846</text:p>
          </table:table-cell>
          <table:table-cell table:formula="of:=1-[.F58]" office:value-type="float" office:value="-0.299024502373772" calcext:value-type="float">
            <text:p>-0,299024502373772</text:p>
          </table:table-cell>
          <table:table-cell table:formula="of:=1-[.G58]" office:value-type="float" office:value="-0.502313720438994" calcext:value-type="float">
            <text:p>-0,502313720438994</text:p>
          </table:table-cell>
        </table:table-row>
        <table:table-row table:style-name="ro1">
          <table:table-cell table:formula="of:=[$LCInfL.A60]" office:value-type="string" office:string-value="AgeGr55-59" calcext:value-type="string">
            <text:p>AgeGr55-59</text:p>
          </table:table-cell>
          <table:table-cell table:formula="of:=[$LCInfL.B60]" office:value-type="float" office:value="0.4638" calcext:value-type="float">
            <text:p>0,4638</text:p>
          </table:table-cell>
          <table:table-cell table:formula="of:=[$LCInfL.B60]-[$LCInfL.C60]*1.96" office:value-type="float" office:value="0.3921032" calcext:value-type="float">
            <text:p>0,3921032</text:p>
          </table:table-cell>
          <table:table-cell table:formula="of:=[$LCInfL.B60]+[$LCInfL.C60]*1.96" office:value-type="float" office:value="0.5354968" calcext:value-type="float">
            <text:p>0,5354968</text:p>
          </table:table-cell>
          <table:table-cell table:formula="of:=EXP([.B59])" office:value-type="float" office:value="1.59010491765229" calcext:value-type="float">
            <text:p>1,59010491765229</text:p>
          </table:table-cell>
          <table:table-cell table:formula="of:=EXP([.C59])" office:value-type="float" office:value="1.48009044885522" calcext:value-type="float">
            <text:p>1,48009044885522</text:p>
          </table:table-cell>
          <table:table-cell table:formula="of:=EXP([.D59])" office:value-type="float" office:value="1.70829671328372" calcext:value-type="float">
            <text:p>1,70829671328372</text:p>
          </table:table-cell>
          <table:table-cell table:formula="of:=1-[.E59]" office:value-type="float" office:value="-0.59010491765229" calcext:value-type="float">
            <text:p>-0,59010491765229</text:p>
          </table:table-cell>
          <table:table-cell table:formula="of:=1-[.F59]" office:value-type="float" office:value="-0.480090448855222" calcext:value-type="float">
            <text:p>-0,480090448855222</text:p>
          </table:table-cell>
          <table:table-cell table:formula="of:=1-[.G59]" office:value-type="float" office:value="-0.708296713283716" calcext:value-type="float">
            <text:p>-0,708296713283716</text:p>
          </table:table-cell>
        </table:table-row>
        <table:table-row table:style-name="ro1">
          <table:table-cell table:formula="of:=[$LCInfL.A61]" office:value-type="string" office:string-value="AgeGr60-64" calcext:value-type="string">
            <text:p>AgeGr60-64</text:p>
          </table:table-cell>
          <table:table-cell table:formula="of:=[$LCInfL.B61]" office:value-type="float" office:value="0.48926" calcext:value-type="float">
            <text:p>0,48926</text:p>
          </table:table-cell>
          <table:table-cell table:formula="of:=[$LCInfL.B61]-[$LCInfL.C61]*1.96" office:value-type="float" office:value="0.4112912" calcext:value-type="float">
            <text:p>0,4112912</text:p>
          </table:table-cell>
          <table:table-cell table:formula="of:=[$LCInfL.B61]+[$LCInfL.C61]*1.96" office:value-type="float" office:value="0.5672288" calcext:value-type="float">
            <text:p>0,5672288</text:p>
          </table:table-cell>
          <table:table-cell table:formula="of:=EXP([.B60])" office:value-type="float" office:value="1.63110875277057" calcext:value-type="float">
            <text:p>1,63110875277057</text:p>
          </table:table-cell>
          <table:table-cell table:formula="of:=EXP([.C60])" office:value-type="float" office:value="1.50876464485916" calcext:value-type="float">
            <text:p>1,50876464485916</text:p>
          </table:table-cell>
          <table:table-cell table:formula="of:=EXP([.D60])" office:value-type="float" office:value="1.76337361326035" calcext:value-type="float">
            <text:p>1,76337361326035</text:p>
          </table:table-cell>
          <table:table-cell table:formula="of:=1-[.E60]" office:value-type="float" office:value="-0.631108752770571" calcext:value-type="float">
            <text:p>-0,631108752770571</text:p>
          </table:table-cell>
          <table:table-cell table:formula="of:=1-[.F60]" office:value-type="float" office:value="-0.50876464485916" calcext:value-type="float">
            <text:p>-0,50876464485916</text:p>
          </table:table-cell>
          <table:table-cell table:formula="of:=1-[.G60]" office:value-type="float" office:value="-0.763373613260351" calcext:value-type="float">
            <text:p>-0,763373613260351</text:p>
          </table:table-cell>
        </table:table-row>
        <table:table-row table:style-name="ro1">
          <table:table-cell table:formula="of:=[$LCInfL.A62]" office:value-type="string" office:string-value="AgeGr65-69" calcext:value-type="string">
            <text:p>AgeGr65-69</text:p>
          </table:table-cell>
          <table:table-cell table:formula="of:=[$LCInfL.B62]" office:value-type="float" office:value="0.57777" calcext:value-type="float">
            <text:p>0,57777</text:p>
          </table:table-cell>
          <table:table-cell table:formula="of:=[$LCInfL.B62]-[$LCInfL.C62]*1.96" office:value-type="float" office:value="0.4987428" calcext:value-type="float">
            <text:p>0,4987428</text:p>
          </table:table-cell>
          <table:table-cell table:formula="of:=[$LCInfL.B62]+[$LCInfL.C62]*1.96" office:value-type="float" office:value="0.6567972" calcext:value-type="float">
            <text:p>0,6567972</text:p>
          </table:table-cell>
          <table:table-cell table:formula="of:=EXP([.B61])" office:value-type="float" office:value="1.78206000264553" calcext:value-type="float">
            <text:p>1,78206000264553</text:p>
          </table:table-cell>
          <table:table-cell table:formula="of:=EXP([.C61])" office:value-type="float" office:value="1.64664980071747" calcext:value-type="float">
            <text:p>1,64664980071747</text:p>
          </table:table-cell>
          <table:table-cell table:formula="of:=EXP([.D61])" office:value-type="float" office:value="1.92860549440765" calcext:value-type="float">
            <text:p>1,92860549440765</text:p>
          </table:table-cell>
          <table:table-cell table:formula="of:=1-[.E61]" office:value-type="float" office:value="-0.782060002645531" calcext:value-type="float">
            <text:p>-0,782060002645531</text:p>
          </table:table-cell>
          <table:table-cell table:formula="of:=1-[.F61]" office:value-type="float" office:value="-0.646649800717474" calcext:value-type="float">
            <text:p>-0,646649800717474</text:p>
          </table:table-cell>
          <table:table-cell table:formula="of:=1-[.G61]" office:value-type="float" office:value="-0.928605494407655" calcext:value-type="float">
            <text:p>-0,928605494407655</text:p>
          </table:table-cell>
        </table:table-row>
        <table:table-row table:style-name="ro1">
          <table:table-cell table:formula="of:=[$LCInfL.A63]" office:value-type="string" office:string-value="AgeGr70-74" calcext:value-type="string">
            <text:p>AgeGr70-74</text:p>
          </table:table-cell>
          <table:table-cell table:formula="of:=[$LCInfL.B63]" office:value-type="float" office:value="0.63929" calcext:value-type="float">
            <text:p>0,63929</text:p>
          </table:table-cell>
          <table:table-cell table:formula="of:=[$LCInfL.B63]-[$LCInfL.C63]*1.96" office:value-type="float" office:value="0.5580676" calcext:value-type="float">
            <text:p>0,5580676</text:p>
          </table:table-cell>
          <table:table-cell table:formula="of:=[$LCInfL.B63]+[$LCInfL.C63]*1.96" office:value-type="float" office:value="0.7205124" calcext:value-type="float">
            <text:p>0,7205124</text:p>
          </table:table-cell>
          <table:table-cell table:formula="of:=EXP([.B62])" office:value-type="float" office:value="1.89513485577554" calcext:value-type="float">
            <text:p>1,89513485577554</text:p>
          </table:table-cell>
          <table:table-cell table:formula="of:=EXP([.C62])" office:value-type="float" office:value="1.74729276730625" calcext:value-type="float">
            <text:p>1,74729276730625</text:p>
          </table:table-cell>
          <table:table-cell table:formula="of:=EXP([.D62])" office:value-type="float" office:value="2.05548617196667" calcext:value-type="float">
            <text:p>2,05548617196667</text:p>
          </table:table-cell>
          <table:table-cell table:formula="of:=1-[.E62]" office:value-type="float" office:value="-0.895134855775542" calcext:value-type="float">
            <text:p>-0,895134855775542</text:p>
          </table:table-cell>
          <table:table-cell table:formula="of:=1-[.F62]" office:value-type="float" office:value="-0.747292767306252" calcext:value-type="float">
            <text:p>-0,747292767306252</text:p>
          </table:table-cell>
          <table:table-cell table:formula="of:=1-[.G62]" office:value-type="float" office:value="-1.05548617196667" calcext:value-type="float">
            <text:p>-1,05548617196667</text:p>
          </table:table-cell>
        </table:table-row>
        <table:table-row table:style-name="ro1">
          <table:table-cell table:formula="of:=[$LCInfL.A64]" office:value-type="string" office:string-value="AgeGr75-79" calcext:value-type="string">
            <text:p>AgeGr75-79</text:p>
          </table:table-cell>
          <table:table-cell table:formula="of:=[$LCInfL.B64]" office:value-type="float" office:value="0.69002" calcext:value-type="float">
            <text:p>0,69002</text:p>
          </table:table-cell>
          <table:table-cell table:formula="of:=[$LCInfL.B64]-[$LCInfL.C64]*1.96" office:value-type="float" office:value="0.6029176" calcext:value-type="float">
            <text:p>0,6029176</text:p>
          </table:table-cell>
          <table:table-cell table:formula="of:=[$LCInfL.B64]+[$LCInfL.C64]*1.96" office:value-type="float" office:value="0.7771224" calcext:value-type="float">
            <text:p>0,7771224</text:p>
          </table:table-cell>
          <table:table-cell table:formula="of:=EXP([.B63])" office:value-type="float" office:value="1.99375540795249" calcext:value-type="float">
            <text:p>1,99375540795249</text:p>
          </table:table-cell>
          <table:table-cell table:formula="of:=EXP([.C63])" office:value-type="float" office:value="1.82744277704302" calcext:value-type="float">
            <text:p>1,82744277704302</text:p>
          </table:table-cell>
          <table:table-cell table:formula="of:=EXP([.D63])" office:value-type="float" office:value="2.17520388417953" calcext:value-type="float">
            <text:p>2,17520388417953</text:p>
          </table:table-cell>
          <table:table-cell table:formula="of:=1-[.E63]" office:value-type="float" office:value="-0.993755407952493" calcext:value-type="float">
            <text:p>-0,993755407952493</text:p>
          </table:table-cell>
          <table:table-cell table:formula="of:=1-[.F63]" office:value-type="float" office:value="-0.827442777043022" calcext:value-type="float">
            <text:p>-0,827442777043022</text:p>
          </table:table-cell>
          <table:table-cell table:formula="of:=1-[.G63]" office:value-type="float" office:value="-1.17520388417953" calcext:value-type="float">
            <text:p>-1,17520388417953</text:p>
          </table:table-cell>
        </table:table-row>
      </table:table>
      <table:table table:name="LCIn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193394178426605" calcext:value-type="float">
            <text:p>0,193394178426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165711571360489" calcext:value-type="float">
            <text:p>0,165711571360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138028964294374" calcext:value-type="float">
            <text:p>0,138028964294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110346357228258" calcext:value-type="float">
            <text:p>0,110346357228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0826637501621421" calcext:value-type="float">
            <text:p>0,0826637501621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0549811430960264" calcext:value-type="float">
            <text:p>0,0549811430960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0272985360299106" calcext:value-type="float">
            <text:p>0,0272985360299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-0.00038407103620508" calcext:value-type="float">
            <text:p>-0,00038407103620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489-549</text:p>
          </table:table-cell>
          <table:table-cell office:value-type="float" office:value="-0.0280666781023209" calcext:value-type="float">
            <text:p>-0,02806667810232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01-061</text:p>
          </table:table-cell>
          <table:table-cell office:value-type="float" office:value="0.230604461109439" calcext:value-type="float">
            <text:p>0,230604461109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062-122</text:p>
          </table:table-cell>
          <table:table-cell office:value-type="float" office:value="0.192616143042079" calcext:value-type="float">
            <text:p>0,1926161430420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23-183</text:p>
          </table:table-cell>
          <table:table-cell office:value-type="float" office:value="0.154627824974719" calcext:value-type="float">
            <text:p>0,154627824974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boost_184-244</text:p>
          </table:table-cell>
          <table:table-cell office:value-type="float" office:value="0.11663950690736" calcext:value-type="float">
            <text:p>0,11663950690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boost_245-305</text:p>
          </table:table-cell>
          <table:table-cell office:value-type="float" office:value="0.0786511888399998" calcext:value-type="float">
            <text:p>0,07865118883999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boost_306-366</text:p>
          </table:table-cell>
          <table:table-cell office:value-type="float" office:value="0.0406628707726401" calcext:value-type="float">
            <text:p>0,04066287077264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secboost_001-061</text:p>
          </table:table-cell>
          <table:table-cell office:value-type="float" office:value="0.117303435558388" calcext:value-type="float">
            <text:p>0,1173034355583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62-122</text:p>
          </table:table-cell>
          <table:table-cell office:value-type="float" office:value="-0.578265369703833" calcext:value-type="float">
            <text:p>-0,5782653697038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062-122</text:p>
          </table:table-cell>
          <table:table-cell office:value-type="float" office:value="0.0310674303298607" calcext:value-type="float">
            <text:p>0,0310674303298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inf_123-183</text:p>
          </table:table-cell>
          <table:table-cell office:value-type="float" office:value="0.0673472453191537" calcext:value-type="float">
            <text:p>0,06734724531915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inf_184-244</text:p>
          </table:table-cell>
          <table:table-cell office:value-type="float" office:value="0.103627060308447" calcext:value-type="float">
            <text:p>0,103627060308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inf_245-305</text:p>
          </table:table-cell>
          <table:table-cell office:value-type="float" office:value="0.13990687529774" calcext:value-type="float">
            <text:p>0,139906875297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inf_306-366</text:p>
          </table:table-cell>
          <table:table-cell office:value-type="float" office:value="0.176186690287033" calcext:value-type="float">
            <text:p>0,1761866902870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367-427</text:p>
          </table:table-cell>
          <table:table-cell office:value-type="float" office:value="0.212466505276326" calcext:value-type="float">
            <text:p>0,2124665052763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428-488</text:p>
          </table:table-cell>
          <table:table-cell office:value-type="float" office:value="0.248746320265619" calcext:value-type="float">
            <text:p>0,2487463202656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489-549</text:p>
          </table:table-cell>
          <table:table-cell office:value-type="float" office:value="0.285026135254912" calcext:value-type="float">
            <text:p>0,2850261352549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301821208434494" calcext:value-type="float">
            <text:p>0,3018212084344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271481575648424" calcext:value-type="float">
            <text:p>0,2714815756484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241141942862353" calcext:value-type="float">
            <text:p>0,2411419428623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210802310076283" calcext:value-type="float">
            <text:p>0,2108023100762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180462677290213" calcext:value-type="float">
            <text:p>0,1804626772902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150123044504142" calcext:value-type="float">
            <text:p>0,1501230445041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119783411718072" calcext:value-type="float">
            <text:p>0,119783411718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0894437789320014" calcext:value-type="float">
            <text:p>0,0894437789320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059104146145931" calcext:value-type="float">
            <text:p>0,0591041461459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316459848326493" calcext:value-type="float">
            <text:p>0,3164598483264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292308981959818" calcext:value-type="float">
            <text:p>0,292308981959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268158115593143" calcext:value-type="float">
            <text:p>0,268158115593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244007249226467" calcext:value-type="float">
            <text:p>0,2440072492264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219856382859792" calcext:value-type="float">
            <text:p>0,2198563828597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195705516493117" calcext:value-type="float">
            <text:p>0,195705516493117</text:p>
          </table:table-cell>
        </table:table-row>
      </table:table>
      <table:table table:name="LCInfE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138413035330579" calcext:value-type="float">
            <text:p>0,0138413035330579</text:p>
          </table:table-cell>
          <table:table-cell office:value-type="float" office:value="0.00335026735925694" calcext:value-type="float">
            <text:p>0,00335026735925694</text:p>
          </table:table-cell>
          <table:table-cell office:value-type="float" office:value="0.0243323397068588" calcext:value-type="float">
            <text:p>0,0243323397068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89941590336799" calcext:value-type="float">
            <text:p>0,0189941590336799</text:p>
          </table:table-cell>
          <table:table-cell office:value-type="float" office:value="0.0113451350436534" calcext:value-type="float">
            <text:p>0,0113451350436534</text:p>
          </table:table-cell>
          <table:table-cell office:value-type="float" office:value="0.0266431830237063" calcext:value-type="float">
            <text:p>0,0266431830237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office:value-type="float" office:value="0.34778440263111" calcext:value-type="float">
            <text:p>0,34778440263111</text:p>
          </table:table-cell>
          <table:table-cell office:value-type="float" office:value="-0.780815917503524" calcext:value-type="float">
            <text:p>-0,780815917503524</text:p>
          </table:table-cell>
          <table:table-cell office:value-type="float" office:value="1.47638472276574" calcext:value-type="float">
            <text:p>1,476384722765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181399074946465" calcext:value-type="float">
            <text:p>-0,0181399074946465</text:p>
          </table:table-cell>
          <table:table-cell office:value-type="float" office:value="-0.0318430971963182" calcext:value-type="float">
            <text:p>-0,0318430971963182</text:p>
          </table:table-cell>
          <table:table-cell office:value-type="float" office:value="-0.0044367177929749" calcext:value-type="float">
            <text:p>-0,00443671779297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151698163930352" calcext:value-type="float">
            <text:p>0,0151698163930352</text:p>
          </table:table-cell>
          <table:table-cell office:value-type="float" office:value="-0.00407714409427292" calcext:value-type="float">
            <text:p>-0,00407714409427292</text:p>
          </table:table-cell>
          <table:table-cell office:value-type="float" office:value="0.0344167768803433" calcext:value-type="float">
            <text:p>0,034416776880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120754331833375" calcext:value-type="float">
            <text:p>0,0120754331833375</text:p>
          </table:table-cell>
          <table:table-cell office:value-type="float" office:value="-0.00702727824724214" calcext:value-type="float">
            <text:p>-0,00702727824724214</text:p>
          </table:table-cell>
          <table:table-cell office:value-type="float" office:value="0.0311781446139172" calcext:value-type="float">
            <text:p>0,0311781446139172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511932864573827" calcext:value-type="float">
            <text:p>0,511932864573827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94723521228066" calcext:value-type="float">
            <text:p>0,59472352122806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412229573734623" calcext:value-type="float">
            <text:p>0,412229573734623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541028188434795" calcext:value-type="float">
            <text:p>0,541028188434795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04658438007809" calcext:value-type="float">
            <text:p>0,104658438007809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16025825607356" calcext:value-type="float">
            <text:p>0,216025825607356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225292347820716" calcext:value-type="float">
            <text:p>-0,0225292347820716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93394178426605" calcext:value-type="float">
            <text:p>0,19339417842660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444213671158042" calcext:value-type="float">
            <text:p>0,444213671158042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526536400028179" calcext:value-type="float">
            <text:p>0,526536400028179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347577209006128" calcext:value-type="float">
            <text:p>0,34757720900612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481647321010896" calcext:value-type="float">
            <text:p>0,48164732101089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844405685097653" calcext:value-type="float">
            <text:p>0,084440568509765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86993033020041" calcext:value-type="float">
            <text:p>0,186993033020041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310478343187248" calcext:value-type="float">
            <text:p>-0,0310478343187248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65711571360489" calcext:value-type="float">
            <text:p>0,16571157136048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402504104204816" calcext:value-type="float">
            <text:p>0,402504104204816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8416855473473" calcext:value-type="float">
            <text:p>0,48416855473473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307910851947967" calcext:value-type="float">
            <text:p>0,307910851947967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422266453586997" calcext:value-type="float">
            <text:p>0,42226645358699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561636057152821" calcext:value-type="float">
            <text:p>-0,561636057152821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258278892242112" calcext:value-type="float">
            <text:p>0,258278892242112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28790316129961" calcext:value-type="float">
            <text:p>-2,2879031612996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0722182766032766" calcext:value-type="float">
            <text:p>-0,0722182766032766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65055480457136" calcext:value-type="float">
            <text:p>0,165055480457136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30205744124177" calcext:value-type="float">
            <text:p>0,230205744124177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943913319780342" calcext:value-type="float">
            <text:p>0,0943913319780342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38028964294374" calcext:value-type="float">
            <text:p>0,13802896429437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402259021648142" calcext:value-type="float">
            <text:p>0,402259021648142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457400563547457" calcext:value-type="float">
            <text:p>0,457400563547457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341513733340772" calcext:value-type="float">
            <text:p>0,341513733340772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362885586163098" calcext:value-type="float">
            <text:p>0,36288558616309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316768981024333" calcext:value-type="float">
            <text:p>-0,316768981024333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0421088085130106" calcext:value-type="float">
            <text:p>0,042108808513010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810101778570755" calcext:value-type="float">
            <text:p>-0,810101778570755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0382155176595382" calcext:value-type="float">
            <text:p>-0,038215517659538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50909922544305" calcext:value-type="float">
            <text:p>0,150909922544305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04371411985345" calcext:value-type="float">
            <text:p>0,204371411985345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0938561402969114" calcext:value-type="float">
            <text:p>0,0938561402969114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10346357228258" calcext:value-type="float">
            <text:p>0,110346357228258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356292491284408" calcext:value-type="float">
            <text:p>0,356292491284408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425023821995363" calcext:value-type="float">
            <text:p>0,425023821995363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279345175282215" calcext:value-type="float">
            <text:p>0,279345175282215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303504718739199" calcext:value-type="float">
            <text:p>0,303504718739199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0555399884019663" calcext:value-type="float">
            <text:p>0,055539988401966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276882837073383" calcext:value-type="float">
            <text:p>0,27688283707338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233554891571948" calcext:value-type="float">
            <text:p>-0,23355489157194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00421275871579985" calcext:value-type="float">
            <text:p>-0,0042127587157998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173772434598077" calcext:value-type="float">
            <text:p>0,0173772434598077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06220340437436" calcext:value-type="float">
            <text:p>0,106220340437436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802969964020068" calcext:value-type="float">
            <text:p>-0,0802969964020068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826637501621421" calcext:value-type="float">
            <text:p>0,0826637501621421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-0.0152573969177745" calcext:value-type="float">
            <text:p>-0,0152573969177745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20163403948409" calcext:value-type="float">
            <text:p>0,120163403948409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71521605968542" calcext:value-type="float">
            <text:p>-0,171521605968542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2441238513153" calcext:value-type="float">
            <text:p>0,2441238513153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0938001311562434" calcext:value-type="float">
            <text:p>0,093800131156243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01193735164185" calcext:value-type="float">
            <text:p>0,30119373516418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175144304817277" calcext:value-type="float">
            <text:p>-0,175144304817277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0297900002279385" calcext:value-type="float">
            <text:p>0,0297900002279385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24007132026554" calcext:value-type="float">
            <text:p>0,024007132026554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53026947443742" calcext:value-type="float">
            <text:p>0,153026947443742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24666334377576" calcext:value-type="float">
            <text:p>-0,124666334377576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549811430960264" calcext:value-type="float">
            <text:p>0,0549811430960264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385064843443541" calcext:value-type="float">
            <text:p>-0,385064843443541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-0.0290858409104555" calcext:value-type="float">
            <text:p>-0,029085840910455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86418328217015" calcext:value-type="float">
            <text:p>-0,86418328217015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184742983891401" calcext:value-type="float">
            <text:p>0,18474298389140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108371485390117" calcext:value-type="float">
            <text:p>0,10837148539011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26129358463755" calcext:value-type="float">
            <text:p>0,26129358463755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0762075318857962" calcext:value-type="float">
            <text:p>-0,076207531885796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0637927591716769" calcext:value-type="float">
            <text:p>0,063792759171676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195690112381193" calcext:value-type="float">
            <text:p>-0,0195690112381193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124389218378871" calcext:value-type="float">
            <text:p>0,124389218378871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187195259008208" calcext:value-type="float">
            <text:p>-0,187195259008208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0272985360299106" calcext:value-type="float">
            <text:p>0,0272985360299106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-0.0507454495244841" calcext:value-type="float">
            <text:p>-0,0507454495244841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5278827315107" calcext:value-type="float">
            <text:p>0,85278827315107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6.49985088368274" calcext:value-type="float">
            <text:p>-6,49985088368274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125362116467502" calcext:value-type="float">
            <text:p>0,125362116467502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0649364027352022" calcext:value-type="float">
            <text:p>0,0649364027352022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205346026234832" calcext:value-type="float">
            <text:p>0,20534602623483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100282588139634" calcext:value-type="float">
            <text:p>-0,100282588139634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0977955181154153" calcext:value-type="float">
            <text:p>0,0977955181154153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0029684226046" calcext:value-type="float">
            <text:p>-0,10029684226046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133662912828615" calcext:value-type="float">
            <text:p>0,133662912828615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397438894185121" calcext:value-type="float">
            <text:p>-0,397438894185121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-0.00038407103620508" calcext:value-type="float">
            <text:p>-0,00038407103620508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110827436010837" calcext:value-type="float">
            <text:p>0,110827436010837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263907085754622" calcext:value-type="float">
            <text:p>0,263907085754622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0740870252250583" calcext:value-type="float">
            <text:p>-0,074087025225058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131798277059154" calcext:value-type="float">
            <text:p>0,131798277059154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288295465429875" calcext:value-type="float">
            <text:p>-0,288295465429875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177867085068049" calcext:value-type="float">
            <text:p>0,177867085068049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1.01877965971543" calcext:value-type="float">
            <text:p>-1,01877965971543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0280666781023209" calcext:value-type="float">
            <text:p>-0,0280666781023209</text:p>
          </table:table-cell>
        </table:table-row>
      </table:table>
      <table:table table:name="boost" table:style-name="ta1"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8071005175512" calcext:value-type="float">
            <text:p>0,88071005175512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9196300829525" calcext:value-type="float">
            <text:p>0,89196300829525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68285005647371" calcext:value-type="float">
            <text:p>0,868285005647371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90006280718401" calcext:value-type="float">
            <text:p>0,890006280718401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440436489081324" calcext:value-type="float">
            <text:p>0,44043648908132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49154690225846" calcext:value-type="float">
            <text:p>0,749154690225846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248224744698402" calcext:value-type="float">
            <text:p>-0,248224744698402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515095363069577" calcext:value-type="float">
            <text:p>0,51509536306957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46208896182711" calcext:value-type="float">
            <text:p>0,24620889618271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91784745700388" calcext:value-type="float">
            <text:p>0,291784745700388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197700099306661" calcext:value-type="float">
            <text:p>0,19770009930666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30604461109439" calcext:value-type="float">
            <text:p>0,23060446110943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6165659994492" calcext:value-type="float">
            <text:p>0,836165659994492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6361004867027" calcext:value-type="float">
            <text:p>0,846361004867027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5293761249811" calcext:value-type="float">
            <text:p>0,825293761249811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24203767715543" calcext:value-type="float">
            <text:p>0,824203767715543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25634036104972" calcext:value-type="float">
            <text:p>0,62563403610497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44459093962544" calcext:value-type="float">
            <text:p>0,844459093962544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989516616979003" calcext:value-type="float">
            <text:p>0,0989516616979003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490433866878268" calcext:value-type="float">
            <text:p>0,49043386687826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185556319962081" calcext:value-type="float">
            <text:p>0,185556319962081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30724102932089" calcext:value-type="float">
            <text:p>0,230724102932089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37736525371533" calcext:value-type="float">
            <text:p>0,137736525371533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92616143042079" calcext:value-type="float">
            <text:p>0,19261614304207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0327934560612" calcext:value-type="float">
            <text:p>0,7032793456061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3018345505752" calcext:value-type="float">
            <text:p>0,73018345505752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73692557427486" calcext:value-type="float">
            <text:p>0,673692557427486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758401254712685" calcext:value-type="float">
            <text:p>0,758401254712685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56284843043437" calcext:value-type="float">
            <text:p>0,55628484304343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25734475563025" calcext:value-type="float">
            <text:p>0,725734475563025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82144043013945" calcext:value-type="float">
            <text:p>0,28214404301394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65772370686958" calcext:value-type="float">
            <text:p>0,465772370686958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17458971467136" calcext:value-type="float">
            <text:p>0,117458971467136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84119352471875" calcext:value-type="float">
            <text:p>0,184119352471875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453521977710644" calcext:value-type="float">
            <text:p>0,0453521977710644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54627824974719" calcext:value-type="float">
            <text:p>0,154627824974719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13280989520204" calcext:value-type="float">
            <text:p>0,613280989520204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57379182523479" calcext:value-type="float">
            <text:p>0,757379182523479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383599500562457" calcext:value-type="float">
            <text:p>0,383599500562457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692598741709827" calcext:value-type="float">
            <text:p>0,692598741709827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452139429683846" calcext:value-type="float">
            <text:p>0,45213942968384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524541076650177" calcext:value-type="float">
            <text:p>0,52454107665017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68712648418836" calcext:value-type="float">
            <text:p>0,36871264841883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441110874495648" calcext:value-type="float">
            <text:p>0,441110874495648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711425532452724" calcext:value-type="float">
            <text:p>0,0711425532452724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138519794445898" calcext:value-type="float">
            <text:p>0,138519794445898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015043303714406" calcext:value-type="float">
            <text:p>-0,001504330371440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1663950690736" calcext:value-type="float">
            <text:p>0,1166395069073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405442722954488" calcext:value-type="float">
            <text:p>0,405442722954488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56647221024311" calcext:value-type="float">
            <text:p>0,456647221024311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349412813615903" calcext:value-type="float">
            <text:p>0,349412813615903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416449378304339" calcext:value-type="float">
            <text:p>0,41644937830433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96446539272215" calcext:value-type="float">
            <text:p>0,096446539272215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64563052014774" calcext:value-type="float">
            <text:p>0,164563052014774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227762150548385" calcext:value-type="float">
            <text:p>0,0227762150548385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786511888399998" calcext:value-type="float">
            <text:p>0,0786511888399998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6689181481031" calcext:value-type="float">
            <text:p>0,3668918148103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423403489759722" calcext:value-type="float">
            <text:p>0,423403489759722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04841484407959" calcext:value-type="float">
            <text:p>0,30484148440795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391787882113029" calcext:value-type="float">
            <text:p>0,391787882113029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188296375576887" calcext:value-type="float">
            <text:p>0,188296375576887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29492238072472" calcext:value-type="float">
            <text:p>0,329492238072472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.017367417183111" calcext:value-type="float">
            <text:p>0,017367417183111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406628707726401" calcext:value-type="float">
            <text:p>0,0406628707726401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89949985135932" calcext:value-type="float">
            <text:p>0,38994998513593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59036752428298" calcext:value-type="float">
            <text:p>0,45903675242829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12040101973246" calcext:value-type="float">
            <text:p>0,312040101973246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36712638592172" calcext:value-type="float">
            <text:p>0,36712638592172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320884534066958" calcext:value-type="float">
            <text:p>0,320884534066958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405390472776462" calcext:value-type="float">
            <text:p>0,40539047277646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224368606700662" calcext:value-type="float">
            <text:p>0,224368606700662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34246488973041" calcext:value-type="float">
            <text:p>0,34246488973041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402513606969932" calcext:value-type="float">
            <text:p>0,402513606969932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52628576434168" calcext:value-type="float">
            <text:p>0,5262857643416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246402233701141" calcext:value-type="float">
            <text:p>0,246402233701141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3178033935391" calcext:value-type="float">
            <text:p>0,3178033935391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10743977526073" calcext:value-type="float">
            <text:p>0,710743977526073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64111197475552" calcext:value-type="float">
            <text:p>0,764111197475552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45303017175793" calcext:value-type="float">
            <text:p>0,645303017175793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7017075158189" calcext:value-type="float">
            <text:p>0,707017075158189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17300099783977" calcext:value-type="float">
            <text:p>0,11730009978397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43780012857353" calcext:value-type="float">
            <text:p>0,34378001285735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187344380097348" calcext:value-type="float">
            <text:p>-0,187344380097348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17303435558388" calcext:value-type="float">
            <text:p>0,117303435558388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66870843784809" calcext:value-type="float">
            <text:p>0,566870843784809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7170385396013" calcext:value-type="float">
            <text:p>0,64717038539601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68296145791944" calcext:value-type="float">
            <text:p>0,468296145791944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63772908435326" calcext:value-type="float">
            <text:p>0,563772908435326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578271088298208" calcext:value-type="float">
            <text:p>-0,57827108829820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618980681341318" calcext:value-type="float">
            <text:p>0,618980681341318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5.53756779820762" calcext:value-type="float">
            <text:p>-5,53756779820762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578265369703833" calcext:value-type="float">
            <text:p>-0,578265369703833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381234177185908" calcext:value-type="float">
            <text:p>0,381234177185908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492949147253586" calcext:value-type="float">
            <text:p>0,492949147253586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44905828658016" calcext:value-type="float">
            <text:p>0,24490582865801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20528741712463" calcext:value-type="float">
            <text:p>0,420528741712463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225454266688874" calcext:value-type="float">
            <text:p>0,22545426668887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385870526916976" calcext:value-type="float">
            <text:p>0,38587052691697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0231358055838403" calcext:value-type="float">
            <text:p>0,0231358055838403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77284574989599" calcext:value-type="float">
            <text:p>0,27728457498959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468160822876126" calcext:value-type="float">
            <text:p>0,468160822876126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738568694569173" calcext:value-type="float">
            <text:p>0,73856869456917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0819397082444657" calcext:value-type="float">
            <text:p>-0,081939708244465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34040408266736" calcext:value-type="float">
            <text:p>0,13404040826673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ne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11928671569693" calcext:value-type="float">
            <text:p>0,811928671569693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65520678902" calcext:value-type="float">
            <text:p>0,8665520678902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34946626610613" calcext:value-type="float">
            <text:p>0,734946626610613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16175395524167" calcext:value-type="float">
            <text:p>0,81617539552416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98349276752437" calcext:value-type="float">
            <text:p>0,69834927675243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79202845406627" calcext:value-type="float">
            <text:p>0,779202845406627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87887991566948" calcext:value-type="float">
            <text:p>0,58788799156694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73028533758659" calcext:value-type="float">
            <text:p>0,67302853375865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64896535010755" calcext:value-type="float">
            <text:p>0,46489653501075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95649692269639" calcext:value-type="float">
            <text:p>0,59564969226963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91862247241226" calcext:value-type="float">
            <text:p>0,29186224724122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29881671993151" calcext:value-type="float">
            <text:p>0,529881671993151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548929845280796" calcext:value-type="float">
            <text:p>0,54892984528079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81595833675152" calcext:value-type="float">
            <text:p>0,8159583367515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105533827977332" calcext:value-type="float">
            <text:p>-0,10553382797733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386734810227643" calcext:value-type="float">
            <text:p>0,386734810227643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90928960627845" calcext:value-type="float">
            <text:p>0,990928960627845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97076665328223" calcext:value-type="float">
            <text:p>0,99707666532822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71852776185502" calcext:value-type="float">
            <text:p>0,971852776185502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85627531912975" calcext:value-type="float">
            <text:p>0,985627531912975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85922737168043" calcext:value-type="float">
            <text:p>0,185922737168043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26563917364206" calcext:value-type="float">
            <text:p>0,426563917364206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155702980555" calcext:value-type="float">
            <text:p>-0,155702980555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301821208434494" calcext:value-type="float">
            <text:p>0,30182120843449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59100129046628" calcext:value-type="float">
            <text:p>0,95910012904662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4269351092112" calcext:value-type="float">
            <text:p>0,97426935109211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34988058404945" calcext:value-type="float">
            <text:p>0,934988058404945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76982709779377" calcext:value-type="float">
            <text:p>0,976982709779377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19859070914821" calcext:value-type="float">
            <text:p>0,919859070914821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8720018304366" calcext:value-type="float">
            <text:p>0,988720018304366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30622434686946" calcext:value-type="float">
            <text:p>0,43062243468694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62828423696804" calcext:value-type="float">
            <text:p>0,962828423696804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319821489621101" calcext:value-type="float">
            <text:p>0,319821489621101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445468685285497" calcext:value-type="float">
            <text:p>0,44546868528549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5704814669579" calcext:value-type="float">
            <text:p>0,165704814669579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71481575648424" calcext:value-type="float">
            <text:p>0,271481575648424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50366268975811" calcext:value-type="float">
            <text:p>0,95036626897581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72546674050831" calcext:value-type="float">
            <text:p>0,972546674050831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91026561736298" calcext:value-type="float">
            <text:p>0,91026561736298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68337887645779" calcext:value-type="float">
            <text:p>0,96833788764577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56740137057364" calcext:value-type="float">
            <text:p>0,95674013705736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93912438803559" calcext:value-type="float">
            <text:p>0,99391243880355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692583666689105" calcext:value-type="float">
            <text:p>0,69258366668910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946908878872227" calcext:value-type="float">
            <text:p>0,94690887887222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89326584858542" calcext:value-type="float">
            <text:p>0,189326584858542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00863446276374" calcext:value-type="float">
            <text:p>0,300863446276374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599956724950365" calcext:value-type="float">
            <text:p>0,059995672495036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41141942862353" calcext:value-type="float">
            <text:p>0,241141942862353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935551499047347" calcext:value-type="float">
            <text:p>0,93555149904734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965368941153747" calcext:value-type="float">
            <text:p>0,965368941153747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880061152808396" calcext:value-type="float">
            <text:p>0,880061152808396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959693065512181" calcext:value-type="float">
            <text:p>0,959693065512181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945499218752955" calcext:value-type="float">
            <text:p>0,94549921875295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82457003041515" calcext:value-type="float">
            <text:p>0,98245700304151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830682570169316" calcext:value-type="float">
            <text:p>0,83068257016931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930989334047651" calcext:value-type="float">
            <text:p>0,93098933404765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24564134016426" calcext:value-type="float">
            <text:p>0,22456413401642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316624506762316" calcext:value-type="float">
            <text:p>0,31662450676231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20101923168384" calcext:value-type="float">
            <text:p>0,120101923168384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210802310076283" calcext:value-type="float">
            <text:p>0,210802310076283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84813576256334" calcext:value-type="float">
            <text:p>0,984813576256334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7861622060396" calcext:value-type="float">
            <text:p>0,997861622060396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892148407514468" calcext:value-type="float">
            <text:p>0,892148407514468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951048243378583" calcext:value-type="float">
            <text:p>0,951048243378583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916026654320433" calcext:value-type="float">
            <text:p>0,91602665432043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960071437443004" calcext:value-type="float">
            <text:p>0,96007143744300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823396527872639" calcext:value-type="float">
            <text:p>0,823396527872639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915069789223075" calcext:value-type="float">
            <text:p>0,91506978922307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233246568028692" calcext:value-type="float">
            <text:p>0,233246568028692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361900849879824" calcext:value-type="float">
            <text:p>0,361900849879824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78652862444566" calcext:value-type="float">
            <text:p>0,078652862444566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80462677290213" calcext:value-type="float">
            <text:p>0,180462677290213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853155159512799" calcext:value-type="float">
            <text:p>0,853155159512799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952668527227856" calcext:value-type="float">
            <text:p>0,952668527227856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544417151743432" calcext:value-type="float">
            <text:p>0,544417151743432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942403421244985" calcext:value-type="float">
            <text:p>0,942403421244985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5613523418636" calcext:value-type="float">
            <text:p>0,85613523418636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0559087687416" calcext:value-type="float">
            <text:p>0,92055908768741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739465846500167" calcext:value-type="float">
            <text:p>0,739465846500167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99150244398499" calcext:value-type="float">
            <text:p>0,899150244398499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926799277555873" calcext:value-type="float">
            <text:p>0,0926799277555873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00295516846607" calcext:value-type="float">
            <text:p>0,300295516846607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76539143764687" calcext:value-type="float">
            <text:p>-0,176539143764687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50123044504142" calcext:value-type="float">
            <text:p>0,150123044504142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6779617694776" calcext:value-type="float">
            <text:p>0,86779617694776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31396797927789" calcext:value-type="float">
            <text:p>0,931396797927789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745232725270886" calcext:value-type="float">
            <text:p>0,745232725270886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83230699573922" calcext:value-type="float">
            <text:p>0,883230699573922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104667391378662" calcext:value-type="float">
            <text:p>0,104667391378662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354369034973191" calcext:value-type="float">
            <text:p>0,354369034973191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41607858798103" calcext:value-type="float">
            <text:p>-0,241607858798103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119783411718072" calcext:value-type="float">
            <text:p>0,119783411718072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904943122414306" calcext:value-type="float">
            <text:p>0,90494312241430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60518321830718" calcext:value-type="float">
            <text:p>0,96051832183071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771139161370001" calcext:value-type="float">
            <text:p>0,771139161370001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67311154749346" calcext:value-type="float">
            <text:p>0,867311154749346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2143599223867" calcext:value-type="float">
            <text:p>-0,12143599223867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29198759667461" calcext:value-type="float">
            <text:p>0,329198759667461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874800774168047" calcext:value-type="float">
            <text:p>-0,874800774168047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0894437789320014" calcext:value-type="float">
            <text:p>0,0894437789320014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820610950072803" calcext:value-type="float">
            <text:p>0,82061095007280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25502959835297" calcext:value-type="float">
            <text:p>0,92550295983529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568030741051783" calcext:value-type="float">
            <text:p>0,56803074105178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85139160992477" calcext:value-type="float">
            <text:p>0,85139160992477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0981094287426767" calcext:value-type="float">
            <text:p>-0,0981094287426767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65173569835963" calcext:value-type="float">
            <text:p>0,65173569835963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2.46244019790109" calcext:value-type="float">
            <text:p>-2,46244019790109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059104146145931" calcext:value-type="float">
            <text:p>0,059104146145931</text:p>
          </table:table-cell>
        </table:table-row>
      </table:table>
      <table:table table:name="hybridboost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91472943661379" calcext:value-type="float">
            <text:p>0,991472943661379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95416930861306" calcext:value-type="float">
            <text:p>0,99541693086130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84134934996257" calcext:value-type="float">
            <text:p>0,984134934996257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90400182997168" calcext:value-type="float">
            <text:p>0,990400182997168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75563538582092" calcext:value-type="float">
            <text:p>0,97556353858209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8904290213242" calcext:value-type="float">
            <text:p>0,98904290213242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945501933646527" calcext:value-type="float">
            <text:p>0,945501933646527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75647352430068" calcext:value-type="float">
            <text:p>0,975647352430068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353692576094564" calcext:value-type="float">
            <text:p>0,353692576094564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48623830776626" calcext:value-type="float">
            <text:p>0,448623830776626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42416866177515" calcext:value-type="float">
            <text:p>0,242416866177515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316459848326493" calcext:value-type="float">
            <text:p>0,316459848326493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85643094037537" calcext:value-type="float">
            <text:p>0,98564309403753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91507567963783" calcext:value-type="float">
            <text:p>0,99150756796378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75728890388997" calcext:value-type="float">
            <text:p>0,975728890388997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89941572408835" calcext:value-type="float">
            <text:p>0,989941572408835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31528668681123" calcext:value-type="float">
            <text:p>0,931528668681123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60359777168181" calcext:value-type="float">
            <text:p>0,96035977716818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81728131739561" calcext:value-type="float">
            <text:p>0,881728131739561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69864940833483" calcext:value-type="float">
            <text:p>0,969864940833483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55676852195667" calcext:value-type="float">
            <text:p>0,255676852195667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59919161212843" calcext:value-type="float">
            <text:p>0,359919161212843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34457845344787" calcext:value-type="float">
            <text:p>0,134457845344787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92308981959818" calcext:value-type="float">
            <text:p>0,292308981959818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94282137238809" calcext:value-type="float">
            <text:p>0,994282137238809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99195139694863" calcext:value-type="float">
            <text:p>0,999195139694863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959379342791363" calcext:value-type="float">
            <text:p>0,959379342791363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89482961820502" calcext:value-type="float">
            <text:p>0,989482961820502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71358835513482" calcext:value-type="float">
            <text:p>0,971358835513482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87158396855839" calcext:value-type="float">
            <text:p>0,98715839685583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93612041316533" calcext:value-type="float">
            <text:p>0,93612041316533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964082529236897" calcext:value-type="float">
            <text:p>0,96408252923689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53199373603664" calcext:value-type="float">
            <text:p>0,153199373603664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08908605603244" calcext:value-type="float">
            <text:p>0,308908605603244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375925770152994" calcext:value-type="float">
            <text:p>-0,0375925770152994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68158115593143" calcext:value-type="float">
            <text:p>0,268158115593143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958838128604036" calcext:value-type="float">
            <text:p>0,95883812860403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77267918851315" calcext:value-type="float">
            <text:p>0,97726791885131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92546658417521" calcext:value-type="float">
            <text:p>0,92546658417521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958300117640311" calcext:value-type="float">
            <text:p>0,95830011764031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289786748628744" calcext:value-type="float">
            <text:p>0,289786748628744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403051479723354" calcext:value-type="float">
            <text:p>0,403051479723354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55031220800124" calcext:value-type="float">
            <text:p>0,155031220800124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244007249226467" calcext:value-type="float">
            <text:p>0,24400724922646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968161385273004" calcext:value-type="float">
            <text:p>0,96816138527300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983475882796251" calcext:value-type="float">
            <text:p>0,983475882796251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938653461771371" calcext:value-type="float">
            <text:p>0,938653461771371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952517706043725" calcext:value-type="float">
            <text:p>0,95251770604372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157801883785114" calcext:value-type="float">
            <text:p>0,157801883785114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315058605599698" calcext:value-type="float">
            <text:p>0,315058605599698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355596445983914" calcext:value-type="float">
            <text:p>-0,0355596445983914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219856382859792" calcext:value-type="float">
            <text:p>0,219856382859792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937119810685169" calcext:value-type="float">
            <text:p>0,937119810685169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65275291017784" calcext:value-type="float">
            <text:p>0,96527529101778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86135310441509" calcext:value-type="float">
            <text:p>0,88613531044150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94673529444714" calcext:value-type="float">
            <text:p>0,94673529444714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523748879600923" calcext:value-type="float">
            <text:p>0,523748879600923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8032745938488" calcext:value-type="float">
            <text:p>0,8032745938488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52952910957774" calcext:value-type="float">
            <text:p>-0,152952910957774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95705516493117" calcext:value-type="float">
            <text:p>0,195705516493117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99385335229654" calcext:value-type="float">
            <text:p>0,899385335229654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44509058168509" calcext:value-type="float">
            <text:p>0,944509058168509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817568229467243" calcext:value-type="float">
            <text:p>0,817568229467243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940952882850554" calcext:value-type="float">
            <text:p>0,9409528828505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907542138181181" calcext:value-type="float">
            <text:p>0,907542138181181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58655887236693" calcext:value-type="float">
            <text:p>0,958655887236693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793236433418048" calcext:value-type="float">
            <text:p>0,79323643341804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935170471253968" calcext:value-type="float">
            <text:p>0,93517047125396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847748683646973" calcext:value-type="float">
            <text:p>0,84774868364697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62133543953649" calcext:value-type="float">
            <text:p>0,96213354395364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387836471866939" calcext:value-type="float">
            <text:p>0,38783647186693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929388059657382" calcext:value-type="float">
            <text:p>0,929388059657382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33883499374725" calcext:value-type="float">
            <text:p>0,933883499374725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60906211269155" calcext:value-type="float">
            <text:p>0,960906211269155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8181938951267" calcext:value-type="float">
            <text:p>0,888181938951267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20910623920703" calcext:value-type="float">
            <text:p>0,920910623920703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287484094895209" calcext:value-type="float">
            <text:p>-0,287484094895209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-0.101350110082108" calcext:value-type="float">
            <text:p>-0,101350110082108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505075706111798" calcext:value-type="float">
            <text:p>-0,505075706111798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0310674303298607" calcext:value-type="float">
            <text:p>0,031067430329860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1416648398347" calcext:value-type="float">
            <text:p>0,91141664839834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3182163128622" calcext:value-type="float">
            <text:p>0,963182163128622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86869331612406" calcext:value-type="float">
            <text:p>0,786869331612406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7176195128104" calcext:value-type="float">
            <text:p>0,927176195128104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916978790711386" calcext:value-type="float">
            <text:p>0,916978790711386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79264250602261" calcext:value-type="float">
            <text:p>0,97926425060226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667602021053771" calcext:value-type="float">
            <text:p>0,66760202105377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49393964845701" calcext:value-type="float">
            <text:p>0,849393964845701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97545400973367" calcext:value-type="float">
            <text:p>0,197545400973367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66636517701803" calcext:value-type="float">
            <text:p>0,366636517701803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166885232512053" calcext:value-type="float">
            <text:p>-0,0166885232512053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673472453191537" calcext:value-type="float">
            <text:p>0,0673472453191537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16425182008767" calcext:value-type="float">
            <text:p>0,816425182008767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4784664913614" calcext:value-type="float">
            <text:p>0,904784664913614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646068421962287" calcext:value-type="float">
            <text:p>0,64606842196228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44447993099297" calcext:value-type="float">
            <text:p>0,844447993099297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8775235192095" calcext:value-type="float">
            <text:p>0,18775235192095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355871603949072" calcext:value-type="float">
            <text:p>0,355871603949072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242464792031705" calcext:value-type="float">
            <text:p>-0,0242464792031705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03627060308447" calcext:value-type="float">
            <text:p>0,10362706030844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6771418021265" calcext:value-type="float">
            <text:p>0,796771418021265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84990816346254" calcext:value-type="float">
            <text:p>0,88499081634625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4088209983793" calcext:value-type="float">
            <text:p>0,64088209983793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39502021352892" calcext:value-type="float">
            <text:p>0,839502021352892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255438630674959" calcext:value-type="float">
            <text:p>0,255438630674959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417342649262869" calcext:value-type="float">
            <text:p>0,417342649262869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.0485460588631829" calcext:value-type="float">
            <text:p>0,0485460588631829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3990687529774" calcext:value-type="float">
            <text:p>0,13990687529774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851353142373553" calcext:value-type="float">
            <text:p>0,851353142373553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910519831638321" calcext:value-type="float">
            <text:p>0,910519831638321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753063849937055" calcext:value-type="float">
            <text:p>0,753063849937055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945972908750305" calcext:value-type="float">
            <text:p>0,945972908750305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78782785475922" calcext:value-type="float">
            <text:p>0,678782785475922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03992041135535" calcext:value-type="float">
            <text:p>0,80399204113553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473590258761103" calcext:value-type="float">
            <text:p>0,47359025876110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34556049606488" calcext:value-type="float">
            <text:p>0,834556049606488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201172299180253" calcext:value-type="float">
            <text:p>0,201172299180253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25443067548386" calcext:value-type="float">
            <text:p>0,325443067548386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.0540076531750178" calcext:value-type="float">
            <text:p>0,0540076531750178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76186690287033" calcext:value-type="float">
            <text:p>0,176186690287033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92653258251288" calcext:value-type="float">
            <text:p>0,892653258251288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3910887239384" calcext:value-type="float">
            <text:p>0,93910887239384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810755303488599" calcext:value-type="float">
            <text:p>0,81075530348859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952238479957706" calcext:value-type="float">
            <text:p>0,952238479957706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887880969263176" calcext:value-type="float">
            <text:p>0,887880969263176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95802943033066" calcext:value-type="float">
            <text:p>0,95802943033066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700488290904755" calcext:value-type="float">
            <text:p>0,700488290904755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29610077860084" calcext:value-type="float">
            <text:p>0,82961007786008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235092218897136" calcext:value-type="float">
            <text:p>0,235092218897136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353351494328254" calcext:value-type="float">
            <text:p>0,353351494328254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.0952056512000829" calcext:value-type="float">
            <text:p>0,0952056512000829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212466505276326" calcext:value-type="float">
            <text:p>0,212466505276326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977192339389144" calcext:value-type="float">
            <text:p>0,97719233938914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94298491755434" calcext:value-type="float">
            <text:p>0,994298491755434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908762846561568" calcext:value-type="float">
            <text:p>0,908762846561568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958504051165107" calcext:value-type="float">
            <text:p>0,958504051165107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818036103862081" calcext:value-type="float">
            <text:p>0,818036103862081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31925475173417" calcext:value-type="float">
            <text:p>0,931925475173417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13608657834335" calcext:value-type="float">
            <text:p>0,513608657834335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24664106113679" calcext:value-type="float">
            <text:p>0,824664106113679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.218038677985857" calcext:value-type="float">
            <text:p>0,218038677985857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41262661628691" calcext:value-type="float">
            <text:p>0,341262661628691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.0717643080048947" calcext:value-type="float">
            <text:p>0,0717643080048947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248746320265619" calcext:value-type="float">
            <text:p>0,248746320265619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975615337584809" calcext:value-type="float">
            <text:p>0,975615337584809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996566505996495" calcext:value-type="float">
            <text:p>0,996566505996495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82682021273495" calcext:value-type="float">
            <text:p>0,82682021273495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964769622372507" calcext:value-type="float">
            <text:p>0,964769622372507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855303157299059" calcext:value-type="float">
            <text:p>0,855303157299059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5341791387121" calcext:value-type="float">
            <text:p>0,95341791387121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550531587835424" calcext:value-type="float">
            <text:p>0,550531587835424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819718134367275" calcext:value-type="float">
            <text:p>0,819718134367275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.137594757603313" calcext:value-type="float">
            <text:p>0,137594757603313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317434782696767" calcext:value-type="float">
            <text:p>0,317434782696767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0.0896289222761231" calcext:value-type="float">
            <text:p>-0,0896289222761231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285026135254912" calcext:value-type="float">
            <text:p>0,285026135254912</text:p>
          </table:table-cell>
        </table:table-row>
      </table:table>
      <table:table table:name="trends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office:value-type="string" calcext:value-type="string">
            <text:p>abs(zscore1)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2]&amp;&quot;E.$b$2:$&quot;&amp;[.$B2]&amp;&quot;E.$b$101&quot;);&quot;Immunity&quot;&amp;[.$A2];INDIRECT(&quot;$&quot;&amp;[.$B2]&amp;&quot;E.$C$2:$&quot;&amp;[.$B2]&amp;&quot;E.$C$101&quot;))*100" office:value-type="float" office:value="2.96904337119495" calcext:value-type="float">
            <text:p>2,96904337119495</text:p>
          </table:table-cell>
          <table:table-cell table:formula="of:=SUMIF(INDIRECT(&quot;$&quot;&amp;[.$B2]&amp;&quot;E.$b$2:$&quot;&amp;[.$B2]&amp;&quot;E.$b$101&quot;);&quot;Immunity&quot;&amp;[.$A2];INDIRECT(&quot;$&quot;&amp;[.$B2]&amp;&quot;E.$d$2:$&quot;&amp;[.$B2]&amp;&quot;E.$d$101&quot;))*100" office:value-type="float" office:value="1.85787720900317" calcext:value-type="float">
            <text:p>1,85787720900317</text:p>
          </table:table-cell>
          <table:table-cell table:formula="of:=SUMIF(INDIRECT(&quot;$&quot;&amp;[.$B2]&amp;&quot;E.$b$2:$&quot;&amp;[.$B2]&amp;&quot;E.$b$101&quot;);&quot;Immunity&quot;&amp;[.$A2];INDIRECT(&quot;$&quot;&amp;[.$B2]&amp;&quot;E.$e$2:$&quot;&amp;[.$B2]&amp;&quot;E.$e$101&quot;))*100" office:value-type="float" office:value="4.08020953338672" calcext:value-type="float">
            <text:p>4,08020953338672</text:p>
          </table:table-cell>
          <table:table-cell table:formula="of:=ABS([.C2]/(([.C2]-[.D2])/1.96))" office:value-type="float" office:value="5.23713302793838" calcext:value-type="float">
            <text:p>5,23713302793838</text:p>
          </table:table-cell>
          <table:table-cell table:formula="of:=IF([.C2]=0;&quot;&quot;;IF([.F2]&gt;=2.58;&quot;***&quot;;IF([.F2]&gt;=1.96;&quot;**&quot;; IF([.F2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3]&amp;&quot;E.$b$2:$&quot;&amp;[.$B3]&amp;&quot;E.$b$101&quot;);&quot;Immunity&quot;&amp;[.$A3];INDIRECT(&quot;$&quot;&amp;[.$B3]&amp;&quot;E.$C$2:$&quot;&amp;[.$B3]&amp;&quot;E.$C$101&quot;))*100" office:value-type="float" office:value="-1.70013794718692" calcext:value-type="float">
            <text:p>-1,70013794718692</text:p>
          </table:table-cell>
          <table:table-cell table:formula="of:=SUMIF(INDIRECT(&quot;$&quot;&amp;[.$B3]&amp;&quot;E.$b$2:$&quot;&amp;[.$B3]&amp;&quot;E.$b$101&quot;);&quot;Immunity&quot;&amp;[.$A3];INDIRECT(&quot;$&quot;&amp;[.$B3]&amp;&quot;E.$d$2:$&quot;&amp;[.$B3]&amp;&quot;E.$d$101&quot;))*100" office:value-type="float" office:value="-4.45942536244471" calcext:value-type="float">
            <text:p>-4,45942536244471</text:p>
          </table:table-cell>
          <table:table-cell table:formula="of:=SUMIF(INDIRECT(&quot;$&quot;&amp;[.$B3]&amp;&quot;E.$b$2:$&quot;&amp;[.$B3]&amp;&quot;E.$b$101&quot;);&quot;Immunity&quot;&amp;[.$A3];INDIRECT(&quot;$&quot;&amp;[.$B3]&amp;&quot;E.$e$2:$&quot;&amp;[.$B3]&amp;&quot;E.$e$101&quot;))*100" office:value-type="float" office:value="1.05914946807087" calcext:value-type="float">
            <text:p>1,05914946807087</text:p>
          </table:table-cell>
          <table:table-cell table:formula="of:=ABS([.C3]/(([.C3]-[.D3])/1.96))" office:value-type="float" office:value="1.20765613544287" calcext:value-type="float">
            <text:p>1,20765613544287</text:p>
          </table:table-cell>
          <table:table-cell table:formula="of:=IF([.C3]=0;&quot;&quot;;IF([.F3]&gt;=2.58;&quot;***&quot;;IF([.F3]&gt;=1.96;&quot;**&quot;; IF([.F3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table:formula="of:=SUMIF(INDIRECT(&quot;$&quot;&amp;[.$B4]&amp;&quot;E.$b$2:$&quot;&amp;[.$B4]&amp;&quot;E.$b$101&quot;);&quot;Immunity&quot;&amp;[.$A4];INDIRECT(&quot;$&quot;&amp;[.$B4]&amp;&quot;E.$C$2:$&quot;&amp;[.$B4]&amp;&quot;E.$C$101&quot;))*100" office:value-type="float" office:value="0" calcext:value-type="float">
            <text:p>0</text:p>
          </table:table-cell>
          <table:table-cell table:formula="of:=SUMIF(INDIRECT(&quot;$&quot;&amp;[.$B4]&amp;&quot;E.$b$2:$&quot;&amp;[.$B4]&amp;&quot;E.$b$101&quot;);&quot;Immunity&quot;&amp;[.$A4];INDIRECT(&quot;$&quot;&amp;[.$B4]&amp;&quot;E.$d$2:$&quot;&amp;[.$B4]&amp;&quot;E.$d$101&quot;))*100" office:value-type="float" office:value="0" calcext:value-type="float">
            <text:p>0</text:p>
          </table:table-cell>
          <table:table-cell table:formula="of:=SUMIF(INDIRECT(&quot;$&quot;&amp;[.$B4]&amp;&quot;E.$b$2:$&quot;&amp;[.$B4]&amp;&quot;E.$b$101&quot;);&quot;Immunity&quot;&amp;[.$A4];INDIRECT(&quot;$&quot;&amp;[.$B4]&amp;&quot;E.$e$2:$&quot;&amp;[.$B4]&amp;&quot;E.$e$101&quot;))*100" office:value-type="float" office:value="0" calcext:value-type="float">
            <text:p>0</text:p>
          </table:table-cell>
          <table:table-cell table:formula="of:=ABS([.C4]/(([.C4]-[.D4])/1.96))" office:value-type="string" office:string-value="" calcext:value-type="error">
            <text:p>#DIV/0!</text:p>
          </table:table-cell>
          <table:table-cell table:formula="of:=IF([.C4]=0;&quot;&quot;;IF([.F4]&gt;=2.58;&quot;***&quot;;IF([.F4]&gt;=1.96;&quot;**&quot;; IF([.F4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SUMIF(INDIRECT(&quot;$&quot;&amp;[.$B5]&amp;&quot;E.$b$2:$&quot;&amp;[.$B5]&amp;&quot;E.$b$101&quot;);&quot;Immunity&quot;&amp;[.$A5];INDIRECT(&quot;$&quot;&amp;[.$B5]&amp;&quot;E.$C$2:$&quot;&amp;[.$B5]&amp;&quot;E.$C$101&quot;))*100" office:value-type="float" office:value="1.38413035330579" calcext:value-type="float">
            <text:p>1,38413035330579</text:p>
          </table:table-cell>
          <table:table-cell table:formula="of:=SUMIF(INDIRECT(&quot;$&quot;&amp;[.$B5]&amp;&quot;E.$b$2:$&quot;&amp;[.$B5]&amp;&quot;E.$b$101&quot;);&quot;Immunity&quot;&amp;[.$A5];INDIRECT(&quot;$&quot;&amp;[.$B5]&amp;&quot;E.$d$2:$&quot;&amp;[.$B5]&amp;&quot;E.$d$101&quot;))*100" office:value-type="float" office:value="0.335026735925694" calcext:value-type="float">
            <text:p>0,335026735925694</text:p>
          </table:table-cell>
          <table:table-cell table:formula="of:=SUMIF(INDIRECT(&quot;$&quot;&amp;[.$B5]&amp;&quot;E.$b$2:$&quot;&amp;[.$B5]&amp;&quot;E.$b$101&quot;);&quot;Immunity&quot;&amp;[.$A5];INDIRECT(&quot;$&quot;&amp;[.$B5]&amp;&quot;E.$e$2:$&quot;&amp;[.$B5]&amp;&quot;E.$e$101&quot;))*100" office:value-type="float" office:value="2.43323397068588" calcext:value-type="float">
            <text:p>2,43323397068588</text:p>
          </table:table-cell>
          <table:table-cell table:formula="of:=ABS([.C5]/(([.C5]-[.D5])/1.96))" office:value-type="float" office:value="2.58591758481798" calcext:value-type="float">
            <text:p>2,58591758481798</text:p>
          </table:table-cell>
          <table:table-cell table:formula="of:=IF([.C5]=0;&quot;&quot;;IF([.F5]&gt;=2.58;&quot;***&quot;;IF([.F5]&gt;=1.96;&quot;**&quot;; IF([.F5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6]&amp;&quot;E.$b$2:$&quot;&amp;[.$B6]&amp;&quot;E.$b$101&quot;);&quot;Immunity&quot;&amp;[.$A6];INDIRECT(&quot;$&quot;&amp;[.$B6]&amp;&quot;E.$C$2:$&quot;&amp;[.$B6]&amp;&quot;E.$C$101&quot;))*100" office:value-type="float" office:value="3.2901256501429" calcext:value-type="float">
            <text:p>3,2901256501429</text:p>
          </table:table-cell>
          <table:table-cell table:formula="of:=SUMIF(INDIRECT(&quot;$&quot;&amp;[.$B6]&amp;&quot;E.$b$2:$&quot;&amp;[.$B6]&amp;&quot;E.$b$101&quot;);&quot;Immunity&quot;&amp;[.$A6];INDIRECT(&quot;$&quot;&amp;[.$B6]&amp;&quot;E.$d$2:$&quot;&amp;[.$B6]&amp;&quot;E.$d$101&quot;))*100" office:value-type="float" office:value="2.69304903864317" calcext:value-type="float">
            <text:p>2,69304903864317</text:p>
          </table:table-cell>
          <table:table-cell table:formula="of:=SUMIF(INDIRECT(&quot;$&quot;&amp;[.$B6]&amp;&quot;E.$b$2:$&quot;&amp;[.$B6]&amp;&quot;E.$b$101&quot;);&quot;Immunity&quot;&amp;[.$A6];INDIRECT(&quot;$&quot;&amp;[.$B6]&amp;&quot;E.$e$2:$&quot;&amp;[.$B6]&amp;&quot;E.$e$101&quot;))*100" office:value-type="float" office:value="3.88720226164263" calcext:value-type="float">
            <text:p>3,88720226164263</text:p>
          </table:table-cell>
          <table:table-cell table:formula="of:=ABS([.C6]/(([.C6]-[.D6])/1.96))" office:value-type="float" office:value="10.8003665695135" calcext:value-type="float">
            <text:p>10,8003665695135</text:p>
          </table:table-cell>
          <table:table-cell table:formula="of:=IF([.C6]=0;&quot;&quot;;IF([.F6]&gt;=2.58;&quot;***&quot;;IF([.F6]&gt;=1.96;&quot;**&quot;; IF([.F6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7]&amp;&quot;E.$b$2:$&quot;&amp;[.$B7]&amp;&quot;E.$b$101&quot;);&quot;Immunity&quot;&amp;[.$A7];INDIRECT(&quot;$&quot;&amp;[.$B7]&amp;&quot;E.$C$2:$&quot;&amp;[.$B7]&amp;&quot;E.$C$101&quot;))*100" office:value-type="float" office:value="1.23307480956548" calcext:value-type="float">
            <text:p>1,23307480956548</text:p>
          </table:table-cell>
          <table:table-cell table:formula="of:=SUMIF(INDIRECT(&quot;$&quot;&amp;[.$B7]&amp;&quot;E.$b$2:$&quot;&amp;[.$B7]&amp;&quot;E.$b$101&quot;);&quot;Immunity&quot;&amp;[.$A7];INDIRECT(&quot;$&quot;&amp;[.$B7]&amp;&quot;E.$d$2:$&quot;&amp;[.$B7]&amp;&quot;E.$d$101&quot;))*100" office:value-type="float" office:value="0.169424867150215" calcext:value-type="float">
            <text:p>0,169424867150215</text:p>
          </table:table-cell>
          <table:table-cell table:formula="of:=SUMIF(INDIRECT(&quot;$&quot;&amp;[.$B7]&amp;&quot;E.$b$2:$&quot;&amp;[.$B7]&amp;&quot;E.$b$101&quot;);&quot;Immunity&quot;&amp;[.$A7];INDIRECT(&quot;$&quot;&amp;[.$B7]&amp;&quot;E.$e$2:$&quot;&amp;[.$B7]&amp;&quot;E.$e$101&quot;))*100" office:value-type="float" office:value="2.29672475198075" calcext:value-type="float">
            <text:p>2,29672475198075</text:p>
          </table:table-cell>
          <table:table-cell table:formula="of:=ABS([.C7]/(([.C7]-[.D7])/1.96))" office:value-type="float" office:value="2.27220115413194" calcext:value-type="float">
            <text:p>2,27220115413194</text:p>
          </table:table-cell>
          <table:table-cell table:formula="of:=IF([.C7]=0;&quot;&quot;;IF([.F7]&gt;=2.58;&quot;***&quot;;IF([.F7]&gt;=1.96;&quot;**&quot;; IF([.F7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table:formula="of:=SUMIF(INDIRECT(&quot;$&quot;&amp;[.$B8]&amp;&quot;E.$b$2:$&quot;&amp;[.$B8]&amp;&quot;E.$b$101&quot;);&quot;Immunity&quot;&amp;[.$A8];INDIRECT(&quot;$&quot;&amp;[.$B8]&amp;&quot;E.$C$2:$&quot;&amp;[.$B8]&amp;&quot;E.$C$101&quot;))*100" office:value-type="float" office:value="0" calcext:value-type="float">
            <text:p>0</text:p>
          </table:table-cell>
          <table:table-cell table:formula="of:=SUMIF(INDIRECT(&quot;$&quot;&amp;[.$B8]&amp;&quot;E.$b$2:$&quot;&amp;[.$B8]&amp;&quot;E.$b$101&quot;);&quot;Immunity&quot;&amp;[.$A8];INDIRECT(&quot;$&quot;&amp;[.$B8]&amp;&quot;E.$d$2:$&quot;&amp;[.$B8]&amp;&quot;E.$d$101&quot;))*100" office:value-type="float" office:value="0" calcext:value-type="float">
            <text:p>0</text:p>
          </table:table-cell>
          <table:table-cell table:formula="of:=SUMIF(INDIRECT(&quot;$&quot;&amp;[.$B8]&amp;&quot;E.$b$2:$&quot;&amp;[.$B8]&amp;&quot;E.$b$101&quot;);&quot;Immunity&quot;&amp;[.$A8];INDIRECT(&quot;$&quot;&amp;[.$B8]&amp;&quot;E.$e$2:$&quot;&amp;[.$B8]&amp;&quot;E.$e$101&quot;))*100" office:value-type="float" office:value="0" calcext:value-type="float">
            <text:p>0</text:p>
          </table:table-cell>
          <table:table-cell table:formula="of:=ABS([.C8]/(([.C8]-[.D8])/1.96))" office:value-type="string" office:string-value="" calcext:value-type="error">
            <text:p>#DIV/0!</text:p>
          </table:table-cell>
          <table:table-cell table:formula="of:=IF([.C8]=0;&quot;&quot;;IF([.F8]&gt;=2.58;&quot;***&quot;;IF([.F8]&gt;=1.96;&quot;**&quot;; IF([.F8]&gt;1.64;&quot;*&quot;;&quot;&quot;))))">
            <text:p/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SUMIF(INDIRECT(&quot;$&quot;&amp;[.$B9]&amp;&quot;E.$b$2:$&quot;&amp;[.$B9]&amp;&quot;E.$b$101&quot;);&quot;Immunity&quot;&amp;[.$A9];INDIRECT(&quot;$&quot;&amp;[.$B9]&amp;&quot;E.$C$2:$&quot;&amp;[.$B9]&amp;&quot;E.$C$101&quot;))*100" office:value-type="float" office:value="1.89941590336799" calcext:value-type="float">
            <text:p>1,89941590336799</text:p>
          </table:table-cell>
          <table:table-cell table:formula="of:=SUMIF(INDIRECT(&quot;$&quot;&amp;[.$B9]&amp;&quot;E.$b$2:$&quot;&amp;[.$B9]&amp;&quot;E.$b$101&quot;);&quot;Immunity&quot;&amp;[.$A9];INDIRECT(&quot;$&quot;&amp;[.$B9]&amp;&quot;E.$d$2:$&quot;&amp;[.$B9]&amp;&quot;E.$d$101&quot;))*100" office:value-type="float" office:value="1.13451350436534" calcext:value-type="float">
            <text:p>1,13451350436534</text:p>
          </table:table-cell>
          <table:table-cell table:formula="of:=SUMIF(INDIRECT(&quot;$&quot;&amp;[.$B9]&amp;&quot;E.$b$2:$&quot;&amp;[.$B9]&amp;&quot;E.$b$101&quot;);&quot;Immunity&quot;&amp;[.$A9];INDIRECT(&quot;$&quot;&amp;[.$B9]&amp;&quot;E.$e$2:$&quot;&amp;[.$B9]&amp;&quot;E.$e$101&quot;))*100" office:value-type="float" office:value="2.66431830237063" calcext:value-type="float">
            <text:p>2,66431830237063</text:p>
          </table:table-cell>
          <table:table-cell table:formula="of:=ABS([.C9]/(([.C9]-[.D9])/1.96))" office:value-type="float" office:value="4.86709830620934" calcext:value-type="float">
            <text:p>4,86709830620934</text:p>
          </table:table-cell>
          <table:table-cell table:formula="of:=IF([.C9]=0;&quot;&quot;;IF([.F9]&gt;=2.58;&quot;***&quot;;IF([.F9]&gt;=1.96;&quot;**&quot;; IF([.F9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10]&amp;&quot;E.$b$2:$&quot;&amp;[.$B10]&amp;&quot;E.$b$101&quot;);&quot;Immunity&quot;&amp;[.$A10];INDIRECT(&quot;$&quot;&amp;[.$B10]&amp;&quot;E.$C$2:$&quot;&amp;[.$B10]&amp;&quot;E.$C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d$2:$&quot;&amp;[.$B10]&amp;&quot;E.$d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e$2:$&quot;&amp;[.$B10]&amp;&quot;E.$e$101&quot;))*100" office:value-type="float" office:value="0" calcext:value-type="float">
            <text:p>0</text:p>
          </table:table-cell>
          <table:table-cell table:formula="of:=ABS([.C10]/(([.C10]-[.D10])/1.96))" office:value-type="string" office:string-value="" calcext:value-type="error">
            <text:p>#DIV/0!</text:p>
          </table:table-cell>
          <table:table-cell table:formula="of:=IF([.C10]=0;&quot;&quot;;IF([.F10]&gt;=2.58;&quot;***&quot;;IF([.F10]&gt;=1.96;&quot;**&quot;; IF([.F10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11]&amp;&quot;E.$b$2:$&quot;&amp;[.$B11]&amp;&quot;E.$b$101&quot;);&quot;Immunity&quot;&amp;[.$A11];INDIRECT(&quot;$&quot;&amp;[.$B11]&amp;&quot;E.$C$2:$&quot;&amp;[.$B11]&amp;&quot;E.$C$101&quot;))*100" office:value-type="float" office:value="7.16220833614317" calcext:value-type="float">
            <text:p>7,16220833614317</text:p>
          </table:table-cell>
          <table:table-cell table:formula="of:=SUMIF(INDIRECT(&quot;$&quot;&amp;[.$B11]&amp;&quot;E.$b$2:$&quot;&amp;[.$B11]&amp;&quot;E.$b$101&quot;);&quot;Immunity&quot;&amp;[.$A11];INDIRECT(&quot;$&quot;&amp;[.$B11]&amp;&quot;E.$d$2:$&quot;&amp;[.$B11]&amp;&quot;E.$d$101&quot;))*100" office:value-type="float" office:value="4.86490772890867" calcext:value-type="float">
            <text:p>4,86490772890867</text:p>
          </table:table-cell>
          <table:table-cell table:formula="of:=SUMIF(INDIRECT(&quot;$&quot;&amp;[.$B11]&amp;&quot;E.$b$2:$&quot;&amp;[.$B11]&amp;&quot;E.$b$101&quot;);&quot;Immunity&quot;&amp;[.$A11];INDIRECT(&quot;$&quot;&amp;[.$B11]&amp;&quot;E.$e$2:$&quot;&amp;[.$B11]&amp;&quot;E.$e$101&quot;))*100" office:value-type="float" office:value="9.45950894337767" calcext:value-type="float">
            <text:p>9,45950894337767</text:p>
          </table:table-cell>
          <table:table-cell table:formula="of:=ABS([.C11]/(([.C11]-[.D11])/1.96))" office:value-type="float" office:value="6.11061882569192" calcext:value-type="float">
            <text:p>6,11061882569192</text:p>
          </table:table-cell>
          <table:table-cell table:formula="of:=IF([.C11]=0;&quot;&quot;;IF([.F11]&gt;=2.58;&quot;***&quot;;IF([.F11]&gt;=1.96;&quot;**&quot;; IF([.F11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table:formula="of:=SUMIF(INDIRECT(&quot;$&quot;&amp;[.$B12]&amp;&quot;E.$b$2:$&quot;&amp;[.$B12]&amp;&quot;E.$b$101&quot;);&quot;Immunity&quot;&amp;[.$A12];INDIRECT(&quot;$&quot;&amp;[.$B12]&amp;&quot;E.$C$2:$&quot;&amp;[.$B12]&amp;&quot;E.$C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d$2:$&quot;&amp;[.$B12]&amp;&quot;E.$d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e$2:$&quot;&amp;[.$B12]&amp;&quot;E.$e$101&quot;))*100" office:value-type="float" office:value="0" calcext:value-type="float">
            <text:p>0</text:p>
          </table:table-cell>
          <table:table-cell table:formula="of:=ABS([.C12]/(([.C12]-[.D12])/1.96))" office:value-type="string" office:string-value="" calcext:value-type="error">
            <text:p>#DIV/0!</text:p>
          </table:table-cell>
          <table:table-cell table:formula="of:=IF([.C12]=0;&quot;&quot;;IF([.F12]&gt;=2.58;&quot;***&quot;;IF([.F12]&gt;=1.96;&quot;**&quot;; IF([.F12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SUMIF(INDIRECT(&quot;$&quot;&amp;[.$B13]&amp;&quot;E.$b$2:$&quot;&amp;[.$B13]&amp;&quot;E.$b$101&quot;);&quot;Immunity&quot;&amp;[.$A13];INDIRECT(&quot;$&quot;&amp;[.$B13]&amp;&quot;E.$C$2:$&quot;&amp;[.$B13]&amp;&quot;E.$C$101&quot;))*100" office:value-type="float" office:value="34.778440263111" calcext:value-type="float">
            <text:p>34,778440263111</text:p>
          </table:table-cell>
          <table:table-cell table:formula="of:=SUMIF(INDIRECT(&quot;$&quot;&amp;[.$B13]&amp;&quot;E.$b$2:$&quot;&amp;[.$B13]&amp;&quot;E.$b$101&quot;);&quot;Immunity&quot;&amp;[.$A13];INDIRECT(&quot;$&quot;&amp;[.$B13]&amp;&quot;E.$d$2:$&quot;&amp;[.$B13]&amp;&quot;E.$d$101&quot;))*100" office:value-type="float" office:value="-78.0815917503524" calcext:value-type="float">
            <text:p>-78,0815917503524</text:p>
          </table:table-cell>
          <table:table-cell table:formula="of:=SUMIF(INDIRECT(&quot;$&quot;&amp;[.$B13]&amp;&quot;E.$b$2:$&quot;&amp;[.$B13]&amp;&quot;E.$b$101&quot;);&quot;Immunity&quot;&amp;[.$A13];INDIRECT(&quot;$&quot;&amp;[.$B13]&amp;&quot;E.$e$2:$&quot;&amp;[.$B13]&amp;&quot;E.$e$101&quot;))*100" office:value-type="float" office:value="147.638472276574" calcext:value-type="float">
            <text:p>147,638472276574</text:p>
          </table:table-cell>
          <table:table-cell table:formula="of:=ABS([.C13]/(([.C13]-[.D13])/1.96))" office:value-type="float" office:value="0.603984791600678" calcext:value-type="float">
            <text:p>0,603984791600678</text:p>
          </table:table-cell>
          <table:table-cell table:formula="of:=IF([.C13]=0;&quot;&quot;;IF([.F13]&gt;=2.58;&quot;***&quot;;IF([.F13]&gt;=1.96;&quot;**&quot;; IF([.F13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BA12</text:p>
          </table:table-cell>
          <table:table-cell table:formula="of:=SUMIF(INDIRECT(&quot;$&quot;&amp;[.$B14]&amp;&quot;E.$b$2:$&quot;&amp;[.$B14]&amp;&quot;E.$b$101&quot;);&quot;Immunity&quot;&amp;[.$A14];INDIRECT(&quot;$&quot;&amp;[.$B14]&amp;&quot;E.$C$2:$&quot;&amp;[.$B14]&amp;&quot;E.$C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d$2:$&quot;&amp;[.$B14]&amp;&quot;E.$d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e$2:$&quot;&amp;[.$B14]&amp;&quot;E.$e$101&quot;))*100" office:value-type="float" office:value="0" calcext:value-type="float">
            <text:p>0</text:p>
          </table:table-cell>
          <table:table-cell table:formula="of:=ABS([.C14]/(([.C14]-[.D14])/1.96))" office:value-type="string" office:string-value="" calcext:value-type="error">
            <text:p>#DIV/0!</text:p>
          </table:table-cell>
          <table:table-cell table:formula="of:=IF([.C14]=0;&quot;&quot;;IF([.F14]&gt;=2.58;&quot;***&quot;;IF([.F14]&gt;=1.96;&quot;**&quot;; IF([.F14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New</text:p>
          </table:table-cell>
          <table:table-cell table:formula="of:=SUMIF(INDIRECT(&quot;$&quot;&amp;[.$B15]&amp;&quot;E.$b$2:$&quot;&amp;[.$B15]&amp;&quot;E.$b$101&quot;);&quot;Immunity&quot;&amp;[.$A15];INDIRECT(&quot;$&quot;&amp;[.$B15]&amp;&quot;E.$C$2:$&quot;&amp;[.$B15]&amp;&quot;E.$C$101&quot;))*100" office:value-type="float" office:value="7.1573430882754" calcext:value-type="float">
            <text:p>7,1573430882754</text:p>
          </table:table-cell>
          <table:table-cell table:formula="of:=SUMIF(INDIRECT(&quot;$&quot;&amp;[.$B15]&amp;&quot;E.$b$2:$&quot;&amp;[.$B15]&amp;&quot;E.$b$101&quot;);&quot;Immunity&quot;&amp;[.$A15];INDIRECT(&quot;$&quot;&amp;[.$B15]&amp;&quot;E.$d$2:$&quot;&amp;[.$B15]&amp;&quot;E.$d$101&quot;))*100" office:value-type="float" office:value="3.80373784018791" calcext:value-type="float">
            <text:p>3,80373784018791</text:p>
          </table:table-cell>
          <table:table-cell table:formula="of:=SUMIF(INDIRECT(&quot;$&quot;&amp;[.$B15]&amp;&quot;E.$b$2:$&quot;&amp;[.$B15]&amp;&quot;E.$b$101&quot;);&quot;Immunity&quot;&amp;[.$A15];INDIRECT(&quot;$&quot;&amp;[.$B15]&amp;&quot;E.$e$2:$&quot;&amp;[.$B15]&amp;&quot;E.$e$101&quot;))*100" office:value-type="float" office:value="10.5109483363629" calcext:value-type="float">
            <text:p>10,5109483363629</text:p>
          </table:table-cell>
          <table:table-cell table:formula="of:=ABS([.C15]/(([.C15]-[.D15])/1.96))" office:value-type="float" office:value="4.18307803550223" calcext:value-type="float">
            <text:p>4,18307803550223</text:p>
          </table:table-cell>
          <table:table-cell table:formula="of:=IF([.C15]=0;&quot;&quot;;IF([.F15]&gt;=2.58;&quot;***&quot;;IF([.F15]&gt;=1.96;&quot;**&quot;; IF([.F15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All</text:p>
          </table:table-cell>
          <table:table-cell table:formula="of:=SUMIF(INDIRECT(&quot;$&quot;&amp;[.$B16]&amp;&quot;E.$b$2:$&quot;&amp;[.$B16]&amp;&quot;E.$b$101&quot;);&quot;Immunity&quot;&amp;[.$A16];INDIRECT(&quot;$&quot;&amp;[.$B16]&amp;&quot;E.$C$2:$&quot;&amp;[.$B16]&amp;&quot;E.$C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d$2:$&quot;&amp;[.$B16]&amp;&quot;E.$d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e$2:$&quot;&amp;[.$B16]&amp;&quot;E.$e$101&quot;))*100" office:value-type="float" office:value="0" calcext:value-type="float">
            <text:p>0</text:p>
          </table:table-cell>
          <table:table-cell table:formula="of:=ABS([.C16]/(([.C16]-[.D16])/1.96))" office:value-type="string" office:string-value="" calcext:value-type="error">
            <text:p>#DIV/0!</text:p>
          </table:table-cell>
          <table:table-cell table:formula="of:=IF([.C16]=0;&quot;&quot;;IF([.F16]&gt;=2.58;&quot;***&quot;;IF([.F16]&gt;=1.96;&quot;**&quot;; IF([.F16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Inf</text:p>
          </table:table-cell>
          <table:table-cell table:formula="of:=SUMIF(INDIRECT(&quot;$&quot;&amp;[.$B17]&amp;&quot;E.$b$2:$&quot;&amp;[.$B17]&amp;&quot;E.$b$101&quot;);&quot;Immunity&quot;&amp;[.$A17];INDIRECT(&quot;$&quot;&amp;[.$B17]&amp;&quot;E.$C$2:$&quot;&amp;[.$B17]&amp;&quot;E.$C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d$2:$&quot;&amp;[.$B17]&amp;&quot;E.$d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e$2:$&quot;&amp;[.$B17]&amp;&quot;E.$e$101&quot;))*100" office:value-type="float" office:value="0" calcext:value-type="float">
            <text:p>0</text:p>
          </table:table-cell>
          <table:table-cell table:formula="of:=ABS([.C17]/(([.C17]-[.D17])/1.96))" office:value-type="string" office:string-value="" calcext:value-type="error">
            <text:p>#DIV/0!</text:p>
          </table:table-cell>
          <table:table-cell table:formula="of:=IF([.C17]=0;&quot;&quot;;IF([.F17]&gt;=2.58;&quot;***&quot;;IF([.F17]&gt;=1.96;&quot;**&quot;; IF([.F17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18]&amp;&quot;E.$b$2:$&quot;&amp;[.$B18]&amp;&quot;E.$b$101&quot;);&quot;Immunity&quot;&amp;[.$A18];INDIRECT(&quot;$&quot;&amp;[.$B18]&amp;&quot;E.$C$2:$&quot;&amp;[.$B18]&amp;&quot;E.$C$101&quot;))*100" office:value-type="float" office:value="0.432241106679898" calcext:value-type="float">
            <text:p>0,432241106679898</text:p>
          </table:table-cell>
          <table:table-cell table:formula="of:=SUMIF(INDIRECT(&quot;$&quot;&amp;[.$B18]&amp;&quot;E.$b$2:$&quot;&amp;[.$B18]&amp;&quot;E.$b$101&quot;);&quot;Immunity&quot;&amp;[.$A18];INDIRECT(&quot;$&quot;&amp;[.$B18]&amp;&quot;E.$d$2:$&quot;&amp;[.$B18]&amp;&quot;E.$d$101&quot;))*100" office:value-type="float" office:value="0.102518071391187" calcext:value-type="float">
            <text:p>0,102518071391187</text:p>
          </table:table-cell>
          <table:table-cell table:formula="of:=SUMIF(INDIRECT(&quot;$&quot;&amp;[.$B18]&amp;&quot;E.$b$2:$&quot;&amp;[.$B18]&amp;&quot;E.$b$101&quot;);&quot;Immunity&quot;&amp;[.$A18];INDIRECT(&quot;$&quot;&amp;[.$B18]&amp;&quot;E.$e$2:$&quot;&amp;[.$B18]&amp;&quot;E.$e$101&quot;))*100" office:value-type="float" office:value="0.761964141968608" calcext:value-type="float">
            <text:p>0,761964141968608</text:p>
          </table:table-cell>
          <table:table-cell table:formula="of:=ABS([.C18]/(([.C18]-[.D18])/1.96))" office:value-type="float" office:value="2.56940667900495" calcext:value-type="float">
            <text:p>2,56940667900495</text:p>
          </table:table-cell>
          <table:table-cell table:formula="of:=IF([.C18]=0;&quot;&quot;;IF([.F18]&gt;=2.58;&quot;***&quot;;IF([.F18]&gt;=1.96;&quot;**&quot;; IF([.F18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19]&amp;&quot;E.$b$2:$&quot;&amp;[.$B19]&amp;&quot;E.$b$101&quot;);&quot;Immunity&quot;&amp;[.$A19];INDIRECT(&quot;$&quot;&amp;[.$B19]&amp;&quot;E.$C$2:$&quot;&amp;[.$B19]&amp;&quot;E.$C$101&quot;))*100" office:value-type="float" office:value="0.795977241228812" calcext:value-type="float">
            <text:p>0,795977241228812</text:p>
          </table:table-cell>
          <table:table-cell table:formula="of:=SUMIF(INDIRECT(&quot;$&quot;&amp;[.$B19]&amp;&quot;E.$b$2:$&quot;&amp;[.$B19]&amp;&quot;E.$b$101&quot;);&quot;Immunity&quot;&amp;[.$A19];INDIRECT(&quot;$&quot;&amp;[.$B19]&amp;&quot;E.$d$2:$&quot;&amp;[.$B19]&amp;&quot;E.$d$101&quot;))*100" office:value-type="float" office:value="-0.0276892932376552" calcext:value-type="float">
            <text:p>-0,0276892932376552</text:p>
          </table:table-cell>
          <table:table-cell table:formula="of:=SUMIF(INDIRECT(&quot;$&quot;&amp;[.$B19]&amp;&quot;E.$b$2:$&quot;&amp;[.$B19]&amp;&quot;E.$b$101&quot;);&quot;Immunity&quot;&amp;[.$A19];INDIRECT(&quot;$&quot;&amp;[.$B19]&amp;&quot;E.$e$2:$&quot;&amp;[.$B19]&amp;&quot;E.$e$101&quot;))*100" office:value-type="float" office:value="1.61964377569528" calcext:value-type="float">
            <text:p>1,61964377569528</text:p>
          </table:table-cell>
          <table:table-cell table:formula="of:=ABS([.C19]/(([.C19]-[.D19])/1.96))" office:value-type="float" office:value="1.89411045310836" calcext:value-type="float">
            <text:p>1,89411045310836</text:p>
          </table:table-cell>
          <table:table-cell table:formula="of:=IF([.C19]=0;&quot;&quot;;IF([.F19]&gt;=2.58;&quot;***&quot;;IF([.F19]&gt;=1.96;&quot;**&quot;; IF([.F19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table:formula="of:=SUMIF(INDIRECT(&quot;$&quot;&amp;[.$B20]&amp;&quot;E.$b$2:$&quot;&amp;[.$B20]&amp;&quot;E.$b$101&quot;);&quot;Immunity&quot;&amp;[.$A20];INDIRECT(&quot;$&quot;&amp;[.$B20]&amp;&quot;E.$C$2:$&quot;&amp;[.$B20]&amp;&quot;E.$C$101&quot;))*100" office:value-type="float" office:value="0" calcext:value-type="float">
            <text:p>0</text:p>
          </table:table-cell>
          <table:table-cell table:formula="of:=SUMIF(INDIRECT(&quot;$&quot;&amp;[.$B20]&amp;&quot;E.$b$2:$&quot;&amp;[.$B20]&amp;&quot;E.$b$101&quot;);&quot;Immunity&quot;&amp;[.$A20];INDIRECT(&quot;$&quot;&amp;[.$B20]&amp;&quot;E.$d$2:$&quot;&amp;[.$B20]&amp;&quot;E.$d$101&quot;))*100" office:value-type="float" office:value="0" calcext:value-type="float">
            <text:p>0</text:p>
          </table:table-cell>
          <table:table-cell table:formula="of:=SUMIF(INDIRECT(&quot;$&quot;&amp;[.$B20]&amp;&quot;E.$b$2:$&quot;&amp;[.$B20]&amp;&quot;E.$b$101&quot;);&quot;Immunity&quot;&amp;[.$A20];INDIRECT(&quot;$&quot;&amp;[.$B20]&amp;&quot;E.$e$2:$&quot;&amp;[.$B20]&amp;&quot;E.$e$101&quot;))*100" office:value-type="float" office:value="0" calcext:value-type="float">
            <text:p>0</text:p>
          </table:table-cell>
          <table:table-cell table:formula="of:=ABS([.C20]/(([.C20]-[.D20])/1.96))" office:value-type="string" office:string-value="" calcext:value-type="error">
            <text:p>#DIV/0!</text:p>
          </table:table-cell>
          <table:table-cell table:formula="of:=IF([.C20]=0;&quot;&quot;;IF([.F20]&gt;=2.58;&quot;***&quot;;IF([.F20]&gt;=1.96;&quot;**&quot;; IF([.F20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SUMIF(INDIRECT(&quot;$&quot;&amp;[.$B21]&amp;&quot;E.$b$2:$&quot;&amp;[.$B21]&amp;&quot;E.$b$101&quot;);&quot;Immunity&quot;&amp;[.$A21];INDIRECT(&quot;$&quot;&amp;[.$B21]&amp;&quot;E.$C$2:$&quot;&amp;[.$B21]&amp;&quot;E.$C$101&quot;))*100" office:value-type="float" office:value="1.51698163930352" calcext:value-type="float">
            <text:p>1,51698163930352</text:p>
          </table:table-cell>
          <table:table-cell table:formula="of:=SUMIF(INDIRECT(&quot;$&quot;&amp;[.$B21]&amp;&quot;E.$b$2:$&quot;&amp;[.$B21]&amp;&quot;E.$b$101&quot;);&quot;Immunity&quot;&amp;[.$A21];INDIRECT(&quot;$&quot;&amp;[.$B21]&amp;&quot;E.$d$2:$&quot;&amp;[.$B21]&amp;&quot;E.$d$101&quot;))*100" office:value-type="float" office:value="-0.407714409427292" calcext:value-type="float">
            <text:p>-0,407714409427292</text:p>
          </table:table-cell>
          <table:table-cell table:formula="of:=SUMIF(INDIRECT(&quot;$&quot;&amp;[.$B21]&amp;&quot;E.$b$2:$&quot;&amp;[.$B21]&amp;&quot;E.$b$101&quot;);&quot;Immunity&quot;&amp;[.$A21];INDIRECT(&quot;$&quot;&amp;[.$B21]&amp;&quot;E.$e$2:$&quot;&amp;[.$B21]&amp;&quot;E.$e$101&quot;))*100" office:value-type="float" office:value="3.44167768803433" calcext:value-type="float">
            <text:p>3,44167768803433</text:p>
          </table:table-cell>
          <table:table-cell table:formula="of:=ABS([.C21]/(([.C21]-[.D21])/1.96))" office:value-type="float" office:value="1.54480704368648" calcext:value-type="float">
            <text:p>1,54480704368648</text:p>
          </table:table-cell>
          <table:table-cell table:formula="of:=IF([.C21]=0;&quot;&quot;;IF([.F21]&gt;=2.58;&quot;***&quot;;IF([.F21]&gt;=1.96;&quot;**&quot;; IF([.F21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22]&amp;&quot;E.$b$2:$&quot;&amp;[.$B22]&amp;&quot;E.$b$101&quot;);&quot;Immunity&quot;&amp;[.$A22];INDIRECT(&quot;$&quot;&amp;[.$B22]&amp;&quot;E.$C$2:$&quot;&amp;[.$B22]&amp;&quot;E.$C$101&quot;))*100" office:value-type="float" office:value="0.0229305294166492" calcext:value-type="float">
            <text:p>0,0229305294166492</text:p>
          </table:table-cell>
          <table:table-cell table:formula="of:=SUMIF(INDIRECT(&quot;$&quot;&amp;[.$B22]&amp;&quot;E.$b$2:$&quot;&amp;[.$B22]&amp;&quot;E.$b$101&quot;);&quot;Immunity&quot;&amp;[.$A22];INDIRECT(&quot;$&quot;&amp;[.$B22]&amp;&quot;E.$d$2:$&quot;&amp;[.$B22]&amp;&quot;E.$d$101&quot;))*100" office:value-type="float" office:value="-0.26042338356145" calcext:value-type="float">
            <text:p>-0,26042338356145</text:p>
          </table:table-cell>
          <table:table-cell table:formula="of:=SUMIF(INDIRECT(&quot;$&quot;&amp;[.$B22]&amp;&quot;E.$b$2:$&quot;&amp;[.$B22]&amp;&quot;E.$b$101&quot;);&quot;Immunity&quot;&amp;[.$A22];INDIRECT(&quot;$&quot;&amp;[.$B22]&amp;&quot;E.$e$2:$&quot;&amp;[.$B22]&amp;&quot;E.$e$101&quot;))*100" office:value-type="float" office:value="0.306284442394748" calcext:value-type="float">
            <text:p>0,306284442394748</text:p>
          </table:table-cell>
          <table:table-cell table:formula="of:=ABS([.C22]/(([.C22]-[.D22])/1.96))" office:value-type="float" office:value="0.158613788616027" calcext:value-type="float">
            <text:p>0,158613788616027</text:p>
          </table:table-cell>
          <table:table-cell table:formula="of:=IF([.C22]=0;&quot;&quot;;IF([.F22]&gt;=2.58;&quot;***&quot;;IF([.F22]&gt;=1.96;&quot;**&quot;; IF([.F22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23]&amp;&quot;E.$b$2:$&quot;&amp;[.$B23]&amp;&quot;E.$b$101&quot;);&quot;Immunity&quot;&amp;[.$A23];INDIRECT(&quot;$&quot;&amp;[.$B23]&amp;&quot;E.$C$2:$&quot;&amp;[.$B23]&amp;&quot;E.$C$101&quot;))*100" office:value-type="float" office:value="0.289120579829288" calcext:value-type="float">
            <text:p>0,289120579829288</text:p>
          </table:table-cell>
          <table:table-cell table:formula="of:=SUMIF(INDIRECT(&quot;$&quot;&amp;[.$B23]&amp;&quot;E.$b$2:$&quot;&amp;[.$B23]&amp;&quot;E.$b$101&quot;);&quot;Immunity&quot;&amp;[.$A23];INDIRECT(&quot;$&quot;&amp;[.$B23]&amp;&quot;E.$d$2:$&quot;&amp;[.$B23]&amp;&quot;E.$d$101&quot;))*100" office:value-type="float" office:value="0.0261589856753129" calcext:value-type="float">
            <text:p>0,0261589856753129</text:p>
          </table:table-cell>
          <table:table-cell table:formula="of:=SUMIF(INDIRECT(&quot;$&quot;&amp;[.$B23]&amp;&quot;E.$b$2:$&quot;&amp;[.$B23]&amp;&quot;E.$b$101&quot;);&quot;Immunity&quot;&amp;[.$A23];INDIRECT(&quot;$&quot;&amp;[.$B23]&amp;&quot;E.$e$2:$&quot;&amp;[.$B23]&amp;&quot;E.$e$101&quot;))*100" office:value-type="float" office:value="0.552082173983263" calcext:value-type="float">
            <text:p>0,552082173983263</text:p>
          </table:table-cell>
          <table:table-cell table:formula="of:=ABS([.C23]/(([.C23]-[.D23])/1.96))" office:value-type="float" office:value="2.15497756730814" calcext:value-type="float">
            <text:p>2,15497756730814</text:p>
          </table:table-cell>
          <table:table-cell table:formula="of:=IF([.C23]=0;&quot;&quot;;IF([.F23]&gt;=2.58;&quot;***&quot;;IF([.F23]&gt;=1.96;&quot;**&quot;; IF([.F23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table:formula="of:=SUMIF(INDIRECT(&quot;$&quot;&amp;[.$B24]&amp;&quot;E.$b$2:$&quot;&amp;[.$B24]&amp;&quot;E.$b$101&quot;);&quot;Immunity&quot;&amp;[.$A24];INDIRECT(&quot;$&quot;&amp;[.$B24]&amp;&quot;E.$C$2:$&quot;&amp;[.$B24]&amp;&quot;E.$C$101&quot;))*100" office:value-type="float" office:value="0" calcext:value-type="float">
            <text:p>0</text:p>
          </table:table-cell>
          <table:table-cell table:formula="of:=SUMIF(INDIRECT(&quot;$&quot;&amp;[.$B24]&amp;&quot;E.$b$2:$&quot;&amp;[.$B24]&amp;&quot;E.$b$101&quot;);&quot;Immunity&quot;&amp;[.$A24];INDIRECT(&quot;$&quot;&amp;[.$B24]&amp;&quot;E.$d$2:$&quot;&amp;[.$B24]&amp;&quot;E.$d$101&quot;))*100" office:value-type="float" office:value="0" calcext:value-type="float">
            <text:p>0</text:p>
          </table:table-cell>
          <table:table-cell table:formula="of:=SUMIF(INDIRECT(&quot;$&quot;&amp;[.$B24]&amp;&quot;E.$b$2:$&quot;&amp;[.$B24]&amp;&quot;E.$b$101&quot;);&quot;Immunity&quot;&amp;[.$A24];INDIRECT(&quot;$&quot;&amp;[.$B24]&amp;&quot;E.$e$2:$&quot;&amp;[.$B24]&amp;&quot;E.$e$101&quot;))*100" office:value-type="float" office:value="0" calcext:value-type="float">
            <text:p>0</text:p>
          </table:table-cell>
          <table:table-cell table:formula="of:=ABS([.C24]/(([.C24]-[.D24])/1.96))" office:value-type="string" office:string-value="" calcext:value-type="error">
            <text:p>#DIV/0!</text:p>
          </table:table-cell>
          <table:table-cell table:formula="of:=IF([.C24]=0;&quot;&quot;;IF([.F24]&gt;=2.58;&quot;***&quot;;IF([.F24]&gt;=1.96;&quot;**&quot;; IF([.F24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SUMIF(INDIRECT(&quot;$&quot;&amp;[.$B25]&amp;&quot;E.$b$2:$&quot;&amp;[.$B25]&amp;&quot;E.$b$101&quot;);&quot;Immunity&quot;&amp;[.$A25];INDIRECT(&quot;$&quot;&amp;[.$B25]&amp;&quot;E.$C$2:$&quot;&amp;[.$B25]&amp;&quot;E.$C$101&quot;))*100" office:value-type="float" office:value="1.20754331833375" calcext:value-type="float">
            <text:p>1,20754331833375</text:p>
          </table:table-cell>
          <table:table-cell table:formula="of:=SUMIF(INDIRECT(&quot;$&quot;&amp;[.$B25]&amp;&quot;E.$b$2:$&quot;&amp;[.$B25]&amp;&quot;E.$b$101&quot;);&quot;Immunity&quot;&amp;[.$A25];INDIRECT(&quot;$&quot;&amp;[.$B25]&amp;&quot;E.$d$2:$&quot;&amp;[.$B25]&amp;&quot;E.$d$101&quot;))*100" office:value-type="float" office:value="-0.702727824724214" calcext:value-type="float">
            <text:p>-0,702727824724214</text:p>
          </table:table-cell>
          <table:table-cell table:formula="of:=SUMIF(INDIRECT(&quot;$&quot;&amp;[.$B25]&amp;&quot;E.$b$2:$&quot;&amp;[.$B25]&amp;&quot;E.$b$101&quot;);&quot;Immunity&quot;&amp;[.$A25];INDIRECT(&quot;$&quot;&amp;[.$B25]&amp;&quot;E.$e$2:$&quot;&amp;[.$B25]&amp;&quot;E.$e$101&quot;))*100" office:value-type="float" office:value="3.11781446139172" calcext:value-type="float">
            <text:p>3,11781446139172</text:p>
          </table:table-cell>
          <table:table-cell table:formula="of:=ABS([.C25]/(([.C25]-[.D25])/1.96))" office:value-type="float" office:value="1.23897851492715" calcext:value-type="float">
            <text:p>1,23897851492715</text:p>
          </table:table-cell>
          <table:table-cell table:formula="of:=IF([.C25]=0;&quot;&quot;;IF([.F25]&gt;=2.58;&quot;***&quot;;IF([.F25]&gt;=1.96;&quot;**&quot;; IF([.F25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table:formula="of:=SUMIF(INDIRECT(&quot;$&quot;&amp;[.$B26]&amp;&quot;E.$b$2:$&quot;&amp;[.$B26]&amp;&quot;E.$b$101&quot;);&quot;Immunity&quot;&amp;[.$A26];INDIRECT(&quot;$&quot;&amp;[.$B26]&amp;&quot;E.$C$2:$&quot;&amp;[.$B26]&amp;&quot;E.$C$101&quot;))*100" office:value-type="float" office:value="-0.313278560370027" calcext:value-type="float">
            <text:p>-0,313278560370027</text:p>
          </table:table-cell>
          <table:table-cell table:formula="of:=SUMIF(INDIRECT(&quot;$&quot;&amp;[.$B26]&amp;&quot;E.$b$2:$&quot;&amp;[.$B26]&amp;&quot;E.$b$101&quot;);&quot;Immunity&quot;&amp;[.$A26];INDIRECT(&quot;$&quot;&amp;[.$B26]&amp;&quot;E.$d$2:$&quot;&amp;[.$B26]&amp;&quot;E.$d$101&quot;))*100" office:value-type="float" office:value="-0.643001595658737" calcext:value-type="float">
            <text:p>-0,643001595658737</text:p>
          </table:table-cell>
          <table:table-cell table:formula="of:=SUMIF(INDIRECT(&quot;$&quot;&amp;[.$B26]&amp;&quot;E.$b$2:$&quot;&amp;[.$B26]&amp;&quot;E.$b$101&quot;);&quot;Immunity&quot;&amp;[.$A26];INDIRECT(&quot;$&quot;&amp;[.$B26]&amp;&quot;E.$e$2:$&quot;&amp;[.$B26]&amp;&quot;E.$e$101&quot;))*100" office:value-type="float" office:value="0.0164444749186833" calcext:value-type="float">
            <text:p>0,0164444749186833</text:p>
          </table:table-cell>
          <table:table-cell table:formula="of:=ABS([.C26]/(([.C26]-[.D26])/1.96))" office:value-type="float" office:value="1.86224774313267" calcext:value-type="float">
            <text:p>1,86224774313267</text:p>
          </table:table-cell>
          <table:table-cell table:formula="of:=IF([.C26]=0;&quot;&quot;;IF([.F26]&gt;=2.58;&quot;***&quot;;IF([.F26]&gt;=1.96;&quot;**&quot;; IF([.F26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table:formula="of:=SUMIF(INDIRECT(&quot;$&quot;&amp;[.$B27]&amp;&quot;E.$b$2:$&quot;&amp;[.$B27]&amp;&quot;E.$b$101&quot;);&quot;Immunity&quot;&amp;[.$A27];INDIRECT(&quot;$&quot;&amp;[.$B27]&amp;&quot;E.$C$2:$&quot;&amp;[.$B27]&amp;&quot;E.$C$101&quot;))*100" office:value-type="float" office:value="0.247298587320216" calcext:value-type="float">
            <text:p>0,247298587320216</text:p>
          </table:table-cell>
          <table:table-cell table:formula="of:=SUMIF(INDIRECT(&quot;$&quot;&amp;[.$B27]&amp;&quot;E.$b$2:$&quot;&amp;[.$B27]&amp;&quot;E.$b$101&quot;);&quot;Immunity&quot;&amp;[.$A27];INDIRECT(&quot;$&quot;&amp;[.$B27]&amp;&quot;E.$d$2:$&quot;&amp;[.$B27]&amp;&quot;E.$d$101&quot;))*100" office:value-type="float" office:value="-1.04719201519492" calcext:value-type="float">
            <text:p>-1,04719201519492</text:p>
          </table:table-cell>
          <table:table-cell table:formula="of:=SUMIF(INDIRECT(&quot;$&quot;&amp;[.$B27]&amp;&quot;E.$b$2:$&quot;&amp;[.$B27]&amp;&quot;E.$b$101&quot;);&quot;Immunity&quot;&amp;[.$A27];INDIRECT(&quot;$&quot;&amp;[.$B27]&amp;&quot;E.$e$2:$&quot;&amp;[.$B27]&amp;&quot;E.$e$101&quot;))*100" office:value-type="float" office:value="1.54178918983535" calcext:value-type="float">
            <text:p>1,54178918983535</text:p>
          </table:table-cell>
          <table:table-cell table:formula="of:=ABS([.C27]/(([.C27]-[.D27])/1.96))" office:value-type="float" office:value="0.374437041262303" calcext:value-type="float">
            <text:p>0,374437041262303</text:p>
          </table:table-cell>
          <table:table-cell table:formula="of:=IF([.C27]=0;&quot;&quot;;IF([.F27]&gt;=2.58;&quot;***&quot;;IF([.F27]&gt;=1.96;&quot;**&quot;; IF([.F27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table:formula="of:=SUMIF(INDIRECT(&quot;$&quot;&amp;[.$B28]&amp;&quot;E.$b$2:$&quot;&amp;[.$B28]&amp;&quot;E.$b$101&quot;);&quot;Immunity&quot;&amp;[.$A28];INDIRECT(&quot;$&quot;&amp;[.$B28]&amp;&quot;E.$C$2:$&quot;&amp;[.$B28]&amp;&quot;E.$C$101&quot;))*100" office:value-type="float" office:value="0" calcext:value-type="float">
            <text:p>0</text:p>
          </table:table-cell>
          <table:table-cell table:formula="of:=SUMIF(INDIRECT(&quot;$&quot;&amp;[.$B28]&amp;&quot;E.$b$2:$&quot;&amp;[.$B28]&amp;&quot;E.$b$101&quot;);&quot;Immunity&quot;&amp;[.$A28];INDIRECT(&quot;$&quot;&amp;[.$B28]&amp;&quot;E.$d$2:$&quot;&amp;[.$B28]&amp;&quot;E.$d$101&quot;))*100" office:value-type="float" office:value="0" calcext:value-type="float">
            <text:p>0</text:p>
          </table:table-cell>
          <table:table-cell table:formula="of:=SUMIF(INDIRECT(&quot;$&quot;&amp;[.$B28]&amp;&quot;E.$b$2:$&quot;&amp;[.$B28]&amp;&quot;E.$b$101&quot;);&quot;Immunity&quot;&amp;[.$A28];INDIRECT(&quot;$&quot;&amp;[.$B28]&amp;&quot;E.$e$2:$&quot;&amp;[.$B28]&amp;&quot;E.$e$101&quot;))*100" office:value-type="float" office:value="0" calcext:value-type="float">
            <text:p>0</text:p>
          </table:table-cell>
          <table:table-cell table:formula="of:=ABS([.C28]/(([.C28]-[.D28])/1.96))" office:value-type="string" office:string-value="" calcext:value-type="error">
            <text:p>#DIV/0!</text:p>
          </table:table-cell>
          <table:table-cell table:formula="of:=IF([.C28]=0;&quot;&quot;;IF([.F28]&gt;=2.58;&quot;***&quot;;IF([.F28]&gt;=1.96;&quot;**&quot;; IF([.F28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SUMIF(INDIRECT(&quot;$&quot;&amp;[.$B29]&amp;&quot;E.$b$2:$&quot;&amp;[.$B29]&amp;&quot;E.$b$101&quot;);&quot;Immunity&quot;&amp;[.$A29];INDIRECT(&quot;$&quot;&amp;[.$B29]&amp;&quot;E.$C$2:$&quot;&amp;[.$B29]&amp;&quot;E.$C$101&quot;))*100" office:value-type="float" office:value="-1.81399074946465" calcext:value-type="float">
            <text:p>-1,81399074946465</text:p>
          </table:table-cell>
          <table:table-cell table:formula="of:=SUMIF(INDIRECT(&quot;$&quot;&amp;[.$B29]&amp;&quot;E.$b$2:$&quot;&amp;[.$B29]&amp;&quot;E.$b$101&quot;);&quot;Immunity&quot;&amp;[.$A29];INDIRECT(&quot;$&quot;&amp;[.$B29]&amp;&quot;E.$d$2:$&quot;&amp;[.$B29]&amp;&quot;E.$d$101&quot;))*100" office:value-type="float" office:value="-3.18430971963182" calcext:value-type="float">
            <text:p>-3,18430971963182</text:p>
          </table:table-cell>
          <table:table-cell table:formula="of:=SUMIF(INDIRECT(&quot;$&quot;&amp;[.$B29]&amp;&quot;E.$b$2:$&quot;&amp;[.$B29]&amp;&quot;E.$b$101&quot;);&quot;Immunity&quot;&amp;[.$A29];INDIRECT(&quot;$&quot;&amp;[.$B29]&amp;&quot;E.$e$2:$&quot;&amp;[.$B29]&amp;&quot;E.$e$101&quot;))*100" office:value-type="float" office:value="-0.44367177929749" calcext:value-type="float">
            <text:p>-0,44367177929749</text:p>
          </table:table-cell>
          <table:table-cell table:formula="of:=ABS([.C29]/(([.C29]-[.D29])/1.96))" office:value-type="float" office:value="2.59459435821499" calcext:value-type="float">
            <text:p>2,59459435821499</text:p>
          </table:table-cell>
          <table:table-cell table:formula="of:=IF([.C29]=0;&quot;&quot;;IF([.F29]&gt;=2.58;&quot;***&quot;;IF([.F29]&gt;=1.96;&quot;**&quot;; IF([.F29]&gt;1.64;&quot;*&quot;;&quot;&quot;))))" office:value-type="string" office:string-value="***" calcext:value-type="string">
            <text:p>***</text:p>
          </table:table-cell>
        </table:table-row>
      </table:table>
      <table:table table:name="tmpout" table:style-name="ta1">
        <table:table-column table:style-name="co1" table:number-columns-repeated="2" table:default-cell-style-name="Default"/>
        <table:table-column table:style-name="co1" table:number-columns-repeated="16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1">
          <table:table-cell/>
          <table:table-cell table:formula="of:=[$'out.tex'.A1]" office:value-type="string" office:string-value="inf" calcext:value-type="string">
            <text:p>inf</text:p>
          </table:table-cell>
          <table:table-cell table:style-name="Default" office:value-type="string" calcext:value-type="string">
            <text:p>BA12</text:p>
          </table:table-cell>
          <table:table-cell table:style-name="Default" table:number-columns-repeated="3"/>
          <table:table-cell table:style-name="Default" office:value-type="string" calcext:value-type="string">
            <text:p>BA45</text:p>
          </table:table-cell>
          <table:table-cell table:style-name="Default" table:number-columns-repeated="3"/>
          <table:table-cell table:style-name="Default" office:value-type="string" calcext:value-type="string">
            <text:p>LC</text:p>
          </table:table-cell>
          <table:table-cell table:style-name="Default" table:number-columns-repeated="3"/>
          <table:table-cell table:style-name="Default" table:formula="of:=&quot;LCinf&quot;" office:value-type="string" office:string-value="LCinf" calcext:value-type="string">
            <text:p>LCinf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NDIRECT([.$B$2]&amp;&quot;.&quot;&amp;[.B$1]&amp;[.$A3])" office:value-type="string" office:string-value="001-061" calcext:value-type="string">
            <text:p>001-061</text:p>
          </table:table-cell>
          <table:table-cell table:formula="of:=ROUND(INDIRECT([.$B$2]&amp;&quot;.&quot;&amp;[.C$1]&amp;[.$A3]);2)" office:value-type="float" office:value="0" calcext:value-type="float">
            <text:p>0,00</text:p>
          </table:table-cell>
          <table:table-cell table:formula="of:=ROUND(INDIRECT([.$B$2]&amp;&quot;.&quot;&amp;[.D$1]&amp;[.$A3]);2)" office:value-type="float" office:value="0" calcext:value-type="float">
            <text:p>0,00</text:p>
          </table:table-cell>
          <table:table-cell table:formula="of:=ROUND(INDIRECT([.$B$2]&amp;&quot;.&quot;&amp;[.E$1]&amp;[.$A3]);2)" office:value-type="float" office:value="0" calcext:value-type="float">
            <text:p>0,00</text:p>
          </table:table-cell>
          <table:table-cell table:formula="of:=ROUND(INDIRECT([.$B$2]&amp;&quot;.&quot;&amp;[.F$1]&amp;[.$A3]);2)" office:value-type="float" office:value="0" calcext:value-type="float">
            <text:p>0,00</text:p>
          </table:table-cell>
          <table:table-cell table:formula="of:=ROUND(INDIRECT([.$B$2]&amp;&quot;.&quot;&amp;[.G$1]&amp;[.$A3]);2)" office:value-type="float" office:value="0" calcext:value-type="float">
            <text:p>0,00</text:p>
          </table:table-cell>
          <table:table-cell table:formula="of:=ROUND(INDIRECT([.$B$2]&amp;&quot;.&quot;&amp;[.H$1]&amp;[.$A3]);2)" office:value-type="float" office:value="0" calcext:value-type="float">
            <text:p>0,00</text:p>
          </table:table-cell>
          <table:table-cell table:formula="of:=ROUND(INDIRECT([.$B$2]&amp;&quot;.&quot;&amp;[.I$1]&amp;[.$A3]);2)" office:value-type="float" office:value="0" calcext:value-type="float">
            <text:p>0,00</text:p>
          </table:table-cell>
          <table:table-cell table:formula="of:=ROUND(INDIRECT([.$B$2]&amp;&quot;.&quot;&amp;[.J$1]&amp;[.$A3]);2)" office:value-type="float" office:value="0" calcext:value-type="float">
            <text:p>0,00</text:p>
          </table:table-cell>
          <table:table-cell table:formula="of:=ROUND(INDIRECT([.$B$2]&amp;&quot;.&quot;&amp;[.K$1]&amp;[.$A3]);2)" office:value-type="float" office:value="0" calcext:value-type="float">
            <text:p>0,00</text:p>
          </table:table-cell>
          <table:table-cell table:formula="of:=ROUND(INDIRECT([.$B$2]&amp;&quot;.&quot;&amp;[.L$1]&amp;[.$A3]);2)" office:value-type="float" office:value="0" calcext:value-type="float">
            <text:p>0,00</text:p>
          </table:table-cell>
          <table:table-cell table:formula="of:=ROUND(INDIRECT([.$B$2]&amp;&quot;.&quot;&amp;[.M$1]&amp;[.$A3]);2)" office:value-type="float" office:value="0" calcext:value-type="float">
            <text:p>0,00</text:p>
          </table:table-cell>
          <table:table-cell table:formula="of:=ROUND(INDIRECT([.$B$2]&amp;&quot;.&quot;&amp;[.N$1]&amp;[.$A3]);2)" office:value-type="float" office:value="0" calcext:value-type="float">
            <text:p>0,00</text:p>
          </table:table-cell>
          <table:table-cell table:formula="of:=ROUND(INDIRECT([.$B$2]&amp;&quot;.&quot;&amp;[.O$1]&amp;[.$A3]);2)" office:value-type="float" office:value="0" calcext:value-type="float">
            <text:p>0,00</text:p>
          </table:table-cell>
          <table:table-cell table:formula="of:=ROUND(INDIRECT([.$B$2]&amp;&quot;.&quot;&amp;[.P$1]&amp;[.$A3]);2)" office:value-type="float" office:value="0" calcext:value-type="float">
            <text:p>0,00</text:p>
          </table:table-cell>
          <table:table-cell table:formula="of:=ROUND(INDIRECT([.$B$2]&amp;&quot;.&quot;&amp;[.Q$1]&amp;[.$A3]);2)" office:value-type="float" office:value="0" calcext:value-type="float">
            <text:p>0,00</text:p>
          </table:table-cell>
          <table:table-cell table:formula="of:=ROUND(INDIRECT([.$B$2]&amp;&quot;.&quot;&amp;[.R$1]&amp;[.$A3]);2)" office:value-type="float" office:value="0" calcext:value-type="float">
            <text:p>0,0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DIRECT([.$B$2]&amp;&quot;.A&quot;&amp;[.$A4])" office:value-type="string" office:string-value="062-122" calcext:value-type="string">
            <text:p>062-122</text:p>
          </table:table-cell>
          <table:table-cell table:formula="of:=ROUND(INDIRECT([.$B$2]&amp;&quot;.&quot;&amp;[.C$1]&amp;[.$A4]);2)" office:value-type="float" office:value="0.93" calcext:value-type="float">
            <text:p>0,93</text:p>
          </table:table-cell>
          <table:table-cell table:formula="of:=ROUND(INDIRECT([.$B$2]&amp;&quot;.&quot;&amp;[.D$1]&amp;[.$A4]);2)" office:value-type="float" office:value="0.96" calcext:value-type="float">
            <text:p>0,96</text:p>
          </table:table-cell>
          <table:table-cell table:formula="of:=ROUND(INDIRECT([.$B$2]&amp;&quot;.&quot;&amp;[.E$1]&amp;[.$A4]);2)" office:value-type="float" office:value="0.89" calcext:value-type="float">
            <text:p>0,89</text:p>
          </table:table-cell>
          <table:table-cell table:formula="of:=ROUND(INDIRECT([.$B$2]&amp;&quot;.&quot;&amp;[.F$1]&amp;[.$A4]);2)" office:value-type="float" office:value="0.92" calcext:value-type="float">
            <text:p>0,92</text:p>
          </table:table-cell>
          <table:table-cell table:formula="of:=ROUND(INDIRECT([.$B$2]&amp;&quot;.&quot;&amp;[.G$1]&amp;[.$A4]);2)" office:value-type="float" office:value="0" calcext:value-type="float">
            <text:p>0,00</text:p>
          </table:table-cell>
          <table:table-cell table:formula="of:=ROUND(INDIRECT([.$B$2]&amp;&quot;.&quot;&amp;[.H$1]&amp;[.$A4]);2)" office:value-type="float" office:value="0" calcext:value-type="float">
            <text:p>0,00</text:p>
          </table:table-cell>
          <table:table-cell table:formula="of:=ROUND(INDIRECT([.$B$2]&amp;&quot;.&quot;&amp;[.I$1]&amp;[.$A4]);2)" office:value-type="float" office:value="0" calcext:value-type="float">
            <text:p>0,00</text:p>
          </table:table-cell>
          <table:table-cell table:formula="of:=ROUND(INDIRECT([.$B$2]&amp;&quot;.&quot;&amp;[.J$1]&amp;[.$A4]);2)" office:value-type="float" office:value="0" calcext:value-type="float">
            <text:p>0,00</text:p>
          </table:table-cell>
          <table:table-cell table:formula="of:=ROUND(INDIRECT([.$B$2]&amp;&quot;.&quot;&amp;[.K$1]&amp;[.$A4]);2)" office:value-type="float" office:value="0" calcext:value-type="float">
            <text:p>0,00</text:p>
          </table:table-cell>
          <table:table-cell table:formula="of:=ROUND(INDIRECT([.$B$2]&amp;&quot;.&quot;&amp;[.L$1]&amp;[.$A4]);2)" office:value-type="float" office:value="0" calcext:value-type="float">
            <text:p>0,00</text:p>
          </table:table-cell>
          <table:table-cell table:formula="of:=ROUND(INDIRECT([.$B$2]&amp;&quot;.&quot;&amp;[.M$1]&amp;[.$A4]);2)" office:value-type="float" office:value="0" calcext:value-type="float">
            <text:p>0,00</text:p>
          </table:table-cell>
          <table:table-cell table:formula="of:=ROUND(INDIRECT([.$B$2]&amp;&quot;.&quot;&amp;[.N$1]&amp;[.$A4]);2)" office:value-type="float" office:value="0" calcext:value-type="float">
            <text:p>0,00</text:p>
          </table:table-cell>
          <table:table-cell table:formula="of:=ROUND(INDIRECT([.$B$2]&amp;&quot;.&quot;&amp;[.O$1]&amp;[.$A4]);2)" office:value-type="float" office:value="-0.29" calcext:value-type="float">
            <text:p>-0,29</text:p>
          </table:table-cell>
          <table:table-cell table:formula="of:=ROUND(INDIRECT([.$B$2]&amp;&quot;.&quot;&amp;[.P$1]&amp;[.$A4]);2)" office:value-type="float" office:value="-0.1" calcext:value-type="float">
            <text:p>-0,10</text:p>
          </table:table-cell>
          <table:table-cell table:formula="of:=ROUND(INDIRECT([.$B$2]&amp;&quot;.&quot;&amp;[.Q$1]&amp;[.$A4]);2)" office:value-type="float" office:value="-0.51" calcext:value-type="float">
            <text:p>-0,51</text:p>
          </table:table-cell>
          <table:table-cell table:formula="of:=ROUND(INDIRECT([.$B$2]&amp;&quot;.&quot;&amp;[.R$1]&amp;[.$A4]);2)" office:value-type="float" office:value="0.03" calcext:value-type="float">
            <text:p>0,0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DIRECT([.$B$2]&amp;&quot;.A&quot;&amp;[.$A5])" office:value-type="string" office:string-value="123-183" calcext:value-type="string">
            <text:p>123-183</text:p>
          </table:table-cell>
          <table:table-cell table:formula="of:=ROUND(INDIRECT([.$B$2]&amp;&quot;.&quot;&amp;[.C$1]&amp;[.$A5]);2)" office:value-type="float" office:value="0.91" calcext:value-type="float">
            <text:p>0,91</text:p>
          </table:table-cell>
          <table:table-cell table:formula="of:=ROUND(INDIRECT([.$B$2]&amp;&quot;.&quot;&amp;[.D$1]&amp;[.$A5]);2)" office:value-type="float" office:value="0.96" calcext:value-type="float">
            <text:p>0,96</text:p>
          </table:table-cell>
          <table:table-cell table:formula="of:=ROUND(INDIRECT([.$B$2]&amp;&quot;.&quot;&amp;[.E$1]&amp;[.$A5]);2)" office:value-type="float" office:value="0.79" calcext:value-type="float">
            <text:p>0,79</text:p>
          </table:table-cell>
          <table:table-cell table:formula="of:=ROUND(INDIRECT([.$B$2]&amp;&quot;.&quot;&amp;[.F$1]&amp;[.$A5]);2)" office:value-type="float" office:value="0.93" calcext:value-type="float">
            <text:p>0,93</text:p>
          </table:table-cell>
          <table:table-cell table:formula="of:=ROUND(INDIRECT([.$B$2]&amp;&quot;.&quot;&amp;[.G$1]&amp;[.$A5]);2)" office:value-type="float" office:value="0.92" calcext:value-type="float">
            <text:p>0,92</text:p>
          </table:table-cell>
          <table:table-cell table:formula="of:=ROUND(INDIRECT([.$B$2]&amp;&quot;.&quot;&amp;[.H$1]&amp;[.$A5]);2)" office:value-type="float" office:value="0.98" calcext:value-type="float">
            <text:p>0,98</text:p>
          </table:table-cell>
          <table:table-cell table:formula="of:=ROUND(INDIRECT([.$B$2]&amp;&quot;.&quot;&amp;[.I$1]&amp;[.$A5]);2)" office:value-type="float" office:value="0.67" calcext:value-type="float">
            <text:p>0,67</text:p>
          </table:table-cell>
          <table:table-cell table:formula="of:=ROUND(INDIRECT([.$B$2]&amp;&quot;.&quot;&amp;[.J$1]&amp;[.$A5]);2)" office:value-type="float" office:value="0.85" calcext:value-type="float">
            <text:p>0,85</text:p>
          </table:table-cell>
          <table:table-cell table:formula="of:=ROUND(INDIRECT([.$B$2]&amp;&quot;.&quot;&amp;[.K$1]&amp;[.$A5]);2)" office:value-type="float" office:value="0" calcext:value-type="float">
            <text:p>0,00</text:p>
          </table:table-cell>
          <table:table-cell table:formula="of:=ROUND(INDIRECT([.$B$2]&amp;&quot;.&quot;&amp;[.L$1]&amp;[.$A5]);2)" office:value-type="float" office:value="0" calcext:value-type="float">
            <text:p>0,00</text:p>
          </table:table-cell>
          <table:table-cell table:formula="of:=ROUND(INDIRECT([.$B$2]&amp;&quot;.&quot;&amp;[.M$1]&amp;[.$A5]);2)" office:value-type="float" office:value="0" calcext:value-type="float">
            <text:p>0,00</text:p>
          </table:table-cell>
          <table:table-cell table:formula="of:=ROUND(INDIRECT([.$B$2]&amp;&quot;.&quot;&amp;[.N$1]&amp;[.$A5]);2)" office:value-type="float" office:value="0" calcext:value-type="float">
            <text:p>0,00</text:p>
          </table:table-cell>
          <table:table-cell table:formula="of:=ROUND(INDIRECT([.$B$2]&amp;&quot;.&quot;&amp;[.O$1]&amp;[.$A5]);2)" office:value-type="float" office:value="0.2" calcext:value-type="float">
            <text:p>0,20</text:p>
          </table:table-cell>
          <table:table-cell table:formula="of:=ROUND(INDIRECT([.$B$2]&amp;&quot;.&quot;&amp;[.P$1]&amp;[.$A5]);2)" office:value-type="float" office:value="0.37" calcext:value-type="float">
            <text:p>0,37</text:p>
          </table:table-cell>
          <table:table-cell table:formula="of:=ROUND(INDIRECT([.$B$2]&amp;&quot;.&quot;&amp;[.Q$1]&amp;[.$A5]);2)" office:value-type="float" office:value="-0.02" calcext:value-type="float">
            <text:p>-0,02</text:p>
          </table:table-cell>
          <table:table-cell table:formula="of:=ROUND(INDIRECT([.$B$2]&amp;&quot;.&quot;&amp;[.R$1]&amp;[.$A5]);2)" office:value-type="float" office:value="0.07" calcext:value-type="float">
            <text:p>0,07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DIRECT([.$B$2]&amp;&quot;.A&quot;&amp;[.$A6])" office:value-type="string" office:string-value="184-244" calcext:value-type="string">
            <text:p>184-244</text:p>
          </table:table-cell>
          <table:table-cell table:formula="of:=ROUND(INDIRECT([.$B$2]&amp;&quot;.&quot;&amp;[.C$1]&amp;[.$A6]);2)" office:value-type="float" office:value="0" calcext:value-type="float">
            <text:p>0,00</text:p>
          </table:table-cell>
          <table:table-cell table:formula="of:=ROUND(INDIRECT([.$B$2]&amp;&quot;.&quot;&amp;[.D$1]&amp;[.$A6]);2)" office:value-type="float" office:value="0" calcext:value-type="float">
            <text:p>0,00</text:p>
          </table:table-cell>
          <table:table-cell table:formula="of:=ROUND(INDIRECT([.$B$2]&amp;&quot;.&quot;&amp;[.E$1]&amp;[.$A6]);2)" office:value-type="float" office:value="0" calcext:value-type="float">
            <text:p>0,00</text:p>
          </table:table-cell>
          <table:table-cell table:formula="of:=ROUND(INDIRECT([.$B$2]&amp;&quot;.&quot;&amp;[.F$1]&amp;[.$A6]);2)" office:value-type="float" office:value="0" calcext:value-type="float">
            <text:p>0,00</text:p>
          </table:table-cell>
          <table:table-cell table:formula="of:=ROUND(INDIRECT([.$B$2]&amp;&quot;.&quot;&amp;[.G$1]&amp;[.$A6]);2)" office:value-type="float" office:value="0.82" calcext:value-type="float">
            <text:p>0,82</text:p>
          </table:table-cell>
          <table:table-cell table:formula="of:=ROUND(INDIRECT([.$B$2]&amp;&quot;.&quot;&amp;[.H$1]&amp;[.$A6]);2)" office:value-type="float" office:value="0.9" calcext:value-type="float">
            <text:p>0,90</text:p>
          </table:table-cell>
          <table:table-cell table:formula="of:=ROUND(INDIRECT([.$B$2]&amp;&quot;.&quot;&amp;[.I$1]&amp;[.$A6]);2)" office:value-type="float" office:value="0.65" calcext:value-type="float">
            <text:p>0,65</text:p>
          </table:table-cell>
          <table:table-cell table:formula="of:=ROUND(INDIRECT([.$B$2]&amp;&quot;.&quot;&amp;[.J$1]&amp;[.$A6]);2)" office:value-type="float" office:value="0.84" calcext:value-type="float">
            <text:p>0,84</text:p>
          </table:table-cell>
          <table:table-cell table:formula="of:=ROUND(INDIRECT([.$B$2]&amp;&quot;.&quot;&amp;[.K$1]&amp;[.$A6]);2)" office:value-type="float" office:value="0" calcext:value-type="float">
            <text:p>0,00</text:p>
          </table:table-cell>
          <table:table-cell table:formula="of:=ROUND(INDIRECT([.$B$2]&amp;&quot;.&quot;&amp;[.L$1]&amp;[.$A6]);2)" office:value-type="float" office:value="0" calcext:value-type="float">
            <text:p>0,00</text:p>
          </table:table-cell>
          <table:table-cell table:formula="of:=ROUND(INDIRECT([.$B$2]&amp;&quot;.&quot;&amp;[.M$1]&amp;[.$A6]);2)" office:value-type="float" office:value="0" calcext:value-type="float">
            <text:p>0,00</text:p>
          </table:table-cell>
          <table:table-cell table:formula="of:=ROUND(INDIRECT([.$B$2]&amp;&quot;.&quot;&amp;[.N$1]&amp;[.$A6]);2)" office:value-type="float" office:value="0" calcext:value-type="float">
            <text:p>0,00</text:p>
          </table:table-cell>
          <table:table-cell table:formula="of:=ROUND(INDIRECT([.$B$2]&amp;&quot;.&quot;&amp;[.O$1]&amp;[.$A6]);2)" office:value-type="float" office:value="0.19" calcext:value-type="float">
            <text:p>0,19</text:p>
          </table:table-cell>
          <table:table-cell table:formula="of:=ROUND(INDIRECT([.$B$2]&amp;&quot;.&quot;&amp;[.P$1]&amp;[.$A6]);2)" office:value-type="float" office:value="0.36" calcext:value-type="float">
            <text:p>0,36</text:p>
          </table:table-cell>
          <table:table-cell table:formula="of:=ROUND(INDIRECT([.$B$2]&amp;&quot;.&quot;&amp;[.Q$1]&amp;[.$A6]);2)" office:value-type="float" office:value="-0.02" calcext:value-type="float">
            <text:p>-0,02</text:p>
          </table:table-cell>
          <table:table-cell table:formula="of:=ROUND(INDIRECT([.$B$2]&amp;&quot;.&quot;&amp;[.R$1]&amp;[.$A6]);2)" office:value-type="float" office:value="0.1" calcext:value-type="float">
            <text:p>0,1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DIRECT([.$B$2]&amp;&quot;.A&quot;&amp;[.$A7])" office:value-type="string" office:string-value="245-305" calcext:value-type="string">
            <text:p>245-305</text:p>
          </table:table-cell>
          <table:table-cell table:formula="of:=ROUND(INDIRECT([.$B$2]&amp;&quot;.&quot;&amp;[.C$1]&amp;[.$A7]);2)" office:value-type="float" office:value="0" calcext:value-type="float">
            <text:p>0,00</text:p>
          </table:table-cell>
          <table:table-cell table:formula="of:=ROUND(INDIRECT([.$B$2]&amp;&quot;.&quot;&amp;[.D$1]&amp;[.$A7]);2)" office:value-type="float" office:value="0" calcext:value-type="float">
            <text:p>0,00</text:p>
          </table:table-cell>
          <table:table-cell table:formula="of:=ROUND(INDIRECT([.$B$2]&amp;&quot;.&quot;&amp;[.E$1]&amp;[.$A7]);2)" office:value-type="float" office:value="0" calcext:value-type="float">
            <text:p>0,00</text:p>
          </table:table-cell>
          <table:table-cell table:formula="of:=ROUND(INDIRECT([.$B$2]&amp;&quot;.&quot;&amp;[.F$1]&amp;[.$A7]);2)" office:value-type="float" office:value="0" calcext:value-type="float">
            <text:p>0,00</text:p>
          </table:table-cell>
          <table:table-cell table:formula="of:=ROUND(INDIRECT([.$B$2]&amp;&quot;.&quot;&amp;[.G$1]&amp;[.$A7]);2)" office:value-type="float" office:value="0.8" calcext:value-type="float">
            <text:p>0,80</text:p>
          </table:table-cell>
          <table:table-cell table:formula="of:=ROUND(INDIRECT([.$B$2]&amp;&quot;.&quot;&amp;[.H$1]&amp;[.$A7]);2)" office:value-type="float" office:value="0.88" calcext:value-type="float">
            <text:p>0,88</text:p>
          </table:table-cell>
          <table:table-cell table:formula="of:=ROUND(INDIRECT([.$B$2]&amp;&quot;.&quot;&amp;[.I$1]&amp;[.$A7]);2)" office:value-type="float" office:value="0.64" calcext:value-type="float">
            <text:p>0,64</text:p>
          </table:table-cell>
          <table:table-cell table:formula="of:=ROUND(INDIRECT([.$B$2]&amp;&quot;.&quot;&amp;[.J$1]&amp;[.$A7]);2)" office:value-type="float" office:value="0.84" calcext:value-type="float">
            <text:p>0,84</text:p>
          </table:table-cell>
          <table:table-cell table:formula="of:=ROUND(INDIRECT([.$B$2]&amp;&quot;.&quot;&amp;[.K$1]&amp;[.$A7]);2)" office:value-type="float" office:value="0" calcext:value-type="float">
            <text:p>0,00</text:p>
          </table:table-cell>
          <table:table-cell table:formula="of:=ROUND(INDIRECT([.$B$2]&amp;&quot;.&quot;&amp;[.L$1]&amp;[.$A7]);2)" office:value-type="float" office:value="0" calcext:value-type="float">
            <text:p>0,00</text:p>
          </table:table-cell>
          <table:table-cell table:formula="of:=ROUND(INDIRECT([.$B$2]&amp;&quot;.&quot;&amp;[.M$1]&amp;[.$A7]);2)" office:value-type="float" office:value="0" calcext:value-type="float">
            <text:p>0,00</text:p>
          </table:table-cell>
          <table:table-cell table:formula="of:=ROUND(INDIRECT([.$B$2]&amp;&quot;.&quot;&amp;[.N$1]&amp;[.$A7]);2)" office:value-type="float" office:value="0" calcext:value-type="float">
            <text:p>0,00</text:p>
          </table:table-cell>
          <table:table-cell table:formula="of:=ROUND(INDIRECT([.$B$2]&amp;&quot;.&quot;&amp;[.O$1]&amp;[.$A7]);2)" office:value-type="float" office:value="0.26" calcext:value-type="float">
            <text:p>0,26</text:p>
          </table:table-cell>
          <table:table-cell table:formula="of:=ROUND(INDIRECT([.$B$2]&amp;&quot;.&quot;&amp;[.P$1]&amp;[.$A7]);2)" office:value-type="float" office:value="0.42" calcext:value-type="float">
            <text:p>0,42</text:p>
          </table:table-cell>
          <table:table-cell table:formula="of:=ROUND(INDIRECT([.$B$2]&amp;&quot;.&quot;&amp;[.Q$1]&amp;[.$A7]);2)" office:value-type="float" office:value="0.05" calcext:value-type="float">
            <text:p>0,05</text:p>
          </table:table-cell>
          <table:table-cell table:formula="of:=ROUND(INDIRECT([.$B$2]&amp;&quot;.&quot;&amp;[.R$1]&amp;[.$A7]);2)" office:value-type="float" office:value="0.14" calcext:value-type="float">
            <text:p>0,1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DIRECT([.$B$2]&amp;&quot;.A&quot;&amp;[.$A8])" office:value-type="string" office:string-value="306-366" calcext:value-type="string">
            <text:p>306-366</text:p>
          </table:table-cell>
          <table:table-cell table:formula="of:=ROUND(INDIRECT([.$B$2]&amp;&quot;.&quot;&amp;[.C$1]&amp;[.$A8]);2)" office:value-type="float" office:value="0.85" calcext:value-type="float">
            <text:p>0,85</text:p>
          </table:table-cell>
          <table:table-cell table:formula="of:=ROUND(INDIRECT([.$B$2]&amp;&quot;.&quot;&amp;[.D$1]&amp;[.$A8]);2)" office:value-type="float" office:value="0.91" calcext:value-type="float">
            <text:p>0,91</text:p>
          </table:table-cell>
          <table:table-cell table:formula="of:=ROUND(INDIRECT([.$B$2]&amp;&quot;.&quot;&amp;[.E$1]&amp;[.$A8]);2)" office:value-type="float" office:value="0.75" calcext:value-type="float">
            <text:p>0,75</text:p>
          </table:table-cell>
          <table:table-cell table:formula="of:=ROUND(INDIRECT([.$B$2]&amp;&quot;.&quot;&amp;[.F$1]&amp;[.$A8]);2)" office:value-type="float" office:value="0.95" calcext:value-type="float">
            <text:p>0,95</text:p>
          </table:table-cell>
          <table:table-cell table:formula="of:=ROUND(INDIRECT([.$B$2]&amp;&quot;.&quot;&amp;[.G$1]&amp;[.$A8]);2)" office:value-type="float" office:value="0.68" calcext:value-type="float">
            <text:p>0,68</text:p>
          </table:table-cell>
          <table:table-cell table:formula="of:=ROUND(INDIRECT([.$B$2]&amp;&quot;.&quot;&amp;[.H$1]&amp;[.$A8]);2)" office:value-type="float" office:value="0.8" calcext:value-type="float">
            <text:p>0,80</text:p>
          </table:table-cell>
          <table:table-cell table:formula="of:=ROUND(INDIRECT([.$B$2]&amp;&quot;.&quot;&amp;[.I$1]&amp;[.$A8]);2)" office:value-type="float" office:value="0.47" calcext:value-type="float">
            <text:p>0,47</text:p>
          </table:table-cell>
          <table:table-cell table:formula="of:=ROUND(INDIRECT([.$B$2]&amp;&quot;.&quot;&amp;[.J$1]&amp;[.$A8]);2)" office:value-type="float" office:value="0.83" calcext:value-type="float">
            <text:p>0,83</text:p>
          </table:table-cell>
          <table:table-cell table:formula="of:=ROUND(INDIRECT([.$B$2]&amp;&quot;.&quot;&amp;[.K$1]&amp;[.$A8]);2)" office:value-type="float" office:value="0" calcext:value-type="float">
            <text:p>0,00</text:p>
          </table:table-cell>
          <table:table-cell table:formula="of:=ROUND(INDIRECT([.$B$2]&amp;&quot;.&quot;&amp;[.L$1]&amp;[.$A8]);2)" office:value-type="float" office:value="0" calcext:value-type="float">
            <text:p>0,00</text:p>
          </table:table-cell>
          <table:table-cell table:formula="of:=ROUND(INDIRECT([.$B$2]&amp;&quot;.&quot;&amp;[.M$1]&amp;[.$A8]);2)" office:value-type="float" office:value="0" calcext:value-type="float">
            <text:p>0,00</text:p>
          </table:table-cell>
          <table:table-cell table:formula="of:=ROUND(INDIRECT([.$B$2]&amp;&quot;.&quot;&amp;[.N$1]&amp;[.$A8]);2)" office:value-type="float" office:value="0" calcext:value-type="float">
            <text:p>0,00</text:p>
          </table:table-cell>
          <table:table-cell table:formula="of:=ROUND(INDIRECT([.$B$2]&amp;&quot;.&quot;&amp;[.O$1]&amp;[.$A8]);2)" office:value-type="float" office:value="0.2" calcext:value-type="float">
            <text:p>0,20</text:p>
          </table:table-cell>
          <table:table-cell table:formula="of:=ROUND(INDIRECT([.$B$2]&amp;&quot;.&quot;&amp;[.P$1]&amp;[.$A8]);2)" office:value-type="float" office:value="0.33" calcext:value-type="float">
            <text:p>0,33</text:p>
          </table:table-cell>
          <table:table-cell table:formula="of:=ROUND(INDIRECT([.$B$2]&amp;&quot;.&quot;&amp;[.Q$1]&amp;[.$A8]);2)" office:value-type="float" office:value="0.05" calcext:value-type="float">
            <text:p>0,05</text:p>
          </table:table-cell>
          <table:table-cell table:formula="of:=ROUND(INDIRECT([.$B$2]&amp;&quot;.&quot;&amp;[.R$1]&amp;[.$A8]);2)" office:value-type="float" office:value="0.18" calcext:value-type="float">
            <text:p>0,1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DIRECT([.$B$2]&amp;&quot;.A&quot;&amp;[.$A9])" office:value-type="string" office:string-value="367-427" calcext:value-type="string">
            <text:p>367-427</text:p>
          </table:table-cell>
          <table:table-cell table:formula="of:=ROUND(INDIRECT([.$B$2]&amp;&quot;.&quot;&amp;[.C$1]&amp;[.$A9]);2)" office:value-type="float" office:value="0.89" calcext:value-type="float">
            <text:p>0,89</text:p>
          </table:table-cell>
          <table:table-cell table:formula="of:=ROUND(INDIRECT([.$B$2]&amp;&quot;.&quot;&amp;[.D$1]&amp;[.$A9]);2)" office:value-type="float" office:value="0.94" calcext:value-type="float">
            <text:p>0,94</text:p>
          </table:table-cell>
          <table:table-cell table:formula="of:=ROUND(INDIRECT([.$B$2]&amp;&quot;.&quot;&amp;[.E$1]&amp;[.$A9]);2)" office:value-type="float" office:value="0.81" calcext:value-type="float">
            <text:p>0,81</text:p>
          </table:table-cell>
          <table:table-cell table:formula="of:=ROUND(INDIRECT([.$B$2]&amp;&quot;.&quot;&amp;[.F$1]&amp;[.$A9]);2)" office:value-type="float" office:value="0.95" calcext:value-type="float">
            <text:p>0,95</text:p>
          </table:table-cell>
          <table:table-cell table:formula="of:=ROUND(INDIRECT([.$B$2]&amp;&quot;.&quot;&amp;[.G$1]&amp;[.$A9]);2)" office:value-type="float" office:value="0.89" calcext:value-type="float">
            <text:p>0,89</text:p>
          </table:table-cell>
          <table:table-cell table:formula="of:=ROUND(INDIRECT([.$B$2]&amp;&quot;.&quot;&amp;[.H$1]&amp;[.$A9]);2)" office:value-type="float" office:value="0.96" calcext:value-type="float">
            <text:p>0,96</text:p>
          </table:table-cell>
          <table:table-cell table:formula="of:=ROUND(INDIRECT([.$B$2]&amp;&quot;.&quot;&amp;[.I$1]&amp;[.$A9]);2)" office:value-type="float" office:value="0.7" calcext:value-type="float">
            <text:p>0,70</text:p>
          </table:table-cell>
          <table:table-cell table:formula="of:=ROUND(INDIRECT([.$B$2]&amp;&quot;.&quot;&amp;[.J$1]&amp;[.$A9]);2)" office:value-type="float" office:value="0.83" calcext:value-type="float">
            <text:p>0,83</text:p>
          </table:table-cell>
          <table:table-cell table:formula="of:=ROUND(INDIRECT([.$B$2]&amp;&quot;.&quot;&amp;[.K$1]&amp;[.$A9]);2)" office:value-type="float" office:value="0" calcext:value-type="float">
            <text:p>0,00</text:p>
          </table:table-cell>
          <table:table-cell table:formula="of:=ROUND(INDIRECT([.$B$2]&amp;&quot;.&quot;&amp;[.L$1]&amp;[.$A9]);2)" office:value-type="float" office:value="0" calcext:value-type="float">
            <text:p>0,00</text:p>
          </table:table-cell>
          <table:table-cell table:formula="of:=ROUND(INDIRECT([.$B$2]&amp;&quot;.&quot;&amp;[.M$1]&amp;[.$A9]);2)" office:value-type="float" office:value="0" calcext:value-type="float">
            <text:p>0,00</text:p>
          </table:table-cell>
          <table:table-cell table:formula="of:=ROUND(INDIRECT([.$B$2]&amp;&quot;.&quot;&amp;[.N$1]&amp;[.$A9]);2)" office:value-type="float" office:value="0" calcext:value-type="float">
            <text:p>0,00</text:p>
          </table:table-cell>
          <table:table-cell table:formula="of:=ROUND(INDIRECT([.$B$2]&amp;&quot;.&quot;&amp;[.O$1]&amp;[.$A9]);2)" office:value-type="float" office:value="0.24" calcext:value-type="float">
            <text:p>0,24</text:p>
          </table:table-cell>
          <table:table-cell table:formula="of:=ROUND(INDIRECT([.$B$2]&amp;&quot;.&quot;&amp;[.P$1]&amp;[.$A9]);2)" office:value-type="float" office:value="0.35" calcext:value-type="float">
            <text:p>0,35</text:p>
          </table:table-cell>
          <table:table-cell table:formula="of:=ROUND(INDIRECT([.$B$2]&amp;&quot;.&quot;&amp;[.Q$1]&amp;[.$A9]);2)" office:value-type="float" office:value="0.1" calcext:value-type="float">
            <text:p>0,10</text:p>
          </table:table-cell>
          <table:table-cell table:formula="of:=ROUND(INDIRECT([.$B$2]&amp;&quot;.&quot;&amp;[.R$1]&amp;[.$A9]);2)" office:value-type="float" office:value="0.21" calcext:value-type="float">
            <text:p>0,21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DIRECT([.$B$2]&amp;&quot;.A&quot;&amp;[.$A10])" office:value-type="string" office:string-value="428-488" calcext:value-type="string">
            <text:p>428-488</text:p>
          </table:table-cell>
          <table:table-cell table:formula="of:=ROUND(INDIRECT([.$B$2]&amp;&quot;.&quot;&amp;[.C$1]&amp;[.$A10]);2)" office:value-type="float" office:value="0.98" calcext:value-type="float">
            <text:p>0,98</text:p>
          </table:table-cell>
          <table:table-cell table:formula="of:=ROUND(INDIRECT([.$B$2]&amp;&quot;.&quot;&amp;[.D$1]&amp;[.$A10]);2)" office:value-type="float" office:value="0.99" calcext:value-type="float">
            <text:p>0,99</text:p>
          </table:table-cell>
          <table:table-cell table:formula="of:=ROUND(INDIRECT([.$B$2]&amp;&quot;.&quot;&amp;[.E$1]&amp;[.$A10]);2)" office:value-type="float" office:value="0.91" calcext:value-type="float">
            <text:p>0,91</text:p>
          </table:table-cell>
          <table:table-cell table:formula="of:=ROUND(INDIRECT([.$B$2]&amp;&quot;.&quot;&amp;[.F$1]&amp;[.$A10]);2)" office:value-type="float" office:value="0.96" calcext:value-type="float">
            <text:p>0,96</text:p>
          </table:table-cell>
          <table:table-cell table:formula="of:=ROUND(INDIRECT([.$B$2]&amp;&quot;.&quot;&amp;[.G$1]&amp;[.$A10]);2)" office:value-type="float" office:value="0.82" calcext:value-type="float">
            <text:p>0,82</text:p>
          </table:table-cell>
          <table:table-cell table:formula="of:=ROUND(INDIRECT([.$B$2]&amp;&quot;.&quot;&amp;[.H$1]&amp;[.$A10]);2)" office:value-type="float" office:value="0.93" calcext:value-type="float">
            <text:p>0,93</text:p>
          </table:table-cell>
          <table:table-cell table:formula="of:=ROUND(INDIRECT([.$B$2]&amp;&quot;.&quot;&amp;[.I$1]&amp;[.$A10]);2)" office:value-type="float" office:value="0.51" calcext:value-type="float">
            <text:p>0,51</text:p>
          </table:table-cell>
          <table:table-cell table:formula="of:=ROUND(INDIRECT([.$B$2]&amp;&quot;.&quot;&amp;[.J$1]&amp;[.$A10]);2)" office:value-type="float" office:value="0.82" calcext:value-type="float">
            <text:p>0,82</text:p>
          </table:table-cell>
          <table:table-cell table:formula="of:=ROUND(INDIRECT([.$B$2]&amp;&quot;.&quot;&amp;[.K$1]&amp;[.$A10]);2)" office:value-type="float" office:value="0" calcext:value-type="float">
            <text:p>0,00</text:p>
          </table:table-cell>
          <table:table-cell table:formula="of:=ROUND(INDIRECT([.$B$2]&amp;&quot;.&quot;&amp;[.L$1]&amp;[.$A10]);2)" office:value-type="float" office:value="0" calcext:value-type="float">
            <text:p>0,00</text:p>
          </table:table-cell>
          <table:table-cell table:formula="of:=ROUND(INDIRECT([.$B$2]&amp;&quot;.&quot;&amp;[.M$1]&amp;[.$A10]);2)" office:value-type="float" office:value="0" calcext:value-type="float">
            <text:p>0,00</text:p>
          </table:table-cell>
          <table:table-cell table:formula="of:=ROUND(INDIRECT([.$B$2]&amp;&quot;.&quot;&amp;[.N$1]&amp;[.$A10]);2)" office:value-type="float" office:value="0" calcext:value-type="float">
            <text:p>0,00</text:p>
          </table:table-cell>
          <table:table-cell table:formula="of:=ROUND(INDIRECT([.$B$2]&amp;&quot;.&quot;&amp;[.O$1]&amp;[.$A10]);2)" office:value-type="float" office:value="0.22" calcext:value-type="float">
            <text:p>0,22</text:p>
          </table:table-cell>
          <table:table-cell table:formula="of:=ROUND(INDIRECT([.$B$2]&amp;&quot;.&quot;&amp;[.P$1]&amp;[.$A10]);2)" office:value-type="float" office:value="0.34" calcext:value-type="float">
            <text:p>0,34</text:p>
          </table:table-cell>
          <table:table-cell table:formula="of:=ROUND(INDIRECT([.$B$2]&amp;&quot;.&quot;&amp;[.Q$1]&amp;[.$A10]);2)" office:value-type="float" office:value="0.07" calcext:value-type="float">
            <text:p>0,07</text:p>
          </table:table-cell>
          <table:table-cell table:formula="of:=ROUND(INDIRECT([.$B$2]&amp;&quot;.&quot;&amp;[.R$1]&amp;[.$A10]);2)" office:value-type="float" office:value="0.25" calcext:value-type="float">
            <text:p>0,25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DIRECT([.$B$2]&amp;&quot;.A&quot;&amp;[.$A11])" office:value-type="string" office:string-value="489-549" calcext:value-type="string">
            <text:p>489-549</text:p>
          </table:table-cell>
          <table:table-cell table:formula="of:=ROUND(INDIRECT([.$B$2]&amp;&quot;.&quot;&amp;[.C$1]&amp;[.$A11]);2)" office:value-type="float" office:value="0.98" calcext:value-type="float">
            <text:p>0,98</text:p>
          </table:table-cell>
          <table:table-cell table:formula="of:=ROUND(INDIRECT([.$B$2]&amp;&quot;.&quot;&amp;[.D$1]&amp;[.$A11]);2)" office:value-type="float" office:value="1" calcext:value-type="float">
            <text:p>1,00</text:p>
          </table:table-cell>
          <table:table-cell table:formula="of:=ROUND(INDIRECT([.$B$2]&amp;&quot;.&quot;&amp;[.E$1]&amp;[.$A11]);2)" office:value-type="float" office:value="0.83" calcext:value-type="float">
            <text:p>0,83</text:p>
          </table:table-cell>
          <table:table-cell table:formula="of:=ROUND(INDIRECT([.$B$2]&amp;&quot;.&quot;&amp;[.F$1]&amp;[.$A11]);2)" office:value-type="float" office:value="0.96" calcext:value-type="float">
            <text:p>0,96</text:p>
          </table:table-cell>
          <table:table-cell table:formula="of:=ROUND(INDIRECT([.$B$2]&amp;&quot;.&quot;&amp;[.G$1]&amp;[.$A11]);2)" office:value-type="float" office:value="0.86" calcext:value-type="float">
            <text:p>0,86</text:p>
          </table:table-cell>
          <table:table-cell table:formula="of:=ROUND(INDIRECT([.$B$2]&amp;&quot;.&quot;&amp;[.H$1]&amp;[.$A11]);2)" office:value-type="float" office:value="0.95" calcext:value-type="float">
            <text:p>0,95</text:p>
          </table:table-cell>
          <table:table-cell table:formula="of:=ROUND(INDIRECT([.$B$2]&amp;&quot;.&quot;&amp;[.I$1]&amp;[.$A11]);2)" office:value-type="float" office:value="0.55" calcext:value-type="float">
            <text:p>0,55</text:p>
          </table:table-cell>
          <table:table-cell table:formula="of:=ROUND(INDIRECT([.$B$2]&amp;&quot;.&quot;&amp;[.J$1]&amp;[.$A11]);2)" office:value-type="float" office:value="0.82" calcext:value-type="float">
            <text:p>0,82</text:p>
          </table:table-cell>
          <table:table-cell table:formula="of:=ROUND(INDIRECT([.$B$2]&amp;&quot;.&quot;&amp;[.K$1]&amp;[.$A11]);2)" office:value-type="float" office:value="0" calcext:value-type="float">
            <text:p>0,00</text:p>
          </table:table-cell>
          <table:table-cell table:formula="of:=ROUND(INDIRECT([.$B$2]&amp;&quot;.&quot;&amp;[.L$1]&amp;[.$A11]);2)" office:value-type="float" office:value="0" calcext:value-type="float">
            <text:p>0,00</text:p>
          </table:table-cell>
          <table:table-cell table:formula="of:=ROUND(INDIRECT([.$B$2]&amp;&quot;.&quot;&amp;[.M$1]&amp;[.$A11]);2)" office:value-type="float" office:value="0" calcext:value-type="float">
            <text:p>0,00</text:p>
          </table:table-cell>
          <table:table-cell table:formula="of:=ROUND(INDIRECT([.$B$2]&amp;&quot;.&quot;&amp;[.N$1]&amp;[.$A11]);2)" office:value-type="float" office:value="0" calcext:value-type="float">
            <text:p>0,00</text:p>
          </table:table-cell>
          <table:table-cell table:formula="of:=ROUND(INDIRECT([.$B$2]&amp;&quot;.&quot;&amp;[.O$1]&amp;[.$A11]);2)" office:value-type="float" office:value="0.14" calcext:value-type="float">
            <text:p>0,14</text:p>
          </table:table-cell>
          <table:table-cell table:formula="of:=ROUND(INDIRECT([.$B$2]&amp;&quot;.&quot;&amp;[.P$1]&amp;[.$A11]);2)" office:value-type="float" office:value="0.32" calcext:value-type="float">
            <text:p>0,32</text:p>
          </table:table-cell>
          <table:table-cell table:formula="of:=ROUND(INDIRECT([.$B$2]&amp;&quot;.&quot;&amp;[.Q$1]&amp;[.$A11]);2)" office:value-type="float" office:value="-0.09" calcext:value-type="float">
            <text:p>-0,09</text:p>
          </table:table-cell>
          <table:table-cell table:formula="of:=ROUND(INDIRECT([.$B$2]&amp;&quot;.&quot;&amp;[.R$1]&amp;[.$A11]);2)" office:value-type="float" office:value="0.29" calcext:value-type="float">
            <text:p>0,2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DIRECT([.$B$2]&amp;&quot;.A&quot;&amp;[.$A12])" office:value-type="float" office:value="0" calcext:value-type="float">
            <text:p>0</text:p>
          </table:table-cell>
          <table:table-cell table:formula="of:=ROUND(INDIRECT([.$B$2]&amp;&quot;.&quot;&amp;[.C$1]&amp;[.$A12]);2)" office:value-type="float" office:value="0" calcext:value-type="float">
            <text:p>0,00</text:p>
          </table:table-cell>
          <table:table-cell table:formula="of:=ROUND(INDIRECT([.$B$2]&amp;&quot;.&quot;&amp;[.D$1]&amp;[.$A12]);2)" office:value-type="float" office:value="0" calcext:value-type="float">
            <text:p>0,00</text:p>
          </table:table-cell>
          <table:table-cell table:formula="of:=ROUND(INDIRECT([.$B$2]&amp;&quot;.&quot;&amp;[.E$1]&amp;[.$A12]);2)" office:value-type="float" office:value="0" calcext:value-type="float">
            <text:p>0,00</text:p>
          </table:table-cell>
          <table:table-cell table:formula="of:=ROUND(INDIRECT([.$B$2]&amp;&quot;.&quot;&amp;[.F$1]&amp;[.$A12]);2)" office:value-type="float" office:value="0" calcext:value-type="float">
            <text:p>0,00</text:p>
          </table:table-cell>
          <table:table-cell table:formula="of:=ROUND(INDIRECT([.$B$2]&amp;&quot;.&quot;&amp;[.G$1]&amp;[.$A12]);2)" office:value-type="float" office:value="0" calcext:value-type="float">
            <text:p>0,00</text:p>
          </table:table-cell>
          <table:table-cell table:formula="of:=ROUND(INDIRECT([.$B$2]&amp;&quot;.&quot;&amp;[.H$1]&amp;[.$A12]);2)" office:value-type="float" office:value="0" calcext:value-type="float">
            <text:p>0,00</text:p>
          </table:table-cell>
          <table:table-cell table:formula="of:=ROUND(INDIRECT([.$B$2]&amp;&quot;.&quot;&amp;[.I$1]&amp;[.$A12]);2)" office:value-type="float" office:value="0" calcext:value-type="float">
            <text:p>0,00</text:p>
          </table:table-cell>
          <table:table-cell table:formula="of:=ROUND(INDIRECT([.$B$2]&amp;&quot;.&quot;&amp;[.J$1]&amp;[.$A12]);2)" office:value-type="float" office:value="0" calcext:value-type="float">
            <text:p>0,00</text:p>
          </table:table-cell>
          <table:table-cell table:formula="of:=ROUND(INDIRECT([.$B$2]&amp;&quot;.&quot;&amp;[.K$1]&amp;[.$A12]);2)" office:value-type="float" office:value="0" calcext:value-type="float">
            <text:p>0,00</text:p>
          </table:table-cell>
          <table:table-cell table:formula="of:=ROUND(INDIRECT([.$B$2]&amp;&quot;.&quot;&amp;[.L$1]&amp;[.$A12]);2)" office:value-type="float" office:value="0" calcext:value-type="float">
            <text:p>0,00</text:p>
          </table:table-cell>
          <table:table-cell table:formula="of:=ROUND(INDIRECT([.$B$2]&amp;&quot;.&quot;&amp;[.M$1]&amp;[.$A12]);2)" office:value-type="float" office:value="0" calcext:value-type="float">
            <text:p>0,00</text:p>
          </table:table-cell>
          <table:table-cell table:formula="of:=ROUND(INDIRECT([.$B$2]&amp;&quot;.&quot;&amp;[.N$1]&amp;[.$A12]);2)" office:value-type="float" office:value="0" calcext:value-type="float">
            <text:p>0,00</text:p>
          </table:table-cell>
          <table:table-cell table:formula="of:=ROUND(INDIRECT([.$B$2]&amp;&quot;.&quot;&amp;[.O$1]&amp;[.$A12]);2)" office:value-type="float" office:value="0" calcext:value-type="float">
            <text:p>0,00</text:p>
          </table:table-cell>
          <table:table-cell table:formula="of:=ROUND(INDIRECT([.$B$2]&amp;&quot;.&quot;&amp;[.P$1]&amp;[.$A12]);2)" office:value-type="float" office:value="0" calcext:value-type="float">
            <text:p>0,00</text:p>
          </table:table-cell>
          <table:table-cell table:formula="of:=ROUND(INDIRECT([.$B$2]&amp;&quot;.&quot;&amp;[.Q$1]&amp;[.$A12]);2)" office:value-type="float" office:value="0" calcext:value-type="float">
            <text:p>0,00</text:p>
          </table:table-cell>
          <table:table-cell table:formula="of:=ROUND(INDIRECT([.$B$2]&amp;&quot;.&quot;&amp;[.R$1]&amp;[.$A12]);2)" office:value-type="float" office:value="0" calcext:value-type="float">
            <text:p>0,0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DIRECT([.$B$2]&amp;&quot;.A&quot;&amp;[.$A13])" office:value-type="float" office:value="0" calcext:value-type="float">
            <text:p>0</text:p>
          </table:table-cell>
          <table:table-cell table:formula="of:=ROUND(INDIRECT([.$B$2]&amp;&quot;.&quot;&amp;[.C$1]&amp;[.$A13]);2)" office:value-type="float" office:value="0" calcext:value-type="float">
            <text:p>0,00</text:p>
          </table:table-cell>
          <table:table-cell table:formula="of:=ROUND(INDIRECT([.$B$2]&amp;&quot;.&quot;&amp;[.D$1]&amp;[.$A13]);2)" office:value-type="float" office:value="0" calcext:value-type="float">
            <text:p>0,00</text:p>
          </table:table-cell>
          <table:table-cell table:formula="of:=ROUND(INDIRECT([.$B$2]&amp;&quot;.&quot;&amp;[.E$1]&amp;[.$A13]);2)" office:value-type="float" office:value="0" calcext:value-type="float">
            <text:p>0,00</text:p>
          </table:table-cell>
          <table:table-cell table:formula="of:=ROUND(INDIRECT([.$B$2]&amp;&quot;.&quot;&amp;[.F$1]&amp;[.$A13]);2)" office:value-type="float" office:value="0" calcext:value-type="float">
            <text:p>0,00</text:p>
          </table:table-cell>
          <table:table-cell table:formula="of:=ROUND(INDIRECT([.$B$2]&amp;&quot;.&quot;&amp;[.G$1]&amp;[.$A13]);2)" office:value-type="float" office:value="0" calcext:value-type="float">
            <text:p>0,00</text:p>
          </table:table-cell>
          <table:table-cell table:formula="of:=ROUND(INDIRECT([.$B$2]&amp;&quot;.&quot;&amp;[.H$1]&amp;[.$A13]);2)" office:value-type="float" office:value="0" calcext:value-type="float">
            <text:p>0,00</text:p>
          </table:table-cell>
          <table:table-cell table:formula="of:=ROUND(INDIRECT([.$B$2]&amp;&quot;.&quot;&amp;[.I$1]&amp;[.$A13]);2)" office:value-type="float" office:value="0" calcext:value-type="float">
            <text:p>0,00</text:p>
          </table:table-cell>
          <table:table-cell table:formula="of:=ROUND(INDIRECT([.$B$2]&amp;&quot;.&quot;&amp;[.J$1]&amp;[.$A13]);2)" office:value-type="float" office:value="0" calcext:value-type="float">
            <text:p>0,00</text:p>
          </table:table-cell>
          <table:table-cell table:formula="of:=ROUND(INDIRECT([.$B$2]&amp;&quot;.&quot;&amp;[.K$1]&amp;[.$A13]);2)" office:value-type="float" office:value="0" calcext:value-type="float">
            <text:p>0,00</text:p>
          </table:table-cell>
          <table:table-cell table:formula="of:=ROUND(INDIRECT([.$B$2]&amp;&quot;.&quot;&amp;[.L$1]&amp;[.$A13]);2)" office:value-type="float" office:value="0" calcext:value-type="float">
            <text:p>0,00</text:p>
          </table:table-cell>
          <table:table-cell table:formula="of:=ROUND(INDIRECT([.$B$2]&amp;&quot;.&quot;&amp;[.M$1]&amp;[.$A13]);2)" office:value-type="float" office:value="0" calcext:value-type="float">
            <text:p>0,00</text:p>
          </table:table-cell>
          <table:table-cell table:formula="of:=ROUND(INDIRECT([.$B$2]&amp;&quot;.&quot;&amp;[.N$1]&amp;[.$A13]);2)" office:value-type="float" office:value="0" calcext:value-type="float">
            <text:p>0,00</text:p>
          </table:table-cell>
          <table:table-cell table:formula="of:=ROUND(INDIRECT([.$B$2]&amp;&quot;.&quot;&amp;[.O$1]&amp;[.$A13]);2)" office:value-type="float" office:value="0" calcext:value-type="float">
            <text:p>0,00</text:p>
          </table:table-cell>
          <table:table-cell table:formula="of:=ROUND(INDIRECT([.$B$2]&amp;&quot;.&quot;&amp;[.P$1]&amp;[.$A13]);2)" office:value-type="float" office:value="0" calcext:value-type="float">
            <text:p>0,00</text:p>
          </table:table-cell>
          <table:table-cell table:formula="of:=ROUND(INDIRECT([.$B$2]&amp;&quot;.&quot;&amp;[.Q$1]&amp;[.$A13]);2)" office:value-type="float" office:value="0" calcext:value-type="float">
            <text:p>0,00</text:p>
          </table:table-cell>
          <table:table-cell table:formula="of:=ROUND(INDIRECT([.$B$2]&amp;&quot;.&quot;&amp;[.R$1]&amp;[.$A13]);2)" office:value-type="float" office:value="0" calcext:value-type="float">
            <text:p>0,0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DIRECT([.$B$2]&amp;&quot;.A&quot;&amp;[.$A14])" office:value-type="float" office:value="0" calcext:value-type="float">
            <text:p>0</text:p>
          </table:table-cell>
          <table:table-cell table:formula="of:=ROUND(INDIRECT([.$B$2]&amp;&quot;.&quot;&amp;[.C$1]&amp;[.$A14]);2)" office:value-type="float" office:value="0" calcext:value-type="float">
            <text:p>0,00</text:p>
          </table:table-cell>
          <table:table-cell table:formula="of:=ROUND(INDIRECT([.$B$2]&amp;&quot;.&quot;&amp;[.D$1]&amp;[.$A14]);2)" office:value-type="float" office:value="0" calcext:value-type="float">
            <text:p>0,00</text:p>
          </table:table-cell>
          <table:table-cell table:formula="of:=ROUND(INDIRECT([.$B$2]&amp;&quot;.&quot;&amp;[.E$1]&amp;[.$A14]);2)" office:value-type="float" office:value="0" calcext:value-type="float">
            <text:p>0,00</text:p>
          </table:table-cell>
          <table:table-cell table:formula="of:=ROUND(INDIRECT([.$B$2]&amp;&quot;.&quot;&amp;[.F$1]&amp;[.$A14]);2)" office:value-type="float" office:value="0" calcext:value-type="float">
            <text:p>0,00</text:p>
          </table:table-cell>
          <table:table-cell table:formula="of:=ROUND(INDIRECT([.$B$2]&amp;&quot;.&quot;&amp;[.G$1]&amp;[.$A14]);2)" office:value-type="float" office:value="0" calcext:value-type="float">
            <text:p>0,00</text:p>
          </table:table-cell>
          <table:table-cell table:formula="of:=ROUND(INDIRECT([.$B$2]&amp;&quot;.&quot;&amp;[.H$1]&amp;[.$A14]);2)" office:value-type="float" office:value="0" calcext:value-type="float">
            <text:p>0,00</text:p>
          </table:table-cell>
          <table:table-cell table:formula="of:=ROUND(INDIRECT([.$B$2]&amp;&quot;.&quot;&amp;[.I$1]&amp;[.$A14]);2)" office:value-type="float" office:value="0" calcext:value-type="float">
            <text:p>0,00</text:p>
          </table:table-cell>
          <table:table-cell table:formula="of:=ROUND(INDIRECT([.$B$2]&amp;&quot;.&quot;&amp;[.J$1]&amp;[.$A14]);2)" office:value-type="float" office:value="0" calcext:value-type="float">
            <text:p>0,00</text:p>
          </table:table-cell>
          <table:table-cell table:formula="of:=ROUND(INDIRECT([.$B$2]&amp;&quot;.&quot;&amp;[.K$1]&amp;[.$A14]);2)" office:value-type="float" office:value="0" calcext:value-type="float">
            <text:p>0,00</text:p>
          </table:table-cell>
          <table:table-cell table:formula="of:=ROUND(INDIRECT([.$B$2]&amp;&quot;.&quot;&amp;[.L$1]&amp;[.$A14]);2)" office:value-type="float" office:value="0" calcext:value-type="float">
            <text:p>0,00</text:p>
          </table:table-cell>
          <table:table-cell table:formula="of:=ROUND(INDIRECT([.$B$2]&amp;&quot;.&quot;&amp;[.M$1]&amp;[.$A14]);2)" office:value-type="float" office:value="0" calcext:value-type="float">
            <text:p>0,00</text:p>
          </table:table-cell>
          <table:table-cell table:formula="of:=ROUND(INDIRECT([.$B$2]&amp;&quot;.&quot;&amp;[.N$1]&amp;[.$A14]);2)" office:value-type="float" office:value="0" calcext:value-type="float">
            <text:p>0,00</text:p>
          </table:table-cell>
          <table:table-cell table:formula="of:=ROUND(INDIRECT([.$B$2]&amp;&quot;.&quot;&amp;[.O$1]&amp;[.$A14]);2)" office:value-type="float" office:value="0" calcext:value-type="float">
            <text:p>0,00</text:p>
          </table:table-cell>
          <table:table-cell table:formula="of:=ROUND(INDIRECT([.$B$2]&amp;&quot;.&quot;&amp;[.P$1]&amp;[.$A14]);2)" office:value-type="float" office:value="0" calcext:value-type="float">
            <text:p>0,00</text:p>
          </table:table-cell>
          <table:table-cell table:formula="of:=ROUND(INDIRECT([.$B$2]&amp;&quot;.&quot;&amp;[.Q$1]&amp;[.$A14]);2)" office:value-type="float" office:value="0" calcext:value-type="float">
            <text:p>0,00</text:p>
          </table:table-cell>
          <table:table-cell table:formula="of:=ROUND(INDIRECT([.$B$2]&amp;&quot;.&quot;&amp;[.R$1]&amp;[.$A14]);2)" office:value-type="float" office:value="0" calcext:value-type="float">
            <text:p>0,0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DIRECT([.$B$2]&amp;&quot;.A&quot;&amp;[.$A15])" office:value-type="float" office:value="0" calcext:value-type="float">
            <text:p>0</text:p>
          </table:table-cell>
          <table:table-cell table:formula="of:=ROUND(INDIRECT([.$B$2]&amp;&quot;.&quot;&amp;[.C$1]&amp;[.$A15]);2)" office:value-type="float" office:value="0" calcext:value-type="float">
            <text:p>0,00</text:p>
          </table:table-cell>
          <table:table-cell table:formula="of:=ROUND(INDIRECT([.$B$2]&amp;&quot;.&quot;&amp;[.D$1]&amp;[.$A15]);2)" office:value-type="float" office:value="0" calcext:value-type="float">
            <text:p>0,00</text:p>
          </table:table-cell>
          <table:table-cell table:formula="of:=ROUND(INDIRECT([.$B$2]&amp;&quot;.&quot;&amp;[.E$1]&amp;[.$A15]);2)" office:value-type="float" office:value="0" calcext:value-type="float">
            <text:p>0,00</text:p>
          </table:table-cell>
          <table:table-cell table:formula="of:=ROUND(INDIRECT([.$B$2]&amp;&quot;.&quot;&amp;[.F$1]&amp;[.$A15]);2)" office:value-type="float" office:value="0" calcext:value-type="float">
            <text:p>0,00</text:p>
          </table:table-cell>
          <table:table-cell table:formula="of:=ROUND(INDIRECT([.$B$2]&amp;&quot;.&quot;&amp;[.G$1]&amp;[.$A15]);2)" office:value-type="float" office:value="0" calcext:value-type="float">
            <text:p>0,00</text:p>
          </table:table-cell>
          <table:table-cell table:formula="of:=ROUND(INDIRECT([.$B$2]&amp;&quot;.&quot;&amp;[.H$1]&amp;[.$A15]);2)" office:value-type="float" office:value="0" calcext:value-type="float">
            <text:p>0,00</text:p>
          </table:table-cell>
          <table:table-cell table:formula="of:=ROUND(INDIRECT([.$B$2]&amp;&quot;.&quot;&amp;[.I$1]&amp;[.$A15]);2)" office:value-type="float" office:value="0" calcext:value-type="float">
            <text:p>0,00</text:p>
          </table:table-cell>
          <table:table-cell table:formula="of:=ROUND(INDIRECT([.$B$2]&amp;&quot;.&quot;&amp;[.J$1]&amp;[.$A15]);2)" office:value-type="float" office:value="0" calcext:value-type="float">
            <text:p>0,00</text:p>
          </table:table-cell>
          <table:table-cell table:formula="of:=ROUND(INDIRECT([.$B$2]&amp;&quot;.&quot;&amp;[.K$1]&amp;[.$A15]);2)" office:value-type="float" office:value="0" calcext:value-type="float">
            <text:p>0,00</text:p>
          </table:table-cell>
          <table:table-cell table:formula="of:=ROUND(INDIRECT([.$B$2]&amp;&quot;.&quot;&amp;[.L$1]&amp;[.$A15]);2)" office:value-type="float" office:value="0" calcext:value-type="float">
            <text:p>0,00</text:p>
          </table:table-cell>
          <table:table-cell table:formula="of:=ROUND(INDIRECT([.$B$2]&amp;&quot;.&quot;&amp;[.M$1]&amp;[.$A15]);2)" office:value-type="float" office:value="0" calcext:value-type="float">
            <text:p>0,00</text:p>
          </table:table-cell>
          <table:table-cell table:formula="of:=ROUND(INDIRECT([.$B$2]&amp;&quot;.&quot;&amp;[.N$1]&amp;[.$A15]);2)" office:value-type="float" office:value="0" calcext:value-type="float">
            <text:p>0,00</text:p>
          </table:table-cell>
          <table:table-cell table:formula="of:=ROUND(INDIRECT([.$B$2]&amp;&quot;.&quot;&amp;[.O$1]&amp;[.$A15]);2)" office:value-type="float" office:value="0" calcext:value-type="float">
            <text:p>0,00</text:p>
          </table:table-cell>
          <table:table-cell table:formula="of:=ROUND(INDIRECT([.$B$2]&amp;&quot;.&quot;&amp;[.P$1]&amp;[.$A15]);2)" office:value-type="float" office:value="0" calcext:value-type="float">
            <text:p>0,00</text:p>
          </table:table-cell>
          <table:table-cell table:formula="of:=ROUND(INDIRECT([.$B$2]&amp;&quot;.&quot;&amp;[.Q$1]&amp;[.$A15]);2)" office:value-type="float" office:value="0" calcext:value-type="float">
            <text:p>0,00</text:p>
          </table:table-cell>
          <table:table-cell table:formula="of:=ROUND(INDIRECT([.$B$2]&amp;&quot;.&quot;&amp;[.R$1]&amp;[.$A15]);2)" office:value-type="float" office:value="0" calcext:value-type="float">
            <text:p>0,0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DIRECT([.$B$2]&amp;&quot;.A&quot;&amp;[.$A16])" office:value-type="float" office:value="0" calcext:value-type="float">
            <text:p>0</text:p>
          </table:table-cell>
          <table:table-cell table:formula="of:=ROUND(INDIRECT([.$B$2]&amp;&quot;.&quot;&amp;[.C$1]&amp;[.$A16]);2)" office:value-type="float" office:value="0" calcext:value-type="float">
            <text:p>0,00</text:p>
          </table:table-cell>
          <table:table-cell table:formula="of:=ROUND(INDIRECT([.$B$2]&amp;&quot;.&quot;&amp;[.D$1]&amp;[.$A16]);2)" office:value-type="float" office:value="0" calcext:value-type="float">
            <text:p>0,00</text:p>
          </table:table-cell>
          <table:table-cell table:formula="of:=ROUND(INDIRECT([.$B$2]&amp;&quot;.&quot;&amp;[.E$1]&amp;[.$A16]);2)" office:value-type="float" office:value="0" calcext:value-type="float">
            <text:p>0,00</text:p>
          </table:table-cell>
          <table:table-cell table:formula="of:=ROUND(INDIRECT([.$B$2]&amp;&quot;.&quot;&amp;[.F$1]&amp;[.$A16]);2)" office:value-type="float" office:value="0" calcext:value-type="float">
            <text:p>0,00</text:p>
          </table:table-cell>
          <table:table-cell table:formula="of:=ROUND(INDIRECT([.$B$2]&amp;&quot;.&quot;&amp;[.G$1]&amp;[.$A16]);2)" office:value-type="float" office:value="0" calcext:value-type="float">
            <text:p>0,00</text:p>
          </table:table-cell>
          <table:table-cell table:formula="of:=ROUND(INDIRECT([.$B$2]&amp;&quot;.&quot;&amp;[.H$1]&amp;[.$A16]);2)" office:value-type="float" office:value="0" calcext:value-type="float">
            <text:p>0,00</text:p>
          </table:table-cell>
          <table:table-cell table:formula="of:=ROUND(INDIRECT([.$B$2]&amp;&quot;.&quot;&amp;[.I$1]&amp;[.$A16]);2)" office:value-type="float" office:value="0" calcext:value-type="float">
            <text:p>0,00</text:p>
          </table:table-cell>
          <table:table-cell table:formula="of:=ROUND(INDIRECT([.$B$2]&amp;&quot;.&quot;&amp;[.J$1]&amp;[.$A16]);2)" office:value-type="float" office:value="0" calcext:value-type="float">
            <text:p>0,00</text:p>
          </table:table-cell>
          <table:table-cell table:formula="of:=ROUND(INDIRECT([.$B$2]&amp;&quot;.&quot;&amp;[.K$1]&amp;[.$A16]);2)" office:value-type="float" office:value="0" calcext:value-type="float">
            <text:p>0,00</text:p>
          </table:table-cell>
          <table:table-cell table:formula="of:=ROUND(INDIRECT([.$B$2]&amp;&quot;.&quot;&amp;[.L$1]&amp;[.$A16]);2)" office:value-type="float" office:value="0" calcext:value-type="float">
            <text:p>0,00</text:p>
          </table:table-cell>
          <table:table-cell table:formula="of:=ROUND(INDIRECT([.$B$2]&amp;&quot;.&quot;&amp;[.M$1]&amp;[.$A16]);2)" office:value-type="float" office:value="0" calcext:value-type="float">
            <text:p>0,00</text:p>
          </table:table-cell>
          <table:table-cell table:formula="of:=ROUND(INDIRECT([.$B$2]&amp;&quot;.&quot;&amp;[.N$1]&amp;[.$A16]);2)" office:value-type="float" office:value="0" calcext:value-type="float">
            <text:p>0,00</text:p>
          </table:table-cell>
          <table:table-cell table:formula="of:=ROUND(INDIRECT([.$B$2]&amp;&quot;.&quot;&amp;[.O$1]&amp;[.$A16]);2)" office:value-type="float" office:value="0" calcext:value-type="float">
            <text:p>0,00</text:p>
          </table:table-cell>
          <table:table-cell table:formula="of:=ROUND(INDIRECT([.$B$2]&amp;&quot;.&quot;&amp;[.P$1]&amp;[.$A16]);2)" office:value-type="float" office:value="0" calcext:value-type="float">
            <text:p>0,00</text:p>
          </table:table-cell>
          <table:table-cell table:formula="of:=ROUND(INDIRECT([.$B$2]&amp;&quot;.&quot;&amp;[.Q$1]&amp;[.$A16]);2)" office:value-type="float" office:value="0" calcext:value-type="float">
            <text:p>0,00</text:p>
          </table:table-cell>
          <table:table-cell table:formula="of:=ROUND(INDIRECT([.$B$2]&amp;&quot;.&quot;&amp;[.R$1]&amp;[.$A16]);2)" office:value-type="float" office:value="0" calcext:value-type="float">
            <text:p>0,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DIRECT([.$B$2]&amp;&quot;.A&quot;&amp;[.$A17])" office:value-type="float" office:value="0" calcext:value-type="float">
            <text:p>0</text:p>
          </table:table-cell>
          <table:table-cell table:formula="of:=ROUND(INDIRECT([.$B$2]&amp;&quot;.&quot;&amp;[.C$1]&amp;[.$A17]);2)" office:value-type="float" office:value="0" calcext:value-type="float">
            <text:p>0,00</text:p>
          </table:table-cell>
          <table:table-cell table:formula="of:=ROUND(INDIRECT([.$B$2]&amp;&quot;.&quot;&amp;[.D$1]&amp;[.$A17]);2)" office:value-type="float" office:value="0" calcext:value-type="float">
            <text:p>0,00</text:p>
          </table:table-cell>
          <table:table-cell table:formula="of:=ROUND(INDIRECT([.$B$2]&amp;&quot;.&quot;&amp;[.E$1]&amp;[.$A17]);2)" office:value-type="float" office:value="0" calcext:value-type="float">
            <text:p>0,00</text:p>
          </table:table-cell>
          <table:table-cell table:formula="of:=ROUND(INDIRECT([.$B$2]&amp;&quot;.&quot;&amp;[.F$1]&amp;[.$A17]);2)" office:value-type="float" office:value="0" calcext:value-type="float">
            <text:p>0,00</text:p>
          </table:table-cell>
          <table:table-cell table:formula="of:=ROUND(INDIRECT([.$B$2]&amp;&quot;.&quot;&amp;[.G$1]&amp;[.$A17]);2)" office:value-type="float" office:value="0" calcext:value-type="float">
            <text:p>0,00</text:p>
          </table:table-cell>
          <table:table-cell table:formula="of:=ROUND(INDIRECT([.$B$2]&amp;&quot;.&quot;&amp;[.H$1]&amp;[.$A17]);2)" office:value-type="float" office:value="0" calcext:value-type="float">
            <text:p>0,00</text:p>
          </table:table-cell>
          <table:table-cell table:formula="of:=ROUND(INDIRECT([.$B$2]&amp;&quot;.&quot;&amp;[.I$1]&amp;[.$A17]);2)" office:value-type="float" office:value="0" calcext:value-type="float">
            <text:p>0,00</text:p>
          </table:table-cell>
          <table:table-cell table:formula="of:=ROUND(INDIRECT([.$B$2]&amp;&quot;.&quot;&amp;[.J$1]&amp;[.$A17]);2)" office:value-type="float" office:value="0" calcext:value-type="float">
            <text:p>0,00</text:p>
          </table:table-cell>
          <table:table-cell table:formula="of:=ROUND(INDIRECT([.$B$2]&amp;&quot;.&quot;&amp;[.K$1]&amp;[.$A17]);2)" office:value-type="float" office:value="0" calcext:value-type="float">
            <text:p>0,00</text:p>
          </table:table-cell>
          <table:table-cell table:formula="of:=ROUND(INDIRECT([.$B$2]&amp;&quot;.&quot;&amp;[.L$1]&amp;[.$A17]);2)" office:value-type="float" office:value="0" calcext:value-type="float">
            <text:p>0,00</text:p>
          </table:table-cell>
          <table:table-cell table:formula="of:=ROUND(INDIRECT([.$B$2]&amp;&quot;.&quot;&amp;[.M$1]&amp;[.$A17]);2)" office:value-type="float" office:value="0" calcext:value-type="float">
            <text:p>0,00</text:p>
          </table:table-cell>
          <table:table-cell table:formula="of:=ROUND(INDIRECT([.$B$2]&amp;&quot;.&quot;&amp;[.N$1]&amp;[.$A17]);2)" office:value-type="float" office:value="0" calcext:value-type="float">
            <text:p>0,00</text:p>
          </table:table-cell>
          <table:table-cell table:formula="of:=ROUND(INDIRECT([.$B$2]&amp;&quot;.&quot;&amp;[.O$1]&amp;[.$A17]);2)" office:value-type="float" office:value="0" calcext:value-type="float">
            <text:p>0,00</text:p>
          </table:table-cell>
          <table:table-cell table:formula="of:=ROUND(INDIRECT([.$B$2]&amp;&quot;.&quot;&amp;[.P$1]&amp;[.$A17]);2)" office:value-type="float" office:value="0" calcext:value-type="float">
            <text:p>0,00</text:p>
          </table:table-cell>
          <table:table-cell table:formula="of:=ROUND(INDIRECT([.$B$2]&amp;&quot;.&quot;&amp;[.Q$1]&amp;[.$A17]);2)" office:value-type="float" office:value="0" calcext:value-type="float">
            <text:p>0,00</text:p>
          </table:table-cell>
          <table:table-cell table:formula="of:=ROUND(INDIRECT([.$B$2]&amp;&quot;.&quot;&amp;[.R$1]&amp;[.$A17]);2)" office:value-type="float" office:value="0" calcext:value-type="float">
            <text:p>0,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DIRECT([.$B$2]&amp;&quot;.A&quot;&amp;[.$A18])" office:value-type="float" office:value="0" calcext:value-type="float">
            <text:p>0</text:p>
          </table:table-cell>
          <table:table-cell table:formula="of:=ROUND(INDIRECT([.$B$2]&amp;&quot;.&quot;&amp;[.C$1]&amp;[.$A18]);2)" office:value-type="float" office:value="0" calcext:value-type="float">
            <text:p>0,00</text:p>
          </table:table-cell>
          <table:table-cell table:formula="of:=ROUND(INDIRECT([.$B$2]&amp;&quot;.&quot;&amp;[.D$1]&amp;[.$A18]);2)" office:value-type="float" office:value="0" calcext:value-type="float">
            <text:p>0,00</text:p>
          </table:table-cell>
          <table:table-cell table:formula="of:=ROUND(INDIRECT([.$B$2]&amp;&quot;.&quot;&amp;[.E$1]&amp;[.$A18]);2)" office:value-type="float" office:value="0" calcext:value-type="float">
            <text:p>0,00</text:p>
          </table:table-cell>
          <table:table-cell table:formula="of:=ROUND(INDIRECT([.$B$2]&amp;&quot;.&quot;&amp;[.F$1]&amp;[.$A18]);2)" office:value-type="float" office:value="0" calcext:value-type="float">
            <text:p>0,00</text:p>
          </table:table-cell>
          <table:table-cell table:formula="of:=ROUND(INDIRECT([.$B$2]&amp;&quot;.&quot;&amp;[.G$1]&amp;[.$A18]);2)" office:value-type="float" office:value="0" calcext:value-type="float">
            <text:p>0,00</text:p>
          </table:table-cell>
          <table:table-cell table:formula="of:=ROUND(INDIRECT([.$B$2]&amp;&quot;.&quot;&amp;[.H$1]&amp;[.$A18]);2)" office:value-type="float" office:value="0" calcext:value-type="float">
            <text:p>0,00</text:p>
          </table:table-cell>
          <table:table-cell table:formula="of:=ROUND(INDIRECT([.$B$2]&amp;&quot;.&quot;&amp;[.I$1]&amp;[.$A18]);2)" office:value-type="float" office:value="0" calcext:value-type="float">
            <text:p>0,00</text:p>
          </table:table-cell>
          <table:table-cell table:formula="of:=ROUND(INDIRECT([.$B$2]&amp;&quot;.&quot;&amp;[.J$1]&amp;[.$A18]);2)" office:value-type="float" office:value="0" calcext:value-type="float">
            <text:p>0,00</text:p>
          </table:table-cell>
          <table:table-cell table:formula="of:=ROUND(INDIRECT([.$B$2]&amp;&quot;.&quot;&amp;[.K$1]&amp;[.$A18]);2)" office:value-type="float" office:value="0" calcext:value-type="float">
            <text:p>0,00</text:p>
          </table:table-cell>
          <table:table-cell table:formula="of:=ROUND(INDIRECT([.$B$2]&amp;&quot;.&quot;&amp;[.L$1]&amp;[.$A18]);2)" office:value-type="float" office:value="0" calcext:value-type="float">
            <text:p>0,00</text:p>
          </table:table-cell>
          <table:table-cell table:formula="of:=ROUND(INDIRECT([.$B$2]&amp;&quot;.&quot;&amp;[.M$1]&amp;[.$A18]);2)" office:value-type="float" office:value="0" calcext:value-type="float">
            <text:p>0,00</text:p>
          </table:table-cell>
          <table:table-cell table:formula="of:=ROUND(INDIRECT([.$B$2]&amp;&quot;.&quot;&amp;[.N$1]&amp;[.$A18]);2)" office:value-type="float" office:value="0" calcext:value-type="float">
            <text:p>0,00</text:p>
          </table:table-cell>
          <table:table-cell table:formula="of:=ROUND(INDIRECT([.$B$2]&amp;&quot;.&quot;&amp;[.O$1]&amp;[.$A18]);2)" office:value-type="float" office:value="0" calcext:value-type="float">
            <text:p>0,00</text:p>
          </table:table-cell>
          <table:table-cell table:formula="of:=ROUND(INDIRECT([.$B$2]&amp;&quot;.&quot;&amp;[.P$1]&amp;[.$A18]);2)" office:value-type="float" office:value="0" calcext:value-type="float">
            <text:p>0,00</text:p>
          </table:table-cell>
          <table:table-cell table:formula="of:=ROUND(INDIRECT([.$B$2]&amp;&quot;.&quot;&amp;[.Q$1]&amp;[.$A18]);2)" office:value-type="float" office:value="0" calcext:value-type="float">
            <text:p>0,00</text:p>
          </table:table-cell>
          <table:table-cell table:formula="of:=ROUND(INDIRECT([.$B$2]&amp;&quot;.&quot;&amp;[.R$1]&amp;[.$A18]);2)" office:value-type="float" office:value="0" calcext:value-type="float">
            <text:p>0,0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DIRECT([.$B$2]&amp;&quot;.A&quot;&amp;[.$A19])" office:value-type="float" office:value="0" calcext:value-type="float">
            <text:p>0</text:p>
          </table:table-cell>
          <table:table-cell table:formula="of:=ROUND(INDIRECT([.$B$2]&amp;&quot;.&quot;&amp;[.C$1]&amp;[.$A19]);2)" office:value-type="float" office:value="0" calcext:value-type="float">
            <text:p>0,00</text:p>
          </table:table-cell>
          <table:table-cell table:formula="of:=ROUND(INDIRECT([.$B$2]&amp;&quot;.&quot;&amp;[.D$1]&amp;[.$A19]);2)" office:value-type="float" office:value="0" calcext:value-type="float">
            <text:p>0,00</text:p>
          </table:table-cell>
          <table:table-cell table:formula="of:=ROUND(INDIRECT([.$B$2]&amp;&quot;.&quot;&amp;[.E$1]&amp;[.$A19]);2)" office:value-type="float" office:value="0" calcext:value-type="float">
            <text:p>0,00</text:p>
          </table:table-cell>
          <table:table-cell table:formula="of:=ROUND(INDIRECT([.$B$2]&amp;&quot;.&quot;&amp;[.F$1]&amp;[.$A19]);2)" office:value-type="float" office:value="0" calcext:value-type="float">
            <text:p>0,00</text:p>
          </table:table-cell>
          <table:table-cell table:formula="of:=ROUND(INDIRECT([.$B$2]&amp;&quot;.&quot;&amp;[.G$1]&amp;[.$A19]);2)" office:value-type="float" office:value="0" calcext:value-type="float">
            <text:p>0,00</text:p>
          </table:table-cell>
          <table:table-cell table:formula="of:=ROUND(INDIRECT([.$B$2]&amp;&quot;.&quot;&amp;[.H$1]&amp;[.$A19]);2)" office:value-type="float" office:value="0" calcext:value-type="float">
            <text:p>0,00</text:p>
          </table:table-cell>
          <table:table-cell table:formula="of:=ROUND(INDIRECT([.$B$2]&amp;&quot;.&quot;&amp;[.I$1]&amp;[.$A19]);2)" office:value-type="float" office:value="0" calcext:value-type="float">
            <text:p>0,00</text:p>
          </table:table-cell>
          <table:table-cell table:formula="of:=ROUND(INDIRECT([.$B$2]&amp;&quot;.&quot;&amp;[.J$1]&amp;[.$A19]);2)" office:value-type="float" office:value="0" calcext:value-type="float">
            <text:p>0,00</text:p>
          </table:table-cell>
          <table:table-cell table:formula="of:=ROUND(INDIRECT([.$B$2]&amp;&quot;.&quot;&amp;[.K$1]&amp;[.$A19]);2)" office:value-type="float" office:value="0" calcext:value-type="float">
            <text:p>0,00</text:p>
          </table:table-cell>
          <table:table-cell table:formula="of:=ROUND(INDIRECT([.$B$2]&amp;&quot;.&quot;&amp;[.L$1]&amp;[.$A19]);2)" office:value-type="float" office:value="0" calcext:value-type="float">
            <text:p>0,00</text:p>
          </table:table-cell>
          <table:table-cell table:formula="of:=ROUND(INDIRECT([.$B$2]&amp;&quot;.&quot;&amp;[.M$1]&amp;[.$A19]);2)" office:value-type="float" office:value="0" calcext:value-type="float">
            <text:p>0,00</text:p>
          </table:table-cell>
          <table:table-cell table:formula="of:=ROUND(INDIRECT([.$B$2]&amp;&quot;.&quot;&amp;[.N$1]&amp;[.$A19]);2)" office:value-type="float" office:value="0" calcext:value-type="float">
            <text:p>0,00</text:p>
          </table:table-cell>
          <table:table-cell table:formula="of:=ROUND(INDIRECT([.$B$2]&amp;&quot;.&quot;&amp;[.O$1]&amp;[.$A19]);2)" office:value-type="float" office:value="0" calcext:value-type="float">
            <text:p>0,00</text:p>
          </table:table-cell>
          <table:table-cell table:formula="of:=ROUND(INDIRECT([.$B$2]&amp;&quot;.&quot;&amp;[.P$1]&amp;[.$A19]);2)" office:value-type="float" office:value="0" calcext:value-type="float">
            <text:p>0,00</text:p>
          </table:table-cell>
          <table:table-cell table:formula="of:=ROUND(INDIRECT([.$B$2]&amp;&quot;.&quot;&amp;[.Q$1]&amp;[.$A19]);2)" office:value-type="float" office:value="0" calcext:value-type="float">
            <text:p>0,00</text:p>
          </table:table-cell>
          <table:table-cell table:formula="of:=ROUND(INDIRECT([.$B$2]&amp;&quot;.&quot;&amp;[.R$1]&amp;[.$A19]);2)" office:value-type="float" office:value="0" calcext:value-type="float">
            <text:p>0,0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DIRECT([.$B$2]&amp;&quot;.A&quot;&amp;[.$A20])" office:value-type="float" office:value="0" calcext:value-type="float">
            <text:p>0</text:p>
          </table:table-cell>
          <table:table-cell table:formula="of:=ROUND(INDIRECT([.$B$2]&amp;&quot;.&quot;&amp;[.C$1]&amp;[.$A20]);2)" office:value-type="float" office:value="0" calcext:value-type="float">
            <text:p>0,00</text:p>
          </table:table-cell>
          <table:table-cell table:formula="of:=ROUND(INDIRECT([.$B$2]&amp;&quot;.&quot;&amp;[.D$1]&amp;[.$A20]);2)" office:value-type="float" office:value="0" calcext:value-type="float">
            <text:p>0,00</text:p>
          </table:table-cell>
          <table:table-cell table:formula="of:=ROUND(INDIRECT([.$B$2]&amp;&quot;.&quot;&amp;[.E$1]&amp;[.$A20]);2)" office:value-type="float" office:value="0" calcext:value-type="float">
            <text:p>0,00</text:p>
          </table:table-cell>
          <table:table-cell table:formula="of:=ROUND(INDIRECT([.$B$2]&amp;&quot;.&quot;&amp;[.F$1]&amp;[.$A20]);2)" office:value-type="float" office:value="0" calcext:value-type="float">
            <text:p>0,00</text:p>
          </table:table-cell>
          <table:table-cell table:formula="of:=ROUND(INDIRECT([.$B$2]&amp;&quot;.&quot;&amp;[.G$1]&amp;[.$A20]);2)" office:value-type="float" office:value="0" calcext:value-type="float">
            <text:p>0,00</text:p>
          </table:table-cell>
          <table:table-cell table:formula="of:=ROUND(INDIRECT([.$B$2]&amp;&quot;.&quot;&amp;[.H$1]&amp;[.$A20]);2)" office:value-type="float" office:value="0" calcext:value-type="float">
            <text:p>0,00</text:p>
          </table:table-cell>
          <table:table-cell table:formula="of:=ROUND(INDIRECT([.$B$2]&amp;&quot;.&quot;&amp;[.I$1]&amp;[.$A20]);2)" office:value-type="float" office:value="0" calcext:value-type="float">
            <text:p>0,00</text:p>
          </table:table-cell>
          <table:table-cell table:formula="of:=ROUND(INDIRECT([.$B$2]&amp;&quot;.&quot;&amp;[.J$1]&amp;[.$A20]);2)" office:value-type="float" office:value="0" calcext:value-type="float">
            <text:p>0,00</text:p>
          </table:table-cell>
          <table:table-cell table:formula="of:=ROUND(INDIRECT([.$B$2]&amp;&quot;.&quot;&amp;[.K$1]&amp;[.$A20]);2)" office:value-type="float" office:value="0" calcext:value-type="float">
            <text:p>0,00</text:p>
          </table:table-cell>
          <table:table-cell table:formula="of:=ROUND(INDIRECT([.$B$2]&amp;&quot;.&quot;&amp;[.L$1]&amp;[.$A20]);2)" office:value-type="float" office:value="0" calcext:value-type="float">
            <text:p>0,00</text:p>
          </table:table-cell>
          <table:table-cell table:formula="of:=ROUND(INDIRECT([.$B$2]&amp;&quot;.&quot;&amp;[.M$1]&amp;[.$A20]);2)" office:value-type="float" office:value="0" calcext:value-type="float">
            <text:p>0,00</text:p>
          </table:table-cell>
          <table:table-cell table:formula="of:=ROUND(INDIRECT([.$B$2]&amp;&quot;.&quot;&amp;[.N$1]&amp;[.$A20]);2)" office:value-type="float" office:value="0" calcext:value-type="float">
            <text:p>0,00</text:p>
          </table:table-cell>
          <table:table-cell table:formula="of:=ROUND(INDIRECT([.$B$2]&amp;&quot;.&quot;&amp;[.O$1]&amp;[.$A20]);2)" office:value-type="float" office:value="0" calcext:value-type="float">
            <text:p>0,00</text:p>
          </table:table-cell>
          <table:table-cell table:formula="of:=ROUND(INDIRECT([.$B$2]&amp;&quot;.&quot;&amp;[.P$1]&amp;[.$A20]);2)" office:value-type="float" office:value="0" calcext:value-type="float">
            <text:p>0,00</text:p>
          </table:table-cell>
          <table:table-cell table:formula="of:=ROUND(INDIRECT([.$B$2]&amp;&quot;.&quot;&amp;[.Q$1]&amp;[.$A20]);2)" office:value-type="float" office:value="0" calcext:value-type="float">
            <text:p>0,00</text:p>
          </table:table-cell>
          <table:table-cell table:formula="of:=ROUND(INDIRECT([.$B$2]&amp;&quot;.&quot;&amp;[.R$1]&amp;[.$A20]);2)" office:value-type="float" office:value="0" calcext:value-type="float">
            <text:p>0,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DIRECT([.$B$2]&amp;&quot;.A&quot;&amp;[.$A21])" office:value-type="float" office:value="0" calcext:value-type="float">
            <text:p>0</text:p>
          </table:table-cell>
          <table:table-cell table:formula="of:=ROUND(INDIRECT([.$B$2]&amp;&quot;.&quot;&amp;[.C$1]&amp;[.$A21]);2)" office:value-type="float" office:value="0" calcext:value-type="float">
            <text:p>0,00</text:p>
          </table:table-cell>
          <table:table-cell table:formula="of:=ROUND(INDIRECT([.$B$2]&amp;&quot;.&quot;&amp;[.D$1]&amp;[.$A21]);2)" office:value-type="float" office:value="0" calcext:value-type="float">
            <text:p>0,00</text:p>
          </table:table-cell>
          <table:table-cell table:formula="of:=ROUND(INDIRECT([.$B$2]&amp;&quot;.&quot;&amp;[.E$1]&amp;[.$A21]);2)" office:value-type="float" office:value="0" calcext:value-type="float">
            <text:p>0,00</text:p>
          </table:table-cell>
          <table:table-cell table:formula="of:=ROUND(INDIRECT([.$B$2]&amp;&quot;.&quot;&amp;[.F$1]&amp;[.$A21]);2)" office:value-type="float" office:value="0" calcext:value-type="float">
            <text:p>0,00</text:p>
          </table:table-cell>
          <table:table-cell table:formula="of:=ROUND(INDIRECT([.$B$2]&amp;&quot;.&quot;&amp;[.G$1]&amp;[.$A21]);2)" office:value-type="float" office:value="0" calcext:value-type="float">
            <text:p>0,00</text:p>
          </table:table-cell>
          <table:table-cell table:formula="of:=ROUND(INDIRECT([.$B$2]&amp;&quot;.&quot;&amp;[.H$1]&amp;[.$A21]);2)" office:value-type="float" office:value="0" calcext:value-type="float">
            <text:p>0,00</text:p>
          </table:table-cell>
          <table:table-cell table:formula="of:=ROUND(INDIRECT([.$B$2]&amp;&quot;.&quot;&amp;[.I$1]&amp;[.$A21]);2)" office:value-type="float" office:value="0" calcext:value-type="float">
            <text:p>0,00</text:p>
          </table:table-cell>
          <table:table-cell table:formula="of:=ROUND(INDIRECT([.$B$2]&amp;&quot;.&quot;&amp;[.J$1]&amp;[.$A21]);2)" office:value-type="float" office:value="0" calcext:value-type="float">
            <text:p>0,00</text:p>
          </table:table-cell>
          <table:table-cell table:formula="of:=ROUND(INDIRECT([.$B$2]&amp;&quot;.&quot;&amp;[.K$1]&amp;[.$A21]);2)" office:value-type="float" office:value="0" calcext:value-type="float">
            <text:p>0,00</text:p>
          </table:table-cell>
          <table:table-cell table:formula="of:=ROUND(INDIRECT([.$B$2]&amp;&quot;.&quot;&amp;[.L$1]&amp;[.$A21]);2)" office:value-type="float" office:value="0" calcext:value-type="float">
            <text:p>0,00</text:p>
          </table:table-cell>
          <table:table-cell table:formula="of:=ROUND(INDIRECT([.$B$2]&amp;&quot;.&quot;&amp;[.M$1]&amp;[.$A21]);2)" office:value-type="float" office:value="0" calcext:value-type="float">
            <text:p>0,00</text:p>
          </table:table-cell>
          <table:table-cell table:formula="of:=ROUND(INDIRECT([.$B$2]&amp;&quot;.&quot;&amp;[.N$1]&amp;[.$A21]);2)" office:value-type="float" office:value="0" calcext:value-type="float">
            <text:p>0,00</text:p>
          </table:table-cell>
          <table:table-cell table:formula="of:=ROUND(INDIRECT([.$B$2]&amp;&quot;.&quot;&amp;[.O$1]&amp;[.$A21]);2)" office:value-type="float" office:value="0" calcext:value-type="float">
            <text:p>0,00</text:p>
          </table:table-cell>
          <table:table-cell table:formula="of:=ROUND(INDIRECT([.$B$2]&amp;&quot;.&quot;&amp;[.P$1]&amp;[.$A21]);2)" office:value-type="float" office:value="0" calcext:value-type="float">
            <text:p>0,00</text:p>
          </table:table-cell>
          <table:table-cell table:formula="of:=ROUND(INDIRECT([.$B$2]&amp;&quot;.&quot;&amp;[.Q$1]&amp;[.$A21]);2)" office:value-type="float" office:value="0" calcext:value-type="float">
            <text:p>0,00</text:p>
          </table:table-cell>
          <table:table-cell table:formula="of:=ROUND(INDIRECT([.$B$2]&amp;&quot;.&quot;&amp;[.R$1]&amp;[.$A21]);2)" office:value-type="float" office:value="0" calcext:value-type="float">
            <text:p>0,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DIRECT([.$B$2]&amp;&quot;.A&quot;&amp;[.$A22])" office:value-type="float" office:value="0" calcext:value-type="float">
            <text:p>0</text:p>
          </table:table-cell>
          <table:table-cell table:formula="of:=ROUND(INDIRECT([.$B$2]&amp;&quot;.&quot;&amp;[.C$1]&amp;[.$A22]);2)" office:value-type="float" office:value="0" calcext:value-type="float">
            <text:p>0,00</text:p>
          </table:table-cell>
          <table:table-cell table:formula="of:=ROUND(INDIRECT([.$B$2]&amp;&quot;.&quot;&amp;[.D$1]&amp;[.$A22]);2)" office:value-type="float" office:value="0" calcext:value-type="float">
            <text:p>0,00</text:p>
          </table:table-cell>
          <table:table-cell table:formula="of:=ROUND(INDIRECT([.$B$2]&amp;&quot;.&quot;&amp;[.E$1]&amp;[.$A22]);2)" office:value-type="float" office:value="0" calcext:value-type="float">
            <text:p>0,00</text:p>
          </table:table-cell>
          <table:table-cell table:formula="of:=ROUND(INDIRECT([.$B$2]&amp;&quot;.&quot;&amp;[.F$1]&amp;[.$A22]);2)" office:value-type="float" office:value="0" calcext:value-type="float">
            <text:p>0,00</text:p>
          </table:table-cell>
          <table:table-cell table:formula="of:=ROUND(INDIRECT([.$B$2]&amp;&quot;.&quot;&amp;[.G$1]&amp;[.$A22]);2)" office:value-type="float" office:value="0" calcext:value-type="float">
            <text:p>0,00</text:p>
          </table:table-cell>
          <table:table-cell table:formula="of:=ROUND(INDIRECT([.$B$2]&amp;&quot;.&quot;&amp;[.H$1]&amp;[.$A22]);2)" office:value-type="float" office:value="0" calcext:value-type="float">
            <text:p>0,00</text:p>
          </table:table-cell>
          <table:table-cell table:formula="of:=ROUND(INDIRECT([.$B$2]&amp;&quot;.&quot;&amp;[.I$1]&amp;[.$A22]);2)" office:value-type="float" office:value="0" calcext:value-type="float">
            <text:p>0,00</text:p>
          </table:table-cell>
          <table:table-cell table:formula="of:=ROUND(INDIRECT([.$B$2]&amp;&quot;.&quot;&amp;[.J$1]&amp;[.$A22]);2)" office:value-type="float" office:value="0" calcext:value-type="float">
            <text:p>0,00</text:p>
          </table:table-cell>
          <table:table-cell table:formula="of:=ROUND(INDIRECT([.$B$2]&amp;&quot;.&quot;&amp;[.K$1]&amp;[.$A22]);2)" office:value-type="float" office:value="0" calcext:value-type="float">
            <text:p>0,00</text:p>
          </table:table-cell>
          <table:table-cell table:formula="of:=ROUND(INDIRECT([.$B$2]&amp;&quot;.&quot;&amp;[.L$1]&amp;[.$A22]);2)" office:value-type="float" office:value="0" calcext:value-type="float">
            <text:p>0,00</text:p>
          </table:table-cell>
          <table:table-cell table:formula="of:=ROUND(INDIRECT([.$B$2]&amp;&quot;.&quot;&amp;[.M$1]&amp;[.$A22]);2)" office:value-type="float" office:value="0" calcext:value-type="float">
            <text:p>0,00</text:p>
          </table:table-cell>
          <table:table-cell table:formula="of:=ROUND(INDIRECT([.$B$2]&amp;&quot;.&quot;&amp;[.N$1]&amp;[.$A22]);2)" office:value-type="float" office:value="0" calcext:value-type="float">
            <text:p>0,00</text:p>
          </table:table-cell>
          <table:table-cell table:formula="of:=ROUND(INDIRECT([.$B$2]&amp;&quot;.&quot;&amp;[.O$1]&amp;[.$A22]);2)" office:value-type="float" office:value="0" calcext:value-type="float">
            <text:p>0,00</text:p>
          </table:table-cell>
          <table:table-cell table:formula="of:=ROUND(INDIRECT([.$B$2]&amp;&quot;.&quot;&amp;[.P$1]&amp;[.$A22]);2)" office:value-type="float" office:value="0" calcext:value-type="float">
            <text:p>0,00</text:p>
          </table:table-cell>
          <table:table-cell table:formula="of:=ROUND(INDIRECT([.$B$2]&amp;&quot;.&quot;&amp;[.Q$1]&amp;[.$A22]);2)" office:value-type="float" office:value="0" calcext:value-type="float">
            <text:p>0,00</text:p>
          </table:table-cell>
          <table:table-cell table:formula="of:=ROUND(INDIRECT([.$B$2]&amp;&quot;.&quot;&amp;[.R$1]&amp;[.$A22]);2)" office:value-type="float" office:value="0" calcext:value-type="float">
            <text:p>0,0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DIRECT([.$B$2]&amp;&quot;.A&quot;&amp;[.$A23])" office:value-type="float" office:value="0" calcext:value-type="float">
            <text:p>0</text:p>
          </table:table-cell>
          <table:table-cell table:formula="of:=ROUND(INDIRECT([.$B$2]&amp;&quot;.&quot;&amp;[.C$1]&amp;[.$A23]);2)" office:value-type="float" office:value="0" calcext:value-type="float">
            <text:p>0,00</text:p>
          </table:table-cell>
          <table:table-cell table:formula="of:=ROUND(INDIRECT([.$B$2]&amp;&quot;.&quot;&amp;[.D$1]&amp;[.$A23]);2)" office:value-type="float" office:value="0" calcext:value-type="float">
            <text:p>0,00</text:p>
          </table:table-cell>
          <table:table-cell table:formula="of:=ROUND(INDIRECT([.$B$2]&amp;&quot;.&quot;&amp;[.E$1]&amp;[.$A23]);2)" office:value-type="float" office:value="0" calcext:value-type="float">
            <text:p>0,00</text:p>
          </table:table-cell>
          <table:table-cell table:formula="of:=ROUND(INDIRECT([.$B$2]&amp;&quot;.&quot;&amp;[.F$1]&amp;[.$A23]);2)" office:value-type="float" office:value="0" calcext:value-type="float">
            <text:p>0,00</text:p>
          </table:table-cell>
          <table:table-cell table:formula="of:=ROUND(INDIRECT([.$B$2]&amp;&quot;.&quot;&amp;[.G$1]&amp;[.$A23]);2)" office:value-type="float" office:value="0" calcext:value-type="float">
            <text:p>0,00</text:p>
          </table:table-cell>
          <table:table-cell table:formula="of:=ROUND(INDIRECT([.$B$2]&amp;&quot;.&quot;&amp;[.H$1]&amp;[.$A23]);2)" office:value-type="float" office:value="0" calcext:value-type="float">
            <text:p>0,00</text:p>
          </table:table-cell>
          <table:table-cell table:formula="of:=ROUND(INDIRECT([.$B$2]&amp;&quot;.&quot;&amp;[.I$1]&amp;[.$A23]);2)" office:value-type="float" office:value="0" calcext:value-type="float">
            <text:p>0,00</text:p>
          </table:table-cell>
          <table:table-cell table:formula="of:=ROUND(INDIRECT([.$B$2]&amp;&quot;.&quot;&amp;[.J$1]&amp;[.$A23]);2)" office:value-type="float" office:value="0" calcext:value-type="float">
            <text:p>0,00</text:p>
          </table:table-cell>
          <table:table-cell table:formula="of:=ROUND(INDIRECT([.$B$2]&amp;&quot;.&quot;&amp;[.K$1]&amp;[.$A23]);2)" office:value-type="float" office:value="0" calcext:value-type="float">
            <text:p>0,00</text:p>
          </table:table-cell>
          <table:table-cell table:formula="of:=ROUND(INDIRECT([.$B$2]&amp;&quot;.&quot;&amp;[.L$1]&amp;[.$A23]);2)" office:value-type="float" office:value="0" calcext:value-type="float">
            <text:p>0,00</text:p>
          </table:table-cell>
          <table:table-cell table:formula="of:=ROUND(INDIRECT([.$B$2]&amp;&quot;.&quot;&amp;[.M$1]&amp;[.$A23]);2)" office:value-type="float" office:value="0" calcext:value-type="float">
            <text:p>0,00</text:p>
          </table:table-cell>
          <table:table-cell table:formula="of:=ROUND(INDIRECT([.$B$2]&amp;&quot;.&quot;&amp;[.N$1]&amp;[.$A23]);2)" office:value-type="float" office:value="0" calcext:value-type="float">
            <text:p>0,00</text:p>
          </table:table-cell>
          <table:table-cell table:formula="of:=ROUND(INDIRECT([.$B$2]&amp;&quot;.&quot;&amp;[.O$1]&amp;[.$A23]);2)" office:value-type="float" office:value="0" calcext:value-type="float">
            <text:p>0,00</text:p>
          </table:table-cell>
          <table:table-cell table:formula="of:=ROUND(INDIRECT([.$B$2]&amp;&quot;.&quot;&amp;[.P$1]&amp;[.$A23]);2)" office:value-type="float" office:value="0" calcext:value-type="float">
            <text:p>0,00</text:p>
          </table:table-cell>
          <table:table-cell table:formula="of:=ROUND(INDIRECT([.$B$2]&amp;&quot;.&quot;&amp;[.Q$1]&amp;[.$A23]);2)" office:value-type="float" office:value="0" calcext:value-type="float">
            <text:p>0,00</text:p>
          </table:table-cell>
          <table:table-cell table:formula="of:=ROUND(INDIRECT([.$B$2]&amp;&quot;.&quot;&amp;[.R$1]&amp;[.$A23]);2)" office:value-type="float" office:value="0" calcext:value-type="float">
            <text:p>0,0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DIRECT([.$B$2]&amp;&quot;.A&quot;&amp;[.$A24])" office:value-type="float" office:value="0" calcext:value-type="float">
            <text:p>0</text:p>
          </table:table-cell>
          <table:table-cell table:formula="of:=ROUND(INDIRECT([.$B$2]&amp;&quot;.&quot;&amp;[.C$1]&amp;[.$A24]);2)" office:value-type="float" office:value="0" calcext:value-type="float">
            <text:p>0,00</text:p>
          </table:table-cell>
          <table:table-cell table:formula="of:=ROUND(INDIRECT([.$B$2]&amp;&quot;.&quot;&amp;[.D$1]&amp;[.$A24]);2)" office:value-type="float" office:value="0" calcext:value-type="float">
            <text:p>0,00</text:p>
          </table:table-cell>
          <table:table-cell table:formula="of:=ROUND(INDIRECT([.$B$2]&amp;&quot;.&quot;&amp;[.E$1]&amp;[.$A24]);2)" office:value-type="float" office:value="0" calcext:value-type="float">
            <text:p>0,00</text:p>
          </table:table-cell>
          <table:table-cell table:formula="of:=ROUND(INDIRECT([.$B$2]&amp;&quot;.&quot;&amp;[.F$1]&amp;[.$A24]);2)" office:value-type="float" office:value="0" calcext:value-type="float">
            <text:p>0,00</text:p>
          </table:table-cell>
          <table:table-cell table:formula="of:=ROUND(INDIRECT([.$B$2]&amp;&quot;.&quot;&amp;[.G$1]&amp;[.$A24]);2)" office:value-type="float" office:value="0" calcext:value-type="float">
            <text:p>0,00</text:p>
          </table:table-cell>
          <table:table-cell table:formula="of:=ROUND(INDIRECT([.$B$2]&amp;&quot;.&quot;&amp;[.H$1]&amp;[.$A24]);2)" office:value-type="float" office:value="0" calcext:value-type="float">
            <text:p>0,00</text:p>
          </table:table-cell>
          <table:table-cell table:formula="of:=ROUND(INDIRECT([.$B$2]&amp;&quot;.&quot;&amp;[.I$1]&amp;[.$A24]);2)" office:value-type="float" office:value="0" calcext:value-type="float">
            <text:p>0,00</text:p>
          </table:table-cell>
          <table:table-cell table:formula="of:=ROUND(INDIRECT([.$B$2]&amp;&quot;.&quot;&amp;[.J$1]&amp;[.$A24]);2)" office:value-type="float" office:value="0" calcext:value-type="float">
            <text:p>0,00</text:p>
          </table:table-cell>
          <table:table-cell table:formula="of:=ROUND(INDIRECT([.$B$2]&amp;&quot;.&quot;&amp;[.K$1]&amp;[.$A24]);2)" office:value-type="float" office:value="0" calcext:value-type="float">
            <text:p>0,00</text:p>
          </table:table-cell>
          <table:table-cell table:formula="of:=ROUND(INDIRECT([.$B$2]&amp;&quot;.&quot;&amp;[.L$1]&amp;[.$A24]);2)" office:value-type="float" office:value="0" calcext:value-type="float">
            <text:p>0,00</text:p>
          </table:table-cell>
          <table:table-cell table:formula="of:=ROUND(INDIRECT([.$B$2]&amp;&quot;.&quot;&amp;[.M$1]&amp;[.$A24]);2)" office:value-type="float" office:value="0" calcext:value-type="float">
            <text:p>0,00</text:p>
          </table:table-cell>
          <table:table-cell table:formula="of:=ROUND(INDIRECT([.$B$2]&amp;&quot;.&quot;&amp;[.N$1]&amp;[.$A24]);2)" office:value-type="float" office:value="0" calcext:value-type="float">
            <text:p>0,00</text:p>
          </table:table-cell>
          <table:table-cell table:formula="of:=ROUND(INDIRECT([.$B$2]&amp;&quot;.&quot;&amp;[.O$1]&amp;[.$A24]);2)" office:value-type="float" office:value="0" calcext:value-type="float">
            <text:p>0,00</text:p>
          </table:table-cell>
          <table:table-cell table:formula="of:=ROUND(INDIRECT([.$B$2]&amp;&quot;.&quot;&amp;[.P$1]&amp;[.$A24]);2)" office:value-type="float" office:value="0" calcext:value-type="float">
            <text:p>0,00</text:p>
          </table:table-cell>
          <table:table-cell table:formula="of:=ROUND(INDIRECT([.$B$2]&amp;&quot;.&quot;&amp;[.Q$1]&amp;[.$A24]);2)" office:value-type="float" office:value="0" calcext:value-type="float">
            <text:p>0,00</text:p>
          </table:table-cell>
          <table:table-cell table:formula="of:=ROUND(INDIRECT([.$B$2]&amp;&quot;.&quot;&amp;[.R$1]&amp;[.$A24]);2)" office:value-type="float" office:value="0" calcext:value-type="float">
            <text:p>0,0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DIRECT([.$B$2]&amp;&quot;.A&quot;&amp;[.$A25])" office:value-type="float" office:value="0" calcext:value-type="float">
            <text:p>0</text:p>
          </table:table-cell>
          <table:table-cell table:formula="of:=ROUND(INDIRECT([.$B$2]&amp;&quot;.&quot;&amp;[.C$1]&amp;[.$A25]);2)" office:value-type="float" office:value="0" calcext:value-type="float">
            <text:p>0,00</text:p>
          </table:table-cell>
          <table:table-cell table:formula="of:=ROUND(INDIRECT([.$B$2]&amp;&quot;.&quot;&amp;[.D$1]&amp;[.$A25]);2)" office:value-type="float" office:value="0" calcext:value-type="float">
            <text:p>0,00</text:p>
          </table:table-cell>
          <table:table-cell table:formula="of:=ROUND(INDIRECT([.$B$2]&amp;&quot;.&quot;&amp;[.E$1]&amp;[.$A25]);2)" office:value-type="float" office:value="0" calcext:value-type="float">
            <text:p>0,00</text:p>
          </table:table-cell>
          <table:table-cell table:formula="of:=ROUND(INDIRECT([.$B$2]&amp;&quot;.&quot;&amp;[.F$1]&amp;[.$A25]);2)" office:value-type="float" office:value="0" calcext:value-type="float">
            <text:p>0,00</text:p>
          </table:table-cell>
          <table:table-cell table:formula="of:=ROUND(INDIRECT([.$B$2]&amp;&quot;.&quot;&amp;[.G$1]&amp;[.$A25]);2)" office:value-type="float" office:value="0" calcext:value-type="float">
            <text:p>0,00</text:p>
          </table:table-cell>
          <table:table-cell table:formula="of:=ROUND(INDIRECT([.$B$2]&amp;&quot;.&quot;&amp;[.H$1]&amp;[.$A25]);2)" office:value-type="float" office:value="0" calcext:value-type="float">
            <text:p>0,00</text:p>
          </table:table-cell>
          <table:table-cell table:formula="of:=ROUND(INDIRECT([.$B$2]&amp;&quot;.&quot;&amp;[.I$1]&amp;[.$A25]);2)" office:value-type="float" office:value="0" calcext:value-type="float">
            <text:p>0,00</text:p>
          </table:table-cell>
          <table:table-cell table:formula="of:=ROUND(INDIRECT([.$B$2]&amp;&quot;.&quot;&amp;[.J$1]&amp;[.$A25]);2)" office:value-type="float" office:value="0" calcext:value-type="float">
            <text:p>0,00</text:p>
          </table:table-cell>
          <table:table-cell table:formula="of:=ROUND(INDIRECT([.$B$2]&amp;&quot;.&quot;&amp;[.K$1]&amp;[.$A25]);2)" office:value-type="float" office:value="0" calcext:value-type="float">
            <text:p>0,00</text:p>
          </table:table-cell>
          <table:table-cell table:formula="of:=ROUND(INDIRECT([.$B$2]&amp;&quot;.&quot;&amp;[.L$1]&amp;[.$A25]);2)" office:value-type="float" office:value="0" calcext:value-type="float">
            <text:p>0,00</text:p>
          </table:table-cell>
          <table:table-cell table:formula="of:=ROUND(INDIRECT([.$B$2]&amp;&quot;.&quot;&amp;[.M$1]&amp;[.$A25]);2)" office:value-type="float" office:value="0" calcext:value-type="float">
            <text:p>0,00</text:p>
          </table:table-cell>
          <table:table-cell table:formula="of:=ROUND(INDIRECT([.$B$2]&amp;&quot;.&quot;&amp;[.N$1]&amp;[.$A25]);2)" office:value-type="float" office:value="0" calcext:value-type="float">
            <text:p>0,00</text:p>
          </table:table-cell>
          <table:table-cell table:formula="of:=ROUND(INDIRECT([.$B$2]&amp;&quot;.&quot;&amp;[.O$1]&amp;[.$A25]);2)" office:value-type="float" office:value="0" calcext:value-type="float">
            <text:p>0,00</text:p>
          </table:table-cell>
          <table:table-cell table:formula="of:=ROUND(INDIRECT([.$B$2]&amp;&quot;.&quot;&amp;[.P$1]&amp;[.$A25]);2)" office:value-type="float" office:value="0" calcext:value-type="float">
            <text:p>0,00</text:p>
          </table:table-cell>
          <table:table-cell table:formula="of:=ROUND(INDIRECT([.$B$2]&amp;&quot;.&quot;&amp;[.Q$1]&amp;[.$A25]);2)" office:value-type="float" office:value="0" calcext:value-type="float">
            <text:p>0,00</text:p>
          </table:table-cell>
          <table:table-cell table:formula="of:=ROUND(INDIRECT([.$B$2]&amp;&quot;.&quot;&amp;[.R$1]&amp;[.$A25]);2)" office:value-type="float" office:value="0" calcext:value-type="float">
            <text:p>0,0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DIRECT([.$B$2]&amp;&quot;.A&quot;&amp;[.$A26])" office:value-type="float" office:value="0" calcext:value-type="float">
            <text:p>0</text:p>
          </table:table-cell>
          <table:table-cell table:formula="of:=ROUND(INDIRECT([.$B$2]&amp;&quot;.&quot;&amp;[.C$1]&amp;[.$A26]);2)" office:value-type="float" office:value="0" calcext:value-type="float">
            <text:p>0,00</text:p>
          </table:table-cell>
          <table:table-cell table:formula="of:=ROUND(INDIRECT([.$B$2]&amp;&quot;.&quot;&amp;[.D$1]&amp;[.$A26]);2)" office:value-type="float" office:value="0" calcext:value-type="float">
            <text:p>0,00</text:p>
          </table:table-cell>
          <table:table-cell table:formula="of:=ROUND(INDIRECT([.$B$2]&amp;&quot;.&quot;&amp;[.E$1]&amp;[.$A26]);2)" office:value-type="float" office:value="0" calcext:value-type="float">
            <text:p>0,00</text:p>
          </table:table-cell>
          <table:table-cell table:formula="of:=ROUND(INDIRECT([.$B$2]&amp;&quot;.&quot;&amp;[.F$1]&amp;[.$A26]);2)" office:value-type="float" office:value="0" calcext:value-type="float">
            <text:p>0,00</text:p>
          </table:table-cell>
          <table:table-cell table:formula="of:=ROUND(INDIRECT([.$B$2]&amp;&quot;.&quot;&amp;[.G$1]&amp;[.$A26]);2)" office:value-type="float" office:value="0" calcext:value-type="float">
            <text:p>0,00</text:p>
          </table:table-cell>
          <table:table-cell table:formula="of:=ROUND(INDIRECT([.$B$2]&amp;&quot;.&quot;&amp;[.H$1]&amp;[.$A26]);2)" office:value-type="float" office:value="0" calcext:value-type="float">
            <text:p>0,00</text:p>
          </table:table-cell>
          <table:table-cell table:formula="of:=ROUND(INDIRECT([.$B$2]&amp;&quot;.&quot;&amp;[.I$1]&amp;[.$A26]);2)" office:value-type="float" office:value="0" calcext:value-type="float">
            <text:p>0,00</text:p>
          </table:table-cell>
          <table:table-cell table:formula="of:=ROUND(INDIRECT([.$B$2]&amp;&quot;.&quot;&amp;[.J$1]&amp;[.$A26]);2)" office:value-type="float" office:value="0" calcext:value-type="float">
            <text:p>0,00</text:p>
          </table:table-cell>
          <table:table-cell table:formula="of:=ROUND(INDIRECT([.$B$2]&amp;&quot;.&quot;&amp;[.K$1]&amp;[.$A26]);2)" office:value-type="float" office:value="0" calcext:value-type="float">
            <text:p>0,00</text:p>
          </table:table-cell>
          <table:table-cell table:formula="of:=ROUND(INDIRECT([.$B$2]&amp;&quot;.&quot;&amp;[.L$1]&amp;[.$A26]);2)" office:value-type="float" office:value="0" calcext:value-type="float">
            <text:p>0,00</text:p>
          </table:table-cell>
          <table:table-cell table:formula="of:=ROUND(INDIRECT([.$B$2]&amp;&quot;.&quot;&amp;[.M$1]&amp;[.$A26]);2)" office:value-type="float" office:value="0" calcext:value-type="float">
            <text:p>0,00</text:p>
          </table:table-cell>
          <table:table-cell table:formula="of:=ROUND(INDIRECT([.$B$2]&amp;&quot;.&quot;&amp;[.N$1]&amp;[.$A26]);2)" office:value-type="float" office:value="0" calcext:value-type="float">
            <text:p>0,00</text:p>
          </table:table-cell>
          <table:table-cell table:formula="of:=ROUND(INDIRECT([.$B$2]&amp;&quot;.&quot;&amp;[.O$1]&amp;[.$A26]);2)" office:value-type="float" office:value="0" calcext:value-type="float">
            <text:p>0,00</text:p>
          </table:table-cell>
          <table:table-cell table:formula="of:=ROUND(INDIRECT([.$B$2]&amp;&quot;.&quot;&amp;[.P$1]&amp;[.$A26]);2)" office:value-type="float" office:value="0" calcext:value-type="float">
            <text:p>0,00</text:p>
          </table:table-cell>
          <table:table-cell table:formula="of:=ROUND(INDIRECT([.$B$2]&amp;&quot;.&quot;&amp;[.Q$1]&amp;[.$A26]);2)" office:value-type="float" office:value="0" calcext:value-type="float">
            <text:p>0,00</text:p>
          </table:table-cell>
          <table:table-cell table:formula="of:=ROUND(INDIRECT([.$B$2]&amp;&quot;.&quot;&amp;[.R$1]&amp;[.$A26]);2)" office:value-type="float" office:value="0" calcext:value-type="float">
            <text:p>0,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DIRECT([.$B$2]&amp;&quot;.A&quot;&amp;[.$A27])" office:value-type="float" office:value="0" calcext:value-type="float">
            <text:p>0</text:p>
          </table:table-cell>
          <table:table-cell table:formula="of:=ROUND(INDIRECT([.$B$2]&amp;&quot;.&quot;&amp;[.C$1]&amp;[.$A27]);2)" office:value-type="float" office:value="0" calcext:value-type="float">
            <text:p>0,00</text:p>
          </table:table-cell>
          <table:table-cell table:formula="of:=ROUND(INDIRECT([.$B$2]&amp;&quot;.&quot;&amp;[.D$1]&amp;[.$A27]);2)" office:value-type="float" office:value="0" calcext:value-type="float">
            <text:p>0,00</text:p>
          </table:table-cell>
          <table:table-cell table:formula="of:=ROUND(INDIRECT([.$B$2]&amp;&quot;.&quot;&amp;[.E$1]&amp;[.$A27]);2)" office:value-type="float" office:value="0" calcext:value-type="float">
            <text:p>0,00</text:p>
          </table:table-cell>
          <table:table-cell table:formula="of:=ROUND(INDIRECT([.$B$2]&amp;&quot;.&quot;&amp;[.F$1]&amp;[.$A27]);2)" office:value-type="float" office:value="0" calcext:value-type="float">
            <text:p>0,00</text:p>
          </table:table-cell>
          <table:table-cell table:formula="of:=ROUND(INDIRECT([.$B$2]&amp;&quot;.&quot;&amp;[.G$1]&amp;[.$A27]);2)" office:value-type="float" office:value="0" calcext:value-type="float">
            <text:p>0,00</text:p>
          </table:table-cell>
          <table:table-cell table:formula="of:=ROUND(INDIRECT([.$B$2]&amp;&quot;.&quot;&amp;[.H$1]&amp;[.$A27]);2)" office:value-type="float" office:value="0" calcext:value-type="float">
            <text:p>0,00</text:p>
          </table:table-cell>
          <table:table-cell table:formula="of:=ROUND(INDIRECT([.$B$2]&amp;&quot;.&quot;&amp;[.I$1]&amp;[.$A27]);2)" office:value-type="float" office:value="0" calcext:value-type="float">
            <text:p>0,00</text:p>
          </table:table-cell>
          <table:table-cell table:formula="of:=ROUND(INDIRECT([.$B$2]&amp;&quot;.&quot;&amp;[.J$1]&amp;[.$A27]);2)" office:value-type="float" office:value="0" calcext:value-type="float">
            <text:p>0,00</text:p>
          </table:table-cell>
          <table:table-cell table:formula="of:=ROUND(INDIRECT([.$B$2]&amp;&quot;.&quot;&amp;[.K$1]&amp;[.$A27]);2)" office:value-type="float" office:value="0" calcext:value-type="float">
            <text:p>0,00</text:p>
          </table:table-cell>
          <table:table-cell table:formula="of:=ROUND(INDIRECT([.$B$2]&amp;&quot;.&quot;&amp;[.L$1]&amp;[.$A27]);2)" office:value-type="float" office:value="0" calcext:value-type="float">
            <text:p>0,00</text:p>
          </table:table-cell>
          <table:table-cell table:formula="of:=ROUND(INDIRECT([.$B$2]&amp;&quot;.&quot;&amp;[.M$1]&amp;[.$A27]);2)" office:value-type="float" office:value="0" calcext:value-type="float">
            <text:p>0,00</text:p>
          </table:table-cell>
          <table:table-cell table:formula="of:=ROUND(INDIRECT([.$B$2]&amp;&quot;.&quot;&amp;[.N$1]&amp;[.$A27]);2)" office:value-type="float" office:value="0" calcext:value-type="float">
            <text:p>0,00</text:p>
          </table:table-cell>
          <table:table-cell table:formula="of:=ROUND(INDIRECT([.$B$2]&amp;&quot;.&quot;&amp;[.O$1]&amp;[.$A27]);2)" office:value-type="float" office:value="0" calcext:value-type="float">
            <text:p>0,00</text:p>
          </table:table-cell>
          <table:table-cell table:formula="of:=ROUND(INDIRECT([.$B$2]&amp;&quot;.&quot;&amp;[.P$1]&amp;[.$A27]);2)" office:value-type="float" office:value="0" calcext:value-type="float">
            <text:p>0,00</text:p>
          </table:table-cell>
          <table:table-cell table:formula="of:=ROUND(INDIRECT([.$B$2]&amp;&quot;.&quot;&amp;[.Q$1]&amp;[.$A27]);2)" office:value-type="float" office:value="0" calcext:value-type="float">
            <text:p>0,00</text:p>
          </table:table-cell>
          <table:table-cell table:formula="of:=ROUND(INDIRECT([.$B$2]&amp;&quot;.&quot;&amp;[.R$1]&amp;[.$A27]);2)" office:value-type="float" office:value="0" calcext:value-type="float">
            <text:p>0,0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DIRECT([.$B$2]&amp;&quot;.A&quot;&amp;[.$A28])" office:value-type="float" office:value="0" calcext:value-type="float">
            <text:p>0</text:p>
          </table:table-cell>
          <table:table-cell table:formula="of:=ROUND(INDIRECT([.$B$2]&amp;&quot;.&quot;&amp;[.C$1]&amp;[.$A28]);2)" office:value-type="float" office:value="0" calcext:value-type="float">
            <text:p>0,00</text:p>
          </table:table-cell>
          <table:table-cell table:formula="of:=ROUND(INDIRECT([.$B$2]&amp;&quot;.&quot;&amp;[.D$1]&amp;[.$A28]);2)" office:value-type="float" office:value="0" calcext:value-type="float">
            <text:p>0,00</text:p>
          </table:table-cell>
          <table:table-cell table:formula="of:=ROUND(INDIRECT([.$B$2]&amp;&quot;.&quot;&amp;[.E$1]&amp;[.$A28]);2)" office:value-type="float" office:value="0" calcext:value-type="float">
            <text:p>0,00</text:p>
          </table:table-cell>
          <table:table-cell table:formula="of:=ROUND(INDIRECT([.$B$2]&amp;&quot;.&quot;&amp;[.F$1]&amp;[.$A28]);2)" office:value-type="float" office:value="0" calcext:value-type="float">
            <text:p>0,00</text:p>
          </table:table-cell>
          <table:table-cell table:formula="of:=ROUND(INDIRECT([.$B$2]&amp;&quot;.&quot;&amp;[.G$1]&amp;[.$A28]);2)" office:value-type="float" office:value="0" calcext:value-type="float">
            <text:p>0,00</text:p>
          </table:table-cell>
          <table:table-cell table:formula="of:=ROUND(INDIRECT([.$B$2]&amp;&quot;.&quot;&amp;[.H$1]&amp;[.$A28]);2)" office:value-type="float" office:value="0" calcext:value-type="float">
            <text:p>0,00</text:p>
          </table:table-cell>
          <table:table-cell table:formula="of:=ROUND(INDIRECT([.$B$2]&amp;&quot;.&quot;&amp;[.I$1]&amp;[.$A28]);2)" office:value-type="float" office:value="0" calcext:value-type="float">
            <text:p>0,00</text:p>
          </table:table-cell>
          <table:table-cell table:formula="of:=ROUND(INDIRECT([.$B$2]&amp;&quot;.&quot;&amp;[.J$1]&amp;[.$A28]);2)" office:value-type="float" office:value="0" calcext:value-type="float">
            <text:p>0,00</text:p>
          </table:table-cell>
          <table:table-cell table:formula="of:=ROUND(INDIRECT([.$B$2]&amp;&quot;.&quot;&amp;[.K$1]&amp;[.$A28]);2)" office:value-type="float" office:value="0" calcext:value-type="float">
            <text:p>0,00</text:p>
          </table:table-cell>
          <table:table-cell table:formula="of:=ROUND(INDIRECT([.$B$2]&amp;&quot;.&quot;&amp;[.L$1]&amp;[.$A28]);2)" office:value-type="float" office:value="0" calcext:value-type="float">
            <text:p>0,00</text:p>
          </table:table-cell>
          <table:table-cell table:formula="of:=ROUND(INDIRECT([.$B$2]&amp;&quot;.&quot;&amp;[.M$1]&amp;[.$A28]);2)" office:value-type="float" office:value="0" calcext:value-type="float">
            <text:p>0,00</text:p>
          </table:table-cell>
          <table:table-cell table:formula="of:=ROUND(INDIRECT([.$B$2]&amp;&quot;.&quot;&amp;[.N$1]&amp;[.$A28]);2)" office:value-type="float" office:value="0" calcext:value-type="float">
            <text:p>0,00</text:p>
          </table:table-cell>
          <table:table-cell table:formula="of:=ROUND(INDIRECT([.$B$2]&amp;&quot;.&quot;&amp;[.O$1]&amp;[.$A28]);2)" office:value-type="float" office:value="0" calcext:value-type="float">
            <text:p>0,00</text:p>
          </table:table-cell>
          <table:table-cell table:formula="of:=ROUND(INDIRECT([.$B$2]&amp;&quot;.&quot;&amp;[.P$1]&amp;[.$A28]);2)" office:value-type="float" office:value="0" calcext:value-type="float">
            <text:p>0,00</text:p>
          </table:table-cell>
          <table:table-cell table:formula="of:=ROUND(INDIRECT([.$B$2]&amp;&quot;.&quot;&amp;[.Q$1]&amp;[.$A28]);2)" office:value-type="float" office:value="0" calcext:value-type="float">
            <text:p>0,00</text:p>
          </table:table-cell>
          <table:table-cell table:formula="of:=ROUND(INDIRECT([.$B$2]&amp;&quot;.&quot;&amp;[.R$1]&amp;[.$A28]);2)" office:value-type="float" office:value="0" calcext:value-type="float">
            <text:p>0,0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DIRECT([.$B$2]&amp;&quot;.A&quot;&amp;[.$A29])" office:value-type="float" office:value="0" calcext:value-type="float">
            <text:p>0</text:p>
          </table:table-cell>
          <table:table-cell table:formula="of:=ROUND(INDIRECT([.$B$2]&amp;&quot;.&quot;&amp;[.C$1]&amp;[.$A29]);2)" office:value-type="float" office:value="0" calcext:value-type="float">
            <text:p>0,00</text:p>
          </table:table-cell>
          <table:table-cell table:formula="of:=ROUND(INDIRECT([.$B$2]&amp;&quot;.&quot;&amp;[.D$1]&amp;[.$A29]);2)" office:value-type="float" office:value="0" calcext:value-type="float">
            <text:p>0,00</text:p>
          </table:table-cell>
          <table:table-cell table:formula="of:=ROUND(INDIRECT([.$B$2]&amp;&quot;.&quot;&amp;[.E$1]&amp;[.$A29]);2)" office:value-type="float" office:value="0" calcext:value-type="float">
            <text:p>0,00</text:p>
          </table:table-cell>
          <table:table-cell table:formula="of:=ROUND(INDIRECT([.$B$2]&amp;&quot;.&quot;&amp;[.F$1]&amp;[.$A29]);2)" office:value-type="float" office:value="0" calcext:value-type="float">
            <text:p>0,00</text:p>
          </table:table-cell>
          <table:table-cell table:formula="of:=ROUND(INDIRECT([.$B$2]&amp;&quot;.&quot;&amp;[.G$1]&amp;[.$A29]);2)" office:value-type="float" office:value="0" calcext:value-type="float">
            <text:p>0,00</text:p>
          </table:table-cell>
          <table:table-cell table:formula="of:=ROUND(INDIRECT([.$B$2]&amp;&quot;.&quot;&amp;[.H$1]&amp;[.$A29]);2)" office:value-type="float" office:value="0" calcext:value-type="float">
            <text:p>0,00</text:p>
          </table:table-cell>
          <table:table-cell table:formula="of:=ROUND(INDIRECT([.$B$2]&amp;&quot;.&quot;&amp;[.I$1]&amp;[.$A29]);2)" office:value-type="float" office:value="0" calcext:value-type="float">
            <text:p>0,00</text:p>
          </table:table-cell>
          <table:table-cell table:formula="of:=ROUND(INDIRECT([.$B$2]&amp;&quot;.&quot;&amp;[.J$1]&amp;[.$A29]);2)" office:value-type="float" office:value="0" calcext:value-type="float">
            <text:p>0,00</text:p>
          </table:table-cell>
          <table:table-cell table:formula="of:=ROUND(INDIRECT([.$B$2]&amp;&quot;.&quot;&amp;[.K$1]&amp;[.$A29]);2)" office:value-type="float" office:value="0" calcext:value-type="float">
            <text:p>0,00</text:p>
          </table:table-cell>
          <table:table-cell table:formula="of:=ROUND(INDIRECT([.$B$2]&amp;&quot;.&quot;&amp;[.L$1]&amp;[.$A29]);2)" office:value-type="float" office:value="0" calcext:value-type="float">
            <text:p>0,00</text:p>
          </table:table-cell>
          <table:table-cell table:formula="of:=ROUND(INDIRECT([.$B$2]&amp;&quot;.&quot;&amp;[.M$1]&amp;[.$A29]);2)" office:value-type="float" office:value="0" calcext:value-type="float">
            <text:p>0,00</text:p>
          </table:table-cell>
          <table:table-cell table:formula="of:=ROUND(INDIRECT([.$B$2]&amp;&quot;.&quot;&amp;[.N$1]&amp;[.$A29]);2)" office:value-type="float" office:value="0" calcext:value-type="float">
            <text:p>0,00</text:p>
          </table:table-cell>
          <table:table-cell table:formula="of:=ROUND(INDIRECT([.$B$2]&amp;&quot;.&quot;&amp;[.O$1]&amp;[.$A29]);2)" office:value-type="float" office:value="0" calcext:value-type="float">
            <text:p>0,00</text:p>
          </table:table-cell>
          <table:table-cell table:formula="of:=ROUND(INDIRECT([.$B$2]&amp;&quot;.&quot;&amp;[.P$1]&amp;[.$A29]);2)" office:value-type="float" office:value="0" calcext:value-type="float">
            <text:p>0,00</text:p>
          </table:table-cell>
          <table:table-cell table:formula="of:=ROUND(INDIRECT([.$B$2]&amp;&quot;.&quot;&amp;[.Q$1]&amp;[.$A29]);2)" office:value-type="float" office:value="0" calcext:value-type="float">
            <text:p>0,00</text:p>
          </table:table-cell>
          <table:table-cell table:formula="of:=ROUND(INDIRECT([.$B$2]&amp;&quot;.&quot;&amp;[.R$1]&amp;[.$A29]);2)" office:value-type="float" office:value="0" calcext:value-type="float">
            <text:p>0,00</text:p>
          </table:table-cell>
        </table:table-row>
      </table:table>
      <table:table table:name="out.tex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mpout.C2]" office:value-type="string" office:string-value="BA12" calcext:value-type="string">
            <text:p>BA12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G2]" office:value-type="string" office:string-value="BA45" calcext:value-type="string">
            <text:p>BA45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K2]" office:value-type="string" office:string-value="LC" calcext:value-type="string">
            <text:p>LC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O2]" office:value-type="string" office:string-value="LCinf" calcext:value-type="string">
            <text:p>LCinf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5" table:formula="of:=IF([$tmpout.B3]=0;&quot;&quot;;[$tmpout.B3])" office:value-type="string" office:string-value="001-061" calcext:value-type="string">
            <text:p>001-061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C3]=0;&quot;&quot;;[$tmpout.C3] &amp; &quot; (&quot; &amp; [$tmpout.D3] &amp;&quot;-&quot;&amp;[$tmpout.E3] &amp; &quot; T=&quot; &amp; [$tmpout.F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G3]=0;&quot;&quot;;[$tmpout.G3] &amp; &quot; (&quot; &amp; [$tmpout.H3] &amp;&quot;-&quot;&amp;[$tmpout.I3] &amp; &quot; T=&quot; &amp; [$tmpout.J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K3]=0;&quot;&quot;;[$tmpout.K3] &amp; &quot; (&quot; &amp; [$tmpout.L3] &amp;&quot;-&quot;&amp;[$tmpout.M3] &amp; &quot; T=&quot; &amp; [$tmpout.N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O3]=0;&quot;&quot;;[$tmpout.O3] &amp; &quot; (&quot; &amp; [$tmpout.P3] &amp;&quot;-&quot;&amp;[$tmpout.Q3] &amp; &quot; T=&quot; &amp; [$tmpout.R3] &amp; &quot;)&quot;)">
            <text:p/>
          </table:table-cell>
          <table:table-cell table:formula="of:=IF([$tmpout.$B3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4]=0;&quot;&quot;;[$tmpout.B4])" office:value-type="string" office:string-value="062-122" calcext:value-type="string">
            <text:p>062-122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style-name="ce5" table:formula="of:=IF([$tmpout.C4]=0;&quot;&quot;;[$tmpout.C4] &amp; &quot; (&quot; &amp; [$tmpout.D4] &amp;&quot;-&quot;&amp;[$tmpout.E4] &amp; &quot; T=&quot; &amp; [$tmpout.F4] &amp; &quot;)&quot;)" office:value-type="string" office:string-value="0,93 (0,96-0,89 T=0,92)" calcext:value-type="string">
            <text:p>0,93 (0,96-0,89 T=0,92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G4]=0;&quot;&quot;;[$tmpout.G4] &amp; &quot; (&quot; &amp; [$tmpout.H4] &amp;&quot;-&quot;&amp;[$tmpout.I4] &amp; &quot; T=&quot; &amp; [$tmpout.J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K4]=0;&quot;&quot;;[$tmpout.K4] &amp; &quot; (&quot; &amp; [$tmpout.L4] &amp;&quot;-&quot;&amp;[$tmpout.M4] &amp; &quot; T=&quot; &amp; [$tmpout.N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O4]=0;&quot;&quot;;[$tmpout.O4] &amp; &quot; (&quot; &amp; [$tmpout.P4] &amp;&quot;-&quot;&amp;[$tmpout.Q4] &amp; &quot; T=&quot; &amp; [$tmpout.R4] &amp; &quot;)&quot;)" office:value-type="string" office:string-value="-0,29 (-0,1--0,51 T=0,03)" calcext:value-type="string">
            <text:p>-0,29 (-0,1--0,51 T=0,03)</text:p>
          </table:table-cell>
          <table:table-cell table:formula="of:=IF([$tmpout.$B4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5]=0;&quot;&quot;;[$tmpout.B5])" office:value-type="string" office:string-value="123-183" calcext:value-type="string">
            <text:p>123-183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style-name="ce5" table:formula="of:=IF([$tmpout.C5]=0;&quot;&quot;;[$tmpout.C5] &amp; &quot; (&quot; &amp; [$tmpout.D5] &amp;&quot;-&quot;&amp;[$tmpout.E5] &amp; &quot; T=&quot; &amp; [$tmpout.F5] &amp; &quot;)&quot;)" office:value-type="string" office:string-value="0,91 (0,96-0,79 T=0,93)" calcext:value-type="string">
            <text:p>0,91 (0,96-0,79 T=0,93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G5]=0;&quot;&quot;;[$tmpout.G5] &amp; &quot; (&quot; &amp; [$tmpout.H5] &amp;&quot;-&quot;&amp;[$tmpout.I5] &amp; &quot; T=&quot; &amp; [$tmpout.J5] &amp; &quot;)&quot;)" office:value-type="string" office:string-value="0,92 (0,98-0,67 T=0,85)" calcext:value-type="string">
            <text:p>0,92 (0,98-0,67 T=0,85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K5]=0;&quot;&quot;;[$tmpout.K5] &amp; &quot; (&quot; &amp; [$tmpout.L5] &amp;&quot;-&quot;&amp;[$tmpout.M5] &amp; &quot; T=&quot; &amp; [$tmpout.N5] &amp; &quot;)&quot;)">
            <text:p/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O5]=0;&quot;&quot;;[$tmpout.O5] &amp; &quot; (&quot; &amp; [$tmpout.P5] &amp;&quot;-&quot;&amp;[$tmpout.Q5] &amp; &quot; T=&quot; &amp; [$tmpout.R5] &amp; &quot;)&quot;)" office:value-type="string" office:string-value="0,2 (0,37--0,02 T=0,07)" calcext:value-type="string">
            <text:p>0,2 (0,37--0,02 T=0,07)</text:p>
          </table:table-cell>
          <table:table-cell table:formula="of:=IF([$tmpout.$B5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6]=0;&quot;&quot;;[$tmpout.B6])" office:value-type="string" office:string-value="184-244" calcext:value-type="string">
            <text:p>184-244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style-name="ce5" table:formula="of:=IF([$tmpout.C6]=0;&quot;&quot;;[$tmpout.C6] &amp; &quot; (&quot; &amp; [$tmpout.D6] &amp;&quot;-&quot;&amp;[$tmpout.E6] &amp; &quot; T=&quot; &amp; [$tmpout.F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G6]=0;&quot;&quot;;[$tmpout.G6] &amp; &quot; (&quot; &amp; [$tmpout.H6] &amp;&quot;-&quot;&amp;[$tmpout.I6] &amp; &quot; T=&quot; &amp; [$tmpout.J6] &amp; &quot;)&quot;)" office:value-type="string" office:string-value="0,82 (0,9-0,65 T=0,84)" calcext:value-type="string">
            <text:p>0,82 (0,9-0,65 T=0,84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K6]=0;&quot;&quot;;[$tmpout.K6] &amp; &quot; (&quot; &amp; [$tmpout.L6] &amp;&quot;-&quot;&amp;[$tmpout.M6] &amp; &quot; T=&quot; &amp; [$tmpout.N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O6]=0;&quot;&quot;;[$tmpout.O6] &amp; &quot; (&quot; &amp; [$tmpout.P6] &amp;&quot;-&quot;&amp;[$tmpout.Q6] &amp; &quot; T=&quot; &amp; [$tmpout.R6] &amp; &quot;)&quot;)" office:value-type="string" office:string-value="0,19 (0,36--0,02 T=0,1)" calcext:value-type="string">
            <text:p>0,19 (0,36--0,02 T=0,1)</text:p>
          </table:table-cell>
          <table:table-cell table:formula="of:=IF([$tmpout.$B6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7]=0;&quot;&quot;;[$tmpout.B7])" office:value-type="string" office:string-value="245-305" calcext:value-type="string">
            <text:p>245-305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C7]=0;&quot;&quot;;[$tmpout.C7] &amp; &quot; (&quot; &amp; [$tmpout.D7] &amp;&quot;-&quot;&amp;[$tmpout.E7] &amp; &quot; T=&quot; &amp; [$tmpout.F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G7]=0;&quot;&quot;;[$tmpout.G7] &amp; &quot; (&quot; &amp; [$tmpout.H7] &amp;&quot;-&quot;&amp;[$tmpout.I7] &amp; &quot; T=&quot; &amp; [$tmpout.J7] &amp; &quot;)&quot;)" office:value-type="string" office:string-value="0,8 (0,88-0,64 T=0,84)" calcext:value-type="string">
            <text:p>0,8 (0,88-0,64 T=0,84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K7]=0;&quot;&quot;;[$tmpout.K7] &amp; &quot; (&quot; &amp; [$tmpout.L7] &amp;&quot;-&quot;&amp;[$tmpout.M7] &amp; &quot; T=&quot; &amp; [$tmpout.N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O7]=0;&quot;&quot;;[$tmpout.O7] &amp; &quot; (&quot; &amp; [$tmpout.P7] &amp;&quot;-&quot;&amp;[$tmpout.Q7] &amp; &quot; T=&quot; &amp; [$tmpout.R7] &amp; &quot;)&quot;)" office:value-type="string" office:string-value="0,26 (0,42-0,05 T=0,14)" calcext:value-type="string">
            <text:p>0,26 (0,42-0,05 T=0,14)</text:p>
          </table:table-cell>
          <table:table-cell table:formula="of:=IF([$tmpout.$B7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8]=0;&quot;&quot;;[$tmpout.B8])" office:value-type="string" office:string-value="306-366" calcext:value-type="string">
            <text:p>306-366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C8]=0;&quot;&quot;;[$tmpout.C8] &amp; &quot; (&quot; &amp; [$tmpout.D8] &amp;&quot;-&quot;&amp;[$tmpout.E8] &amp; &quot; T=&quot; &amp; [$tmpout.F8] &amp; &quot;)&quot;)" office:value-type="string" office:string-value="0,85 (0,91-0,75 T=0,95)" calcext:value-type="string">
            <text:p>0,85 (0,91-0,75 T=0,95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G8]=0;&quot;&quot;;[$tmpout.G8] &amp; &quot; (&quot; &amp; [$tmpout.H8] &amp;&quot;-&quot;&amp;[$tmpout.I8] &amp; &quot; T=&quot; &amp; [$tmpout.J8] &amp; &quot;)&quot;)" office:value-type="string" office:string-value="0,68 (0,8-0,47 T=0,83)" calcext:value-type="string">
            <text:p>0,68 (0,8-0,47 T=0,83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K8]=0;&quot;&quot;;[$tmpout.K8] &amp; &quot; (&quot; &amp; [$tmpout.L8] &amp;&quot;-&quot;&amp;[$tmpout.M8] &amp; &quot; T=&quot; &amp; [$tmpout.N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O8]=0;&quot;&quot;;[$tmpout.O8] &amp; &quot; (&quot; &amp; [$tmpout.P8] &amp;&quot;-&quot;&amp;[$tmpout.Q8] &amp; &quot; T=&quot; &amp; [$tmpout.R8] &amp; &quot;)&quot;)" office:value-type="string" office:string-value="0,2 (0,33-0,05 T=0,18)" calcext:value-type="string">
            <text:p>0,2 (0,33-0,05 T=0,18)</text:p>
          </table:table-cell>
          <table:table-cell table:formula="of:=IF([$tmpout.$B8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9]=0;&quot;&quot;;[$tmpout.B9])" office:value-type="string" office:string-value="367-427" calcext:value-type="string">
            <text:p>367-427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C9]=0;&quot;&quot;;[$tmpout.C9] &amp; &quot; (&quot; &amp; [$tmpout.D9] &amp;&quot;-&quot;&amp;[$tmpout.E9] &amp; &quot; T=&quot; &amp; [$tmpout.F9] &amp; &quot;)&quot;)" office:value-type="string" office:string-value="0,89 (0,94-0,81 T=0,95)" calcext:value-type="string">
            <text:p>0,89 (0,94-0,81 T=0,95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G9]=0;&quot;&quot;;[$tmpout.G9] &amp; &quot; (&quot; &amp; [$tmpout.H9] &amp;&quot;-&quot;&amp;[$tmpout.I9] &amp; &quot; T=&quot; &amp; [$tmpout.J9] &amp; &quot;)&quot;)" office:value-type="string" office:string-value="0,89 (0,96-0,7 T=0,83)" calcext:value-type="string">
            <text:p>0,89 (0,96-0,7 T=0,83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K9]=0;&quot;&quot;;[$tmpout.K9] &amp; &quot; (&quot; &amp; [$tmpout.L9] &amp;&quot;-&quot;&amp;[$tmpout.M9] &amp; &quot; T=&quot; &amp; [$tmpout.N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O9]=0;&quot;&quot;;[$tmpout.O9] &amp; &quot; (&quot; &amp; [$tmpout.P9] &amp;&quot;-&quot;&amp;[$tmpout.Q9] &amp; &quot; T=&quot; &amp; [$tmpout.R9] &amp; &quot;)&quot;)" office:value-type="string" office:string-value="0,24 (0,35-0,1 T=0,21)" calcext:value-type="string">
            <text:p>0,24 (0,35-0,1 T=0,21)</text:p>
          </table:table-cell>
          <table:table-cell table:formula="of:=IF([$tmpout.$B9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0]=0;&quot;&quot;;[$tmpout.B10])" office:value-type="string" office:string-value="428-488" calcext:value-type="string">
            <text:p>428-488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C10]=0;&quot;&quot;;[$tmpout.C10] &amp; &quot; (&quot; &amp; [$tmpout.D10] &amp;&quot;-&quot;&amp;[$tmpout.E10] &amp; &quot; T=&quot; &amp; [$tmpout.F10] &amp; &quot;)&quot;)" office:value-type="string" office:string-value="0,98 (0,99-0,91 T=0,96)" calcext:value-type="string">
            <text:p>0,98 (0,99-0,91 T=0,96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G10]=0;&quot;&quot;;[$tmpout.G10] &amp; &quot; (&quot; &amp; [$tmpout.H10] &amp;&quot;-&quot;&amp;[$tmpout.I10] &amp; &quot; T=&quot; &amp; [$tmpout.J10] &amp; &quot;)&quot;)" office:value-type="string" office:string-value="0,82 (0,93-0,51 T=0,82)" calcext:value-type="string">
            <text:p>0,82 (0,93-0,51 T=0,82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K10]=0;&quot;&quot;;[$tmpout.K10] &amp; &quot; (&quot; &amp; [$tmpout.L10] &amp;&quot;-&quot;&amp;[$tmpout.M10] &amp; &quot; T=&quot; &amp; [$tmpout.N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O10]=0;&quot;&quot;;[$tmpout.O10] &amp; &quot; (&quot; &amp; [$tmpout.P10] &amp;&quot;-&quot;&amp;[$tmpout.Q10] &amp; &quot; T=&quot; &amp; [$tmpout.R10] &amp; &quot;)&quot;)" office:value-type="string" office:string-value="0,22 (0,34-0,07 T=0,25)" calcext:value-type="string">
            <text:p>0,22 (0,34-0,07 T=0,25)</text:p>
          </table:table-cell>
          <table:table-cell table:formula="of:=IF([$tmpout.$B10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1]=0;&quot;&quot;;[$tmpout.B11])" office:value-type="string" office:string-value="489-549" calcext:value-type="string">
            <text:p>489-549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C11]=0;&quot;&quot;;[$tmpout.C11] &amp; &quot; (&quot; &amp; [$tmpout.D11] &amp;&quot;-&quot;&amp;[$tmpout.E11] &amp; &quot; T=&quot; &amp; [$tmpout.F11] &amp; &quot;)&quot;)" office:value-type="string" office:string-value="0,98 (1-0,83 T=0,96)" calcext:value-type="string">
            <text:p>0,98 (1-0,83 T=0,96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G11]=0;&quot;&quot;;[$tmpout.G11] &amp; &quot; (&quot; &amp; [$tmpout.H11] &amp;&quot;-&quot;&amp;[$tmpout.I11] &amp; &quot; T=&quot; &amp; [$tmpout.J11] &amp; &quot;)&quot;)" office:value-type="string" office:string-value="0,86 (0,95-0,55 T=0,82)" calcext:value-type="string">
            <text:p>0,86 (0,95-0,55 T=0,82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K11]=0;&quot;&quot;;[$tmpout.K11] &amp; &quot; (&quot; &amp; [$tmpout.L11] &amp;&quot;-&quot;&amp;[$tmpout.M11] &amp; &quot; T=&quot; &amp; [$tmpout.N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O11]=0;&quot;&quot;;[$tmpout.O11] &amp; &quot; (&quot; &amp; [$tmpout.P11] &amp;&quot;-&quot;&amp;[$tmpout.Q11] &amp; &quot; T=&quot; &amp; [$tmpout.R11] &amp; &quot;)&quot;)" office:value-type="string" office:string-value="0,14 (0,32--0,09 T=0,29)" calcext:value-type="string">
            <text:p>0,14 (0,32--0,09 T=0,29)</text:p>
          </table:table-cell>
          <table:table-cell table:formula="of:=IF([$tmpout.$B11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style-name="ce5" table:formula="of:=IF([$tmpout.B12]=0;&quot;&quot;;[$tmpout.B12]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C12]=0;&quot;&quot;;[$tmpout.C12] &amp; &quot; (&quot; &amp; [$tmpout.D12] &amp;&quot;-&quot;&amp;[$tmpout.E12] &amp; &quot; T=&quot; &amp; [$tmpout.F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G12]=0;&quot;&quot;;[$tmpout.G12] &amp; &quot; (&quot; &amp; [$tmpout.H12] &amp;&quot;-&quot;&amp;[$tmpout.I12] &amp; &quot; T=&quot; &amp; [$tmpout.J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formula="of:=IF([$tmpout.K12]=0;&quot;&quot;;[$tmpout.K12] &amp; &quot; (&quot; &amp; [$tmpout.L12] &amp;&quot;-&quot;&amp;[$tmpout.M12] &amp; &quot; T=&quot; &amp; [$tmpout.N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O12]=0;&quot;&quot;;[$tmpout.O12] &amp; &quot; (&quot; &amp; [$tmpout.P12] &amp;&quot;-&quot;&amp;[$tmpout.Q12] &amp; &quot; T=&quot; &amp; [$tmpout.R12] &amp; &quot;)&quot;)">
            <text:p/>
          </table:table-cell>
          <table:table-cell table:formula="of:=IF([$tmpout.$B12]=0;&quot;&quot;;&quot;\\&quot;)">
            <text:p/>
          </table:table-cell>
        </table:table-row>
        <table:table-row table:style-name="ro1">
          <table:table-cell table:style-name="ce5" table:formula="of:=IF([$tmpout.B13]=0;&quot;&quot;;[$tmpout.B13]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C13]=0;&quot;&quot;;[$tmpout.C13] &amp; &quot; (&quot; &amp; [$tmpout.D13] &amp;&quot;-&quot;&amp;[$tmpout.E13] &amp; &quot; T=&quot; &amp; [$tmpout.F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G13]=0;&quot;&quot;;[$tmpout.G13] &amp; &quot; (&quot; &amp; [$tmpout.H13] &amp;&quot;-&quot;&amp;[$tmpout.I13] &amp; &quot; T=&quot; &amp; [$tmpout.J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formula="of:=IF([$tmpout.K13]=0;&quot;&quot;;[$tmpout.K13] &amp; &quot; (&quot; &amp; [$tmpout.L13] &amp;&quot;-&quot;&amp;[$tmpout.M13] &amp; &quot; T=&quot; &amp; [$tmpout.N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O13]=0;&quot;&quot;;[$tmpout.O13] &amp; &quot; (&quot; &amp; [$tmpout.P13] &amp;&quot;-&quot;&amp;[$tmpout.Q13] &amp; &quot; T=&quot; &amp; [$tmpout.R13] &amp; &quot;)&quot;)">
            <text:p/>
          </table:table-cell>
          <table:table-cell table:formula="of:=IF([$tmpout.$B13]=0;&quot;&quot;;&quot;\\&quot;)">
            <text:p/>
          </table:table-cell>
        </table:table-row>
        <table:table-row table:style-name="ro1">
          <table:table-cell table:style-name="ce5" table:formula="of:=IF([$tmpout.B14]=0;&quot;&quot;;[$tmpout.B14]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C14]=0;&quot;&quot;;[$tmpout.C14] &amp; &quot; (&quot; &amp; [$tmpout.D14] &amp;&quot;-&quot;&amp;[$tmpout.E14] &amp; &quot; T=&quot; &amp; [$tmpout.F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G14]=0;&quot;&quot;;[$tmpout.G14] &amp; &quot; (&quot; &amp; [$tmpout.H14] &amp;&quot;-&quot;&amp;[$tmpout.I14] &amp; &quot; T=&quot; &amp; [$tmpout.J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formula="of:=IF([$tmpout.K14]=0;&quot;&quot;;[$tmpout.K14] &amp; &quot; (&quot; &amp; [$tmpout.L14] &amp;&quot;-&quot;&amp;[$tmpout.M14] &amp; &quot; T=&quot; &amp; [$tmpout.N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O14]=0;&quot;&quot;;[$tmpout.O14] &amp; &quot; (&quot; &amp; [$tmpout.P14] &amp;&quot;-&quot;&amp;[$tmpout.Q14] &amp; &quot; T=&quot; &amp; [$tmpout.R14] &amp; &quot;)&quot;)">
            <text:p/>
          </table:table-cell>
          <table:table-cell table:formula="of:=IF([$tmpout.$B14]=0;&quot;&quot;;&quot;\\&quot;)">
            <text:p/>
          </table:table-cell>
        </table:table-row>
        <table:table-row table:style-name="ro1">
          <table:table-cell table:style-name="ce5" table:formula="of:=IF([$tmpout.B15]=0;&quot;&quot;;[$tmpout.B15]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C15]=0;&quot;&quot;;[$tmpout.C15] &amp; &quot; (&quot; &amp; [$tmpout.D15] &amp;&quot;-&quot;&amp;[$tmpout.E15] &amp; &quot; T=&quot; &amp; [$tmpout.F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G15]=0;&quot;&quot;;[$tmpout.G15] &amp; &quot; (&quot; &amp; [$tmpout.H15] &amp;&quot;-&quot;&amp;[$tmpout.I15] &amp; &quot; T=&quot; &amp; [$tmpout.J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formula="of:=IF([$tmpout.K15]=0;&quot;&quot;;[$tmpout.K15] &amp; &quot; (&quot; &amp; [$tmpout.L15] &amp;&quot;-&quot;&amp;[$tmpout.M15] &amp; &quot; T=&quot; &amp; [$tmpout.N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O15]=0;&quot;&quot;;[$tmpout.O15] &amp; &quot; (&quot; &amp; [$tmpout.P15] &amp;&quot;-&quot;&amp;[$tmpout.Q15] &amp; &quot; T=&quot; &amp; [$tmpout.R15] &amp; &quot;)&quot;)">
            <text:p/>
          </table:table-cell>
          <table:table-cell table:formula="of:=IF([$tmpout.$B15]=0;&quot;&quot;;&quot;\\&quot;)">
            <text:p/>
          </table:table-cell>
        </table:table-row>
        <table:table-row table:style-name="ro1">
          <table:table-cell table:style-name="ce5" table:formula="of:=IF([$tmpout.B16]=0;&quot;&quot;;[$tmpout.B16]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C16]=0;&quot;&quot;;[$tmpout.C16] &amp; &quot; (&quot; &amp; [$tmpout.D16] &amp;&quot;-&quot;&amp;[$tmpout.E16] &amp; &quot; T=&quot; &amp; [$tmpout.F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G16]=0;&quot;&quot;;[$tmpout.G16] &amp; &quot; (&quot; &amp; [$tmpout.H16] &amp;&quot;-&quot;&amp;[$tmpout.I16] &amp; &quot; T=&quot; &amp; [$tmpout.J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formula="of:=IF([$tmpout.K16]=0;&quot;&quot;;[$tmpout.K16] &amp; &quot; (&quot; &amp; [$tmpout.L16] &amp;&quot;-&quot;&amp;[$tmpout.M16] &amp; &quot; T=&quot; &amp; [$tmpout.N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O16]=0;&quot;&quot;;[$tmpout.O16] &amp; &quot; (&quot; &amp; [$tmpout.P16] &amp;&quot;-&quot;&amp;[$tmpout.Q16] &amp; &quot; T=&quot; &amp; [$tmpout.R16] &amp; &quot;)&quot;)">
            <text:p/>
          </table:table-cell>
          <table:table-cell table:formula="of:=IF([$tmpout.$B16]=0;&quot;&quot;;&quot;\\&quot;)">
            <text:p/>
          </table:table-cell>
        </table:table-row>
        <table:table-row table:style-name="ro1">
          <table:table-cell table:style-name="ce5" table:formula="of:=IF([$tmpout.B17]=0;&quot;&quot;;[$tmpout.B17]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C17]=0;&quot;&quot;;[$tmpout.C17] &amp; &quot; (&quot; &amp; [$tmpout.D17] &amp;&quot;-&quot;&amp;[$tmpout.E17] &amp; &quot; T=&quot; &amp; [$tmpout.F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G17]=0;&quot;&quot;;[$tmpout.G17] &amp; &quot; (&quot; &amp; [$tmpout.H17] &amp;&quot;-&quot;&amp;[$tmpout.I17] &amp; &quot; T=&quot; &amp; [$tmpout.J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formula="of:=IF([$tmpout.K17]=0;&quot;&quot;;[$tmpout.K17] &amp; &quot; (&quot; &amp; [$tmpout.L17] &amp;&quot;-&quot;&amp;[$tmpout.M17] &amp; &quot; T=&quot; &amp; [$tmpout.N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O17]=0;&quot;&quot;;[$tmpout.O17] &amp; &quot; (&quot; &amp; [$tmpout.P17] &amp;&quot;-&quot;&amp;[$tmpout.Q17] &amp; &quot; T=&quot; &amp; [$tmpout.R17] &amp; &quot;)&quot;)">
            <text:p/>
          </table:table-cell>
          <table:table-cell table:formula="of:=IF([$tmpout.$B17]=0;&quot;&quot;;&quot;\\&quot;)">
            <text:p/>
          </table:table-cell>
        </table:table-row>
        <table:table-row table:style-name="ro1">
          <table:table-cell table:style-name="ce5" table:formula="of:=IF([$tmpout.B18]=0;&quot;&quot;;[$tmpout.B18]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C18]=0;&quot;&quot;;[$tmpout.C18] &amp; &quot; (&quot; &amp; [$tmpout.D18] &amp;&quot;-&quot;&amp;[$tmpout.E18] &amp; &quot; T=&quot; &amp; [$tmpout.F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G18]=0;&quot;&quot;;[$tmpout.G18] &amp; &quot; (&quot; &amp; [$tmpout.H18] &amp;&quot;-&quot;&amp;[$tmpout.I18] &amp; &quot; T=&quot; &amp; [$tmpout.J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formula="of:=IF([$tmpout.K18]=0;&quot;&quot;;[$tmpout.K18] &amp; &quot; (&quot; &amp; [$tmpout.L18] &amp;&quot;-&quot;&amp;[$tmpout.M18] &amp; &quot; T=&quot; &amp; [$tmpout.N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O18]=0;&quot;&quot;;[$tmpout.O18] &amp; &quot; (&quot; &amp; [$tmpout.P18] &amp;&quot;-&quot;&amp;[$tmpout.Q18] &amp; &quot; T=&quot; &amp; [$tmpout.R18] &amp; &quot;)&quot;)">
            <text:p/>
          </table:table-cell>
          <table:table-cell table:formula="of:=IF([$tmpout.$B18]=0;&quot;&quot;;&quot;\\&quot;)">
            <text:p/>
          </table:table-cell>
        </table:table-row>
        <table:table-row table:style-name="ro1">
          <table:table-cell table:formula="of:=IF([$tmpout.B19]=0;&quot;&quot;;[$tmpout.B19])">
            <text:p/>
          </table:table-cell>
          <table:table-cell table:formula="of:=IF([$tmpout.$B19]=0;&quot;&quot;;&quot;&amp;&quot;)">
            <text:p/>
          </table:table-cell>
          <table:table-cell table:formula="of:=IF([$tmpout.C19]=0;&quot;&quot;;[$tmpout.C19] &amp; &quot; (&quot; &amp; [$tmpout.D19] &amp;&quot;-&quot;&amp;[$tmpout.E19] &amp; &quot; T=&quot; &amp; [$tmpout.F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G19]=0;&quot;&quot;;[$tmpout.G19] &amp; &quot; (&quot; &amp; [$tmpout.H19] &amp;&quot;-&quot;&amp;[$tmpout.I19] &amp; &quot; T=&quot; &amp; [$tmpout.J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K19]=0;&quot;&quot;;[$tmpout.K19] &amp; &quot; (&quot; &amp; [$tmpout.L19] &amp;&quot;-&quot;&amp;[$tmpout.M19] &amp; &quot; T=&quot; &amp; [$tmpout.N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O19]=0;&quot;&quot;;[$tmpout.O19] &amp; &quot; (&quot; &amp; [$tmpout.P19] &amp;&quot;-&quot;&amp;[$tmpout.Q19] &amp; &quot; T=&quot; &amp; [$tmpout.R19] &amp; &quot;)&quot;)">
            <text:p/>
          </table:table-cell>
          <table:table-cell table:formula="of:=IF([$tmpout.$B19]=0;&quot;&quot;;&quot;\\&quot;)">
            <text:p/>
          </table:table-cell>
        </table:table-row>
        <table:table-row table:style-name="ro1">
          <table:table-cell table:formula="of:=IF([$tmpout.B20]=0;&quot;&quot;;[$tmpout.B20])">
            <text:p/>
          </table:table-cell>
          <table:table-cell table:formula="of:=IF([$tmpout.$B20]=0;&quot;&quot;;&quot;&amp;&quot;)">
            <text:p/>
          </table:table-cell>
          <table:table-cell table:formula="of:=IF([$tmpout.C20]=0;&quot;&quot;;[$tmpout.C20] &amp; &quot; (&quot; &amp; [$tmpout.D20] &amp;&quot;-&quot;&amp;[$tmpout.E20] &amp; &quot; T=&quot; &amp; [$tmpout.F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G20]=0;&quot;&quot;;[$tmpout.G20] &amp; &quot; (&quot; &amp; [$tmpout.H20] &amp;&quot;-&quot;&amp;[$tmpout.I20] &amp; &quot; T=&quot; &amp; [$tmpout.J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K20]=0;&quot;&quot;;[$tmpout.K20] &amp; &quot; (&quot; &amp; [$tmpout.L20] &amp;&quot;-&quot;&amp;[$tmpout.M20] &amp; &quot; T=&quot; &amp; [$tmpout.N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O20]=0;&quot;&quot;;[$tmpout.O20] &amp; &quot; (&quot; &amp; [$tmpout.P20] &amp;&quot;-&quot;&amp;[$tmpout.Q20] &amp; &quot; T=&quot; &amp; [$tmpout.R20] &amp; &quot;)&quot;)">
            <text:p/>
          </table:table-cell>
          <table:table-cell table:formula="of:=IF([$tmpout.$B20]=0;&quot;&quot;;&quot;\\&quot;)">
            <text:p/>
          </table:table-cell>
        </table:table-row>
        <table:table-row table:style-name="ro1">
          <table:table-cell table:formula="of:=IF([$tmpout.B21]=0;&quot;&quot;;[$tmpout.B21])">
            <text:p/>
          </table:table-cell>
          <table:table-cell table:formula="of:=IF([$tmpout.$B21]=0;&quot;&quot;;&quot;&amp;&quot;)">
            <text:p/>
          </table:table-cell>
          <table:table-cell table:formula="of:=IF([$tmpout.C21]=0;&quot;&quot;;[$tmpout.C21] &amp; &quot; (&quot; &amp; [$tmpout.D21] &amp;&quot;-&quot;&amp;[$tmpout.E21] &amp; &quot; T=&quot; &amp; [$tmpout.F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G21]=0;&quot;&quot;;[$tmpout.G21] &amp; &quot; (&quot; &amp; [$tmpout.H21] &amp;&quot;-&quot;&amp;[$tmpout.I21] &amp; &quot; T=&quot; &amp; [$tmpout.J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K21]=0;&quot;&quot;;[$tmpout.K21] &amp; &quot; (&quot; &amp; [$tmpout.L21] &amp;&quot;-&quot;&amp;[$tmpout.M21] &amp; &quot; T=&quot; &amp; [$tmpout.N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O21]=0;&quot;&quot;;[$tmpout.O21] &amp; &quot; (&quot; &amp; [$tmpout.P21] &amp;&quot;-&quot;&amp;[$tmpout.Q21] &amp; &quot; T=&quot; &amp; [$tmpout.R21] &amp; &quot;)&quot;)">
            <text:p/>
          </table:table-cell>
          <table:table-cell table:formula="of:=IF([$tmpout.$B21]=0;&quot;&quot;;&quot;\\&quot;)">
            <text:p/>
          </table:table-cell>
        </table:table-row>
        <table:table-row table:style-name="ro1">
          <table:table-cell table:formula="of:=IF([$tmpout.B22]=0;&quot;&quot;;[$tmpout.B22])">
            <text:p/>
          </table:table-cell>
          <table:table-cell table:formula="of:=IF([$tmpout.$B22]=0;&quot;&quot;;&quot;&amp;&quot;)">
            <text:p/>
          </table:table-cell>
          <table:table-cell table:formula="of:=IF([$tmpout.C22]=0;&quot;&quot;;[$tmpout.C22] &amp; &quot; (&quot; &amp; [$tmpout.D22] &amp;&quot;-&quot;&amp;[$tmpout.E22] &amp; &quot; T=&quot; &amp; [$tmpout.F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G22]=0;&quot;&quot;;[$tmpout.G22] &amp; &quot; (&quot; &amp; [$tmpout.H22] &amp;&quot;-&quot;&amp;[$tmpout.I22] &amp; &quot; T=&quot; &amp; [$tmpout.J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K22]=0;&quot;&quot;;[$tmpout.K22] &amp; &quot; (&quot; &amp; [$tmpout.L22] &amp;&quot;-&quot;&amp;[$tmpout.M22] &amp; &quot; T=&quot; &amp; [$tmpout.N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O22]=0;&quot;&quot;;[$tmpout.O22] &amp; &quot; (&quot; &amp; [$tmpout.P22] &amp;&quot;-&quot;&amp;[$tmpout.Q22] &amp; &quot; T=&quot; &amp; [$tmpout.R22] &amp; &quot;)&quot;)">
            <text:p/>
          </table:table-cell>
          <table:table-cell table:formula="of:=IF([$tmpout.$B22]=0;&quot;&quot;;&quot;\\&quot;)">
            <text:p/>
          </table:table-cell>
        </table:table-row>
        <table:table-row table:style-name="ro1">
          <table:table-cell table:formula="of:=IF([$tmpout.B23]=0;&quot;&quot;;[$tmpout.B23])">
            <text:p/>
          </table:table-cell>
          <table:table-cell table:formula="of:=IF([$tmpout.$B23]=0;&quot;&quot;;&quot;&amp;&quot;)">
            <text:p/>
          </table:table-cell>
          <table:table-cell table:formula="of:=IF([$tmpout.C23]=0;&quot;&quot;;[$tmpout.C23] &amp; &quot; (&quot; &amp; [$tmpout.D23] &amp;&quot;-&quot;&amp;[$tmpout.E23] &amp; &quot; T=&quot; &amp; [$tmpout.F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G23]=0;&quot;&quot;;[$tmpout.G23] &amp; &quot; (&quot; &amp; [$tmpout.H23] &amp;&quot;-&quot;&amp;[$tmpout.I23] &amp; &quot; T=&quot; &amp; [$tmpout.J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K23]=0;&quot;&quot;;[$tmpout.K23] &amp; &quot; (&quot; &amp; [$tmpout.L23] &amp;&quot;-&quot;&amp;[$tmpout.M23] &amp; &quot; T=&quot; &amp; [$tmpout.N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O23]=0;&quot;&quot;;[$tmpout.O23] &amp; &quot; (&quot; &amp; [$tmpout.P23] &amp;&quot;-&quot;&amp;[$tmpout.Q23] &amp; &quot; T=&quot; &amp; [$tmpout.R23] &amp; &quot;)&quot;)">
            <text:p/>
          </table:table-cell>
          <table:table-cell table:formula="of:=IF([$tmpout.$B23]=0;&quot;&quot;;&quot;\\&quot;)">
            <text:p/>
          </table:table-cell>
        </table:table-row>
        <table:table-row table:style-name="ro1">
          <table:table-cell table:formula="of:=IF([$tmpout.B24]=0;&quot;&quot;;[$tmpout.B24])">
            <text:p/>
          </table:table-cell>
          <table:table-cell table:formula="of:=IF([$tmpout.$B24]=0;&quot;&quot;;&quot;&amp;&quot;)">
            <text:p/>
          </table:table-cell>
          <table:table-cell table:formula="of:=IF([$tmpout.C24]=0;&quot;&quot;;[$tmpout.C24] &amp; &quot; (&quot; &amp; [$tmpout.D24] &amp;&quot;-&quot;&amp;[$tmpout.E24] &amp; &quot; T=&quot; &amp; [$tmpout.F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G24]=0;&quot;&quot;;[$tmpout.G24] &amp; &quot; (&quot; &amp; [$tmpout.H24] &amp;&quot;-&quot;&amp;[$tmpout.I24] &amp; &quot; T=&quot; &amp; [$tmpout.J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K24]=0;&quot;&quot;;[$tmpout.K24] &amp; &quot; (&quot; &amp; [$tmpout.L24] &amp;&quot;-&quot;&amp;[$tmpout.M24] &amp; &quot; T=&quot; &amp; [$tmpout.N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O24]=0;&quot;&quot;;[$tmpout.O24] &amp; &quot; (&quot; &amp; [$tmpout.P24] &amp;&quot;-&quot;&amp;[$tmpout.Q24] &amp; &quot; T=&quot; &amp; [$tmpout.R24] &amp; &quot;)&quot;)">
            <text:p/>
          </table:table-cell>
          <table:table-cell table:formula="of:=IF([$tmpout.$B24]=0;&quot;&quot;;&quot;\\&quot;)">
            <text:p/>
          </table:table-cell>
        </table:table-row>
        <table:table-row table:style-name="ro1">
          <table:table-cell table:formula="of:=IF([$tmpout.B25]=0;&quot;&quot;;[$tmpout.B25])">
            <text:p/>
          </table:table-cell>
          <table:table-cell table:formula="of:=IF([$tmpout.$B25]=0;&quot;&quot;;&quot;&amp;&quot;)">
            <text:p/>
          </table:table-cell>
          <table:table-cell table:formula="of:=IF([$tmpout.C25]=0;&quot;&quot;;[$tmpout.C25] &amp; &quot; (&quot; &amp; [$tmpout.D25] &amp;&quot;-&quot;&amp;[$tmpout.E25] &amp; &quot; T=&quot; &amp; [$tmpout.F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G25]=0;&quot;&quot;;[$tmpout.G25] &amp; &quot; (&quot; &amp; [$tmpout.H25] &amp;&quot;-&quot;&amp;[$tmpout.I25] &amp; &quot; T=&quot; &amp; [$tmpout.J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K25]=0;&quot;&quot;;[$tmpout.K25] &amp; &quot; (&quot; &amp; [$tmpout.L25] &amp;&quot;-&quot;&amp;[$tmpout.M25] &amp; &quot; T=&quot; &amp; [$tmpout.N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O25]=0;&quot;&quot;;[$tmpout.O25] &amp; &quot; (&quot; &amp; [$tmpout.P25] &amp;&quot;-&quot;&amp;[$tmpout.Q25] &amp; &quot; T=&quot; &amp; [$tmpout.R25] &amp; &quot;)&quot;)">
            <text:p/>
          </table:table-cell>
          <table:table-cell table:formula="of:=IF([$tmpout.$B25]=0;&quot;&quot;;&quot;\\&quot;)">
            <text:p/>
          </table:table-cell>
        </table:table-row>
        <table:table-row table:style-name="ro1">
          <table:table-cell table:formula="of:=IF([$tmpout.B26]=0;&quot;&quot;;[$tmpout.B26])">
            <text:p/>
          </table:table-cell>
          <table:table-cell table:formula="of:=IF([$tmpout.$B26]=0;&quot;&quot;;&quot;&amp;&quot;)">
            <text:p/>
          </table:table-cell>
          <table:table-cell table:formula="of:=IF([$tmpout.C26]=0;&quot;&quot;;[$tmpout.C26] &amp; &quot; (&quot; &amp; [$tmpout.D26] &amp;&quot;-&quot;&amp;[$tmpout.E26] &amp; &quot; T=&quot; &amp; [$tmpout.F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G26]=0;&quot;&quot;;[$tmpout.G26] &amp; &quot; (&quot; &amp; [$tmpout.H26] &amp;&quot;-&quot;&amp;[$tmpout.I26] &amp; &quot; T=&quot; &amp; [$tmpout.J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K26]=0;&quot;&quot;;[$tmpout.K26] &amp; &quot; (&quot; &amp; [$tmpout.L26] &amp;&quot;-&quot;&amp;[$tmpout.M26] &amp; &quot; T=&quot; &amp; [$tmpout.N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O26]=0;&quot;&quot;;[$tmpout.O26] &amp; &quot; (&quot; &amp; [$tmpout.P26] &amp;&quot;-&quot;&amp;[$tmpout.Q26] &amp; &quot; T=&quot; &amp; [$tmpout.R26] &amp; &quot;)&quot;)">
            <text:p/>
          </table:table-cell>
          <table:table-cell table:formula="of:=IF([$tmpout.$B26]=0;&quot;&quot;;&quot;\\&quot;)">
            <text:p/>
          </table:table-cell>
        </table:table-row>
        <table:table-row table:style-name="ro1">
          <table:table-cell table:formula="of:=IF([$tmpout.B27]=0;&quot;&quot;;[$tmpout.B27])">
            <text:p/>
          </table:table-cell>
          <table:table-cell table:formula="of:=IF([$tmpout.$B27]=0;&quot;&quot;;&quot;&amp;&quot;)">
            <text:p/>
          </table:table-cell>
          <table:table-cell table:formula="of:=IF([$tmpout.C27]=0;&quot;&quot;;[$tmpout.C27] &amp; &quot; (&quot; &amp; [$tmpout.D27] &amp;&quot;-&quot;&amp;[$tmpout.E27] &amp; &quot; T=&quot; &amp; [$tmpout.F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G27]=0;&quot;&quot;;[$tmpout.G27] &amp; &quot; (&quot; &amp; [$tmpout.H27] &amp;&quot;-&quot;&amp;[$tmpout.I27] &amp; &quot; T=&quot; &amp; [$tmpout.J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K27]=0;&quot;&quot;;[$tmpout.K27] &amp; &quot; (&quot; &amp; [$tmpout.L27] &amp;&quot;-&quot;&amp;[$tmpout.M27] &amp; &quot; T=&quot; &amp; [$tmpout.N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O27]=0;&quot;&quot;;[$tmpout.O27] &amp; &quot; (&quot; &amp; [$tmpout.P27] &amp;&quot;-&quot;&amp;[$tmpout.Q27] &amp; &quot; T=&quot; &amp; [$tmpout.R27] &amp; &quot;)&quot;)">
            <text:p/>
          </table:table-cell>
          <table:table-cell table:formula="of:=IF([$tmpout.$B27]=0;&quot;&quot;;&quot;\\&quot;)">
            <text:p/>
          </table:table-cell>
        </table:table-row>
        <table:table-row table:style-name="ro1">
          <table:table-cell table:formula="of:=IF([$tmpout.B28]=0;&quot;&quot;;[$tmpout.B28])">
            <text:p/>
          </table:table-cell>
          <table:table-cell table:formula="of:=IF([$tmpout.$B28]=0;&quot;&quot;;&quot;&amp;&quot;)">
            <text:p/>
          </table:table-cell>
          <table:table-cell table:formula="of:=IF([$tmpout.C28]=0;&quot;&quot;;[$tmpout.C28] &amp; &quot; (&quot; &amp; [$tmpout.D28] &amp;&quot;-&quot;&amp;[$tmpout.E28] &amp; &quot; T=&quot; &amp; [$tmpout.F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G28]=0;&quot;&quot;;[$tmpout.G28] &amp; &quot; (&quot; &amp; [$tmpout.H28] &amp;&quot;-&quot;&amp;[$tmpout.I28] &amp; &quot; T=&quot; &amp; [$tmpout.J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K28]=0;&quot;&quot;;[$tmpout.K28] &amp; &quot; (&quot; &amp; [$tmpout.L28] &amp;&quot;-&quot;&amp;[$tmpout.M28] &amp; &quot; T=&quot; &amp; [$tmpout.N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O28]=0;&quot;&quot;;[$tmpout.O28] &amp; &quot; (&quot; &amp; [$tmpout.P28] &amp;&quot;-&quot;&amp;[$tmpout.Q28] &amp; &quot; T=&quot; &amp; [$tmpout.R28] &amp; &quot;)&quot;)">
            <text:p/>
          </table:table-cell>
          <table:table-cell table:formula="of:=IF([$tmpout.$B28]=0;&quot;&quot;;&quot;\\&quot;)">
            <text:p/>
          </table:table-cell>
        </table:table-row>
        <table:table-row table:style-name="ro1">
          <table:table-cell table:formula="of:=IF([$tmpout.B29]=0;&quot;&quot;;[$tmpout.B29])">
            <text:p/>
          </table:table-cell>
          <table:table-cell table:formula="of:=IF([$tmpout.$B29]=0;&quot;&quot;;&quot;&amp;&quot;)">
            <text:p/>
          </table:table-cell>
          <table:table-cell table:formula="of:=IF([$tmpout.C29]=0;&quot;&quot;;[$tmpout.C29] &amp; &quot; (&quot; &amp; [$tmpout.D29] &amp;&quot;-&quot;&amp;[$tmpout.E29] &amp; &quot; T=&quot; &amp; [$tmpout.F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G29]=0;&quot;&quot;;[$tmpout.G29] &amp; &quot; (&quot; &amp; [$tmpout.H29] &amp;&quot;-&quot;&amp;[$tmpout.I29] &amp; &quot; T=&quot; &amp; [$tmpout.J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K29]=0;&quot;&quot;;[$tmpout.K29] &amp; &quot; (&quot; &amp; [$tmpout.L29] &amp;&quot;-&quot;&amp;[$tmpout.M29] &amp; &quot; T=&quot; &amp; [$tmpout.N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O29]=0;&quot;&quot;;[$tmpout.O29] &amp; &quot; (&quot; &amp; [$tmpout.P29] &amp;&quot;-&quot;&amp;[$tmpout.Q29] &amp; &quot; T=&quot; &amp; [$tmpout.R29] &amp; &quot;)&quot;)">
            <text:p/>
          </table:table-cell>
          <table:table-cell table:formula="of:=IF([$tmpout.$B29]=0;&quot;&quot;;&quot;\\&quot;)">
            <text:p/>
          </table:table-cell>
        </table:table-row>
        <table:table-row table:style-name="ro1">
          <table:table-cell table:formula="of:=IF([$tmpout.B30]=0;&quot;&quot;;[$tmpout.B30])">
            <text:p/>
          </table:table-cell>
          <table:table-cell table:formula="of:=IF([$tmpout.$B30]=0;&quot;&quot;;&quot;&amp;&quot;)">
            <text:p/>
          </table:table-cell>
          <table:table-cell table:formula="of:=IF([$tmpout.C30]=0;&quot;&quot;;[$tmpout.C30] &amp; &quot; (&quot; &amp; [$tmpout.D30] &amp;&quot;-&quot;&amp;[$tmpout.E30] &amp; &quot; T=&quot; &amp; [$tmpout.F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G30]=0;&quot;&quot;;[$tmpout.G30] &amp; &quot; (&quot; &amp; [$tmpout.H30] &amp;&quot;-&quot;&amp;[$tmpout.I30] &amp; &quot; T=&quot; &amp; [$tmpout.J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K30]=0;&quot;&quot;;[$tmpout.K30] &amp; &quot; (&quot; &amp; [$tmpout.L30] &amp;&quot;-&quot;&amp;[$tmpout.M30] &amp; &quot; T=&quot; &amp; [$tmpout.N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O30]=0;&quot;&quot;;[$tmpout.O30] &amp; &quot; (&quot; &amp; [$tmpout.P30] &amp;&quot;-&quot;&amp;[$tmpout.Q30] &amp; &quot; T=&quot; &amp; [$tmpout.R30] &amp; &quot;)&quot;)">
            <text:p/>
          </table:table-cell>
          <table:table-cell table:formula="of:=IF([$tmpout.$B30]=0;&quot;&quot;;&quot;\\&quot;)">
            <text:p/>
          </table:table-cell>
        </table:table-row>
        <table:table-row table:style-name="ro1">
          <table:table-cell table:formula="of:=IF([$tmpout.B31]=0;&quot;&quot;;[$tmpout.B31])">
            <text:p/>
          </table:table-cell>
          <table:table-cell table:formula="of:=IF([$tmpout.$B31]=0;&quot;&quot;;&quot;&amp;&quot;)">
            <text:p/>
          </table:table-cell>
          <table:table-cell table:formula="of:=IF([$tmpout.C31]=0;&quot;&quot;;[$tmpout.C31] &amp; &quot; (&quot; &amp; [$tmpout.D31] &amp;&quot;-&quot;&amp;[$tmpout.E31] &amp; &quot; T=&quot; &amp; [$tmpout.F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G31]=0;&quot;&quot;;[$tmpout.G31] &amp; &quot; (&quot; &amp; [$tmpout.H31] &amp;&quot;-&quot;&amp;[$tmpout.I31] &amp; &quot; T=&quot; &amp; [$tmpout.J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K31]=0;&quot;&quot;;[$tmpout.K31] &amp; &quot; (&quot; &amp; [$tmpout.L31] &amp;&quot;-&quot;&amp;[$tmpout.M31] &amp; &quot; T=&quot; &amp; [$tmpout.N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O31]=0;&quot;&quot;;[$tmpout.O31] &amp; &quot; (&quot; &amp; [$tmpout.P31] &amp;&quot;-&quot;&amp;[$tmpout.Q31] &amp; &quot; T=&quot; &amp; [$tmpout.R31] &amp; &quot;)&quot;)">
            <text:p/>
          </table:table-cell>
          <table:table-cell table:formula="of:=IF([$tmpout.$B31]=0;&quot;&quot;;&quot;\\&quot;)">
            <text:p/>
          </table:table-cell>
        </table:table-row>
        <table:table-row table:style-name="ro1">
          <table:table-cell table:formula="of:=IF([$tmpout.B32]=0;&quot;&quot;;[$tmpout.B32])">
            <text:p/>
          </table:table-cell>
          <table:table-cell table:formula="of:=IF([$tmpout.$B32]=0;&quot;&quot;;&quot;&amp;&quot;)">
            <text:p/>
          </table:table-cell>
          <table:table-cell table:formula="of:=IF([$tmpout.C32]=0;&quot;&quot;;[$tmpout.C32] &amp; &quot; (&quot; &amp; [$tmpout.D32] &amp;&quot;-&quot;&amp;[$tmpout.E32] &amp; &quot; T=&quot; &amp; [$tmpout.F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G32]=0;&quot;&quot;;[$tmpout.G32] &amp; &quot; (&quot; &amp; [$tmpout.H32] &amp;&quot;-&quot;&amp;[$tmpout.I32] &amp; &quot; T=&quot; &amp; [$tmpout.J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K32]=0;&quot;&quot;;[$tmpout.K32] &amp; &quot; (&quot; &amp; [$tmpout.L32] &amp;&quot;-&quot;&amp;[$tmpout.M32] &amp; &quot; T=&quot; &amp; [$tmpout.N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O32]=0;&quot;&quot;;[$tmpout.O32] &amp; &quot; (&quot; &amp; [$tmpout.P32] &amp;&quot;-&quot;&amp;[$tmpout.Q32] &amp; &quot; T=&quot; &amp; [$tmpout.R32] &amp; &quot;)&quot;)">
            <text:p/>
          </table:table-cell>
          <table:table-cell table:formula="of:=IF([$tmpout.$B32]=0;&quot;&quot;;&quot;\\&quot;)">
            <text:p/>
          </table:table-cell>
        </table:table-row>
        <table:table-row table:style-name="ro1">
          <table:table-cell table:formula="of:=IF([$tmpout.B33]=0;&quot;&quot;;[$tmpout.B33])">
            <text:p/>
          </table:table-cell>
          <table:table-cell table:formula="of:=IF([$tmpout.$B33]=0;&quot;&quot;;&quot;&amp;&quot;)">
            <text:p/>
          </table:table-cell>
          <table:table-cell table:formula="of:=IF([$tmpout.C33]=0;&quot;&quot;;[$tmpout.C33] &amp; &quot; (&quot; &amp; [$tmpout.D33] &amp;&quot;-&quot;&amp;[$tmpout.E33] &amp; &quot; T=&quot; &amp; [$tmpout.F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G33]=0;&quot;&quot;;[$tmpout.G33] &amp; &quot; (&quot; &amp; [$tmpout.H33] &amp;&quot;-&quot;&amp;[$tmpout.I33] &amp; &quot; T=&quot; &amp; [$tmpout.J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K33]=0;&quot;&quot;;[$tmpout.K33] &amp; &quot; (&quot; &amp; [$tmpout.L33] &amp;&quot;-&quot;&amp;[$tmpout.M33] &amp; &quot; T=&quot; &amp; [$tmpout.N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O33]=0;&quot;&quot;;[$tmpout.O33] &amp; &quot; (&quot; &amp; [$tmpout.P33] &amp;&quot;-&quot;&amp;[$tmpout.Q33] &amp; &quot; T=&quot; &amp; [$tmpout.R33] &amp; &quot;)&quot;)">
            <text:p/>
          </table:table-cell>
          <table:table-cell table:formula="of:=IF([$tmpout.$B33]=0;&quot;&quot;;&quot;\\&quot;)">
            <text:p/>
          </table:table-cell>
        </table:table-row>
        <table:table-row table:style-name="ro1">
          <table:table-cell table:formula="of:=IF([$tmpout.B34]=0;&quot;&quot;;[$tmpout.B34])">
            <text:p/>
          </table:table-cell>
          <table:table-cell table:formula="of:=IF([$tmpout.$B34]=0;&quot;&quot;;&quot;&amp;&quot;)">
            <text:p/>
          </table:table-cell>
          <table:table-cell table:formula="of:=IF([$tmpout.C34]=0;&quot;&quot;;[$tmpout.C34] &amp; &quot; (&quot; &amp; [$tmpout.D34] &amp;&quot;-&quot;&amp;[$tmpout.E34] &amp; &quot; T=&quot; &amp; [$tmpout.F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G34]=0;&quot;&quot;;[$tmpout.G34] &amp; &quot; (&quot; &amp; [$tmpout.H34] &amp;&quot;-&quot;&amp;[$tmpout.I34] &amp; &quot; T=&quot; &amp; [$tmpout.J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K34]=0;&quot;&quot;;[$tmpout.K34] &amp; &quot; (&quot; &amp; [$tmpout.L34] &amp;&quot;-&quot;&amp;[$tmpout.M34] &amp; &quot; T=&quot; &amp; [$tmpout.N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O34]=0;&quot;&quot;;[$tmpout.O34] &amp; &quot; (&quot; &amp; [$tmpout.P34] &amp;&quot;-&quot;&amp;[$tmpout.Q34] &amp; &quot; T=&quot; &amp; [$tmpout.R34] &amp; &quot;)&quot;)">
            <text:p/>
          </table:table-cell>
          <table:table-cell table:formula="of:=IF([$tmpout.$B34]=0;&quot;&quot;;&quot;\\&quot;)">
            <text:p/>
          </table:table-cell>
        </table:table-row>
        <table:table-row table:style-name="ro1">
          <table:table-cell table:formula="of:=IF([$tmpout.B35]=0;&quot;&quot;;[$tmpout.B35])">
            <text:p/>
          </table:table-cell>
          <table:table-cell table:formula="of:=IF([$tmpout.$B35]=0;&quot;&quot;;&quot;&amp;&quot;)">
            <text:p/>
          </table:table-cell>
          <table:table-cell table:formula="of:=IF([$tmpout.C35]=0;&quot;&quot;;[$tmpout.C35] &amp; &quot; (&quot; &amp; [$tmpout.D35] &amp;&quot;-&quot;&amp;[$tmpout.E35] &amp; &quot; T=&quot; &amp; [$tmpout.F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G35]=0;&quot;&quot;;[$tmpout.G35] &amp; &quot; (&quot; &amp; [$tmpout.H35] &amp;&quot;-&quot;&amp;[$tmpout.I35] &amp; &quot; T=&quot; &amp; [$tmpout.J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K35]=0;&quot;&quot;;[$tmpout.K35] &amp; &quot; (&quot; &amp; [$tmpout.L35] &amp;&quot;-&quot;&amp;[$tmpout.M35] &amp; &quot; T=&quot; &amp; [$tmpout.N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O35]=0;&quot;&quot;;[$tmpout.O35] &amp; &quot; (&quot; &amp; [$tmpout.P35] &amp;&quot;-&quot;&amp;[$tmpout.Q35] &amp; &quot; T=&quot; &amp; [$tmpout.R35] &amp; &quot;)&quot;)">
            <text:p/>
          </table:table-cell>
          <table:table-cell table:formula="of:=IF([$tmpout.$B35]=0;&quot;&quot;;&quot;\\&quot;)">
            <text:p/>
          </table:table-cell>
        </table:table-row>
        <table:table-row table:style-name="ro1">
          <table:table-cell table:formula="of:=IF([$tmpout.B36]=0;&quot;&quot;;[$tmpout.B36])">
            <text:p/>
          </table:table-cell>
          <table:table-cell table:formula="of:=IF([$tmpout.$B36]=0;&quot;&quot;;&quot;&amp;&quot;)">
            <text:p/>
          </table:table-cell>
          <table:table-cell table:formula="of:=IF([$tmpout.C36]=0;&quot;&quot;;[$tmpout.C36] &amp; &quot; (&quot; &amp; [$tmpout.D36] &amp;&quot;-&quot;&amp;[$tmpout.E36] &amp; &quot; T=&quot; &amp; [$tmpout.F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G36]=0;&quot;&quot;;[$tmpout.G36] &amp; &quot; (&quot; &amp; [$tmpout.H36] &amp;&quot;-&quot;&amp;[$tmpout.I36] &amp; &quot; T=&quot; &amp; [$tmpout.J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K36]=0;&quot;&quot;;[$tmpout.K36] &amp; &quot; (&quot; &amp; [$tmpout.L36] &amp;&quot;-&quot;&amp;[$tmpout.M36] &amp; &quot; T=&quot; &amp; [$tmpout.N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O36]=0;&quot;&quot;;[$tmpout.O36] &amp; &quot; (&quot; &amp; [$tmpout.P36] &amp;&quot;-&quot;&amp;[$tmpout.Q36] &amp; &quot; T=&quot; &amp; [$tmpout.R36] &amp; &quot;)&quot;)">
            <text:p/>
          </table:table-cell>
          <table:table-cell table:formula="of:=IF([$tmpout.$B36]=0;&quot;&quot;;&quot;\\&quot;)">
            <text:p/>
          </table:table-cell>
        </table:table-row>
        <table:table-row table:style-name="ro1">
          <table:table-cell table:formula="of:=IF([$tmpout.B37]=0;&quot;&quot;;[$tmpout.B37])">
            <text:p/>
          </table:table-cell>
          <table:table-cell table:formula="of:=IF([$tmpout.$B37]=0;&quot;&quot;;&quot;&amp;&quot;)">
            <text:p/>
          </table:table-cell>
          <table:table-cell table:formula="of:=IF([$tmpout.C37]=0;&quot;&quot;;[$tmpout.C37] &amp; &quot; (&quot; &amp; [$tmpout.D37] &amp;&quot;-&quot;&amp;[$tmpout.E37] &amp; &quot; T=&quot; &amp; [$tmpout.F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G37]=0;&quot;&quot;;[$tmpout.G37] &amp; &quot; (&quot; &amp; [$tmpout.H37] &amp;&quot;-&quot;&amp;[$tmpout.I37] &amp; &quot; T=&quot; &amp; [$tmpout.J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K37]=0;&quot;&quot;;[$tmpout.K37] &amp; &quot; (&quot; &amp; [$tmpout.L37] &amp;&quot;-&quot;&amp;[$tmpout.M37] &amp; &quot; T=&quot; &amp; [$tmpout.N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O37]=0;&quot;&quot;;[$tmpout.O37] &amp; &quot; (&quot; &amp; [$tmpout.P37] &amp;&quot;-&quot;&amp;[$tmpout.Q37] &amp; &quot; T=&quot; &amp; [$tmpout.R37] &amp; &quot;)&quot;)">
            <text:p/>
          </table:table-cell>
          <table:table-cell table:formula="of:=IF([$tmpout.$B37]=0;&quot;&quot;;&quot;\\&quot;)">
            <text:p/>
          </table:table-cell>
        </table:table-row>
        <table:table-row table:style-name="ro1">
          <table:table-cell table:formula="of:=IF([$tmpout.B38]=0;&quot;&quot;;[$tmpout.B38])">
            <text:p/>
          </table:table-cell>
          <table:table-cell table:formula="of:=IF([$tmpout.$B38]=0;&quot;&quot;;&quot;&amp;&quot;)">
            <text:p/>
          </table:table-cell>
          <table:table-cell table:formula="of:=IF([$tmpout.C38]=0;&quot;&quot;;[$tmpout.C38] &amp; &quot; (&quot; &amp; [$tmpout.D38] &amp;&quot;-&quot;&amp;[$tmpout.E38] &amp; &quot; T=&quot; &amp; [$tmpout.F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G38]=0;&quot;&quot;;[$tmpout.G38] &amp; &quot; (&quot; &amp; [$tmpout.H38] &amp;&quot;-&quot;&amp;[$tmpout.I38] &amp; &quot; T=&quot; &amp; [$tmpout.J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K38]=0;&quot;&quot;;[$tmpout.K38] &amp; &quot; (&quot; &amp; [$tmpout.L38] &amp;&quot;-&quot;&amp;[$tmpout.M38] &amp; &quot; T=&quot; &amp; [$tmpout.N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O38]=0;&quot;&quot;;[$tmpout.O38] &amp; &quot; (&quot; &amp; [$tmpout.P38] &amp;&quot;-&quot;&amp;[$tmpout.Q38] &amp; &quot; T=&quot; &amp; [$tmpout.R38] &amp; &quot;)&quot;)">
            <text:p/>
          </table:table-cell>
          <table:table-cell table:formula="of:=IF([$tmpout.$B38]=0;&quot;&quot;;&quot;\\&quot;)">
            <text:p/>
          </table:table-cell>
        </table:table-row>
        <table:table-row table:style-name="ro1">
          <table:table-cell table:formula="of:=IF([$tmpout.B39]=0;&quot;&quot;;[$tmpout.B39])">
            <text:p/>
          </table:table-cell>
          <table:table-cell table:formula="of:=IF([$tmpout.$B39]=0;&quot;&quot;;&quot;&amp;&quot;)">
            <text:p/>
          </table:table-cell>
          <table:table-cell table:formula="of:=IF([$tmpout.C39]=0;&quot;&quot;;[$tmpout.C39] &amp; &quot; (&quot; &amp; [$tmpout.D39] &amp;&quot;-&quot;&amp;[$tmpout.E39] &amp; &quot; T=&quot; &amp; [$tmpout.F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G39]=0;&quot;&quot;;[$tmpout.G39] &amp; &quot; (&quot; &amp; [$tmpout.H39] &amp;&quot;-&quot;&amp;[$tmpout.I39] &amp; &quot; T=&quot; &amp; [$tmpout.J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K39]=0;&quot;&quot;;[$tmpout.K39] &amp; &quot; (&quot; &amp; [$tmpout.L39] &amp;&quot;-&quot;&amp;[$tmpout.M39] &amp; &quot; T=&quot; &amp; [$tmpout.N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O39]=0;&quot;&quot;;[$tmpout.O39] &amp; &quot; (&quot; &amp; [$tmpout.P39] &amp;&quot;-&quot;&amp;[$tmpout.Q39] &amp; &quot; T=&quot; &amp; [$tmpout.R39] &amp; &quot;)&quot;)">
            <text:p/>
          </table:table-cell>
          <table:table-cell table:formula="of:=IF([$tmpout.$B39]=0;&quot;&quot;;&quot;\\&quot;)">
            <text:p/>
          </table:table-cell>
        </table:table-row>
        <table:table-row table:style-name="ro1">
          <table:table-cell table:formula="of:=IF([$tmpout.B40]=0;&quot;&quot;;[$tmpout.B40])">
            <text:p/>
          </table:table-cell>
          <table:table-cell table:formula="of:=IF([$tmpout.$B40]=0;&quot;&quot;;&quot;&amp;&quot;)">
            <text:p/>
          </table:table-cell>
          <table:table-cell table:formula="of:=IF([$tmpout.C40]=0;&quot;&quot;;[$tmpout.C40] &amp; &quot; (&quot; &amp; [$tmpout.D40] &amp;&quot;-&quot;&amp;[$tmpout.E40] &amp; &quot; T=&quot; &amp; [$tmpout.F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G40]=0;&quot;&quot;;[$tmpout.G40] &amp; &quot; (&quot; &amp; [$tmpout.H40] &amp;&quot;-&quot;&amp;[$tmpout.I40] &amp; &quot; T=&quot; &amp; [$tmpout.J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K40]=0;&quot;&quot;;[$tmpout.K40] &amp; &quot; (&quot; &amp; [$tmpout.L40] &amp;&quot;-&quot;&amp;[$tmpout.M40] &amp; &quot; T=&quot; &amp; [$tmpout.N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O40]=0;&quot;&quot;;[$tmpout.O40] &amp; &quot; (&quot; &amp; [$tmpout.P40] &amp;&quot;-&quot;&amp;[$tmpout.Q40] &amp; &quot; T=&quot; &amp; [$tmpout.R40] &amp; &quot;)&quot;)">
            <text:p/>
          </table:table-cell>
          <table:table-cell table:formula="of:=IF([$tmpout.$B40]=0;&quot;&quot;;&quot;\\&quot;)">
            <text:p/>
          </table:table-cell>
        </table:table-row>
        <table:table-row table:style-name="ro1">
          <table:table-cell table:formula="of:=IF([$tmpout.B41]=0;&quot;&quot;;[$tmpout.B41])">
            <text:p/>
          </table:table-cell>
          <table:table-cell table:formula="of:=IF([$tmpout.$B41]=0;&quot;&quot;;&quot;&amp;&quot;)">
            <text:p/>
          </table:table-cell>
          <table:table-cell table:formula="of:=IF([$tmpout.C41]=0;&quot;&quot;;[$tmpout.C41] &amp; &quot; (&quot; &amp; [$tmpout.D41] &amp;&quot;-&quot;&amp;[$tmpout.E41] &amp; &quot; T=&quot; &amp; [$tmpout.F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G41]=0;&quot;&quot;;[$tmpout.G41] &amp; &quot; (&quot; &amp; [$tmpout.H41] &amp;&quot;-&quot;&amp;[$tmpout.I41] &amp; &quot; T=&quot; &amp; [$tmpout.J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K41]=0;&quot;&quot;;[$tmpout.K41] &amp; &quot; (&quot; &amp; [$tmpout.L41] &amp;&quot;-&quot;&amp;[$tmpout.M41] &amp; &quot; T=&quot; &amp; [$tmpout.N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O41]=0;&quot;&quot;;[$tmpout.O41] &amp; &quot; (&quot; &amp; [$tmpout.P41] &amp;&quot;-&quot;&amp;[$tmpout.Q41] &amp; &quot; T=&quot; &amp; [$tmpout.R41] &amp; &quot;)&quot;)">
            <text:p/>
          </table:table-cell>
          <table:table-cell table:formula="of:=IF([$tmpout.$B41]=0;&quot;&quot;;&quot;\\&quot;)">
            <text:p/>
          </table:table-cell>
        </table:table-row>
        <table:table-row table:style-name="ro1">
          <table:table-cell table:formula="of:=IF([$tmpout.B42]=0;&quot;&quot;;[$tmpout.B42])">
            <text:p/>
          </table:table-cell>
          <table:table-cell table:formula="of:=IF([$tmpout.$B42]=0;&quot;&quot;;&quot;&amp;&quot;)">
            <text:p/>
          </table:table-cell>
          <table:table-cell table:formula="of:=IF([$tmpout.C42]=0;&quot;&quot;;[$tmpout.C42] &amp; &quot; (&quot; &amp; [$tmpout.D42] &amp;&quot;-&quot;&amp;[$tmpout.E42] &amp; &quot; T=&quot; &amp; [$tmpout.F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G42]=0;&quot;&quot;;[$tmpout.G42] &amp; &quot; (&quot; &amp; [$tmpout.H42] &amp;&quot;-&quot;&amp;[$tmpout.I42] &amp; &quot; T=&quot; &amp; [$tmpout.J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K42]=0;&quot;&quot;;[$tmpout.K42] &amp; &quot; (&quot; &amp; [$tmpout.L42] &amp;&quot;-&quot;&amp;[$tmpout.M42] &amp; &quot; T=&quot; &amp; [$tmpout.N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O42]=0;&quot;&quot;;[$tmpout.O42] &amp; &quot; (&quot; &amp; [$tmpout.P42] &amp;&quot;-&quot;&amp;[$tmpout.Q42] &amp; &quot; T=&quot; &amp; [$tmpout.R42] &amp; &quot;)&quot;)">
            <text:p/>
          </table:table-cell>
          <table:table-cell table:formula="of:=IF([$tmpout.$B42]=0;&quot;&quot;;&quot;\\&quot;)">
            <text:p/>
          </table:table-cell>
        </table:table-row>
        <table:table-row table:style-name="ro1">
          <table:table-cell table:formula="of:=IF([$tmpout.B43]=0;&quot;&quot;;[$tmpout.B43])">
            <text:p/>
          </table:table-cell>
          <table:table-cell table:formula="of:=IF([$tmpout.$B43]=0;&quot;&quot;;&quot;&amp;&quot;)">
            <text:p/>
          </table:table-cell>
          <table:table-cell table:formula="of:=IF([$tmpout.C43]=0;&quot;&quot;;[$tmpout.C43] &amp; &quot; (&quot; &amp; [$tmpout.D43] &amp;&quot;-&quot;&amp;[$tmpout.E43] &amp; &quot; T=&quot; &amp; [$tmpout.F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G43]=0;&quot;&quot;;[$tmpout.G43] &amp; &quot; (&quot; &amp; [$tmpout.H43] &amp;&quot;-&quot;&amp;[$tmpout.I43] &amp; &quot; T=&quot; &amp; [$tmpout.J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K43]=0;&quot;&quot;;[$tmpout.K43] &amp; &quot; (&quot; &amp; [$tmpout.L43] &amp;&quot;-&quot;&amp;[$tmpout.M43] &amp; &quot; T=&quot; &amp; [$tmpout.N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O43]=0;&quot;&quot;;[$tmpout.O43] &amp; &quot; (&quot; &amp; [$tmpout.P43] &amp;&quot;-&quot;&amp;[$tmpout.Q43] &amp; &quot; T=&quot; &amp; [$tmpout.R43] &amp; &quot;)&quot;)">
            <text:p/>
          </table:table-cell>
          <table:table-cell table:formula="of:=IF([$tmpout.$B43]=0;&quot;&quot;;&quot;\\&quot;)">
            <text:p/>
          </table:table-cell>
        </table:table-row>
        <table:table-row table:style-name="ro1">
          <table:table-cell table:formula="of:=IF([$tmpout.B44]=0;&quot;&quot;;[$tmpout.B44])">
            <text:p/>
          </table:table-cell>
          <table:table-cell table:formula="of:=IF([$tmpout.$B44]=0;&quot;&quot;;&quot;&amp;&quot;)">
            <text:p/>
          </table:table-cell>
          <table:table-cell table:formula="of:=IF([$tmpout.C44]=0;&quot;&quot;;[$tmpout.C44] &amp; &quot; (&quot; &amp; [$tmpout.D44] &amp;&quot;-&quot;&amp;[$tmpout.E44] &amp; &quot; T=&quot; &amp; [$tmpout.F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G44]=0;&quot;&quot;;[$tmpout.G44] &amp; &quot; (&quot; &amp; [$tmpout.H44] &amp;&quot;-&quot;&amp;[$tmpout.I44] &amp; &quot; T=&quot; &amp; [$tmpout.J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K44]=0;&quot;&quot;;[$tmpout.K44] &amp; &quot; (&quot; &amp; [$tmpout.L44] &amp;&quot;-&quot;&amp;[$tmpout.M44] &amp; &quot; T=&quot; &amp; [$tmpout.N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O44]=0;&quot;&quot;;[$tmpout.O44] &amp; &quot; (&quot; &amp; [$tmpout.P44] &amp;&quot;-&quot;&amp;[$tmpout.Q44] &amp; &quot; T=&quot; &amp; [$tmpout.R44] &amp; &quot;)&quot;)">
            <text:p/>
          </table:table-cell>
          <table:table-cell table:formula="of:=IF([$tmpout.$B44]=0;&quot;&quot;;&quot;\\&quot;)">
            <text:p/>
          </table:table-cell>
        </table:table-row>
        <table:table-row table:style-name="ro1">
          <table:table-cell table:formula="of:=IF([$tmpout.B45]=0;&quot;&quot;;[$tmpout.B45])">
            <text:p/>
          </table:table-cell>
          <table:table-cell table:formula="of:=IF([$tmpout.$B45]=0;&quot;&quot;;&quot;&amp;&quot;)">
            <text:p/>
          </table:table-cell>
          <table:table-cell table:formula="of:=IF([$tmpout.C45]=0;&quot;&quot;;[$tmpout.C45] &amp; &quot; (&quot; &amp; [$tmpout.D45] &amp;&quot;-&quot;&amp;[$tmpout.E45] &amp; &quot; T=&quot; &amp; [$tmpout.F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G45]=0;&quot;&quot;;[$tmpout.G45] &amp; &quot; (&quot; &amp; [$tmpout.H45] &amp;&quot;-&quot;&amp;[$tmpout.I45] &amp; &quot; T=&quot; &amp; [$tmpout.J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K45]=0;&quot;&quot;;[$tmpout.K45] &amp; &quot; (&quot; &amp; [$tmpout.L45] &amp;&quot;-&quot;&amp;[$tmpout.M45] &amp; &quot; T=&quot; &amp; [$tmpout.N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O45]=0;&quot;&quot;;[$tmpout.O45] &amp; &quot; (&quot; &amp; [$tmpout.P45] &amp;&quot;-&quot;&amp;[$tmpout.Q45] &amp; &quot; T=&quot; &amp; [$tmpout.R45] &amp; &quot;)&quot;)">
            <text:p/>
          </table:table-cell>
          <table:table-cell table:formula="of:=IF([$tmpout.$B45]=0;&quot;&quot;;&quot;\\&quot;)">
            <text:p/>
          </table:table-cell>
        </table:table-row>
        <table:table-row table:style-name="ro1">
          <table:table-cell table:formula="of:=IF([$tmpout.B46]=0;&quot;&quot;;[$tmpout.B46])">
            <text:p/>
          </table:table-cell>
          <table:table-cell table:formula="of:=IF([$tmpout.$B46]=0;&quot;&quot;;&quot;&amp;&quot;)">
            <text:p/>
          </table:table-cell>
          <table:table-cell table:formula="of:=IF([$tmpout.C46]=0;&quot;&quot;;[$tmpout.C46] &amp; &quot; (&quot; &amp; [$tmpout.D46] &amp;&quot;-&quot;&amp;[$tmpout.E46] &amp; &quot; T=&quot; &amp; [$tmpout.F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G46]=0;&quot;&quot;;[$tmpout.G46] &amp; &quot; (&quot; &amp; [$tmpout.H46] &amp;&quot;-&quot;&amp;[$tmpout.I46] &amp; &quot; T=&quot; &amp; [$tmpout.J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K46]=0;&quot;&quot;;[$tmpout.K46] &amp; &quot; (&quot; &amp; [$tmpout.L46] &amp;&quot;-&quot;&amp;[$tmpout.M46] &amp; &quot; T=&quot; &amp; [$tmpout.N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O46]=0;&quot;&quot;;[$tmpout.O46] &amp; &quot; (&quot; &amp; [$tmpout.P46] &amp;&quot;-&quot;&amp;[$tmpout.Q46] &amp; &quot; T=&quot; &amp; [$tmpout.R46] &amp; &quot;)&quot;)">
            <text:p/>
          </table:table-cell>
          <table:table-cell table:formula="of:=IF([$tmpout.$B46]=0;&quot;&quot;;&quot;\\&quot;)">
            <text:p/>
          </table:table-cell>
        </table:table-row>
        <table:table-row table:style-name="ro1">
          <table:table-cell table:formula="of:=IF([$tmpout.B47]=0;&quot;&quot;;[$tmpout.B47])">
            <text:p/>
          </table:table-cell>
          <table:table-cell table:formula="of:=IF([$tmpout.$B47]=0;&quot;&quot;;&quot;&amp;&quot;)">
            <text:p/>
          </table:table-cell>
          <table:table-cell table:formula="of:=IF([$tmpout.C47]=0;&quot;&quot;;[$tmpout.C47] &amp; &quot; (&quot; &amp; [$tmpout.D47] &amp;&quot;-&quot;&amp;[$tmpout.E47] &amp; &quot; T=&quot; &amp; [$tmpout.F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G47]=0;&quot;&quot;;[$tmpout.G47] &amp; &quot; (&quot; &amp; [$tmpout.H47] &amp;&quot;-&quot;&amp;[$tmpout.I47] &amp; &quot; T=&quot; &amp; [$tmpout.J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K47]=0;&quot;&quot;;[$tmpout.K47] &amp; &quot; (&quot; &amp; [$tmpout.L47] &amp;&quot;-&quot;&amp;[$tmpout.M47] &amp; &quot; T=&quot; &amp; [$tmpout.N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O47]=0;&quot;&quot;;[$tmpout.O47] &amp; &quot; (&quot; &amp; [$tmpout.P47] &amp;&quot;-&quot;&amp;[$tmpout.Q47] &amp; &quot; T=&quot; &amp; [$tmpout.R47] &amp; &quot;)&quot;)">
            <text:p/>
          </table:table-cell>
          <table:table-cell table:formula="of:=IF([$tmpout.$B47]=0;&quot;&quot;;&quot;\\&quot;)">
            <text:p/>
          </table:table-cell>
        </table:table-row>
        <table:table-row table:style-name="ro1">
          <table:table-cell table:formula="of:=IF([$tmpout.B48]=0;&quot;&quot;;[$tmpout.B48])">
            <text:p/>
          </table:table-cell>
          <table:table-cell table:formula="of:=IF([$tmpout.$B48]=0;&quot;&quot;;&quot;&amp;&quot;)">
            <text:p/>
          </table:table-cell>
          <table:table-cell table:formula="of:=IF([$tmpout.C48]=0;&quot;&quot;;[$tmpout.C48] &amp; &quot; (&quot; &amp; [$tmpout.D48] &amp;&quot;-&quot;&amp;[$tmpout.E48] &amp; &quot; T=&quot; &amp; [$tmpout.F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G48]=0;&quot;&quot;;[$tmpout.G48] &amp; &quot; (&quot; &amp; [$tmpout.H48] &amp;&quot;-&quot;&amp;[$tmpout.I48] &amp; &quot; T=&quot; &amp; [$tmpout.J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K48]=0;&quot;&quot;;[$tmpout.K48] &amp; &quot; (&quot; &amp; [$tmpout.L48] &amp;&quot;-&quot;&amp;[$tmpout.M48] &amp; &quot; T=&quot; &amp; [$tmpout.N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O48]=0;&quot;&quot;;[$tmpout.O48] &amp; &quot; (&quot; &amp; [$tmpout.P48] &amp;&quot;-&quot;&amp;[$tmpout.Q48] &amp; &quot; T=&quot; &amp; [$tmpout.R48] &amp; &quot;)&quot;)">
            <text:p/>
          </table:table-cell>
          <table:table-cell table:formula="of:=IF([$tmpout.$B48]=0;&quot;&quot;;&quot;\\&quot;)">
            <text:p/>
          </table:table-cell>
        </table:table-row>
        <table:table-row table:style-name="ro1">
          <table:table-cell table:formula="of:=IF([$tmpout.B49]=0;&quot;&quot;;[$tmpout.B49])">
            <text:p/>
          </table:table-cell>
          <table:table-cell table:formula="of:=IF([$tmpout.$B49]=0;&quot;&quot;;&quot;&amp;&quot;)">
            <text:p/>
          </table:table-cell>
          <table:table-cell table:formula="of:=IF([$tmpout.C49]=0;&quot;&quot;;[$tmpout.C49] &amp; &quot; (&quot; &amp; [$tmpout.D49] &amp;&quot;-&quot;&amp;[$tmpout.E49] &amp; &quot; T=&quot; &amp; [$tmpout.F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G49]=0;&quot;&quot;;[$tmpout.G49] &amp; &quot; (&quot; &amp; [$tmpout.H49] &amp;&quot;-&quot;&amp;[$tmpout.I49] &amp; &quot; T=&quot; &amp; [$tmpout.J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K49]=0;&quot;&quot;;[$tmpout.K49] &amp; &quot; (&quot; &amp; [$tmpout.L49] &amp;&quot;-&quot;&amp;[$tmpout.M49] &amp; &quot; T=&quot; &amp; [$tmpout.N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O49]=0;&quot;&quot;;[$tmpout.O49] &amp; &quot; (&quot; &amp; [$tmpout.P49] &amp;&quot;-&quot;&amp;[$tmpout.Q49] &amp; &quot; T=&quot; &amp; [$tmpout.R49] &amp; &quot;)&quot;)">
            <text:p/>
          </table:table-cell>
          <table:table-cell table:formula="of:=IF([$tmpout.$B49]=0;&quot;&quot;;&quot;\\&quot;)">
            <text:p/>
          </table:table-cell>
        </table:table-row>
        <table:table-row table:style-name="ro1">
          <table:table-cell table:formula="of:=IF([$tmpout.B50]=0;&quot;&quot;;[$tmpout.B50])">
            <text:p/>
          </table:table-cell>
          <table:table-cell table:formula="of:=IF([$tmpout.$B50]=0;&quot;&quot;;&quot;&amp;&quot;)">
            <text:p/>
          </table:table-cell>
          <table:table-cell table:formula="of:=IF([$tmpout.C50]=0;&quot;&quot;;[$tmpout.C50] &amp; &quot; (&quot; &amp; [$tmpout.D50] &amp;&quot;-&quot;&amp;[$tmpout.E50] &amp; &quot; T=&quot; &amp; [$tmpout.F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G50]=0;&quot;&quot;;[$tmpout.G50] &amp; &quot; (&quot; &amp; [$tmpout.H50] &amp;&quot;-&quot;&amp;[$tmpout.I50] &amp; &quot; T=&quot; &amp; [$tmpout.J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K50]=0;&quot;&quot;;[$tmpout.K50] &amp; &quot; (&quot; &amp; [$tmpout.L50] &amp;&quot;-&quot;&amp;[$tmpout.M50] &amp; &quot; T=&quot; &amp; [$tmpout.N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O50]=0;&quot;&quot;;[$tmpout.O50] &amp; &quot; (&quot; &amp; [$tmpout.P50] &amp;&quot;-&quot;&amp;[$tmpout.Q50] &amp; &quot; T=&quot; &amp; [$tmpout.R50] &amp; &quot;)&quot;)">
            <text:p/>
          </table:table-cell>
          <table:table-cell table:formula="of:=IF([$tmpout.$B50]=0;&quot;&quot;;&quot;\\&quot;)">
            <text:p/>
          </table:table-cell>
        </table:table-row>
        <table:table-row table:style-name="ro1"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\\&quot;)">
            <text:p/>
          </table:table-cell>
        </table:table-row>
        <table:table-row table:style-name="ro1"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\\&quot;)">
            <text:p/>
          </table:table-cell>
        </table:table-row>
        <table:table-row table:style-name="ro1"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\\&quot;)">
            <text:p/>
          </table:table-cell>
        </table:table-row>
        <table:table-row table:style-name="ro1"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\\&quot;)">
            <text:p/>
          </table:table-cell>
        </table:table-row>
        <table:table-row table:style-name="ro1"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\\&quot;)">
            <text:p/>
          </table:table-cell>
        </table:table-row>
        <table:table-row table:style-name="ro1"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\\&quot;)">
            <text:p/>
          </table:table-cell>
        </table:table-row>
        <table:table-row table:style-name="ro1"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\\&quot;)">
            <text:p/>
          </table:table-cell>
        </table:table-row>
        <table:table-row table:style-name="ro1"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\\&quot;)">
            <text:p/>
          </table:table-cell>
        </table:table-row>
        <table:table-row table:style-name="ro1"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\\&quot;)">
            <text:p/>
          </table:table-cell>
        </table:table-row>
        <table:table-row table:style-name="ro1"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\\&quot;)">
            <text:p/>
          </table:table-cell>
        </table:table-row>
        <table:table-row table:style-name="ro1"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\\&quot;)">
            <text:p/>
          </table:table-cell>
        </table:table-row>
        <table:table-row table:style-name="ro1"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\\&quot;)">
            <text:p/>
          </table:table-cell>
        </table:table-row>
        <table:table-row table:style-name="ro1"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\\&quot;)">
            <text:p/>
          </table:table-cell>
        </table:table-row>
        <table:table-row table:style-name="ro1"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\\&quot;)">
            <text:p/>
          </table:table-cell>
        </table:table-row>
        <table:table-row table:style-name="ro1">
          <table:table-cell table:number-columns-repeated="7"/>
          <table:table-cell table:formula="of:=IF([$tmpout.$B65]=0;&quot;&quot;;&quot;&amp;&quot;)">
            <text:p/>
          </table:table-cell>
          <table:table-cell/>
          <table:table-cell table:formula="of:=IF([$tmpout.$B6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9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0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1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2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3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4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9]=0;&quot;&quot;;&quot;\\&quot;)">
            <text:p/>
          </table:table-cell>
        </table:table-row>
      </table:table>
      <table:table table:name="trendtable.tex" table:style-name="ta1">
        <table:table-column table:style-name="co1" table:number-columns-repeated="4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ends</text:p>
          </table:table-cell>
          <table:table-cell table:number-columns-repeated="6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];2)&amp;[$trends.G2] &amp; &quot; (&quot; &amp; ROUND([$trends.D2];2) &amp; &quot; - &quot; &amp;  ROUND([$trends.E2];2) &amp;&quot;)&quot;" office:value-type="string" office:string-value="2,97*** (1,86 - 4,08)" calcext:value-type="string">
            <text:p>2,97*** (1,86 - 4,0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3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3];2)&amp;[$trends.G3] &amp; &quot; (&quot; &amp; ROUND([$trends.D3];2) &amp; &quot; - &quot; &amp;  ROUND([$trends.E3];2) &amp;&quot;)&quot;" office:value-type="string" office:string-value="-1,7 (-4,46 - 1,06)" calcext:value-type="string">
            <text:p>-1,7 (-4,46 - 1,0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4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4];2)&amp;[$trends.G4] &amp; &quot; (&quot; &amp; ROUND([$trends.D4];2) &amp; &quot; - &quot; &amp;  ROUND([$trends.E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5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5];2)&amp;[$trends.G5] &amp; &quot; (&quot; &amp; ROUND([$trends.D5];2) &amp; &quot; - &quot; &amp;  ROUND([$trends.E5];2) &amp;&quot;)&quot;" office:value-type="string" office:string-value="1,38*** (0,34 - 2,43)" calcext:value-type="string">
            <text:p>1,38*** (0,34 - 2,4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6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6];2)&amp;[$trends.G6] &amp; &quot; (&quot; &amp; ROUND([$trends.D6];2) &amp; &quot; - &quot; &amp;  ROUND([$trends.E6];2) &amp;&quot;)&quot;" office:value-type="string" office:string-value="3,29*** (2,69 - 3,89)" calcext:value-type="string">
            <text:p>3,29*** (2,69 - 3,8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7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7];2)&amp;[$trends.G7] &amp; &quot; (&quot; &amp; ROUND([$trends.D7];2) &amp; &quot; - &quot; &amp;  ROUND([$trends.E7];2) &amp;&quot;)&quot;" office:value-type="string" office:string-value="1,23** (0,17 - 2,3)" calcext:value-type="string">
            <text:p>1,23** (0,17 - 2,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8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8];2)&amp;[$trends.G8] &amp; &quot; (&quot; &amp; ROUND([$trends.D8];2) &amp; &quot; - &quot; &amp;  ROUND([$trends.E8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9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9];2)&amp;[$trends.G9] &amp; &quot; (&quot; &amp; ROUND([$trends.D9];2) &amp; &quot; - &quot; &amp;  ROUND([$trends.E9];2) &amp;&quot;)&quot;" office:value-type="string" office:string-value="1,9*** (1,13 - 2,66)" calcext:value-type="string">
            <text:p>1,9*** (1,13 - 2,6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0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0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0];2)&amp;[$trends.G10] &amp; &quot; (&quot; &amp; ROUND([$trends.D10];2) &amp; &quot; - &quot; &amp;  ROUND([$trends.E1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1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1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1];2)&amp;[$trends.G11] &amp; &quot; (&quot; &amp; ROUND([$trends.D11];2) &amp; &quot; - &quot; &amp;  ROUND([$trends.E11];2) &amp;&quot;)&quot;" office:value-type="string" office:string-value="7,16*** (4,86 - 9,46)" calcext:value-type="string">
            <text:p>7,16*** (4,86 - 9,4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2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2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2];2)&amp;[$trends.G12] &amp; &quot; (&quot; &amp; ROUND([$trends.D12];2) &amp; &quot; - &quot; &amp;  ROUND([$trends.E12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3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3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3];2)&amp;[$trends.G13] &amp; &quot; (&quot; &amp; ROUND([$trends.D13];2) &amp; &quot; - &quot; &amp;  ROUND([$trends.E13];2) &amp;&quot;)&quot;" office:value-type="string" office:string-value="34,78 (-78,08 - 147,64)" calcext:value-type="string">
            <text:p>34,78 (-78,08 - 147,6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4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4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4];2)&amp;[$trends.G14] &amp; &quot; (&quot; &amp; ROUND([$trends.D14];2) &amp; &quot; - &quot; &amp;  ROUND([$trends.E1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5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5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5];2)&amp;[$trends.G15] &amp; &quot; (&quot; &amp; ROUND([$trends.D15];2) &amp; &quot; - &quot; &amp;  ROUND([$trends.E15];2) &amp;&quot;)&quot;" office:value-type="string" office:string-value="7,16*** (3,8 - 10,51)" calcext:value-type="string">
            <text:p>7,16*** (3,8 - 10,5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6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6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6];2)&amp;[$trends.G16] &amp; &quot; (&quot; &amp; ROUND([$trends.D16];2) &amp; &quot; - &quot; &amp;  ROUND([$trends.E16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7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7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7];2)&amp;[$trends.G17] &amp; &quot; (&quot; &amp; ROUND([$trends.D17];2) &amp; &quot; - &quot; &amp;  ROUND([$trends.E17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8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8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8];2)&amp;[$trends.G18] &amp; &quot; (&quot; &amp; ROUND([$trends.D18];2) &amp; &quot; - &quot; &amp;  ROUND([$trends.E18];2) &amp;&quot;)&quot;" office:value-type="string" office:string-value="0,43** (0,1 - 0,76)" calcext:value-type="string">
            <text:p>0,43** (0,1 - 0,7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9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9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9];2)&amp;[$trends.G19] &amp; &quot; (&quot; &amp; ROUND([$trends.D19];2) &amp; &quot; - &quot; &amp;  ROUND([$trends.E19];2) &amp;&quot;)&quot;" office:value-type="string" office:string-value="0,8* (-0,03 - 1,62)" calcext:value-type="string">
            <text:p>0,8* (-0,03 - 1,6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0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0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0];2)&amp;[$trends.G20] &amp; &quot; (&quot; &amp; ROUND([$trends.D20];2) &amp; &quot; - &quot; &amp;  ROUND([$trends.E2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1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1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1];2)&amp;[$trends.G21] &amp; &quot; (&quot; &amp; ROUND([$trends.D21];2) &amp; &quot; - &quot; &amp;  ROUND([$trends.E21];2) &amp;&quot;)&quot;" office:value-type="string" office:string-value="1,52 (-0,41 - 3,44)" calcext:value-type="string">
            <text:p>1,52 (-0,41 - 3,4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2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2];2)&amp;[$trends.G22] &amp; &quot; (&quot; &amp; ROUND([$trends.D22];2) &amp; &quot; - &quot; &amp;  ROUND([$trends.E22];2) &amp;&quot;)&quot;" office:value-type="string" office:string-value="0,02 (-0,26 - 0,31)" calcext:value-type="string">
            <text:p>0,02 (-0,26 - 0,3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3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3];2)&amp;[$trends.G23] &amp; &quot; (&quot; &amp; ROUND([$trends.D23];2) &amp; &quot; - &quot; &amp;  ROUND([$trends.E23];2) &amp;&quot;)&quot;" office:value-type="string" office:string-value="0,29** (0,03 - 0,55)" calcext:value-type="string">
            <text:p>0,29** (0,03 - 0,5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4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4];2)&amp;[$trends.G24] &amp; &quot; (&quot; &amp; ROUND([$trends.D24];2) &amp; &quot; - &quot; &amp;  ROUND([$trends.E2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5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5];2)&amp;[$trends.G25] &amp; &quot; (&quot; &amp; ROUND([$trends.D25];2) &amp; &quot; - &quot; &amp;  ROUND([$trends.E25];2) &amp;&quot;)&quot;" office:value-type="string" office:string-value="1,21 (-0,7 - 3,12)" calcext:value-type="string">
            <text:p>1,21 (-0,7 - 3,1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6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6];2)&amp;[$trends.G26] &amp; &quot; (&quot; &amp; ROUND([$trends.D26];2) &amp; &quot; - &quot; &amp;  ROUND([$trends.E26];2) &amp;&quot;)&quot;" office:value-type="string" office:string-value="-0,31* (-0,64 - 0,02)" calcext:value-type="string">
            <text:p>-0,31* (-0,64 - 0,0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7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7];2)&amp;[$trends.G27] &amp; &quot; (&quot; &amp; ROUND([$trends.D27];2) &amp; &quot; - &quot; &amp;  ROUND([$trends.E27];2) &amp;&quot;)&quot;" office:value-type="string" office:string-value="0,25 (-1,05 - 1,54)" calcext:value-type="string">
            <text:p>0,25 (-1,05 - 1,5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8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8];2)&amp;[$trends.G28] &amp; &quot; (&quot; &amp; ROUND([$trends.D28];2) &amp; &quot; - &quot; &amp;  ROUND([$trends.E28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9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9];2)&amp;[$trends.G29] &amp; &quot; (&quot; &amp; ROUND([$trends.D29];2) &amp; &quot; - &quot; &amp;  ROUND([$trends.E29];2) &amp;&quot;)&quot;" office:value-type="string" office:string-value="-1,81*** (-3,18 - -0,44)" calcext:value-type="string">
            <text:p>-1,81*** (-3,18 - -0,4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8-20T15:25:17.388438440</dc:date>
    <meta:editing-duration>PT15H50M44S</meta:editing-duration>
    <meta:editing-cycles>51</meta:editing-cycles>
    <meta:generator>LibreOffice/7.3.7.2$Linux_X86_64 LibreOffice_project/30$Build-2</meta:generator>
    <dc:creator>Martin Šmíd</dc:creator>
    <meta:document-statistic meta:table-count="24" meta:cell-count="5281" meta:object-count="0"/>
  </office:meta>
</office:document-meta>
</file>